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33" style:family="table">
      <style:table-properties style:width="17cm" fo:break-before="page" table:align="margins"/>
    </style:style>
    <style:style style:name="Table33.A" style:family="table-column">
      <style:table-column-properties style:column-width="10.836cm" style:rel-column-width="41770*"/>
    </style:style>
    <style:style style:name="Table33.B" style:family="table-column">
      <style:table-column-properties style:column-width="6.165cm" style:rel-column-width="23765*"/>
    </style:style>
    <style:style style:name="Table33.1" style:family="table-row">
      <style:table-row-properties style:min-row-height="0.605cm"/>
    </style:style>
    <style:style style:name="Table33.A1" style:family="table-cell">
      <style:table-cell-properties fo:padding="0cm" fo:border="none"/>
    </style:style>
    <style:style style:name="Table42" style:family="table">
      <style:table-properties style:width="17.38cm" fo:margin-left="-0.191cm" table:align="left" style:writing-mode="lr-tb"/>
    </style:style>
    <style:style style:name="Table42.A" style:family="table-column">
      <style:table-column-properties style:column-width="3.905cm"/>
    </style:style>
    <style:style style:name="Table42.B" style:family="table-column">
      <style:table-column-properties style:column-width="3.276cm"/>
    </style:style>
    <style:style style:name="Table42.C" style:family="table-column">
      <style:table-column-properties style:column-width="5.292cm"/>
    </style:style>
    <style:style style:name="Table42.D" style:family="table-column">
      <style:table-column-properties style:column-width="4.907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.191cm" fo:padding-right="0.191cm" fo:padding-top="0cm" fo:padding-bottom="0cm" fo:border="none"/>
    </style:style>
    <style:style style:name="Table40" style:family="table">
      <style:table-properties style:width="17.38cm" fo:margin-left="-0.191cm" table:align="left" style:writing-mode="lr-tb"/>
    </style:style>
    <style:style style:name="Table40.A" style:family="table-column">
      <style:table-column-properties style:column-width="4.814cm"/>
    </style:style>
    <style:style style:name="Table40.B" style:family="table-column">
      <style:table-column-properties style:column-width="2.041cm"/>
    </style:style>
    <style:style style:name="Table40.C" style:family="table-column">
      <style:table-column-properties style:column-width="6.175cm"/>
    </style:style>
    <style:style style:name="Table40.D" style:family="table-column">
      <style:table-column-properties style:column-width="4.35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191cm" fo:padding-right="0.191cm" fo:padding-top="0cm" fo:padding-bottom="0cm" fo:border="none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1.465cm" style:rel-column-width="44197*"/>
    </style:style>
    <style:style style:name="Table34.B" style:family="table-column">
      <style:table-column-properties style:column-width="5.535cm" style:rel-column-width="21338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B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.38cm" fo:margin-left="-0.191cm" table:align="left" style:writing-mode="lr-tb"/>
    </style:style>
    <style:style style:name="Table35.A" style:family="table-column">
      <style:table-column-properties style:column-width="4.344cm"/>
    </style:style>
    <style:style style:name="Table35.B" style:family="table-column">
      <style:table-column-properties style:column-width="4.341cm"/>
    </style:style>
    <style:style style:name="Table35.D" style:family="table-column">
      <style:table-column-properties style:column-width="4.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191cm" fo:padding-right="0.191cm" fo:padding-top="0cm" fo:padding-bottom="0cm" fo:border="none"/>
    </style:style>
    <style:style style:name="Table39" style:family="table">
      <style:table-properties style:width="17.38cm" fo:margin-left="-0.191cm" table:align="left" style:writing-mode="lr-tb"/>
    </style:style>
    <style:style style:name="Table39.A" style:family="table-column">
      <style:table-column-properties style:column-width="4.344cm"/>
    </style:style>
    <style:style style:name="Table39.B" style:family="table-column">
      <style:table-column-properties style:column-width="4.341cm"/>
    </style:style>
    <style:style style:name="Table39.D" style:family="table-column">
      <style:table-column-properties style:column-width="4.35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191cm" fo:padding-right="0.191cm" fo:padding-top="0cm" fo:padding-bottom="0cm" fo:border="none"/>
    </style:style>
    <style:style style:name="Таблица15" style:family="table">
      <style:table-properties style:width="17cm" fo:break-before="page" table:align="margins"/>
    </style:style>
    <style:style style:name="Таблица15.A" style:family="table-column">
      <style:table-column-properties style:column-width="10.836cm" style:rel-column-width="41770*"/>
    </style:style>
    <style:style style:name="Таблица15.B" style:family="table-column">
      <style:table-column-properties style:column-width="6.165cm" style:rel-column-width="23765*"/>
    </style:style>
    <style:style style:name="Таблица15.1" style:family="table-row">
      <style:table-row-properties style:min-row-height="0.605cm"/>
    </style:style>
    <style:style style:name="Таблица15.A1" style:family="table-cell">
      <style:table-cell-properties fo:padding="0cm" fo:border="none"/>
    </style:style>
    <style:style style:name="Table41" style:family="table">
      <style:table-properties style:width="17cm" table:align="margins"/>
    </style:style>
    <style:style style:name="Table41.A" style:family="table-column">
      <style:table-column-properties style:column-width="3.401cm" style:rel-column-width="13107*"/>
    </style:style>
    <style:style style:name="Table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1.E1" style:family="table-cell">
      <style:table-cell-properties fo:padding="0.097cm" fo:border="0.05pt solid #000000"/>
    </style:style>
    <style:style style:name="Table41.A2" style:family="table-cell">
      <style:table-cell-properties fo:padding="0.097cm" fo:border-left="0.05pt solid #000000" fo:border-right="none" fo:border-top="none" fo:border-bottom="0.05pt solid #000000"/>
    </style:style>
    <style:style style:name="Table4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5" style:family="table">
      <style:table-properties style:width="17cm" fo:break-before="page" table:align="margins"/>
    </style:style>
    <style:style style:name="Table45.A" style:family="table-column">
      <style:table-column-properties style:column-width="10.836cm" style:rel-column-width="41770*"/>
    </style:style>
    <style:style style:name="Table45.B" style:family="table-column">
      <style:table-column-properties style:column-width="6.165cm" style:rel-column-width="23765*"/>
    </style:style>
    <style:style style:name="Table45.1" style:family="table-row">
      <style:table-row-properties style:min-row-height="0.605cm"/>
    </style:style>
    <style:style style:name="Table45.A1" style:family="table-cell">
      <style:table-cell-properties fo:padding="0cm" fo:border="none"/>
    </style:style>
    <style:style style:name="Table46" style:family="table">
      <style:table-properties style:width="17cm" fo:break-before="page" table:align="margins"/>
    </style:style>
    <style:style style:name="Table46.A" style:family="table-column">
      <style:table-column-properties style:column-width="10.836cm" style:rel-column-width="41770*"/>
    </style:style>
    <style:style style:name="Table46.B" style:family="table-column">
      <style:table-column-properties style:column-width="6.165cm" style:rel-column-width="23765*"/>
    </style:style>
    <style:style style:name="Table46.1" style:family="table-row">
      <style:table-row-properties style:min-row-height="0.605cm"/>
    </style:style>
    <style:style style:name="Table46.A1" style:family="table-cell">
      <style:table-cell-properties fo:padding="0cm" fo:border="none"/>
    </style:style>
    <style:style style:name="Таблица16" style:family="table">
      <style:table-properties style:width="17cm" fo:break-before="page" table:align="margins"/>
    </style:style>
    <style:style style:name="Таблица16.A" style:family="table-column">
      <style:table-column-properties style:column-width="10.836cm" style:rel-column-width="41770*"/>
    </style:style>
    <style:style style:name="Таблица16.B" style:family="table-column">
      <style:table-column-properties style:column-width="6.165cm" style:rel-column-width="23765*"/>
    </style:style>
    <style:style style:name="Таблица16.1" style:family="table-row">
      <style:table-row-properties style:min-row-height="0.605cm"/>
    </style:style>
    <style:style style:name="Таблица16.A1" style:family="table-cell">
      <style:table-cell-properties fo:padding="0cm" fo:border="none"/>
    </style:style>
    <style:style style:name="Table47" style:family="table">
      <style:table-properties style:width="17cm" fo:break-before="page" table:align="margins"/>
    </style:style>
    <style:style style:name="Table47.A" style:family="table-column">
      <style:table-column-properties style:column-width="10.836cm" style:rel-column-width="41770*"/>
    </style:style>
    <style:style style:name="Table47.B" style:family="table-column">
      <style:table-column-properties style:column-width="6.165cm" style:rel-column-width="23765*"/>
    </style:style>
    <style:style style:name="Table47.1" style:family="table-row">
      <style:table-row-properties style:min-row-height="0.605cm"/>
    </style:style>
    <style:style style:name="Table47.A1" style:family="table-cell">
      <style:table-cell-properties fo:padding="0cm" fo:border="none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7.892cm" style:rel-column-width="30421*"/>
    </style:style>
    <style:style style:name="Таблица18.B" style:family="table-column">
      <style:table-column-properties style:column-width="9.109cm" style:rel-column-width="35114*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B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8.5cm" style:rel-column-width="32767*"/>
    </style:style>
    <style:style style:name="Таблица19.B" style:family="table-column">
      <style:table-column-properties style:column-width="8.5cm" style:rel-column-width="32768*"/>
    </style:style>
    <style:style style:name="Таблица19.A1" style:family="table-cell">
      <style:table-cell-properties fo:padding="0.097cm" fo:border-left="0.05pt solid #000000" fo:border-right="none" fo:border-top="0.05pt solid #000000" fo:border-bottom="none"/>
    </style:style>
    <style:style style:name="Таблица19.B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8.403cm" style:rel-column-width="32392*"/>
    </style:style>
    <style:style style:name="Таблица20.B" style:family="table-column">
      <style:table-column-properties style:column-width="8.597cm" style:rel-column-width="33143*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B1" style:family="table-cell">
      <style:table-cell-properties fo:padding="0.097cm" fo:border="0.05pt solid #000000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style:text-underline-style="none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6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6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ans" fo:font-size="12pt" style:font-size-asian="12pt" style:font-size-complex="12pt"/>
    </style:style>
    <style:style style:name="P18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9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2" style:family="paragraph" style:parent-style-name="Standard">
      <style:text-properties style:font-name="Liberation Sans" fo:language="en" fo:country="US" style:text-underline-style="none"/>
    </style:style>
    <style:style style:name="P23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5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3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4" style:family="paragraph" style:parent-style-name="Standard">
      <style:text-properties fo:font-size="12pt" style:font-size-asian="12pt" style:font-size-complex="12pt"/>
    </style:style>
    <style:style style:name="P45" style:family="paragraph" style:parent-style-name="Standard">
      <style:text-properties fo:font-weight="normal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7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6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0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1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7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8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9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</style:style>
    <style:style style:name="P130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</style:style>
    <style:style style:name="P131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2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3" style:family="paragraph" style:parent-style-name="Standard">
      <style:paragraph-properties fo:margin-left="1.251cm" fo:margin-right="0cm" fo:text-indent="0cm" style:auto-text-indent="false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6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7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50" style:family="paragraph" style:parent-style-name="Table_20_Heading">
      <style:text-properties fo:font-size="12pt" style:font-size-asian="12pt" style:font-size-complex="12pt"/>
    </style:style>
    <style:style style:name="P151" style:family="paragraph" style:parent-style-name="Table_20_Contents">
      <style:text-properties style:font-name="Liberation Sans" fo:font-size="12pt" style:font-size-asian="12pt" style:font-size-complex="12pt"/>
    </style:style>
    <style:style style:name="P152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3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4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6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7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7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4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5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6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7" style:family="paragraph" style:parent-style-name="Table_20_Contents">
      <style:text-properties fo:font-size="12pt" style:font-size-asian="12pt" style:font-size-complex="12pt"/>
    </style:style>
    <style:style style:name="P178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79" style:family="paragraph" style:parent-style-name="Table_20_Contents">
      <style:paragraph-properties fo:text-align="center" style:justify-single-word="false"/>
    </style:style>
    <style:style style:name="P180" style:family="paragraph" style:parent-style-name="Standard">
      <style:paragraph-properties fo:break-before="page"/>
    </style:style>
    <style:style style:name="P181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84" style:family="paragraph" style:parent-style-name="Standard">
      <style:paragraph-properties fo:break-before="page" fo:background-color="transparent">
        <style:background-image/>
      </style:paragraph-properties>
    </style:style>
    <style:style style:name="P185" style:family="paragraph" style:parent-style-name="Standard">
      <style:paragraph-properties fo:background-color="transparent">
        <style:background-image/>
      </style:paragraph-properties>
    </style:style>
    <style:style style:name="P186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88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89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font-size-asian="12pt" style:font-size-complex="12pt"/>
    </style:style>
    <style:style style:name="P190" style:family="paragraph" style:parent-style-name="Standard">
      <style:paragraph-properties fo:background-color="transparent">
        <style:background-image/>
      </style:paragraph-properties>
      <style:text-properties fo:font-size="12pt" style:font-size-asian="12pt" style:font-size-complex="12pt"/>
    </style:style>
    <style:style style:name="P191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192" style:family="paragraph" style:parent-style-name="Standard">
      <style:paragraph-properties fo:text-align="justify" style:justify-single-word="false" fo:background-color="transparent">
        <style:background-image/>
      </style:paragraph-properties>
    </style:style>
    <style:style style:name="P193" style:family="paragraph" style:parent-style-name="Standard">
      <style:paragraph-properties fo:text-align="start" style:justify-single-word="false" fo:background-color="transparent">
        <style:background-image/>
      </style:paragraph-properties>
    </style:style>
    <style:style style:name="P19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9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9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9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9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9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20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201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2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3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4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5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6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7" style:family="paragraph" style:parent-style-name="Table_20_Contents">
      <style:paragraph-properties fo:margin-top="0cm" fo:margin-bottom="0.499cm"/>
    </style:style>
    <style:style style:name="P208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09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10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11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12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13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14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215" style:family="paragraph" style:parent-style-name="Standard" style:list-style-name="L38">
      <style:text-properties style:font-name="Liberation Sans" fo:font-size="12pt" style:text-underline-style="none" style:font-size-asian="12pt" style:font-size-complex="12pt"/>
    </style:style>
    <style:style style:name="P216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17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18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19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20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21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22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23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24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25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26" style:family="paragraph" style:parent-style-name="Standard" style:list-style-name="L66">
      <style:text-properties style:font-name="Liberation Sans" fo:font-size="12pt" style:text-underline-style="none" style:font-size-asian="12pt" style:font-size-complex="12pt"/>
    </style:style>
    <style:style style:name="P227" style:family="paragraph" style:parent-style-name="Standard" style:list-style-name="L76">
      <style:text-properties style:font-name="Liberation Sans" fo:font-size="12pt" style:text-underline-style="none" style:font-size-asian="12pt" style:font-size-complex="12pt"/>
    </style:style>
    <style:style style:name="P228" style:family="paragraph" style:parent-style-name="Standard" style:list-style-name="L77">
      <style:text-properties style:font-name="Liberation Sans" fo:font-size="12pt" style:text-underline-style="none" style:font-size-asian="12pt" style:font-size-complex="12pt"/>
    </style:style>
    <style:style style:name="P229" style:family="paragraph" style:parent-style-name="Standard" style:list-style-name="L79">
      <style:text-properties style:font-name="Liberation Sans" fo:font-size="12pt" style:text-underline-style="none" style:font-size-asian="12pt" style:font-size-complex="12pt"/>
    </style:style>
    <style:style style:name="P230" style:family="paragraph" style:parent-style-name="Standard" style:list-style-name="L80">
      <style:text-properties style:font-name="Liberation Sans" fo:font-size="12pt" style:text-underline-style="none" style:font-size-asian="12pt" style:font-size-complex="12pt"/>
    </style:style>
    <style:style style:name="P231" style:family="paragraph" style:parent-style-name="Standard" style:list-style-name="L81">
      <style:text-properties style:font-name="Liberation Sans" fo:font-size="12pt" style:text-underline-style="none" style:font-size-asian="12pt" style:font-size-complex="12pt"/>
    </style:style>
    <style:style style:name="P232" style:family="paragraph" style:parent-style-name="Standard" style:list-style-name="L82">
      <style:text-properties style:font-name="Liberation Sans" fo:font-size="12pt" style:text-underline-style="none" style:font-size-asian="12pt" style:font-size-complex="12pt"/>
    </style:style>
    <style:style style:name="P233" style:family="paragraph" style:parent-style-name="Standard" style:list-style-name="L83">
      <style:text-properties style:font-name="Liberation Sans" fo:font-size="12pt" style:text-underline-style="none" style:font-size-asian="12pt" style:font-size-complex="12pt"/>
    </style:style>
    <style:style style:name="P234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35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36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37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38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39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40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41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42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43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44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45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6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7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8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9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0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1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2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3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4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5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56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7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8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9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0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1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2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3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64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65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66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67" style:family="paragraph" style:parent-style-name="Standard" style:list-style-name="L60"/>
    <style:style style:name="P268" style:family="paragraph" style:parent-style-name="Standard" style:list-style-name="L61"/>
    <style:style style:name="P269" style:family="paragraph" style:parent-style-name="Standard" style:list-style-name="L62"/>
    <style:style style:name="P270" style:family="paragraph" style:parent-style-name="Standard" style:list-style-name="L62">
      <style:text-properties fo:font-weight="normal" style:font-weight-asian="normal" style:font-weight-complex="normal"/>
    </style:style>
    <style:style style:name="P271" style:family="paragraph" style:parent-style-name="Standard" style:list-style-name="L81">
      <style:text-properties fo:font-size="12pt" style:font-size-asian="12pt" style:font-size-complex="12pt"/>
    </style:style>
    <style:style style:name="P272" style:family="paragraph" style:parent-style-name="Standard" style:list-style-name="L86">
      <style:text-properties fo:font-size="12pt" style:font-size-asian="12pt" style:font-size-complex="12pt"/>
    </style:style>
    <style:style style:name="P273" style:family="paragraph" style:parent-style-name="Standard" style:list-style-name="L87">
      <style:text-properties fo:font-size="12pt" style:text-underline-style="none" style:font-size-asian="12pt" style:font-size-complex="12pt"/>
    </style:style>
    <style:style style:name="P274" style:family="paragraph" style:parent-style-name="Standard" style:list-style-name="L88">
      <style:text-properties fo:font-size="12pt" style:text-underline-style="none" style:font-size-asian="12pt" style:font-size-complex="12pt"/>
    </style:style>
    <style:style style:name="P275" style:family="paragraph" style:parent-style-name="Standard" style:list-style-name="L88">
      <style:text-properties fo:font-size="12pt" style:text-underline-style="solid" style:text-underline-width="auto" style:text-underline-color="font-color" style:font-size-asian="12pt" style:font-size-complex="12pt"/>
    </style:style>
    <style:style style:name="P276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7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8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9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80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1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82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3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4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5" style:family="paragraph" style:parent-style-name="Standard" style:list-style-name="L78">
      <style:paragraph-properties fo:margin-left="2.501cm" fo:margin-right="0cm" fo:text-indent="-0.635cm" style:auto-text-indent="false"/>
      <style:text-properties style:font-name="Liberation Sans" fo:font-size="12pt" style:text-underline-style="none" style:font-size-asian="12pt" style:font-size-complex="12pt"/>
    </style:style>
    <style:style style:name="P286" style:family="paragraph" style:parent-style-name="Standard" style:list-style-name="L83">
      <style:paragraph-properties fo:margin-left="2.501cm" fo:margin-right="0cm" fo:text-align="justify" style:justify-single-word="false" fo:text-indent="-0.635cm" style:auto-text-indent="false"/>
      <style:text-properties style:font-name="Liberation Sans" fo:font-size="12pt" style:text-underline-style="none" style:font-size-asian="12pt" style:font-size-complex="12pt"/>
    </style:style>
    <style:style style:name="P287" style:family="paragraph" style:parent-style-name="Standard">
      <style:paragraph-properties fo:background-color="transparent">
        <style:background-image/>
      </style:paragraph-properties>
    </style:style>
    <style:style style:name="P288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89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290" style:family="paragraph" style:parent-style-name="Standard" style:list-style-name="L65">
      <style:paragraph-properties fo:background-color="transparent">
        <style:background-image/>
      </style:paragraph-properties>
    </style:style>
    <style:style style:name="P291" style:family="paragraph" style:parent-style-name="Standard" style:list-style-name="L67">
      <style:paragraph-properties fo:background-color="transparent">
        <style:background-image/>
      </style:paragraph-properties>
    </style:style>
    <style:style style:name="P292" style:family="paragraph" style:parent-style-name="Standard" style:list-style-name="L68">
      <style:paragraph-properties fo:background-color="transparent">
        <style:background-image/>
      </style:paragraph-properties>
    </style:style>
    <style:style style:name="P293" style:family="paragraph" style:parent-style-name="Standard" style:list-style-name="L69">
      <style:paragraph-properties fo:background-color="transparent">
        <style:background-image/>
      </style:paragraph-properties>
    </style:style>
    <style:style style:name="P294" style:family="paragraph" style:parent-style-name="Standard" style:list-style-name="L70">
      <style:paragraph-properties fo:background-color="transparent">
        <style:background-image/>
      </style:paragraph-properties>
    </style:style>
    <style:style style:name="P295" style:family="paragraph" style:parent-style-name="Standard" style:list-style-name="L71">
      <style:paragraph-properties fo:background-color="transparent">
        <style:background-image/>
      </style:paragraph-properties>
    </style:style>
    <style:style style:name="P296" style:family="paragraph" style:parent-style-name="Standard" style:list-style-name="L72">
      <style:paragraph-properties fo:background-color="transparent">
        <style:background-image/>
      </style:paragraph-properties>
    </style:style>
    <style:style style:name="P297" style:family="paragraph" style:parent-style-name="Standard" style:list-style-name="L73">
      <style:paragraph-properties fo:background-color="transparent">
        <style:background-image/>
      </style:paragraph-properties>
    </style:style>
    <style:style style:name="P298" style:family="paragraph" style:parent-style-name="Standard" style:list-style-name="L74">
      <style:paragraph-properties fo:background-color="transparent">
        <style:background-image/>
      </style:paragraph-properties>
    </style:style>
    <style:style style:name="P299" style:family="paragraph" style:parent-style-name="Standard" style:list-style-name="L75">
      <style:paragraph-properties fo:background-color="transparent">
        <style:background-image/>
      </style:paragraph-properties>
    </style:style>
    <style:style style:name="P300" style:family="paragraph" style:parent-style-name="Standard" style:list-style-name="L84">
      <style:paragraph-properties fo:background-color="transparent">
        <style:background-image/>
      </style:paragraph-properties>
    </style:style>
    <style:style style:name="P301" style:family="paragraph" style:parent-style-name="Standard" style:list-style-name="L85">
      <style:paragraph-properties fo:background-color="transparent">
        <style:background-image/>
      </style:paragraph-properties>
    </style:style>
    <style:style style:name="P302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303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04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05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06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310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311" style:family="paragraph" style:parent-style-name="Table_20_Contents" style:list-style-name="L57"/>
    <style:style style:name="P312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1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language="ru" fo:country="RU" style:text-underline-style="none" fo:font-weight="normal" fo:background-color="#ffff00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language="ru" fo:country="RU" style:text-underline-style="none" fo:font-weight="normal" fo:background-color="transparent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language="ru" fo:country="RU" style:text-underline-style="none" fo:font-weight="bold" fo:background-color="transparent" style:font-size-asian="12pt" style:font-weight-asian="bold" style:font-size-complex="12pt" style:font-weight-complex="bold"/>
    </style:style>
    <style:style style:name="T19" style:family="text">
      <style:text-properties style:font-name="Liberation Sans" fo:font-size="12pt" fo:language="ru" fo:country="RU" style:text-underline-style="none" fo:font-weight="bold" style:font-size-asian="12pt" style:font-weight-asian="bold" style:font-size-complex="12pt" style:font-weight-complex="bold"/>
    </style:style>
    <style:style style:name="T20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#ffff00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style:font-name="Liberation Sans" style:text-underline-style="none"/>
    </style:style>
    <style:style style:name="T26" style:family="text">
      <style:text-properties style:font-name="Liberation Sans" style:text-underline-style="none" fo:background-color="#f9f9f9"/>
    </style:style>
    <style:style style:name="T27" style:family="text">
      <style:text-properties style:font-name="Liberation Sans" style:text-underline-style="none" fo:font-weight="bold" style:font-weight-asian="bold" style:font-weight-complex="bold"/>
    </style:style>
    <style:style style:name="T28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29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30" style:family="text">
      <style:text-properties style:font-name="Liberation Sans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31" style:family="text">
      <style:text-properties style:font-name="Liberation Sans" fo:language="ru" fo:country="RU" fo:font-weight="normal" style:font-weight-asian="normal" style:font-weight-complex="normal"/>
    </style:style>
    <style:style style:name="T32" style:family="text">
      <style:text-properties style:font-name="Liberation Sans" fo:language="ru" fo:country="RU" fo:font-weight="normal" fo:background-color="#ffff00" style:font-weight-asian="normal" style:font-weight-complex="normal"/>
    </style:style>
    <style:style style:name="T33" style:family="text">
      <style:text-properties style:font-name="Liberation Sans" fo:language="ru" fo:country="RU" fo:font-weight="normal" fo:background-color="transparent" style:font-weight-asian="normal" style:font-weight-complex="normal"/>
    </style:style>
    <style:style style:name="T34" style:family="text">
      <style:text-properties style:font-name="Liberation Sans" fo:language="ru" fo:country="RU" fo:font-weight="normal" style:font-size-asian="10.5pt" style:font-weight-asian="normal" style:font-weight-complex="normal"/>
    </style:style>
    <style:style style:name="T35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36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size-asian="10.5pt" style:font-weight-asian="normal" style:font-weight-complex="normal"/>
    </style:style>
    <style:style style:name="T37" style:family="text">
      <style:text-properties style:font-name="Liberation Sans" fo:language="ru" fo:country="RU" style:text-underline-style="solid" style:text-underline-width="auto" style:text-underline-color="font-color" fo:font-weight="normal" fo:background-color="#ffff00" style:font-size-asian="10.5pt" style:font-weight-asian="normal" style:font-weight-complex="normal"/>
    </style:style>
    <style:style style:name="T38" style:family="text">
      <style:text-properties style:font-name="Liberation Sans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39" style:family="text">
      <style:text-properties style:font-name="Liberation Sans" fo:font-weight="normal" style:font-weight-asian="normal" style:font-weight-complex="normal"/>
    </style:style>
    <style:style style:name="T40" style:family="text">
      <style:text-properties style:font-name="Liberation Sans" fo:font-size="8pt" fo:language="ru" fo:country="RU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41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42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43" style:family="text">
      <style:text-properties fo:font-variant="normal" fo:text-transform="none" fo:color="#000000" fo:letter-spacing="normal" fo:font-style="normal" fo:font-weight="normal"/>
    </style:style>
    <style:style style:name="T44" style:family="text">
      <style:text-properties fo:font-variant="normal" fo:text-transform="none" fo:color="#000000" fo:letter-spacing="normal" fo:font-style="normal" fo:font-weight="normal" fo:background-color="#ffff00"/>
    </style:style>
    <style:style style:name="T45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6" style:family="text">
      <style:text-properties fo:font-variant="normal" fo:text-transform="none" fo:color="#000000" fo:letter-spacing="normal" fo:language="en" fo:country="US" fo:font-style="normal" fo:font-weight="normal"/>
    </style:style>
    <style:style style:name="T47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48" style:family="text">
      <style:text-properties fo:font-style="italic" fo:background-color="#ffff00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background-color="#ffff00"/>
    </style:style>
    <style:style style:name="T51" style:family="text">
      <style:text-properties fo:color="#ff0000"/>
    </style:style>
    <style:style style:name="T52" style:family="text">
      <style:text-properties fo:color="#ff0000" fo:background-color="transparent"/>
    </style:style>
    <style:style style:name="T53" style:family="text">
      <style:text-properties fo:color="#00ff00"/>
    </style:style>
    <style:style style:name="T54" style:family="text">
      <style:text-properties style:use-window-font-color="true"/>
    </style:style>
    <style:style style:name="T55" style:family="text">
      <style:text-properties style:use-window-font-color="true"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56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57" style:family="text">
      <style:text-properties style:use-window-font-color="true" style:text-outline="false" style:text-line-through-style="none" style:font-name="Liberation Sans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text-overline-style="none" style:text-overline-color="font-color"/>
    </style:style>
    <style:style style:name="T58" style:family="text">
      <style:text-properties style:font-name-asian="Liberation Sans1" style:font-name-complex="Liberation Sans1"/>
    </style:style>
    <style:style style:name="T59" style:family="text">
      <style:text-properties fo:background-color="transparent"/>
    </style:style>
    <style:style style:name="T60" style:family="text">
      <style:text-properties fo:language="en" fo:country="US" fo:font-style="normal" style:text-underline-style="none" style:font-style-asian="normal" style:font-style-complex="normal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style:text-underline-style="none"/>
    </style:style>
    <style:style style:name="T63" style:family="text">
      <style:text-properties style:font-name="Liberation Sans2"/>
    </style:style>
    <style:style style:name="T64" style:family="text">
      <style:text-properties style:font-name="Liberation Sans1" style:font-name-asian="Liberation Sans1" style:font-name-complex="Liberation Sans1"/>
    </style:style>
    <style:style style:name="T65" style:family="text">
      <style:text-properties fo:color="#ff00ff"/>
    </style:style>
    <style:style style:name="T66" style:family="text">
      <style:text-properties style:font-name="Liberation Sans3" fo:font-size="12pt" style:text-underline-style="none" fo:font-weight="normal" style:font-size-asian="12pt" style:font-weight-asian="normal" style:font-size-complex="12pt" style:font-weight-complex="normal"/>
    </style:style>
    <style:style style:name="T67" style:family="text">
      <style:text-properties style:font-name="Liberation Sans3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68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tКурс: программирование на Ruby для начинающих</text:p>
      <text:p text:style-name="P20">(версия 2, год 2013-2014)</text:p>
      <text:p text:style-name="P2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5">Рабочая среда</text:p>
          </table:table-cell>
          <table:table-cell table:style-name="Таблица1.A1" office:value-type="string">
            <text:p text:style-name="P157">Занятие 1</text:p>
          </table:table-cell>
        </table:table-row>
      </table:table>
      <text:p text:style-name="P21"/>
      <text:p text:style-name="P22">slides: environment.odp</text:p>
      <text:p text:style-name="P23"/>
      <text:p text:style-name="P23">Рабочая среда</text:p>
      <text:p text:style-name="P23"/>
      <text:p text:style-name="P9">Цель: запускать скрипты на руби из <text:span text:style-name="T1">командной строки</text:span>.</text:p>
      <text:p text:style-name="P9"/>
      <text:p text:style-name="P9">Linux:</text:p>
      <text:p text:style-name="P139">любой терминал (xterm, rxvt, mrxvt, ...)</text:p>
      <text:p text:style-name="P9"/>
      <text:p text:style-name="P9">Windows:</text:p>
      <text:list xml:id="list17513216532" text:style-name="L1">
        <text:list-item>
          <text:p text:style-name="P208">установить Ruby для Windows, запускать через виндозный cmd</text:p>
          <text:p text:style-name="P208">&gt;&gt;&gt; показать Start/Run/cmd</text:p>
        </text:list-item>
        <text:list-item>
          <text:p text:style-name="P208">установить cygwin и получить линукс под виндой</text:p>
        </text:list-item>
        <text:list-item>
          <text:p text:style-name="P208">удаленная сессия на линукс машину через X-Win32, Minq</text:p>
        </text:list-item>
      </text:list>
      <text:p text:style-name="P9"/>
      <text:p text:style-name="P10">Установка Cygwin</text:p>
      <text:p text:style-name="P9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9"/>
      <text:p text:style-name="P9">дистрибутив сигвина включает огромное количество пакетов, не все из них нужны</text:p>
      <text:p text:style-name="P9"/>
      <text:p text:style-name="P9">управление пакетами через пакетный менеджер (setup.exe)</text:p>
      <text:list xml:id="list270446996" text:style-name="L2">
        <text:list-item>
          <text:p text:style-name="P209">установка</text:p>
        </text:list-item>
        <text:list-item>
          <text:p text:style-name="P209">удаление</text:p>
        </text:list-item>
        <text:list-item>
          <text:p text:style-name="P209">обновление</text:p>
        </text:list-item>
        <text:list-item>
          <text:p text:style-name="P209">автоматическое отслеживание зависимостей</text:p>
        </text:list-item>
      </text:list>
      <text:p text:style-name="P9"/>
      <text:p text:style-name="P9">Установка:</text:p>
      <text:p text:style-name="P9"/>
      <text:p text:style-name="P9">1) скачайте и запустите setup.exe (или запустите setup.exe из уже скачанного дистрибутива: \\BYM1В036\Installs\?????)</text:p>
      <text:p text:style-name="P9"/>
      <text:p text:style-name="P9">2) выберите нужные пакеты</text:p>
      <text:p text:style-name="P11"/>
      <text:p text:style-name="P11">*вся категория Base</text:p>
      <text:p text:style-name="P11">*Interpreters: ruby, gawk</text:p>
      <text:p text:style-name="P11">*Ruby: ruby, ruby-rdoc, ruby-doc (/usr/share/doc)</text:p>
      <text:p text:style-name="P11">*Text: less</text:p>
      <text:p text:style-name="P9">*Utils: bc, time, wdiff, which</text:p>
      <text:p text:style-name="P9"/>
      <text:p text:style-name="P11">Math: bc</text:p>
      <text:p text:style-name="P11">Net: ping</text:p>
      <text:p text:style-name="P11">System: ping</text:p>
      <text:p text:style-name="P9"><text:soft-page-break/></text:p>
      <text:p text:style-name="P10">Запуск терминала</text:p>
      <text:p text:style-name="P10"/>
      <text:p text:style-name="P9"/>
      <text:p text:style-name="P9">cygwin.bat</text:p>
      <text:p text:style-name="P9"/>
      <text:p text:style-name="P9">настройка размеров, шрифтов через меню по правой кнопке на titlebar</text:p>
      <text:p text:style-name="P9"/>
      <text:p text:style-name="P9">попробуйте команды:</text:p>
      <text:p text:style-name="P139">pwd</text:p>
      <text:p text:style-name="P139">ls</text:p>
      <text:p text:style-name="P139">ruby --version</text:p>
      <text:p text:style-name="P56"/>
      <text:p text:style-name="P56">Задание: выполните следующую команду в командной строке</text:p>
      <text:p text:style-name="P56"/>
      <text:p text:style-name="P139">&gt; ruby -e 'puts "Hello, world!"'</text:p>
      <text:p text:style-name="P9"/>
      <text:p text:style-name="P9"><text:tab/>&gt; ruby --help</text:p>
      <text:p text:style-name="P9"/>
      <text:p text:style-name="P9">Полезные опции:</text:p>
      <text:p text:style-name="P9"><text:tab/>-e<text:tab/>позволяет писать скрипт в командной строке, а не в отдельном файле</text:p>
      <text:p text:style-name="P9"><text:tab/>-E<text:tab/>установка внутренней (скрипта) и внешней (данных файлов) кодировки</text:p>
      <text:p text:style-name="P9"><text:tab/>-n<text:tab/>неявный цикл чтения файла построчно и выполнения ыуказанных команд для каждой строки</text:p>
      <text:p text:style-name="P9"/>
      <text:p text:style-name="P9"><text:tab/>&gt; cat somefile | ruby -ne 'puts $_.upcase'</text:p>
      <text:p text:style-name="P9"/>
      <text:p text:style-name="P9">NOTE: короткие опции (-e -n) можно комбинировать (-ne)</text:p>
      <text:p text:style-name="P9"/>
      <text:p text:style-name="P9">Задание: создайте рабочую директорию для наших занятий и перейдите туда</text:p>
      <text:p text:style-name="P9"/>
      <text:p text:style-name="P9"><text:tab/>&gt; mkdir rufsl</text:p>
      <text:p text:style-name="P9"><text:tab/>&gt; cd rufsl</text:p>
      <text:p text:style-name="P9"/>
      <text:p text:style-name="P9">&gt;&gt;&gt; Вопрос: где находится эта директория на файловой системе windows?</text:p>
      <text:p text:style-name="P9"/>
      <text:p text:style-name="P10">Текстовый редактор</text:p>
      <text:p text:style-name="P10"/>
      <text:p text:style-name="P9">Любой, способный сохранять в формате plain text и</text:p>
      <text:p text:style-name="P9"/>
      <text:list xml:id="list1460203844" text:style-name="L3">
        <text:list-item>
          <text:p text:style-name="P210">имеющий подсветку синтаксиса для данного языка</text:p>
        </text:list-item>
        <text:list-item>
          <text:p text:style-name="P210">позволяющий задавать <text:span text:style-name="T1">формат конца строки</text:span>.</text:p>
        </text:list-item>
      </text:list>
      <text:p text:style-name="P9"/>
      <text:list xml:id="list1662130540" text:style-name="L4">
        <text:list-item>
          <text:p text:style-name="P211">emacs (swiss army knife)</text:p>
        </text:list-item>
        <text:list-item>
          <text:p text:style-name="P211">sublime text (есть подсказки по языковым конструкциям!)</text:p>
        </text:list-item>
        <text:list-item>
          <text:p text:style-name="P211">Edit Plus</text:p>
        </text:list-item>
        <text:list-item>
          <text:p text:style-name="P211">wscite (устанавливается копированием)</text:p>
        </text:list-item>
      </text:list>
      <text:p text:style-name="P9"/>
      <text:p text:style-name="P10">Представление новой строки</text:p>
      <text:p text:style-name="P10"/>
      <text:p text:style-name="P9"><text:soft-page-break/># (слайды 19..23 из textutils)<text:tab/></text:p>
      <text:p text:style-name="P9"/>
      <text:p text:style-name="P147">Демонстрация \r</text:p>
      <text:p text:style-name="P9"/>
      <text:p text:style-name="P141">&gt; echo -e “hello\r” # отличий не видно</text:p>
      <text:p text:style-name="P141">&gt; echo -e “hello\rH” # =&gt; Hello</text:p>
      <text:p text:style-name="P148"/>
      <text:p text:style-name="P141">&gt; for i in `seq 1 10`; do echo $i; done; echo “”</text:p>
      <text:p text:style-name="P141">&gt; for i in `seq 1 10`; do echo -n $i; done; echo “” <text:s text:c="7"/># =&gt; 12345678910</text:p>
      <text:p text:style-name="P141">&gt; for i in `seq 1 10`; do echo -ne “$i\r”; done; echo “” # =&gt; 10</text:p>
      <text:p text:style-name="P140">&gt; for i in `seq 1 100000`; do echo -ne “$i\r”; done; echo “” # бегущая строка</text:p>
      <text:p text:style-name="P58"/>
      <text:p text:style-name="P58">Задание: Запустите скрипт lesson.01/bad_eol</text:p>
      <text:p text:style-name="P58"/>
      <text:p text:style-name="P58"><text:tab/>&gt; ./bad_eol</text:p>
      <text:p text:style-name="P58"><text:tab/>&gt; ruby bad_eol</text:p>
      <text:p text:style-name="P58"/>
      <text:p text:style-name="P9">&gt;&gt;&gt; показать, какую ошибку выдаст баш, если shbang заканчивается на \r\n</text:p>
      <text:p text:style-name="P58"/>
      <text:p text:style-name="P58">Задание: (по аналогии) напишите и выполните свой скрипт hello_world.</text:p>
      <text:p text:style-name="P58"/>
      <text:p text:style-name="P58">&gt;&gt;&gt; Вопрос: получилось ли выполнить скрипт?</text:p>
      <text:p text:style-name="P58"/>
      <text:p text:style-name="P61">Способы запуска скрипта</text:p>
      <text:p text:style-name="P61"/>
      <text:p text:style-name="P58"># взять слайды shell/ pp.4,5</text:p>
      <text:p text:style-name="P58"/>
      <text:list xml:id="list1566537828" text:style-name="L5">
        <text:list-header>
          <text:p text:style-name="P276">1. явно задав интерпертатор</text:p>
        </text:list-header>
      </text:list>
      <text:p text:style-name="P58"/>
      <text:p text:style-name="P58"><text:tab/>&gt; ruby hello_world</text:p>
      <text:p text:style-name="P58"/>
      <text:list xml:id="list936553893" text:style-name="L6">
        <text:list-header>
          <text:p text:style-name="P277">2. задав в первой строке скрипта she-bang (she обозначает решетку # (sharp sign); bang обозначает !) </text:p>
        </text:list-header>
      </text:list>
      <text:p text:style-name="P58"/>
      <text:p text:style-name="P58"><text:tab/>#!/path/to/interpreter</text:p>
      <text:p text:style-name="P58"/>
      <text:p text:style-name="P58">чтобы увидеть путь к интерпретатору:</text:p>
      <text:p text:style-name="P58"/>
      <text:p text:style-name="P58"><text:tab/>&gt; which ruby</text:p>
      <text:p text:style-name="P58"/>
      <text:p text:style-name="P58"><text:tab/>#!/usr/bin/ruby<text:tab/></text:p>
      <text:p text:style-name="P58"><text:tab/>#!/usr/bin/awk -f</text:p>
      <text:p text:style-name="P58"><text:tab/>#!/bin/sh</text:p>
      <text:p text:style-name="P58"/>
      <text:p text:style-name="P58">более гибкая альтернатива (если работает)</text:p>
      <text:p text:style-name="P58"/>
      <text:p text:style-name="P58"><text:tab/>#!/usr/bin/env ruby</text:p>
      <text:p text:style-name="P58"/>
      <text:p text:style-name="P58">Запуск через she-bang работает, если скрипт является <text:span text:style-name="T1">исполняемым</text:span>.</text:p>
      <text:p text:style-name="P58"/>
      <text:p text:style-name="P58"><text:soft-page-break/><text:tab/>&gt; chmod a+x hello_world</text:p>
      <text:p text:style-name="P58"><text:tab/>&gt; chmod u+x hello_world</text:p>
      <text:p text:style-name="P58"/>
      <text:p text:style-name="P58">Чтобы посмотреть права (атрибуты) файла:</text:p>
      <text:p text:style-name="P58"/>
      <text:p text:style-name="P58"><text:tab/>&gt; ls -l hello_world</text:p>
      <text:p text:style-name="P58"/>
      <text:p text:style-name="P58">&gt;&gt;&gt; Прокомментировать систему прав</text:p>
      <text:p text:style-name="P58"/>
      <text:p text:style-name="P58">&gt;&gt;&gt; Вопрос: удается ли запустить ваш скрипт hello_world через she-bang?</text:p>
      <text:p text:style-name="P78"/>
      <text:p text:style-name="P79"/>
      <text:p text:style-name="P1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5">Консоль Руби </text:p>
            <text:p text:style-name="P155">Встроенная документация по руби</text:p>
            <text:p text:style-name="P155">Переменные</text:p>
            <text:p text:style-name="P155">Всякое разное</text:p>
          </table:table-cell>
          <table:table-cell table:style-name="Table1.A1" office:value-type="string">
            <text:p text:style-name="P157">Занятие 2</text:p>
            <text:p text:style-name="P157">(60 мин)</text:p>
          </table:table-cell>
        </table:table-row>
      </table:table>
      <text:p text:style-name="P79"/>
      <text:p text:style-name="P79">Ruby</text:p>
      <text:p text:style-name="P79"/>
      <text:p text:style-name="P80">slides: ruby.odp</text:p>
      <text:p text:style-name="P80"/>
      <text:p text:style-name="P24">происхождение Yukihiro Matsumoto (matz) с 1993, первая версия в 1995. </text:p>
      <text:p text:style-name="P24"/>
      <text:p text:style-name="P24">прекращена поддержка — 1.8.7</text:p>
      <text:p text:style-name="P24"/>
      <text:p text:style-name="P24">текущие версии = 1.9.x и 2.0.x</text:p>
      <text:p text:style-name="P24"/>
      <text:p text:style-name="P24">Примеры версий:</text:p>
      <text:p text:style-name="P24"/>
      <text:p text:style-name="P138">ruby-1.9.2-p290</text:p>
      <text:p text:style-name="P138">ruby-1.9.3-p448 </text:p>
      <text:p text:style-name="P138">ruby-1.9.3-rc1 </text:p>
      <text:p text:style-name="P138">ruby-2.0.0-p247 </text:p>
      <text:p text:style-name="P138"/>
      <text:p text:style-name="P24">где применяется ruby</text:p>
      <text:p text:style-name="P24"/>
      <text:list xml:id="list1332526234" text:style-name="L7">
        <text:list-item>
          <text:p text:style-name="P245">консольные утилиты </text:p>
        </text:list-item>
      </text:list>
      <text:list xml:id="list2033095868" text:style-name="L8">
        <text:list-item>
          <text:p text:style-name="P246">gui (tk) – Oh, no!</text:p>
        </text:list-item>
        <text:list-item>
          <text:p text:style-name="P246">killer app: вебпрограммирование на ruby on rails </text:p>
        </text:list-item>
      </text:list>
      <text:p text:style-name="P24"/>
      <text:p text:style-name="P24">Реализации руби</text:p>
      <text:p text:style-name="P24"/>
      <text:p text:style-name="P24">*ruby* <text:s text:c="4"/>:: MRI/YARV Ruby (The Gold Standard) {1.8.6,1.8.7,1.9.1,1.9.2...} </text:p>
      <text:p text:style-name="P24">jruby <text:s text:c="5"/>:: JRuby, Ruby interpreter on the Java Virtual Machine. </text:p>
      <text:p text:style-name="P24">rbx <text:s text:c="7"/>:: Rubinius </text:p>
      <text:p text:style-name="P24">ree <text:s text:c="7"/>:: Ruby Enterprise Edition, MRI Ruby with several custom </text:p>
      <text:p text:style-name="P24"><text:s text:c="14"/>patches for performance, stability, and memory. </text:p>
      <text:p text:style-name="P24">macruby <text:s text:c="3"/>:: MacRuby, insanely fast, can make real apps (Mac OS X Only). </text:p>
      <text:p text:style-name="P24">maglev <text:s text:c="4"/>:: GemStone Ruby, awesome persistent ruby object store. </text:p>
      <text:p text:style-name="P24"/>
      <text:p text:style-name="P25">Осторожно, несовместимость!</text:p>
      <text:p text:style-name="P25"/>
      <text:p text:style-name="P24">&gt;&gt;&gt; Как студенты понимают, что происходит? Какое поведение им кажется более логичным</text:p>
      <text:p text:style-name="P24">ruby 1.8.7</text:p>
      <text:p text:style-name="P29"/>
      <text:p text:style-name="P135">"hello"[0] <text:s text:c="3"/>#=&gt; 104</text:p>
      <text:p text:style-name="P135"/>
      <text:p text:style-name="P86">ruby 1.9.x и 2.0.0</text:p>
      <text:p text:style-name="P86"/>
      <text:p text:style-name="P135">"hello"[0] <text:s text:c="3"/>#=&gt; “h”</text:p>
      <text:p text:style-name="P138"><text:soft-page-break/></text:p>
      <text:p text:style-name="P93">Совет: читать ChangeLog , переходя на новую версию.</text:p>
      <text:p text:style-name="P24"/>
      <text:p text:style-name="P25">Полезные утилиты руби</text:p>
      <text:p text:style-name="P24"/>
      <text:p text:style-name="P29">irb – интерактивный руби (REPL - read, evaluate, print, loop)</text:p>
      <text:p text:style-name="P29"/>
      <text:p text:style-name="P29">&gt;&gt;&gt; Демонстрация, параллельно они выполняют то же самое</text:p>
      <text:p text:style-name="P29"/>
      <text:p text:style-name="P29">!!!Запустите irb и попробуйте выполнить следующие команды</text:p>
      <text:p text:style-name="P29"/>
      <text:p text:style-name="P135">3+6 <text:s text:c="13"/>#=&gt; 9 <text:s text:c="3"/>ОБЪЯСНИТЬ, что это такое</text:p>
      <text:p text:style-name="P29"/>
      <text:p text:style-name="P35">&gt;&gt;&gt; Объяснить, что значит “возвращает” - можно положить в переменную</text:p>
      <text:p text:style-name="P88"/>
      <text:p text:style-name="P136">9/4 <text:s text:c="14"/>#=&gt;2 <text:s text:c="2"/>удивлены?</text:p>
      <text:p text:style-name="P136">9.0/4 <text:s text:c="11"/>#=&gt;2.25 <text:s text:c="2"/># floating p</text:p>
      <text:p text:style-name="P88">&gt;&gt;&gt; 9.to_f/4 <text:s text:c="10"/>#=&gt;2.25 <text:s text:c="2"/># более удобная альтернатива, вызвав у целого числа метод to_f, (to float)</text:p>
      <text:p text:style-name="P136">“oo” + “ps” <text:s text:c="6"/>#=&gt;”oops” <text:s/># конкатенация строк</text:p>
      <text:p text:style-name="P136">puts “hello, world!” <text:s/># печатает, но <text:span text:style-name="T1">возвращает</text:span> nil</text:p>
      <text:p text:style-name="P88"/>
      <text:p text:style-name="P88">&gt;&gt;&gt; a <text:s/>= puts “hello”</text:p>
      <text:p text:style-name="P88">&gt;&gt;&gt; a #=&gt; nil</text:p>
      <text:p text:style-name="P136">num = 6+3</text:p>
      <text:p text:style-name="P136">num += 2</text:p>
      <text:p text:style-name="P136">puts num</text:p>
      <text:p text:style-name="P35"/>
      <text:p text:style-name="P35">!!! Задание: из слова “world” достать первую и последнюю буквы и объединить их так, чтобы получилось “wd”</text:p>
      <text:p text:style-name="P33"/>
      <text:p text:style-name="P29">Чтобы выйти, набрать quit</text:p>
      <text:p text:style-name="P29"/>
      <text:p text:style-name="P37">Полезные утилиты – ri</text:p>
      <text:p text:style-name="P37"/>
      <text:p text:style-name="P29">ri – (ruby information) – справочная система руби (в консоли)</text:p>
      <text:p text:style-name="P29"/>
      <text:p text:style-name="P135">&gt;ri --help</text:p>
      <text:p text:style-name="P135">&gt;ri --list # ДЕМОНСТРАЦИЯ, список классов</text:p>
      <text:p text:style-name="P29"/>
      <text:p text:style-name="P29">&gt;&gt;&gt; Запустить ri и в нем набрать String</text:p>
      <text:p text:style-name="P29"/>
      <text:p text:style-name="P29">!!! Задание: запустите</text:p>
      <text:p text:style-name="P29"/>
      <text:p text:style-name="P29"><text:tab/>&gt;ri String <text:s text:c="2"/># объяснить, что показано</text:p>
      <text:p text:style-name="P29">&gt;&gt;&gt; показать на примере String#[]</text:p>
      <text:p text:style-name="P29"><text:tab/>&gt;ri String#downcase</text:p>
      <text:p text:style-name="P29"><text:tab/>&gt;ri String.new</text:p>
      <text:p text:style-name="P29">&gt;&gt;&gt; показать синонимы</text:p>
      <text:p text:style-name="P29">&gt;&gt;&gt; <text:s text:c="3"/>str = String.new <text:s text:c="13"/>= <text:s text:c="2"/>str = “”</text:p>
      <text:p text:style-name="P29"><text:soft-page-break/><text:s text:c="10"/>arr = Array.new <text:s text:c="15"/>= <text:s text:c="2"/>arr = []</text:p>
      <text:p text:style-name="P29"><text:s text:c="10"/>hash = Hash.new <text:s text:c="11"/>= <text:s text:c="2"/>hash = {}</text:p>
      <text:p text:style-name="P29"/>
      <text:p text:style-name="P29"><text:tab/>&gt;ri String.downcase # покажет то же, что для String#downcase. </text:p>
      <text:p text:style-name="P29"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9"/>
      <text:p text:style-name="P29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9"/>
      <text:p text:style-name="P29"><text:tab/>&gt; puts “hello”.xxx</text:p>
      <text:p text:style-name="P29"/>
      <text:p text:style-name="P29"/>
      <text:p text:style-name="P29">&gt;&gt;&gt; Объяснить, что они видят в следующем задании. один и тот же метод определен в разных классах.</text:p>
      <text:p text:style-name="P11">&gt;&gt;&gt; <text:span text:style-name="T43">запустите консоль ri. потом введите puts</text:span></text:p>
      <text:p text:style-name="P41"/>
      <text:p text:style-name="P28">Переменные vs. константы</text:p>
      <text:p text:style-name="P28"/>
      <text:p text:style-name="P26">Переменные (изменяемые) vs константы (неизменяемые)</text:p>
      <text:p text:style-name="P26"/>
      <text:p text:style-name="P26">(есть еще псевдопеременные: self, true, false, nil, __FILE__, __LINE__)</text:p>
      <text:p text:style-name="P26"/>
      <text:p text:style-name="P27">Имена переменных и констант состоят из:</text:p>
      <text:list xml:id="list810414131" text:style-name="L9">
        <text:list-item>
          <text:p text:style-name="P247">буквы</text:p>
        </text:list-item>
        <text:list-item>
          <text:p text:style-name="P247">цифры (не может быть первой)</text:p>
        </text:list-item>
        <text:list-item>
          <text:p text:style-name="P247">нижнее подчеркивание</text:p>
        </text:list-item>
      </text:list>
      <text:p text:style-name="P26"/>
      <text:p text:style-name="P26">Переменная не должна начинаться с большой буквы.</text:p>
      <text:p text:style-name="P26"/>
      <text:p text:style-name="P26">Вопрос: с чего может начинаться имя переменной?</text:p>
      <text:p text:style-name="P26">Ответ: _[a-z]</text:p>
      <text:p text:style-name="P26"/>
      <text:p text:style-name="P26">Константы начинаются с большой буквы.</text:p>
      <text:p text:style-name="P26"/>
      <text:p text:style-name="P26">!!! Задание: попробуйте в irb</text:p>
      <text:p text:style-name="P26"/>
      <text:p text:style-name="P134">&gt;puts RUBY_VERSION</text:p>
      <text:p text:style-name="P92"/>
      <text:p text:style-name="P92">полезные константы: STDOUT, STDERR</text:p>
      <text:p text:style-name="P92"/>
      <text:p text:style-name="P92"><text:tab/>см. скрипт lesson.02/test_stderr.rb</text:p>
      <text:p text:style-name="P27"/>
      <text:p text:style-name="P26">!!! Задание: создайте свою константу</text:p>
      <text:p text:style-name="P26"><text:tab/>&gt;ZZZ = 123</text:p>
      <text:p text:style-name="P26"><text:tab/>&gt;Qqq = 666</text:p>
      <text:p text:style-name="P26"/>
      <text:p text:style-name="P26">Oops: руби позволяет изменить значение константы, но выдаст предупреждение</text:p>
      <text:p text:style-name="P26"/>
      <text:p text:style-name="P26"><text:tab/>&gt;ZZZ = "reassigned" </text:p>
      <text:p text:style-name="P26"><text:soft-page-break/><text:tab/>&gt;Qqq = 555</text:p>
      <text:p text:style-name="P26"/>
      <text:p text:style-name="P26">(irb):2: warning: already initialized constant ZZZ </text:p>
      <text:p text:style-name="P26">(irb):1: warning: previous definition of ZZZ was here </text:p>
      <text:p text:style-name="P26"><text:s/>=&gt; "reassigned" </text:p>
      <text:p text:style-name="P26"/>
      <text:p text:style-name="P26">Константами считаются имена классов и модулей</text:p>
      <text:p text:style-name="P26"/>
      <text:p text:style-name="P2"><text:span text:style-name="T43"><text:tab/></text:span><text:span text:style-name="T45">S</text:span><text:span text:style-name="T43">tring, Array</text:span><text:span text:style-name="T44">, Hash</text:span></text:p>
      <text:p text:style-name="P26"><text:tab/>Enumerable, Comparable</text:p>
      <text:p text:style-name="P2"><text:span text:style-name="T43"><text:tab/></text:span><text:span text:style-name="T45">M</text:span><text:span text:style-name="T43">yOwnClass, Myownclass, My_own_class</text:span></text:p>
      <text:p text:style-name="P26"/>
      <text:p text:style-name="P26">Демонстрация, все имена классов начинаются с большой буквы (в том числе после ::)</text:p>
      <text:p text:style-name="P26"/>
      <text:p text:style-name="P26"><text:tab/>&gt;ri --classes</text:p>
      <text:p text:style-name="P26"/>
      <text:p text:style-name="P26">!!!Вопрос: Чем являются _var и _Var, переменными или константами?</text:p>
      <text:p text:style-name="P26"/>
      <text:p text:style-name="P26"><text:tab/>_var = 9</text:p>
      <text:p text:style-name="P26"><text:tab/>_Var = 99</text:p>
      <text:p text:style-name="P26"/>
      <text:p text:style-name="P26"/>
      <text:p text:style-name="P18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5">Типы данных</text:p>
            <text:p text:style-name="P155">Операции:</text:p>
            <text:p text:style-name="P155"><text:s/>* интерполяция</text:p>
            <text:p text:style-name="P155"><text:s/>* regular expression matching</text:p>
            <text:p text:style-name="P155">управляющие структуры</text:p>
            <text:p text:style-name="P155"><text:s/>* if</text:p>
            <text:p text:style-name="P155"><text:s/>* while</text:p>
          </table:table-cell>
          <table:table-cell table:style-name="Таблица2.A1" office:value-type="string">
            <text:p text:style-name="P157">Занятие 3</text:p>
            <text:p text:style-name="P157">(120 мин)</text:p>
          </table:table-cell>
        </table:table-row>
      </table:table>
      <text:p text:style-name="P28"/>
      <text:p text:style-name="P28">Контрольные вопросы:</text:p>
      <text:p text:style-name="P28"/>
      <text:list xml:id="list1387166343" text:style-name="L10">
        <text:list-item>
          <text:p text:style-name="P248">что такое irb и ri?</text:p>
        </text:list-item>
        <text:list-item>
          <text:p text:style-name="P248">в hello.upcase, как называется часть upcase (ответ: метод)</text:p>
        </text:list-item>
        <text:list-item>
          <text:p text:style-name="P248">какая разница между # и . перед названием метода при обращении в ri: например String#upcase и String.new</text:p>
        </text:list-item>
        <text:list-item>
          <text:p text:style-name="P248">Чем отличаются переменные от констант</text:p>
        </text:list-item>
        <text:list-item>
          <text:p text:style-name="P248">Как именуются переменные, каким регулярным выражением вы бы это описали. Ответ: [_a-z][A-Za-z_0-9]</text:p>
        </text:list-item>
        <text:list-item>
          <text:p text:style-name="P248">Как именуются константы, опишите это регулярным выражением. Ответ: [A-Z][A-Za-z_0-9]</text:p>
        </text:list-item>
        <text:list-item>
          <text:p text:style-name="P248">Назовите константы, используя которые можно вывести данные в поток ошибок или в поток вывода : STDERR, STDOUT</text:p>
        </text:list-item>
      </text:list>
      <text:p text:style-name="P28"/>
      <text:p text:style-name="P28">Типы данных</text:p>
      <text:p text:style-name="P26"/>
      <text:p text:style-name="P26">Тип определяет</text:p>
      <text:p text:style-name="P26"/>
      <text:list xml:id="list926385468" text:style-name="L11">
        <text:list-item>
          <text:p text:style-name="P249">допустимые значения и свойства</text:p>
        </text:list-item>
        <text:list-item>
          <text:p text:style-name="P249">операции, применимые к значениям данного типа</text:p>
        </text:list-item>
      </text:list>
      <text:p text:style-name="P26"/>
      <text:p text:style-name="P26">&gt;&gt;&gt;Примеры: числа, светофор, цвета (в GUI), человек (в комп. играх – не может летать)</text:p>
      <text:p text:style-name="P26"/>
      <text:p text:style-name="P26">Некоторые типы</text:p>
      <text:p text:style-name="P26"/>
      <text:p text:style-name="P26">&gt;&gt;&gt; Вопрос: какие операции применимы к данным типам?</text:p>
      <text:p text:style-name="P26"/>
      <text:list xml:id="list680529690" text:style-name="L12">
        <text:list-item>
          <text:p text:style-name="P250">численные: Integer, Float, Fixnum (&lt;Integer), Bignum (&lt;Integer), Numeric</text:p>
        </text:list-item>
        <text:list-item>
          <text:p text:style-name="P250">строковые String</text:p>
        </text:list-item>
        <text:list-item>
          <text:p text:style-name="P250">логические (булевские = boolean): FalseClass, TrueClass</text:p>
        </text:list-item>
        <text:list-item>
          <text:p text:style-name="P255">File, IO, Symbol</text:p>
        </text:list-item>
        <text:list-item>
          <text:p text:style-name="P255">Array</text:p>
        </text:list-item>
        <text:list-item>
          <text:p text:style-name="P255">Hash</text:p>
        </text:list-item>
      </text:list>
      <text:p text:style-name="P26"/>
      <text:p text:style-name="P26">Языки (и Руби) позволяют задавать свои собственные типы (определять классы)</text:p>
      <text:list xml:id="list2103462908" text:style-name="L13">
        <text:list-item>
          <text:p text:style-name="P251">Dictionary, PartOfSpeechDictionary</text:p>
        </text:list-item>
        <text:list-item>
          <text:p text:style-name="P251">Sentence</text:p>
        </text:list-item>
        <text:list-item>
          <text:p text:style-name="P251">Word, AnnotatedWord</text:p>
        </text:list-item>
      </text:list>
      <text:p text:style-name="P26"/>
      <text:p text:style-name="P28"><text:soft-page-break/>Типы данных</text:p>
      <text:p text:style-name="P26"/>
      <text:p text:style-name="P26">Языки делятся на языки с</text:p>
      <text:p text:style-name="P26"/>
      <text:list xml:id="list1541997834" text:style-name="L14">
        <text:list-item>
          <text:p text:style-name="P252">динамическая типизация (shell, awk, ruby, python,...) /dynamically typed language/</text:p>
        </text:list-item>
        <text:list-item>
          <text:p text:style-name="P252">статическая типизация (С, Java)</text:p>
        </text:list-item>
      </text:list>
      <text:p text:style-name="P26"/>
      <text:p text:style-name="P26">При статической типизации</text:p>
      <text:list xml:id="list1175609103" text:style-name="L15">
        <text:list-item>
          <text:p text:style-name="P253">тип переменной задается сразу</text:p>
          <text:p text:style-name="P282">пример в C: int a = 20</text:p>
        </text:list-item>
        <text:list-item>
          <text:p text:style-name="P253">тип переменной нельзя изменить в процессе работы</text:p>
        </text:list-item>
      </text:list>
      <text:p text:style-name="P149">пример: a = “now this is a string” </text:p>
      <text:list xml:id="list947348465" text:continue-numbering="true" text:style-name="L15">
        <text:list-header>
          <text:p text:style-name="P280"/>
        </text:list-header>
      </text:list>
      <text:p text:style-name="P26">Ruby – язык с динамической типизацией</text:p>
      <text:p text:style-name="P26"/>
      <text:p text:style-name="P26">!!! Задание: lesson.3/script_2.rb</text:p>
      <text:p text:style-name="P26"/>
      <text:p text:style-name="P26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6"/>
      <text:p text:style-name="P26">a = 10</text:p>
      <text:p text:style-name="P26">puts a, a.class</text:p>
      <text:p text:style-name="P26"/>
      <text:p text:style-name="P26">a = “hello”</text:p>
      <text:p text:style-name="P26">puts a, a.class</text:p>
      <text:p text:style-name="P26"/>
      <text:p text:style-name="P26">a = “10”</text:p>
      <text:p text:style-name="P26">puts a, a.class</text:p>
      <text:p text:style-name="P26"/>
      <text:p text:style-name="P26">!!! Задание: выясните, к какому типу принадлежат следующие значения</text:p>
      <text:p text:style-name="P26"><text:tab/></text:p>
      <text:list xml:id="list1640418810" text:style-name="L16">
        <text:list-item>
          <text:list>
            <text:list-item>
              <text:p text:style-name="P254">#=&gt;Float</text:p>
            </text:list-item>
          </text:list>
        </text:list-item>
      </text:list>
      <text:p text:style-name="P26"><text:tab/>“3.15” <text:s text:c="5"/>#=&gt;String <text:s text:c="3"/>потому что в кавычках</text:p>
      <text:p text:style-name="P26"><text:tab/>[1,2,3] <text:s text:c="5"/>#=&gt;Array потому что в [ ]</text:p>
      <text:p text:style-name="P26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6"/>
      <text:p text:style-name="P26">!!! Задание: объясните, что происходит</text:p>
      <text:p text:style-name="P26">&gt;&gt;&gt; проверьте в irb</text:p>
      <text:p text:style-name="P26"/>
      <text:p text:style-name="P26"><text:tab/>20 + 30 <text:s text:c="7"/>#=&gt;50</text:p>
      <text:p text:style-name="P26"><text:tab/>“20” + “30” <text:s text:c="2"/>#=&gt; 2030 конкатенация строк</text:p>
      <text:p text:style-name="P26"/>
      <text:p text:style-name="P26"><text:tab/>20 * 3 <text:s text:c="7"/>#=&gt;50</text:p>
      <text:p text:style-name="P26"><text:tab/>“20” * 3 <text:s text:c="2"/>#=&gt; 202020</text:p>
      <text:p text:style-name="P26"><text:tab/>“20” * “3” #=&gt; TypeError: can't convert String into Integer</text:p>
      <text:p text:style-name="P26"/>
      <text:p text:style-name="P28"><text:soft-page-break/>Assignment</text:p>
      <text:p text:style-name="P26"/>
      <text:p text:style-name="P26">Оператор = служит для присвоения значения переменной</text:p>
      <text:p text:style-name="P26"/>
      <text:p text:style-name="P134">num = 42</text:p>
      <text:p text:style-name="P26"/>
      <text:p text:style-name="P26">Параллельное присваивание</text:p>
      <text:p text:style-name="P26"/>
      <text:p text:style-name="P26"><text:tab/>word, freq, tag = “apple”, 42, “noun”</text:p>
      <text:p text:style-name="P26"/>
      <text:p text:style-name="P26">!!! Задание: задайте две переменные (значение одной “Susan” а другой 25) и выведите текст</text:p>
      <text:p text:style-name="P26"/>
      <text:p text:style-name="P26"><text:tab/>“her name is Susan and she is 25 years old”</text:p>
      <text:p text:style-name="P26"/>
      <text:p text:style-name="P26">Подсказка: в скрипте использовать оператор конкатенации строк +</text:p>
      <text:p text:style-name="P26"/>
      <text:p text:style-name="P26"><text:tab/>name, age = “Susan”, 25</text:p>
      <text:p text:style-name="P26"/>
      <text:p text:style-name="P26"><text:tab/>puts “her name is ” + name + “ and she is ” + age + “ years old” #=&gt; oops</text:p>
      <text:p text:style-name="P26"/>
      <text:p text:style-name="P26">Как сделать, чтобы заработало?</text:p>
      <text:p text:style-name="P26"><text:tab/>интерполяция:</text:p>
      <text:p text:style-name="P26"><text:tab/>puts “her name is #{name} and she is #{age} years old”</text:p>
      <text:p text:style-name="P26"/>
      <text:p text:style-name="P26"><text:tab/>преобразование типов (привести к типу String)</text:p>
      <text:p text:style-name="P26"><text:tab/>puts “her name is ” + name + “ and she is ” + age.to_s + “ years old”</text:p>
      <text:p text:style-name="P29"/>
      <text:p text:style-name="P37">Еще один способ подстановки</text:p>
      <text:p text:style-name="P29"/>
      <text:p text:style-name="P29">lesson.03/test_puts.2.rb</text:p>
      <text:p text:style-name="P29"/>
      <text:p text:style-name="P29">template = "Her name is %s and she is %s years old" </text:p>
      <text:p text:style-name="P29">puts template % ["Susan", 25] </text:p>
      <text:p text:style-name="P29">Her name is Susan and she is 25 years old</text:p>
      <text:p text:style-name="P29"/>
      <text:p text:style-name="P37">Оператор ветвления if</text:p>
      <text:p text:style-name="P29"/>
      <text:p text:style-name="P29">слайд, показывающий формат if - then - end</text:p>
      <text:p text:style-name="P29"/>
      <text:p text:style-name="P37">if step-by-step</text:p>
      <text:p text:style-name="P37"/>
      <text:p text:style-name="P29">a, b = 10, 10</text:p>
      <text:p text:style-name="P29"/>
      <text:p text:style-name="P29">if a &gt; 0 &amp;&amp; a == b</text:p>
      <text:p text:style-name="P29"><text:s text:c="3"/>puts “hello”</text:p>
      <text:p text:style-name="P29">end</text:p>
      <text:p text:style-name="P29"/>
      <text:p text:style-name="P29">if true &amp;&amp; a == b</text:p>
      <text:p text:style-name="P29"><text:s text:c="3"/>puts “hello”</text:p>
      <text:p text:style-name="P29"><text:soft-page-break/>end</text:p>
      <text:p text:style-name="P29"/>
      <text:p text:style-name="P29">if true &amp;&amp; true</text:p>
      <text:p text:style-name="P29"><text:s text:c="3"/>puts “hello”</text:p>
      <text:p text:style-name="P29">end</text:p>
      <text:p text:style-name="P29"/>
      <text:p text:style-name="P29">if true</text:p>
      <text:p text:style-name="P29"><text:s text:c="3"/>puts “hello”</text:p>
      <text:p text:style-name="P29">end</text:p>
      <text:p text:style-name="P29"/>
      <text:p text:style-name="P29">puts “hello”</text:p>
      <text:p text:style-name="P29"/>
      <text:p text:style-name="P37">if / then/ else /end</text:p>
      <text:p text:style-name="P37"/>
      <text:p text:style-name="P29">слайд</text:p>
      <text:p text:style-name="P29"/>
      <text:p text:style-name="P37">if пошагово - 2</text:p>
      <text:p text:style-name="P37"/>
      <text:p text:style-name="P31">чему равны a и b после выполнения данного кода:</text:p>
      <text:p text:style-name="P31"/>
      <text:p text:style-name="P29">a, b = 10, 10</text:p>
      <text:p text:style-name="P29"/>
      <text:p text:style-name="P29">if a &gt; 0 &amp;&amp; a != b</text:p>
      <text:p text:style-name="P29"><text:s text:c="3"/>b = b - 1</text:p>
      <text:p text:style-name="P29">else</text:p>
      <text:p text:style-name="P29"><text:s text:c="3"/>b = b + 1</text:p>
      <text:p text:style-name="P29">end</text:p>
      <text:p text:style-name="P29"/>
      <text:p text:style-name="P29">if true &amp;&amp; a != b</text:p>
      <text:p text:style-name="P29"><text:s text:c="3"/>b = b - 1</text:p>
      <text:p text:style-name="P29">else</text:p>
      <text:p text:style-name="P29"><text:s text:c="3"/>b = b + 1</text:p>
      <text:p text:style-name="P29">end</text:p>
      <text:p text:style-name="P29"/>
      <text:p text:style-name="P29">if true &amp;&amp; false</text:p>
      <text:p text:style-name="P29"><text:s text:c="3"/>b = b - 1</text:p>
      <text:p text:style-name="P29">else</text:p>
      <text:p text:style-name="P29"><text:s text:c="3"/>b = b + 1</text:p>
      <text:p text:style-name="P29">end</text:p>
      <text:p text:style-name="P29"/>
      <text:p text:style-name="P29">if false</text:p>
      <text:p text:style-name="P29"><text:s text:c="3"/>b = b - 1</text:p>
      <text:p text:style-name="P29">else</text:p>
      <text:p text:style-name="P29"><text:s text:c="3"/>b = b + 1</text:p>
      <text:p text:style-name="P29">end</text:p>
      <text:p text:style-name="P29"/>
      <text:p text:style-name="P29">b = b + 1</text:p>
      <text:p text:style-name="P29">b = 11</text:p>
      <text:p text:style-name="P29"/>
      <text:p text:style-name="P89">Здесь слайд 30: if-elsif-elsif-elsif-else-end</text:p>
      <text:p text:style-name="P89"><text:soft-page-break/></text:p>
      <text:p text:style-name="P14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/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0">if paper =~ /[a-z]/</text:p>
      <text:p text:style-name="P70"><text:s text:c="4"/>puts “contains letters”</text:p>
      <text:p text:style-name="P70">end</text:p>
      <text:p text:style-name="P70"/>
      <text:p text:style-name="P70">Задание: Что возвращают следующие команды (в irb) ?</text:p>
      <text:p text:style-name="P70"/>
      <text:p text:style-name="P70">“paper” =~ /[a-z]/ <text:s/>#=&gt; 0</text:p>
      <text:p text:style-name="P70">“Paper” =~ /[a-z]/ #=&gt; 1</text:p>
      <text:p text:style-name="P70">“Paper” =~ /[0-9]/ #=&gt; nil</text:p>
      <text:p text:style-name="P70"/>
      <text:p text:style-name="P70">Вопрос: что это может значить?</text:p>
      <text:p text:style-name="P70"/>
      <text:p text:style-name="P70">Ответ: начало метча в строке, позиция символа (считая от 0)</text:p>
      <text:p text:style-name="P86"/>
      <text:p text:style-name="P65">Что есть true и что есть false</text:p>
      <text:p text:style-name="P70"/>
      <text:p text:style-name="P70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0"/>
      <text:p text:style-name="P70">if “Paper” =~ /[a-z]/</text:p>
      <text:p text:style-name="P70"><text:s/>…</text:p>
      <text:p text:style-name="P70">end</text:p>
      <text:p text:style-name="P70"/>
      <text:p text:style-name="P70">&gt;&gt; Что будет результатом =~</text:p>
      <text:p text:style-name="P70"/>
      <text:p text:style-name="P70">if 1</text:p>
      <text:p text:style-name="P70"><text:s text:c="2"/>...</text:p>
      <text:p text:style-name="P70">end</text:p>
      <text:p text:style-name="P70"/>
      <text:p text:style-name="P70">Задание: Что напечатает следующая команда?</text:p>
      <text:p text:style-name="P70"/>
      <text:p text:style-name="P70">irb&gt;if 1; then puts “is true”; else puts “is false”; end</text:p>
      <text:p text:style-name="P70"/>
      <text:p text:style-name="P70">Задание: Какие из следующих выражений считаются true в руби?</text:p>
      <text:p text:style-name="P70"/>
      <text:p text:style-name="P70"><text:soft-page-break/>-5 <text:s text:c="9"/>true</text:p>
      <text:p text:style-name="P70">0 <text:s text:c="11"/>true <text:s text:c="9"/># в AWK false</text:p>
      <text:p text:style-name="P70">“paper” <text:s/>true</text:p>
      <text:p text:style-name="P70">“” <text:s text:c="10"/>true <text:s text:c="9"/># в AWK false</text:p>
      <text:p text:style-name="P70">true <text:s text:c="7"/>true <text:s text:c="9"/># нету в AWK</text:p>
      <text:p text:style-name="P70">false <text:s text:c="5"/>false <text:s text:c="9"/># нету в AWK</text:p>
      <text:p text:style-name="P70">nil <text:s text:c="8"/>false <text:s text:c="9"/>#</text:p>
      <text:p text:style-name="P70"/>
      <text:p text:style-name="P51"/>
      <text:p text:style-name="P143"/>
      <text:p text:style-name="P65">Циклы</text:p>
      <text:p text:style-name="P50"/>
      <text:p text:style-name="P50">Циклы позволяют выполнить какое-то действие/действия <text:span text:style-name="T1">несколько раз</text:span>.</text:p>
      <text:p text:style-name="P50"/>
      <text:p text:style-name="P50">Сравните, сколько раз выполнится блок (lesson.3/while/test_while_1.rb)</text:p>
      <text:p text:style-name="P50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0">a = 2</text:p>
            <text:p text:style-name="P50">if a &lt; 5</text:p>
            <text:p text:style-name="P50"><text:s text:c="2"/>b = a ** 2</text:p>
            <text:p text:style-name="P50"><text:s text:c="2"/>print b</text:p>
            <text:p text:style-name="P50">end</text:p>
          </table:table-cell>
          <table:table-cell table:style-name="Table36.B1" office:value-type="string">
            <text:p text:style-name="P50">a = 2</text:p>
            <text:p text:style-name="P50">while a &lt; 5</text:p>
            <text:p text:style-name="P50"><text:s text:c="2"/>b = a ** 2</text:p>
            <text:p text:style-name="P50"><text:s text:c="2"/>print b, ", <text:s/>"</text:p>
            <text:p text:style-name="P50"><text:s text:c="2"/>a += 1</text:p>
            <text:p text:style-name="P50">end</text:p>
          </table:table-cell>
        </table:table-row>
        <table:table-row>
          <table:table-cell table:style-name="Table36.A2" office:value-type="string">
            <text:p text:style-name="P50">#=&gt;4</text:p>
          </table:table-cell>
          <table:table-cell table:style-name="Table36.B2" office:value-type="string">
            <text:p text:style-name="P50">#=&gt; 4, 9, 16</text:p>
          </table:table-cell>
        </table:table-row>
      </table:table>
      <text:p text:style-name="P50"/>
      <text:p text:style-name="P50">&gt;&gt;&gt; Для каких значений a выполняется цикл? =&gt; 2, 3, 4</text:p>
      <text:p text:style-name="P86"/>
      <text:p text:style-name="P65">Цикл while</text:p>
      <text:p text:style-name="P50"/>
      <text:p text:style-name="P50">Цикл while выполняется, пока условие истинно </text:p>
      <text:p text:style-name="P50"/>
      <text:p text:style-name="P50">while <text:span text:style-name="T50">expression-that-is-</text:span><text:span text:style-name="T48">TRUE</text:span> [do]</text:p>
      <text:p text:style-name="P50"><text:s text:c="2"/># ....</text:p>
      <text:p text:style-name="P50">end</text:p>
      <text:p text:style-name="P50"/>
      <text:p text:style-name="P50">!!! Вопрос: сколько раз выполниться следующий цикл (lesson.26/loops/test_while_2.rb)? Расскажите, как он выполняется:</text:p>
      <text:p text:style-name="P50"/>
      <text:p text:style-name="P50">i = j = 0</text:p>
      <text:p text:style-name="P50">while i &lt; 5 &amp;&amp; j &lt; 5</text:p>
      <text:p text:style-name="P50"><text:s text:c="2"/>puts "i=#{i}, j=#{j}"</text:p>
      <text:p text:style-name="P50"><text:s text:c="2"/>i += 1</text:p>
      <text:p text:style-name="P50"><text:s text:c="2"/>j += i</text:p>
      <text:p text:style-name="P50">end</text:p>
      <text:p text:style-name="P50">puts ""</text:p>
      <text:p text:style-name="P50"/>
      <text:p text:style-name="P50">Ответ: будет напечатано</text:p>
      <text:p text:style-name="P142">i=0, j=0 </text:p>
      <text:p text:style-name="P142">i=1, j=1 </text:p>
      <text:p text:style-name="P142">i=2, j=3 </text:p>
      <text:p text:style-name="P50"><text:soft-page-break/>&gt;&gt;&gt; Почему цикл не пошел на следующую итерацию?</text:p>
      <text:p text:style-name="P142">i=3, j=6</text:p>
      <text:p text:style-name="P50"/>
      <text:p text:style-name="P50">Вопрос: объясните, как работает следующий цикл?</text:p>
      <text:p text:style-name="P50"/>
      <text:p text:style-name="P50">например, обрабатывается файл, в котором одна строка "hello"</text:p>
      <text:p text:style-name="P50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0">while line = gets</text:p>
            <text:p text:style-name="P50"><text:s text:c="2"/># <text:s text:c="2"/>какие-то действия</text:p>
            <text:p text:style-name="P50"><text:s text:c="2"/># <text:s text:c="2"/>line.chomp!</text:p>
            <text:p text:style-name="P50">end</text:p>
          </table:table-cell>
          <table:table-cell table:style-name="Table37.A1" office:value-type="string">
            <text:p text:style-name="P50">while line = "hello"</text:p>
            <text:p text:style-name="P50"><text:s text:c="2"/># <text:s/>...</text:p>
            <text:p text:style-name="P50">end</text:p>
          </table:table-cell>
          <table:table-cell table:style-name="Table37.A1" office:value-type="string">
            <text:p text:style-name="P50">while "hello"</text:p>
            <text:p text:style-name="P50"><text:s text:c="2"/># <text:s/>...</text:p>
            <text:p text:style-name="P50">end</text:p>
          </table:table-cell>
          <table:table-cell table:style-name="Table37.D1" office:value-type="string">
            <text:p text:style-name="P50">while true</text:p>
            <text:p text:style-name="P50"><text:s text:c="2"/># <text:s/>...</text:p>
            <text:p text:style-name="P50">end</text:p>
          </table:table-cell>
        </table:table-row>
        <table:table-row>
          <table:table-cell table:style-name="Table37.A2" office:value-type="string">
            <text:p text:style-name="P151"/>
          </table:table-cell>
          <table:table-cell table:style-name="Table37.A2" office:value-type="string">
            <text:p text:style-name="P151"/>
          </table:table-cell>
          <table:table-cell table:style-name="Table37.A2" office:value-type="string">
            <text:p text:style-name="P151"/>
          </table:table-cell>
          <table:table-cell table:style-name="Table37.D2" office:value-type="string">
            <text:p text:style-name="P151"/>
          </table:table-cell>
        </table:table-row>
      </table:table>
      <text:p text:style-name="P50"/>
      <text:p text:style-name="P50">!!! Вопрос: В какой момент этот цикл остановится?</text:p>
      <text:p text:style-name="P50">читать: IO#gets</text:p>
      <text:p text:style-name="P50">Ответ: из IO#gets: Returns +nil+ if called at end of file.</text:p>
      <text:p text:style-name="P66"/>
      <text:p text:style-name="P66">Как читать из потока ввода</text:p>
      <text:p text:style-name="P66"/>
      <text:p text:style-name="P51">IO#gets</text:p>
      <text:p text:style-name="P51">выполните скрипт lesson.03/gets/test_gets.1.rb</text:p>
      <text:p text:style-name="P51"/>
      <text:p text:style-name="P51">&gt;&gt;&gt; ввести строку, нажать ввод</text:p>
      <text:p text:style-name="P51"/>
      <text:p text:style-name="P51">Прочитайте скрипт и скажите, то ли выводится, что “хотел” сказать программист.</text:p>
      <text:p text:style-name="P51"/>
      <text:p text:style-name="P51">Исправьте скрипт</text:p>
      <text:p text:style-name="P51"/>
      <text:p text:style-name="P51">Ответ: lesson.03/gets/test_gets.2.rb</text:p>
      <text:p text:style-name="P66"/>
      <text:p text:style-name="P51">Знать отличия между:</text:p>
      <text:p text:style-name="P51"/>
      <text:p text:style-name="P143">String#chomp String#chomp!</text:p>
      <text:p text:style-name="P143">String#chop <text:s text:c="3"/>String#chop!</text:p>
      <text:p text:style-name="P143">String#strip <text:s text:c="4"/>String#strip!</text:p>
      <text:p text:style-name="P86"/>
      <text:p text:style-name="P90">Задание test_numbers.rb</text:p>
      <text:p text:style-name="P90"/>
      <text:p text:style-name="P86">слайды 31, 32</text:p>
      <text:p text:style-name="P14"/>
      <text:p text:style-name="P14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52">user</text:span>/bin/ruby</text:p>
      <text:p text:style-name="P2"><text:soft-page-break/></text:p>
      <text:p text:style-name="P2">while line = gets</text:p>
      <text:p text:style-name="P2"><text:s text:c="4"/><text:span text:style-name="T50">line = 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52">elseif</text:span> line &lt; 0 <text:s/><text:span text:style-name="T51"># line is a string</text:span></text:p>
      <text:p text:style-name="P2"><text:s text:c="7"/>puts line + “ is a negative number”</text:p>
      <text:p text:style-name="P2"><text:s text:c="4"/><text:span text:style-name="T51">elseif</text:span> line == “0”</text:p>
      <text:p text:style-name="P2"><text:s text:c="7"/>puts line + “ is zero”</text:p>
      <text:p text:style-name="P2"><text:s text:c="4"/><text:span text:style-name="T51">elseif</text:span> # should be else</text:p>
      <text:p text:style-name="P2"><text:s text:c="7"/>puts “#{line} is a negative number”</text:p>
      <text:p text:style-name="P2"><text:s text:c="4"/># <text:span text:style-name="T51">end</text:span> is missing</text:p>
      <text:p text:style-name="P2">end</text:p>
      <text:p text:style-name="P2"/>
      <text:p text:style-name="P2">!!! Задание: исправить скрипт test_numbers_buggy.rb</text:p>
      <text:p text:style-name="P2">&gt;&gt;&gt; демо: test_numbers_correct.rb</text:p>
      <text:p text:style-name="P2"/>
      <text:p text:style-name="P86"/>
      <text:p text:style-name="P86"/>
      <text:p text:style-name="P29"/>
      <text:p text:style-name="P18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5">Решение задач</text:p>
          </table:table-cell>
          <table:table-cell table:style-name="Table2.A1" office:value-type="string">
            <text:p text:style-name="P157">Занятие 4</text:p>
            <text:p text:style-name="P157">(60 мин)</text:p>
          </table:table-cell>
        </table:table-row>
      </table:table>
      <text:p text:style-name="P29"/>
      <text:p text:style-name="P29">Вопросы:</text:p>
      <text:p text:style-name="P29"/>
      <text:list xml:id="list680148171" text:style-name="L17">
        <text:list-item>
          <text:p text:style-name="P256">На что влияет тип данных?</text:p>
        </text:list-item>
        <text:list-item>
          <text:p text:style-name="P256">Как Руби знает, к какому типу относится тот или иной программный объект?</text:p>
        </text:list-item>
      </text:list>
      <text:list xml:id="list1522008923" text:style-name="L18">
        <text:list-item>
          <text:p text:style-name="P283">В двойных/одинарных кавычках это … ? – String</text:p>
        </text:list-item>
        <text:list-item>
          <text:p text:style-name="P283">В квадратных скобках это … ? – Array</text:p>
        </text:list-item>
        <text:list-item>
          <text:p text:style-name="P283">В фигурный скобках это ... ? -- Hash</text:p>
        </text:list-item>
        <text:list-item>
          <text:p text:style-name="P283">Как задать диапазон? – .. или ...</text:p>
        </text:list-item>
      </text:list>
      <text:list xml:id="list234667529" text:continue-list="list680148171" text:style-name="L17">
        <text:list-item>
          <text:p text:style-name="P256">Можно ли изменить тип переменной в программе?</text:p>
        </text:list-item>
        <text:list-item>
          <text:p text:style-name="P256">Назовите некоторые методы, которые преобразуют объект к другому типу? – (to_s, to_i, to_f, to_a)</text:p>
        </text:list-item>
        <text:list-item>
          <text:p text:style-name="P256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56">Что такое интерполяция и где ее использовать?</text:p>
        </text:list-item>
        <text:list-item>
          <text:p text:style-name="P256">Почему оператор условия if называется оператором ветвления?</text:p>
        </text:list-item>
        <text:list-item>
          <text:p text:style-name="P256">Сколько веток и какие могут быть в if?</text:p>
        </text:list-item>
        <text:list-item>
          <text:p text:style-name="P256">Имеет ли значение порядок ветвей в if?</text:p>
        </text:list-item>
        <text:list-item>
          <text:p text:style-name="P256">Назовите операторы сравнения: </text:p>
        </text:list-item>
      </text:list>
      <text:list xml:id="list1070566992" text:style-name="L19">
        <text:list-item>
          <text:p text:style-name="P284">ответ: &lt; &gt; == !=</text:p>
        </text:list-item>
      </text:list>
      <text:list xml:id="list507819977" text:continue-list="list234667529" text:style-name="L17">
        <text:list-item>
          <text:p text:style-name="P256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56">Почему то, что возвращает оператор =~ , можно использовать в условии?</text:p>
        </text:list-item>
        <text:list-item>
          <text:p text:style-name="P256">Что у руби является true и что false?</text:p>
        </text:list-item>
        <text:list-item>
          <text:p text:style-name="P256">Зачем нужны циклы?</text:p>
        </text:list-item>
        <text:list-item>
          <text:p text:style-name="P256">При каком условии выполняется тело цикла while? Сколько раз он выполняется?</text:p>
        </text:list-item>
        <text:list-item>
          <text:p text:style-name="P256">Когда заканчивается цикл while?</text:p>
        </text:list-item>
        <text:list-item>
          <text:p text:style-name="P256"><text:s/>Как построчно читать файл?</text:p>
        </text:list-item>
      </text:list>
      <text:p text:style-name="P29"/>
      <text:p text:style-name="P29"/>
      <text:p text:style-name="P37">Разбор задания</text:p>
      <text:p text:style-name="P37"/>
      <text:p text:style-name="P29">lesson.03/test_numbers_buggy.rb → lesson.03/test_numbers_correct.rb</text:p>
      <text:p text:style-name="P29"/>
      <text:p text:style-name="P37">Задание</text:p>
      <text:p text:style-name="P29"/>
      <text:p text:style-name="P29">на материале файла data/words.txt, подсчитайте скриптом, сколько</text:p>
      <text:p text:style-name="P29"/>
      <text:p text:style-name="P29">в файле строк</text:p>
      <text:p text:style-name="P29">сколько слов, начинающихся с большой буквы (одно слово = одна строка)</text:p>
      <text:p text:style-name="P29">сколько слов, начинающихся с маленькой буквы</text:p>
      <text:p text:style-name="P29"/>
      <text:p text:style-name="P29">ожидаемый выход как выход скрипта:</text:p>
      <text:p text:style-name="P29"/>
      <text:p text:style-name="P29"><text:tab/>ответ: lesson.04/simple/count_words.rb</text:p>
      <text:p text:style-name="P29"><text:soft-page-break/></text:p>
      <text:p text:style-name="P29">Совпадает ли количество слово 1. с суммой 2. и 3. ?</text:p>
      <text:p text:style-name="P29">Если нет, то выведите строку/и, которая/ые не была/и подсчитана/ы?</text:p>
      <text:p text:style-name="P29"/>
      <text:p text:style-name="P37">Задание</text:p>
      <text:p text:style-name="P37"/>
      <text:p text:style-name="P29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9"/>
      <text:p text:style-name="P29">&gt;&gt;&gt; Обсудить, какие операции нужны</text:p>
      <text:p text:style-name="P29">&gt;&gt;&gt; чтение while gets</text:p>
      <text:p text:style-name="P29">&gt;&gt;&gt; как проверить строку на пустоту? String#length или String#empty?</text:p>
      <text:p text:style-name="P29">&gt;&gt;&gt; как посчитать количество токенов – разбить на токены (String#split) и замерять длину массива (Array#length)</text:p>
      <text:p text:style-name="P29"/>
      <text:p text:style-name="P29">Ожидаемый выход как выход скрипта:</text:p>
      <text:p text:style-name="P29"><text:tab/>lesson.04/simple/short_paragraphs.rb</text:p>
      <text:p text:style-name="P29"/>
      <text:p text:style-name="P29">начальный скрипт:</text:p>
      <text:p text:style-name="P29"><text:tab/>lesson.04/simple/short_paragraphs_stub.rb</text:p>
      <text:p text:style-name="P29"/>
      <text:p text:style-name="P37">Задание, качество NER</text:p>
      <text:p text:style-name="P29"/>
      <text:p text:style-name="P29">Оценка качества работа NERа. Рабочие материалы в lesson.04/precision/</text:p>
      <text:p text:style-name="P29"/>
      <text:p text:style-name="P29">corpus_np.gold.txt – эталонный корпус</text:p>
      <text:p text:style-name="P29">corpus_np.auto.txt – аннотированные автоматически</text:p>
      <text:p text:style-name="P29">corpus_gold_vs_auto.txt – пословное сравнение эталонного корпуса и автоматической аннотации (скрипт на шеле combine_files)</text:p>
      <text:p text:style-name="P29"/>
      <text:p text:style-name="P29">Задание: подсчитайте количество слов, теггированных как NP и не-NP.</text:p>
      <text:p text:style-name="P29"/>
      <text:p text:style-name="P29">Варианты ответа:</text:p>
      <text:p text:style-name="P29"/>
      <text:p text:style-name="P29">1) с использованием shell</text:p>
      <text:p text:style-name="P29"/>
      <text:p text:style-name="P29">cat file | tr -s ' ' '\n' | count_nps.rb</text:p>
      <text:p text:style-name="P29"/>
      <text:p text:style-name="P29">2) count_nps.2.rb</text:p>
      <text:p text:style-name="P29"/>
      <text:p text:style-name="P29">Ожидаемый ответ:</text:p>
      <text:p text:style-name="P29">Words with NP: 4</text:p>
      <text:p text:style-name="P29">Words with non-NP: 11</text:p>
      <text:p text:style-name="P29"/>
      <text:p text:style-name="P37"/>
      <text:p text:style-name="P183">Accuracy/Precision/Recall</text:p>
      <text:p text:style-name="P3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1"/>
          </table:table-cell>
          <table:covered-table-cell/>
          <table:table-cell table:style-name="Table3.A1" table:number-columns-spanned="2" office:value-type="string">
            <text:p text:style-name="P152">Gold corpus</text:p>
          </table:table-cell>
          <table:covered-table-cell/>
          <table:table-cell table:style-name="Table3.E1" office:value-type="string">
            <text:p text:style-name="P152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2">True (<text:span text:style-name="T53">NP</text:span>)</text:p>
          </table:table-cell>
          <table:table-cell table:style-name="Table3.C2" office:value-type="string">
            <text:p text:style-name="P152">False (<text:span text:style-name="T53">non-NP</text:span>)</text:p>
          </table:table-cell>
          <table:table-cell table:style-name="Table3.E2" office:value-type="string">
            <text:p text:style-name="P151"/>
          </table:table-cell>
        </table:table-row>
        <table:table-row>
          <table:table-cell table:style-name="Table3.C2" table:number-rows-spanned="2" office:value-type="string">
            <text:p text:style-name="P151">Auto</text:p>
          </table:table-cell>
          <table:table-cell table:style-name="Table3.C2" office:value-type="string">
            <text:p text:style-name="P151">Positive (<text:span text:style-name="T51">NP</text:span>)</text:p>
          </table:table-cell>
          <table:table-cell table:style-name="Table3.C2" office:value-type="string">
            <text:p text:style-name="P151">tp: <text:span text:style-name="T51">NP</text:span> = <text:span text:style-name="T53">NP</text:span></text:p>
          </table:table-cell>
          <table:table-cell table:style-name="Table3.C2" office:value-type="string">
            <text:p text:style-name="P151">fp: <text:span text:style-name="T51">NP</text:span> != <text:span text:style-name="T53">non-NP</text:span></text:p>
          </table:table-cell>
          <table:table-cell table:style-name="Table3.E2" office:value-type="string">
            <text:p text:style-name="P151">--&gt; precision</text:p>
          </table:table-cell>
        </table:table-row>
        <table:table-row>
          <table:covered-table-cell/>
          <table:table-cell table:style-name="Table3.C2" office:value-type="string">
            <text:p text:style-name="P151">Negative (<text:span text:style-name="T51">non-NP</text:span>)</text:p>
          </table:table-cell>
          <table:table-cell table:style-name="Table3.C2" office:value-type="string">
            <text:p text:style-name="P151">fn: <text:span text:style-name="T51">non-NP </text:span><text:span text:style-name="T54">!= </text:span><text:span text:style-name="T53">NP</text:span></text:p>
          </table:table-cell>
          <table:table-cell table:style-name="Table3.C2" office:value-type="string">
            <text:p text:style-name="P151"><text:span text:style-name="T54">tn: </text:span><text:span text:style-name="T51">non-NP</text:span> = <text:span text:style-name="T53">non-NP</text:span></text:p>
          </table:table-cell>
          <table:table-cell table:style-name="Table3.E2" office:value-type="string">
            <text:p text:style-name="P151"/>
          </table:table-cell>
        </table:table-row>
        <table:table-row>
          <table:table-cell table:style-name="Table3.C2" office:value-type="string">
            <text:p text:style-name="P151"/>
          </table:table-cell>
          <table:table-cell table:style-name="Table3.C2" office:value-type="string">
            <text:p text:style-name="P151"/>
          </table:table-cell>
          <table:table-cell table:style-name="Table3.C2" office:value-type="string">
            <text:p text:style-name="P151">--&gt; recall</text:p>
          </table:table-cell>
          <table:table-cell table:style-name="Table3.C2" office:value-type="string">
            <text:p text:style-name="P151"/>
          </table:table-cell>
          <table:table-cell table:style-name="Table3.E2" office:value-type="string">
            <text:p text:style-name="P151"/>
          </table:table-cell>
        </table:table-row>
      </table:table>
      <text:p text:style-name="P29"/>
      <text:p text:style-name="P29">tp - true positive</text:p>
      <text:p text:style-name="P29">fp - false positive</text:p>
      <text:p text:style-name="P29">fn - false negatve</text:p>
      <text:p text:style-name="P29">tn - true negative</text:p>
      <text:p text:style-name="P29"/>
      <text:p text:style-name="P29">Задание: расставьте - и = классифицируйте на: tp, tn, fp, fn</text:p>
      <text:p text:style-name="P29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2">Сравнение</text:p>
          </table:table-cell>
          <table:table-cell table:style-name="Table4.A1" office:value-type="string">
            <text:p text:style-name="P152">Gold</text:p>
          </table:table-cell>
          <table:table-cell table:style-name="Table4.A1" office:value-type="string">
            <text:p text:style-name="P152">Auto</text:p>
          </table:table-cell>
          <table:table-cell table:style-name="Table4.D1" office:value-type="string">
            <text:p text:style-name="P152">Класс</text:p>
          </table:table-cell>
        </table:table-row>
        <table:table-row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29">Bill_NP</text:p>
          </table:table-cell>
          <table:table-cell table:style-name="Table4.A2" office:value-type="string">
            <text:p text:style-name="P29">Bill_ZZ</text:p>
          </table:table-cell>
          <table:table-cell table:style-name="Table4.D2" office:value-type="string">
            <text:p text:style-name="P151"/>
          </table:table-cell>
        </table:table-row>
        <table:table-row>
          <table:table-cell table:style-name="Table4.A3">
            <text:p text:style-name="P151"/>
          </table:table-cell>
          <table:table-cell table:style-name="Table4.A2" office:value-type="string">
            <text:p text:style-name="P29">Gates_NP</text:p>
          </table:table-cell>
          <table:table-cell table:style-name="Table4.A2" office:value-type="string">
            <text:p text:style-name="P29">Gates_NP</text:p>
          </table:table-cell>
          <table:table-cell table:style-name="Table4.D2" office:value-type="string">
            <text:p text:style-name="P151"/>
          </table:table-cell>
        </table:table-row>
        <table:table-row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29">owns_ZZ</text:p>
          </table:table-cell>
          <table:table-cell table:style-name="Table4.A2" office:value-type="string">
            <text:p text:style-name="P29">owns_ZZ </text:p>
          </table:table-cell>
          <table:table-cell table:style-name="Table4.D2" office:value-type="string">
            <text:p text:style-name="P151"/>
          </table:table-cell>
        </table:table-row>
        <table:table-row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29">Microsoft_ZZ</text:p>
          </table:table-cell>
          <table:table-cell table:style-name="Table4.A2" office:value-type="string">
            <text:p text:style-name="P29">Microsoft_NP</text:p>
          </table:table-cell>
          <table:table-cell table:style-name="Table4.D2" office:value-type="string">
            <text:p text:style-name="P151"/>
          </table:table-cell>
        </table:table-row>
        <table:table-row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29">Gates_ZZ</text:p>
          </table:table-cell>
          <table:table-cell table:style-name="Table4.A2" office:value-type="string">
            <text:p text:style-name="P29">Gates_NP</text:p>
          </table:table-cell>
          <table:table-cell table:style-name="Table4.D2" office:value-type="string">
            <text:p text:style-name="P151"/>
          </table:table-cell>
        </table:table-row>
        <table:table-row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29">opened_ZZ</text:p>
          </table:table-cell>
          <table:table-cell table:style-name="Table4.A2" office:value-type="string">
            <text:p text:style-name="P29">opened_ZZ </text:p>
          </table:table-cell>
          <table:table-cell table:style-name="Table4.D2" office:value-type="string">
            <text:p text:style-name="P151"/>
          </table:table-cell>
        </table:table-row>
        <table:table-row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29">slowly_ZZ</text:p>
          </table:table-cell>
          <table:table-cell table:style-name="Table4.A2" office:value-type="string">
            <text:p text:style-name="P29">slowly_ZZ </text:p>
          </table:table-cell>
          <table:table-cell table:style-name="Table4.D2" office:value-type="string">
            <text:p text:style-name="P151"/>
          </table:table-cell>
        </table:table-row>
        <table:table-row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29">Bill_NP</text:p>
          </table:table-cell>
          <table:table-cell table:style-name="Table4.A2" office:value-type="string">
            <text:p text:style-name="P29">Bill_ZZ </text:p>
          </table:table-cell>
          <table:table-cell table:style-name="Table4.D2" office:value-type="string">
            <text:p text:style-name="P151"/>
          </table:table-cell>
        </table:table-row>
        <table:table-row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29">kicked_ZZ</text:p>
          </table:table-cell>
          <table:table-cell table:style-name="Table4.A2" office:value-type="string">
            <text:p text:style-name="P29">kicked_ZZ</text:p>
          </table:table-cell>
          <table:table-cell table:style-name="Table4.D2" office:value-type="string">
            <text:p text:style-name="P151"/>
          </table:table-cell>
        </table:table-row>
        <table:table-row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29">the_ZZ</text:p>
          </table:table-cell>
          <table:table-cell table:style-name="Table4.A2" office:value-type="string">
            <text:p text:style-name="P29">the_ZZ</text:p>
          </table:table-cell>
          <table:table-cell table:style-name="Table4.D2" office:value-type="string">
            <text:p text:style-name="P151"/>
          </table:table-cell>
        </table:table-row>
        <table:table-row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29">gates_ZZ</text:p>
          </table:table-cell>
          <table:table-cell table:style-name="Table4.A2" office:value-type="string">
            <text:p text:style-name="P29">gates_NP </text:p>
          </table:table-cell>
          <table:table-cell table:style-name="Table4.D2" office:value-type="string">
            <text:p text:style-name="P151"/>
          </table:table-cell>
        </table:table-row>
        <table:table-row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29">Gates_NP</text:p>
          </table:table-cell>
          <table:table-cell table:style-name="Table4.A2" office:value-type="string">
            <text:p text:style-name="P29">Gates_NP </text:p>
          </table:table-cell>
          <table:table-cell table:style-name="Table4.D2" office:value-type="string">
            <text:p text:style-name="P151"/>
          </table:table-cell>
        </table:table-row>
        <table:table-row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29">paid_ZZ</text:p>
          </table:table-cell>
          <table:table-cell table:style-name="Table4.A2" office:value-type="string">
            <text:p text:style-name="P29">paid_ZZ</text:p>
          </table:table-cell>
          <table:table-cell table:style-name="Table4.D2" office:value-type="string">
            <text:p text:style-name="P151"/>
          </table:table-cell>
        </table:table-row>
        <table:table-row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29">the_ZZ</text:p>
          </table:table-cell>
          <table:table-cell table:style-name="Table4.A2" office:value-type="string">
            <text:p text:style-name="P29">the_ZZ</text:p>
          </table:table-cell>
          <table:table-cell table:style-name="Table4.D2" office:value-type="string">
            <text:p text:style-name="P151"/>
          </table:table-cell>
        </table:table-row>
        <table:table-row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29">bill_ZZ</text:p>
          </table:table-cell>
          <table:table-cell table:style-name="Table4.A2" office:value-type="string">
            <text:p text:style-name="P29">bill_ZZ</text:p>
          </table:table-cell>
          <table:table-cell table:style-name="Table4.D2" office:value-type="string">
            <text:p text:style-name="P151"/>
          </table:table-cell>
        </table:table-row>
      </table:table>
      <text:p text:style-name="P29"/>
      <text:p text:style-name="P135">Accuracy: (tp + tn) / (tp + tn + fp + fn)</text:p>
      <text:p text:style-name="P135"/>
      <text:p text:style-name="P135"/>
      <text:p text:style-name="P135">Precision: tp / (tp + fp)</text:p>
      <text:p text:style-name="P135"/>
      <text:p text:style-name="P135">Recall: tp / (tp + fn)</text:p>
      <text:p text:style-name="P86"/>
      <text:p text:style-name="P111"/>
      <text:p text:style-name="P29">Задание: на основании файла corpus_gold_vs_auto.txt подсчитайте accuracy</text:p>
      <text:p text:style-name="P29"/>
      <text:p text:style-name="P29">&gt;&gt;&gt; нет необходимости различать tp и tn; нет необходимости различать fp и fn</text:p>
      <text:p text:style-name="P29"/>
      <text:p text:style-name="P29">ответ: precision/compute_accuracy.rb</text:p>
      <text:p text:style-name="P29"/>
      <text:p text:style-name="P29"/>
      <text:p text:style-name="P29">Задание: посчитайте точность распознавания NP. Дополнительно: округлите результат до двух знаков после запятой.</text:p>
      <text:p text:style-name="P29"/>
      <text:p text:style-name="P29">начальный скрипт: precision/compute_precision_stub.rb</text:p>
      <text:p text:style-name="P29"/>
      <text:p text:style-name="P29">ответ: precision/compute_precision.rb</text:p>
      <text:p text:style-name="P29"/>
      <text:p text:style-name="P29"/>
      <text:p text:style-name="P29">Задание: посчитайте racall</text:p>
      <text:p text:style-name="P29"/>
      <text:p text:style-name="P29">ответ: precision/compute_recall.rb</text:p>
      <text:p text:style-name="P29"/>
      <text:p text:style-name="P29">Задание: объединить в одни скрипт вычисление всех метрик: accuracy, precision, recall</text:p>
      <text:p text:style-name="P29"/>
      <text:p text:style-name="P29"/>
      <text:p text:style-name="P18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5">Решение задач</text:p>
            <text:p text:style-name="P155">lesson.04/precision</text:p>
            <text:p text:style-name="P155">lesson.04.tasks/task.{02,03}</text:p>
          </table:table-cell>
          <table:table-cell table:style-name="Table5.A1" office:value-type="string">
            <text:p text:style-name="P157">Занятие 6</text:p>
            <text:p text:style-name="P157">(60 мин)</text:p>
          </table:table-cell>
        </table:table-row>
      </table:table>
      <text:p text:style-name="P29"/>
      <text:p text:style-name="P29">Раздаточный материал:</text:p>
      <text:list xml:id="list1217545700" text:style-name="L20">
        <text:list-item>
          <text:p text:style-name="P257">lesson.06.tar.bz2</text:p>
        </text:list-item>
        <text:list-item>
          <text:p text:style-name="P257"/>
        </text:list-item>
        <text:list-item>
          <text:p text:style-name="P257"/>
        </text:list-item>
      </text:list>
      <text:p text:style-name="P29"/>
      <text:p text:style-name="P29"/>
      <text:p text:style-name="P29">!!! <text:s/>Задание: измените скрипт find_jj_with_jjr.rb так, чтобы выход имел следующий вид:</text:p>
      <text:p text:style-name="P29"/>
      <text:p text:style-name="P29"><text:tab/>NICE<text:tab/>JJ<text:tab/>--&gt;<text:tab/>JJR<text:tab/>NICER</text:p>
      <text:p text:style-name="P29"/>
      <text:p text:style-name="P29"><text:tab/>(пять полей разделенных табуляцией)</text:p>
      <text:p text:style-name="P29"/>
      <text:p text:style-name="P29">ответ: lesson.06/find_jj_with_jjr.2.rb</text:p>
      <text:p text:style-name="P29"/>
      <text:p text:style-name="P30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9"/>
      <text:p text:style-name="P29"><text:tab/>GIVE<text:tab/>VB<text:tab/>--&gt;<text:tab/>VBD<text:tab/>GAVE</text:p>
      <text:p text:style-name="P29"><text:tab/>SHED<text:tab/>VB<text:tab/>--&gt;<text:tab/>VBD<text:tab/>SHED</text:p>
      <text:p text:style-name="P29"/>
      <text:p text:style-name="P29"><text:tab/>(пять полей разделенных табуляцией)</text:p>
      <text:p text:style-name="P29"/>
      <text:p text:style-name="P29">Используйте DicTester как источник данных. см. пример выхода DicTester в файле</text:p>
      <text:p text:style-name="P29"/>
      <text:p text:style-name="P29"><text:tab/>lesson.06/irrverbs/dictester.txt</text:p>
      <text:p text:style-name="P29"/>
      <text:p text:style-name="P29">ответ: lesson.07/irrverbs/find_vb_irrvbd.rb</text:p>
      <text:p text:style-name="P29"/>
      <text:p text:style-name="P29"/>
      <text:p text:style-name="P29"/>
      <text:p text:style-name="P4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5">Разбор заданий</text:p>
            <text:p text:style-name="P155">Массивы</text:p>
            <text:p text:style-name="P155"/>
          </table:table-cell>
          <table:table-cell table:style-name="Table6.A1" office:value-type="string">
            <text:p text:style-name="P157">Занятие 7</text:p>
            <text:p text:style-name="P157"/>
          </table:table-cell>
        </table:table-row>
      </table:table>
      <text:p text:style-name="P29"/>
      <text:p text:style-name="P38">Раздаточный материал</text:p>
      <text:p text:style-name="P38"/>
      <text:list xml:id="list1652776521" text:style-name="L21">
        <text:list-item>
          <text:p text:style-name="P263">lesson.07.tar.bz2</text:p>
        </text:list-item>
        <text:list-item>
          <text:p text:style-name="P265">dictester.all.tar.bz2 (дапм всего DicTester --all)</text:p>
        </text:list-item>
        <text:list-item>
          <text:p text:style-name="P265">колода карт (для объяснения итераторов)</text:p>
        </text:list-item>
      </text:list>
      <text:p text:style-name="P38"/>
      <text:p text:style-name="P36">Начало со слайда 45</text:p>
      <text:p text:style-name="P38"/>
      <text:p text:style-name="P38">Code review</text:p>
      <text:p text:style-name="P38"/>
      <text:p text:style-name="P34">Посмотреть код тех, кто прислал свои скрипты, и дать комментарии.</text:p>
      <text:p text:style-name="P38"/>
      <text:p text:style-name="P38">Комментарии к find_jj_with_jjr.rb</text:p>
      <text:p text:style-name="P38"/>
      <text:p text:style-name="P31">Показать, как влияет место обнуления word_jj на появление этих строк в выходе</text:p>
      <text:p text:style-name="P31"/>
      <text:p text:style-name="P31">FAR<text:tab/>JJ<text:tab/>--&gt;<text:tab/>JJR<text:tab/>FARTHER </text:p>
      <text:p text:style-name="P31">FAR<text:tab/>JJ<text:tab/>--&gt;<text:tab/>JJR<text:tab/>FURTHER </text:p>
      <text:p text:style-name="P31"/>
      <text:p text:style-name="P37">Разбор задания find_vb_irrvbd.rb</text:p>
      <text:p text:style-name="P37"/>
      <text:p text:style-name="P29">Как отличить правильное VBD от неправильного?</text:p>
      <text:list xml:id="list96608119" text:style-name="L22">
        <text:list-item>
          <text:p text:style-name="P258">правильное VBD заканчиватся на ED: confuse -&gt; confused</text:p>
        </text:list-item>
        <text:list-item>
          <text:p text:style-name="P258">и это ED является окончанием (то есть, не корнем). cf. shed -&gt; shed</text:p>
        </text:list-item>
      </text:list>
      <text:p text:style-name="P29"/>
      <text:p text:style-name="P29">продемонстрировать --help</text:p>
      <text:p text:style-name="P29"/>
      <text:p text:style-name="P29">ответ в lesson.07/irrverbs/find_vb_irrvbd.rb</text:p>
      <text:p text:style-name="P29">выход скрипта в: lesson.07/irrverbs/<text:span text:style-name="T1">find_vb_irrvbd.out</text:span></text:p>
      <text:p text:style-name="P29"/>
      <text:p text:style-name="P29">Сравнить выход с моим:</text:p>
      <text:p text:style-name="P29"/>
      <text:p text:style-name="P135">Verbs (VB) in dictionary: 11785 </text:p>
      <text:p text:style-name="P135">Regular/irregular VBD: 8948/280 (= 9228 в сумме)</text:p>
      <text:p text:style-name="P29"/>
      <text:p text:style-name="P29">Если есть отличия,</text:p>
      <text:list xml:id="list1793285338" text:style-name="L23">
        <text:list-item>
          <text:p text:style-name="P259">что выдает grep DID и grep HAUL?</text:p>
        </text:list-item>
      </text:list>
      <text:p text:style-name="P29"/>
      <text:p text:style-name="P29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59">Следующее ДЗ -- найти такие глаголы (вставить слайд во ссылкой на lesson.07/irrverbs/README.2)</text:span></text:p>
      <text:p text:style-name="P29"/>
      <text:p text:style-name="P29">grep -C5 -Ee 'MISSPEL(T|LED)' ../../dictester/dictester.all.txt</text:p>
      <text:p text:style-name="P29"/>
      <text:p text:style-name="P37">Вопросы:</text:p>
      <text:p text:style-name="P37"><text:soft-page-break/></text:p>
      <text:p text:style-name="P29">1. Правильный ли это способ получить форму VB?</text:p>
      <text:p text:style-name="P29"/>
      <text:p text:style-name="P29"><text:tab/>vb = line.split.first</text:p>
      <text:p text:style-name="P29"/>
      <text:p text:style-name="P29"><text:tab/>см. файл dict.takeplace.txt</text:p>
      <text:p text:style-name="P29"/>
      <text:p text:style-name="P29">2. Что изменится, если изменить регулярное выражение</text:p>
      <text:p text:style-name="P29"/>
      <text:p text:style-name="P29"><text:tab/>с <text:s text:c="3"/>/^(.+[^\s])\s+classes:/</text:p>
      <text:p text:style-name="P29"><text:tab/>на <text:s/>/^(.+)\s+classes:/</text:p>
      <text:p text:style-name="P29"/>
      <text:p text:style-name="P29">Работает ли ваш скрипт? Сравните значения переменной vb в обеих реализациях.</text:p>
      <text:p text:style-name="P29"/>
      <text:p text:style-name="P29">3. Что если изменить порядок проверок условий?</text:p>
      <text:p text:style-name="P29"/>
      <text:p text:style-name="P29"><text:tab/>&lt; line =~ /VB-/ &amp;&amp; line =~ /^(.+)\s+classes:/</text:p>
      <text:p text:style-name="P29"/>
      <text:p text:style-name="P29"><text:tab/>&gt; line =~ /^(.+)\s+classes:/ &amp;&amp; line =~ /VB-/</text:p>
      <text:p text:style-name="P29"/>
      <text:p text:style-name="P29">Чему равно vb в каждом из случаев?</text:p>
      <text:p text:style-name="P29"/>
      <text:p text:style-name="P29">4. Нужна ли проверка &amp;&amp; vb ? Сравните выход скрипта с и без этой проверки</text:p>
      <text:p text:style-name="P29"/>
      <text:p text:style-name="P29"><text:tab/>if line =~ /VB-.+--&gt; VBD-\d+ (.+)/ &amp;&amp; vb</text:p>
      <text:p text:style-name="P29"/>
      <text:p text:style-name="P29"><text:tab/>см. файл dict.do.txt</text:p>
      <text:p text:style-name="P29"/>
      <text:p text:style-name="P29"><text:tab/>&gt;&gt;&gt; grep -C5 -Ee '\bDID\b' ../../dictester/dictester.all.txt </text:p>
      <text:p text:style-name="P29"><text:tab/>&gt;&gt;&gt; paradigm of DO has no VB but has VBD</text:p>
      <text:p text:style-name="P29"/>
      <text:p text:style-name="P40">Новая тема "Массивы"</text:p>
      <text:p text:style-name="P40"/>
      <text:p text:style-name="P186">p.55 и lesson.14 в старом курсе, можно взять без изменений</text:p>
      <text:p text:style-name="P186"/>
      <text:p text:style-name="P65">Массивы</text:p>
      <text:p text:style-name="P65"/>
      <text:p text:style-name="P70">Массивы один из базовых типов данных, есть во всех языках программирования</text:p>
      <text:p text:style-name="P70"/>
      <text:p text:style-name="P145">letters = [“a”, “b”, “c”, “d”, “e”]</text:p>
      <text:p text:style-name="P145"/>
      <text:p text:style-name="P70">Массив это структура данных, содержащая ряд объектов, доступ к которым определен по индексу.</text:p>
      <text:p text:style-name="P70"/>
      <text:p text:style-name="P70">В руби массивы индексируются начиная с 0.</text:p>
      <text:p text:style-name="P70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1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1">ключ/индекс</text:p>
          </table:table-cell>
          <table:table-cell table:style-name="Table27.B2" office:value-type="string">
            <text:p text:style-name="P151">значение</text:p>
          </table:table-cell>
        </table:table-row>
        <table:table-row>
          <table:table-cell table:style-name="Table27.A3" office:value-type="float" office:value="0">
            <text:p text:style-name="P151">0</text:p>
          </table:table-cell>
          <table:table-cell table:style-name="Table27.B2" office:value-type="string">
            <text:p text:style-name="P151">“a”</text:p>
          </table:table-cell>
        </table:table-row>
        <text:soft-page-break/>
        <table:table-row>
          <table:table-cell table:style-name="Table27.A3" office:value-type="float" office:value="1">
            <text:p text:style-name="P151">1</text:p>
          </table:table-cell>
          <table:table-cell table:style-name="Table27.B2" office:value-type="string">
            <text:p text:style-name="P151">“b”</text:p>
          </table:table-cell>
        </table:table-row>
        <table:table-row>
          <table:table-cell table:style-name="Table27.A3" office:value-type="float" office:value="2">
            <text:p text:style-name="P151">2</text:p>
          </table:table-cell>
          <table:table-cell table:style-name="Table27.B2" office:value-type="string">
            <text:p text:style-name="P151">“c”</text:p>
          </table:table-cell>
        </table:table-row>
        <table:table-row>
          <table:table-cell table:style-name="Table27.A3" office:value-type="float" office:value="3">
            <text:p text:style-name="P151">3</text:p>
          </table:table-cell>
          <table:table-cell table:style-name="Table27.B2" office:value-type="string">
            <text:p text:style-name="P151">“d”</text:p>
          </table:table-cell>
        </table:table-row>
        <table:table-row>
          <table:table-cell table:style-name="Table27.A3" office:value-type="float" office:value="4">
            <text:p text:style-name="P151">4</text:p>
          </table:table-cell>
          <table:table-cell table:style-name="Table27.B2" office:value-type="string">
            <text:p text:style-name="P151">“e”</text:p>
          </table:table-cell>
        </table:table-row>
        <table:table-row>
          <table:table-cell table:style-name="Table27.A3" office:value-type="float" office:value="5">
            <text:p text:style-name="P151">5</text:p>
          </table:table-cell>
          <table:table-cell table:style-name="Table27.B2" office:value-type="string">
            <text:p text:style-name="P151">“f”</text:p>
          </table:table-cell>
        </table:table-row>
      </table:table>
      <text:p text:style-name="P70"/>
      <text:p text:style-name="P70">чтобы получить доступ к некоторому элементу массива, нужно указать его индекс</text:p>
      <text:p text:style-name="P70"/>
      <text:p text:style-name="P145">letters[0] #=&gt; “a”</text:p>
      <text:p text:style-name="P145">letters[3] #=&gt; “d”</text:p>
      <text:p text:style-name="P70"/>
      <text:p text:style-name="P70">В руби в массиве можно хранить данные разных типов</text:p>
      <text:p text:style-name="P70"/>
      <text:p text:style-name="P145">things = [1, “uno”, 36.6, [“one”, “two”], 1..10]</text:p>
      <text:p text:style-name="P70"/>
      <text:p text:style-name="P70">&gt;&gt;&gt; Вопрос: что храниться в этом массиве под индексом 3?</text:p>
      <text:p text:style-name="P70"/>
      <text:p text:style-name="P70"><text:tab/>puts things[3] #=&gt;[“one”, “two”]</text:p>
      <text:p text:style-name="P70"/>
      <text:p text:style-name="P70">&gt;&gt;&gt; что распечатает</text:p>
      <text:p text:style-name="P70"><text:tab/>things[3][1] #=&gt; “two”</text:p>
      <text:p text:style-name="P70"/>
      <text:p text:style-name="P65">Получение доступа к элементу/элементам массива</text:p>
      <text:p text:style-name="P70"/>
      <text:p text:style-name="P70">дан массив:</text:p>
      <text:p text:style-name="P70"/>
      <text:p text:style-name="P145">letters = [“a”, “b”, “c”, “d”, “e”]</text:p>
      <text:p text:style-name="P70"/>
      <text:p text:style-name="P70">По индексу от начала массива</text:p>
      <text:p text:style-name="P70"/>
      <text:p text:style-name="P70"><text:tab/>letters[1] #=&gt; “b”</text:p>
      <text:p text:style-name="P70"/>
      <text:p text:style-name="P70">По индексу считая с конца массива</text:p>
      <text:p text:style-name="P70"/>
      <text:p text:style-name="P70"><text:tab/>letters[-1] #=&gt; “e” # последний элемент массива</text:p>
      <text:p text:style-name="P70"><text:tab/>letters[-2] #=&gt; “d” # предпоследний элемент массива</text:p>
      <text:p text:style-name="P70"/>
      <text:p text:style-name="P70">Задание: Как выделить несколько элементов? например, b,c,d.</text:p>
      <text:p text:style-name="P70"/>
      <text:p text:style-name="P70">&gt;&gt;&gt; Что мы хотим получить, выделяя несколько элементов?</text:p>
      <text:p text:style-name="P70"/>
      <text:p text:style-name="P70"><text:tab/>читать ri Array#[]</text:p>
      <text:p text:style-name="P70"/>
      <text:p text:style-name="P70"><text:tab/>letters[1,3] <text:s/># первый, длина</text:p>
      <text:p text:style-name="P70"><text:tab/>letters[1..3] # диапазон от первого до 3го (<text:span text:style-name="T1">включительно</text:span>)</text:p>
      <text:p text:style-name="P70"/>
      <text:p text:style-name="P70">Задание: как еще выделить первый или последний элемент массива?</text:p>
      <text:p text:style-name="P70"/>
      <text:p text:style-name="P70"><text:soft-page-break/><text:tab/>см. ri Array</text:p>
      <text:p text:style-name="P70"/>
      <text:p text:style-name="P70"><text:tab/>Array#first</text:p>
      <text:p text:style-name="P70"><text:tab/>Array#last</text:p>
      <text:p text:style-name="P70"/>
      <text:p text:style-name="P70">&gt;&gt;&gt; Что произойдет, если массив пустой?</text:p>
      <text:p text:style-name="P70">&gt;&gt;&gt; Демо. как добавить свой метод для доступа к k-ому элементу</text:p>
      <text:p text:style-name="P70"/>
      <text:p text:style-name="P70">class Array</text:p>
      <text:p text:style-name="P70"><text:tab/>def second</text:p>
      <text:p text:style-name="P70"><text:tab/><text:tab/>self[1]</text:p>
      <text:p text:style-name="P70"><text:tab/>end</text:p>
      <text:p text:style-name="P70">end</text:p>
      <text:p text:style-name="P70"/>
      <text:p text:style-name="P65">Как задать массив</text:p>
      <text:p text:style-name="P70"/>
      <text:p text:style-name="P70">Перечислить через запятую</text:p>
      <text:p text:style-name="P70"/>
      <text:p text:style-name="P70"><text:tab/>letters = [“a”, “b”, “c”, “d”, “e”]</text:p>
      <text:p text:style-name="P70"/>
      <text:p text:style-name="P70">массив <text:span text:style-name="T1">строк</text:span> можно задать также таким образом</text:p>
      <text:p text:style-name="P70"/>
      <text:p text:style-name="P145">letters = %w{a b c d e}</text:p>
      <text:p text:style-name="P145"/>
      <text:p text:style-name="P70">Преобразованием другого объекта в массив</text:p>
      <text:p text:style-name="P70"/>
      <text:p text:style-name="P70">- строки</text:p>
      <text:p text:style-name="P70"/>
      <text:p text:style-name="P70"><text:tab/>“hello”.split(‘’) #=&gt; ["h", "e", "l", "l", "o"]</text:p>
      <text:p text:style-name="P70"><text:tab/>“hello, world”.split #=&gt; [“hello,”, ‘world’]</text:p>
      <text:p text:style-name="P70"/>
      <text:p text:style-name="P70">- диапазона</text:p>
      <text:p text:style-name="P70"/>
      <text:p text:style-name="P70"><text:tab/>(1..5).to_a #=&gt; [1, 2, 3, 4, 5]</text:p>
      <text:p text:style-name="P70"><text:tab/>(‘a’..’e’).to_a #=&gt; ["a", "b", "c", "d", "e"] </text:p>
      <text:p text:style-name="P70"/>
      <text:p text:style-name="P70">&gt;&gt;&gt; Задание: создайте массив letters, содержащий все буквы анг алфавита</text:p>
      <text:p text:style-name="P70"/>
      <text:p text:style-name="P70"><text:tab/>letters = (‘a’..’z’).to_a</text:p>
      <text:p text:style-name="P70"/>
      <text:p text:style-name="P65">Добавление элементов в массив</text:p>
      <text:p text:style-name="P70"/>
      <text:p text:style-name="P145">letters = Array.new <text:s text:c="2"/># синоним letters = []</text:p>
      <text:p text:style-name="P145"/>
      <text:p text:style-name="P70">Здесь .new это название метода, создающего новый экземпляр массива. Этот метод называется <text:span text:style-name="T49">конструктором</text:span>.</text:p>
      <text:p text:style-name="P70"/>
      <text:p text:style-name="P70">Добавление элемента в конец массива</text:p>
      <text:p text:style-name="P70"/>
      <text:p text:style-name="P145">letters &lt;&lt; “a”</text:p>
      <text:p text:style-name="P145"><text:soft-page-break/>letters &lt;&lt; “a” &lt;&lt; “b” &lt;&lt; “c”</text:p>
      <text:p text:style-name="P70"/>
      <text:p text:style-name="P70">синонимы</text:p>
      <text:p text:style-name="P145"/>
      <text:p text:style-name="P145">letters.push “k”</text:p>
      <text:p text:style-name="P145">letters.push(“k”, “l”, “m”)</text:p>
      <text:p text:style-name="P145">letters.push “k”, “l”, “m” <text:s/># можно без скобок</text:p>
      <text:p text:style-name="P70"/>
      <text:p text:style-name="P70">можно назначить значение произвольному элементу массива</text:p>
      <text:p text:style-name="P70"/>
      <text:p text:style-name="P70"><text:tab/>letters[0] = ‘zzz’</text:p>
      <text:p text:style-name="P70"/>
      <text:p text:style-name="P70">Задание: какой вид будет иметь массив после выполнения следующих действий</text:p>
      <text:p text:style-name="P70"/>
      <text:p text:style-name="P70"><text:tab/>things = [‘a’, ‘b’]</text:p>
      <text:p text:style-name="P70"><text:tab/>things &lt;&lt; ‘k’ &lt;&lt; ‘l’</text:p>
      <text:p text:style-name="P70"><text:tab/>things [10] = ‘zzz’</text:p>
      <text:p text:style-name="P70"/>
      <text:p text:style-name="P70">Ответ: ["a", "b", "k", "l", nil, nil, nil, nil, nil, nil, "zzz"]</text:p>
      <text:p text:style-name="P70"/>
      <text:p text:style-name="P70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0"/>
      <text:p text:style-name="P70"><text:tab/>ri Array#[]=</text:p>
      <text:p text:style-name="P113"/>
      <text:p text:style-name="P70"><text:span text:style-name="T58">Вопрос: Что если длина диапазона (в индексе) не совпадает с длиной массива, </text:span>который присваивается (справа от знака равно)?</text:p>
      <text:p text:style-name="P70"/>
      <text:p text:style-name="P98"><text:tab/>letters[1..3] = [1,2] <text:s text:c="2"/>=&gt;<text:span text:style-name="T58"> ["a", 1, 2, "e", "f", "g", "h"]</text:span></text:p>
      <text:p text:style-name="P99"/>
      <text:p text:style-name="P99">Вопрос: Какой вид будет иметь массив после следующих действий?</text:p>
      <text:p text:style-name="P99"/>
      <text:p text:style-name="P99">numbers = (0...10).to_a <text:s text:c="28"/>=&gt; [0, 1, 2, 3, 4, 5, 6, 7, 8, 9]</text:p>
      <text:p text:style-name="P99">numbers[2..4] = [[2, 'dos'], [3, 'tres']]</text:p>
      <text:p text:style-name="P99">numbers <text:s text:c="51"/>=&gt; [0, 1, [2, "dos"], [3, "tres"], 5, 6, 7, 8, 9]</text:p>
      <text:p text:style-name="P8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5">Решение задач</text:p>
            <text:p text:style-name="P155"/>
          </table:table-cell>
          <table:table-cell table:style-name="Table7.A1" office:value-type="string">
            <text:p text:style-name="P157">Занятие 8</text:p>
            <text:p text:style-name="P157">(90 минут)</text:p>
          </table:table-cell>
        </table:table-row>
      </table:table>
      <text:p text:style-name="P201"/>
      <text:p text:style-name="P29">Задать вопрос: сколько времени в неделю вы тратить на rufsl (ДЗ, повторение слайдов).</text:p>
      <text:p text:style-name="P29"/>
      <text:p text:style-name="P42">Раздаточный материал</text:p>
      <text:p text:style-name="P42"/>
      <text:list xml:id="list1905909430" text:style-name="L24">
        <text:list-item>
          <text:p text:style-name="P260">lesson.08.tar.bz2</text:p>
        </text:list-item>
        <text:list-item>
          <text:p text:style-name="P260">колода карт (для объяснения итераторов)</text:p>
        </text:list-item>
      </text:list>
      <text:p text:style-name="P29"/>
      <text:p text:style-name="P42">Вопросы для контроля</text:p>
      <text:p text:style-name="P42"/>
      <text:list xml:id="list1863558211" text:style-name="L25">
        <text:list-item>
          <text:p text:style-name="P264">Что есть массив и в чем его отличие от просто переменной?</text:p>
        </text:list-item>
        <text:list-item>
          <text:p text:style-name="P264">Как объявить массив? Зачем объявлять массив?</text:p>
        </text:list-item>
        <text:list-item>
          <text:p text:style-name="P264">Как создать массив? Как создать массив строк?</text:p>
        </text:list-item>
        <text:list-item>
          <text:p text:style-name="P264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64">Как получить содержимое какой-то ячейки массива? И как положить значение в ячейку?</text:p>
        </text:list-item>
        <text:list-item>
          <text:p text:style-name="P264">Можно ли получать или назначать значения сразу нескольким элементам массива?</text:p>
        </text:list-item>
        <text:list-item>
          <text:p text:style-name="P264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64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64">Как можно добавить один элемент в хвост массива? А несколько?</text:p>
        </text:list-item>
      </text:list>
      <text:p text:style-name="P29"/>
      <text:p text:style-name="P37">Разбор find_vb_multivbd.rb</text:p>
      <text:p text:style-name="P37"/>
      <text:p text:style-name="P31">первое решение:</text:p>
      <text:p text:style-name="P31"/>
      <text:p text:style-name="P31">find_vb_vbd.rb -- использует массивы, работает для любого количества VBD</text:p>
      <text:p text:style-name="P31"/>
      <text:p text:style-name="P29">if line.empty? &amp;&amp; vb</text:p>
      <text:p text:style-name="P29"><text:s text:c="4"/>if vbds.length &gt; 1</text:p>
      <text:p text:style-name="P29"><text:s text:c="6"/>puts "#{vb}\tVB\t--&gt;\tVBD\t#{vbds.join("\t")}"</text:p>
      <text:p text:style-name="P29"><text:s text:c="4"/>end</text:p>
      <text:p text:style-name="P33"><text:s text:c="4"/>vb = nil</text:p>
      <text:p text:style-name="P33"><text:s text:c="4"/>vbds.clear</text:p>
      <text:p text:style-name="P29"><text:s text:c="2"/>end</text:p>
      <text:p text:style-name="P29">end</text:p>
      <text:p text:style-name="P29"/>
      <text:p text:style-name="P29">экономит немного времени по сравнению с двумя следующими вариантами</text:p>
      <text:p text:style-name="P29"/>
      <text:p text:style-name="P29">if line.empty?</text:p>
      <text:p text:style-name="P33"><text:s text:c="4"/>vb = nil</text:p>
      <text:p text:style-name="P33"><text:s text:c="4"/>vbds.clear</text:p>
      <text:p text:style-name="P29">end</text:p>
      <text:p text:style-name="P29"/>
      <text:p text:style-name="P29"><text:soft-page-break/>if line =~ /classes/</text:p>
      <text:p text:style-name="P33"><text:s text:c="4"/>vb = nil</text:p>
      <text:p text:style-name="P33"><text:s text:c="4"/>vbds.clear</text:p>
      <text:p text:style-name="P29">end</text:p>
      <text:p text:style-name="P29"/>
      <text:p text:style-name="P29">Альтернативное решение</text:p>
      <text:p text:style-name="P31">find_vb_vbd.2.rb -- не использует массив, работает только для двух VBD</text:p>
      <text:p text:style-name="P31"/>
      <text:p text:style-name="P31">!!! Попросить Юлю рассказать о ее алгоритме (find_vb_vbd.2.rb) и попросить других его реализовать</text:p>
      <text:p text:style-name="P31"/>
      <text:p text:style-name="P39">Разбор задания find_vb_incomplete_pdg.rb</text:p>
      <text:p text:style-name="P31"/>
      <text:p text:style-name="P31">Первое решение:</text:p>
      <text:p text:style-name="P32"/>
      <text:p text:style-name="P32">find_vb_incomplete_pdg.rb -- использует флаги для всех тегов и массив для вывода</text:p>
      <text:p text:style-name="P32"/>
      <text:p text:style-name="P32">Второе решение:</text:p>
      <text:p text:style-name="P32"/>
      <text:p text:style-name="P32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5">Итераторы (в массивах)</text:p>
            <text:p text:style-name="P155">Цикл for</text:p>
            <text:p text:style-name="P155">Другие методы массивов</text:p>
          </table:table-cell>
          <table:table-cell table:style-name="Table8.A1" office:value-type="string">
            <text:p text:style-name="P157">Занятие 9</text:p>
            <text:p text:style-name="P157">(90 минут)</text:p>
          </table:table-cell>
        </table:table-row>
      </table:table>
      <text:p text:style-name="P86"/>
      <text:p text:style-name="P42">Раздаточный материал</text:p>
      <text:p text:style-name="P42"/>
      <text:list xml:id="list834488293" text:style-name="L26">
        <text:list-item>
          <text:p text:style-name="P261">lesson.09.tar.bz2</text:p>
        </text:list-item>
        <text:list-item>
          <text:p text:style-name="P261">колода карт (для объяснения итераторов)</text:p>
        </text:list-item>
      </text:list>
      <text:p text:style-name="P86"/>
      <text:p text:style-name="P91">Вопросы</text:p>
      <text:p text:style-name="P91"/>
      <text:list xml:id="list468921059" text:style-name="L27">
        <text:list-item>
          <text:p text:style-name="P262">Сколько времени в неделю вы тратить на rufsl (ДЗ, повторение слайдов).</text:p>
        </text:list-item>
      </text:list>
      <text:p text:style-name="P87"/>
      <text:p text:style-name="P65">Итераторы</text:p>
      <text:p text:style-name="P49"/>
      <text:p text:style-name="P99">Объяснение работы итераторов на примере карт</text:p>
      <text:p text:style-name="P99"><text:tab/>два человека</text:p>
      <text:p text:style-name="P99"><text:tab/>один - итератор each</text:p>
      <text:p text:style-name="P99"><text:tab/>другой - блок</text:p>
      <text:p text:style-name="P99"><text:tab/>первый - выдает одну карту</text:p>
      <text:p text:style-name="P99"><text:tab/>другой - что-то с ней делает: красные налево, черные направо</text:p>
      <text:p text:style-name="P99"><text:tab/>первый - выдает другую карту</text:p>
      <text:p text:style-name="P99"><text:tab/>другой - ….</text:p>
      <text:p text:style-name="P99"/>
      <text:p text:style-name="P99">То есть, управление поочередно передается от одного метода к другому.</text:p>
      <text:p text:style-name="P99"/>
      <text:p text:style-name="P99">Разобрать итераторы</text:p>
      <text:p text:style-name="P99"/>
      <text:p text:style-name="P49">Array#each_index</text:p>
      <text:p text:style-name="P49">Array#each</text:p>
      <text:p text:style-name="P49">Array#reverse_each</text:p>
      <text:p text:style-name="P49"/>
      <text:p text:style-name="P49">Array#reverse.each_with_index – последовательное применение методов</text:p>
      <text:p text:style-name="P49"/>
      <text:p text:style-name="P82">Синонимичный цикл for</text:p>
      <text:p text:style-name="P67"/>
      <text:p text:style-name="P53">Цикл for синономичен Array#each</text:p>
      <text:p text:style-name="P53"/>
      <text:p text:style-name="P53">letters = %w{a b c d e}</text:p>
      <text:p text:style-name="P53"/>
      <text:p text:style-name="P53">for i in letters</text:p>
      <text:p text:style-name="P53"><text:s text:c="2"/>puts i</text:p>
      <text:p text:style-name="P53">end</text:p>
      <text:p text:style-name="P53"/>
      <text:p text:style-name="P53">Страшная тайна: for вызывает each, for можно использовать с любым объектом, для которого определен метод each</text:p>
      <text:p text:style-name="P53"/>
      <text:p text:style-name="P53">Доказательство. Замените массив на строку.</text:p>
      <text:p text:style-name="P53"/>
      <text:p text:style-name="P53">for i in "hello"</text:p>
      <text:p text:style-name="P53"><text:soft-page-break/><text:s text:c="2"/>puts i</text:p>
      <text:p text:style-name="P53">end</text:p>
      <text:p text:style-name="P53"/>
      <text:p text:style-name="P53">Сообщение об ошибке NoMethodError: undefined method `<text:span text:style-name="T1">each</text:span>' for "hello":String</text:p>
      <text:p text:style-name="P49"/>
      <text:p text:style-name="P65">Задания</text:p>
      <text:p text:style-name="P70"/>
      <text:p text:style-name="P70">!!! Задание: Посчитайте длины всех слов в списке words.txt</text:p>
      <text:p text:style-name="P70"/>
      <text:p text:style-name="P70">примерный выход (см. word_lengths/word_lengths_1.out)</text:p>
      <text:p text:style-name="P70"/>
      <text:p text:style-name="P145">52 words of length 1 </text:p>
      <text:p text:style-name="P145">183 words of length 2 </text:p>
      <text:p text:style-name="P145">838 words of length 3 </text:p>
      <text:p text:style-name="P145"/>
      <text:p text:style-name="P70">ответ: word_lengths/word_lengths_1.rb</text:p>
      <text:p text:style-name="P70"/>
      <text:p text:style-name="P70">!!! <text:span text:style-name="T50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0"/>
      <text:p text:style-name="P70">примерный выход (см. word_lengths/word_lengths_2.out):</text:p>
      <text:p text:style-name="P70"/>
      <text:p text:style-name="P70"><text:tab/>1 52, A, B, C, D, E, F, G, H, I, J </text:p>
      <text:p text:style-name="P70"><text:tab/>2 183, Ac, Ag, Al, Am, Ar, As, At, Au, Av, Ba </text:p>
      <text:p text:style-name="P70"/>
      <text:p text:style-name="P70">ответ: word_lengths/word_lengths_2.rb</text:p>
      <text:p text:style-name="P71"/>
      <text:p text:style-name="P66">ri Array</text:p>
      <text:p text:style-name="P68"/>
      <text:p text:style-name="P49">= Class methods: </text:p>
      <text:p text:style-name="P49"/>
      <text:p text:style-name="P49"><text:s text:c="2"/>[], new, try_convert </text:p>
      <text:p text:style-name="P49"/>
      <text:p text:style-name="P49">= Instance methods: </text:p>
      <text:p text:style-name="P81"/>
      <text:p text:style-name="P49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9"><text:s text:c="2"/><text:span text:style-name="T1">collect, collect!</text:span>, combination, <text:span text:style-name="T1">compact, compact!</text:span>, <text:span text:style-name="T1">concat, count</text:span>, cycle, </text:p>
      <text:p text:style-name="P49"><text:s text:c="2"/>dclone, <text:span text:style-name="T1">delete, delete_at, delete_if</text:span>, drop, drop_while, <text:span text:style-name="T1">each, each_index, </text:span></text:p>
      <text:p text:style-name="P49"><text:span text:style-name="T1"><text:s text:c="2"/>empty?</text:span>, eql?, fetch, fill, find_index, f<text:span text:style-name="T1">irst, flatten, flatten!</text:span>, frozen?, </text:p>
      <text:p text:style-name="P49"><text:s text:c="2"/>hash, <text:span text:style-name="T1">include?, index</text:span>, initialize_copy, i<text:span text:style-name="T1">nsert, inspect, join, keep_if, </text:span></text:p>
      <text:p text:style-name="P49"><text:span text:style-name="T1"><text:s text:c="2"/>last, length, map, map!</text:span>, pack, permutation, <text:span text:style-name="T1">pop</text:span>, <text:span text:style-name="T1">pretty_print</text:span>, </text:p>
      <text:p text:style-name="P49"><text:s text:c="2"/>pretty_print_cycle, product, <text:span text:style-name="T1">push</text:span>, rassoc, <text:span text:style-name="T1">reject, reject!</text:span>, </text:p>
      <text:p text:style-name="P49"><text:s text:c="2"/>repeated_combination, repeated_permutation, <text:span text:style-name="T1">replace</text:span>, <text:span text:style-name="T1">reverse, reverse!</text:span>, </text:p>
      <text:p text:style-name="P49"><text:s text:c="2"/><text:span text:style-name="T1">reverse_each</text:span>, <text:span text:style-name="T1">rindex</text:span>, rotate, rotate!, <text:span text:style-name="T1">sample, select, select!</text:span>, shelljoin, </text:p>
      <text:p text:style-name="P49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9"><text:s text:c="2"/>take_while, to_a, to_ary, <text:span text:style-name="T1">to_s</text:span>, transpose, <text:span text:style-name="T1">uniq, uniq!, unshift, values_at</text:span>, </text:p>
      <text:p text:style-name="P49"><text:s text:c="2"/>zip, | </text:p>
      <text:p text:style-name="P49"/>
      <text:p text:style-name="P49">&gt;&gt;&gt; Задание: прочитайте этот список и выберите методы, о котрых вы что-то можете сказать из названия.</text:p>
      <text:p text:style-name="P49"><text:soft-page-break/></text:p>
      <text:p text:style-name="P49">&gt;&gt;&gt; Вопрос, что такое оператор | </text:p>
      <text:p text:style-name="P49">&gt;&gt;&gt; ri 'Array#|'</text:p>
      <text:p text:style-name="P49"/>
      <text:p text:style-name="P49">Домашнее задание: почитать ri Array</text:p>
      <text:p text:style-name="P71"/>
      <text:p text:style-name="P65">Получение нескольких <text:span text:style-name="T59">несоседних</text:span> значений</text:p>
      <text:p text:style-name="P70"/>
      <text:p text:style-name="P70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0"/>
      <text:p text:style-name="P70">Дан массив (см. lesson.09/data)</text:p>
      <text:p text:style-name="P70"/>
      <text:p text:style-name="P70"><text:tab/>@months = %w[ Jan Feb Mar Apr May Jun Jul Aug Sep Oct Nov Dec ]</text:p>
      <text:p text:style-name="P70"/>
      <text:p text:style-name="P70">!!! Задание: выполнить в irb:</text:p>
      <text:p text:style-name="P70"><text:tab/>load ‘data’</text:p>
      <text:p text:style-name="P70"><text:tab/>@months</text:p>
      <text:p text:style-name="P70"/>
      <text:p text:style-name="P70">&gt;&gt;&gt;Новая инфа:</text:p>
      <text:list xml:id="list1508044596" text:style-name="L28">
        <text:list-item>
          <text:p text:style-name="P212">метод Kernel#load</text:p>
        </text:list-item>
        <text:list-item>
          <text:p text:style-name="P212">глобальные переменные начинаются с @</text:p>
        </text:list-item>
      </text:list>
      <text:p text:style-name="P70"/>
      <text:p text:style-name="P70">Почему переменная должны быть объявлена как глобальная</text:p>
      <text:p text:style-name="P70">из Kernel#load: … In no circumstance will any local variables in the loaded file be propagated to the loading environment.</text:p>
      <text:p text:style-name="P70"/>
      <text:p text:style-name="P70">!!! Задание: Попробуйте загрузить таким же образом файл data.2 и доступиться к массиву days, которым там определен.</text:p>
      <text:p text:style-name="P70"/>
      <text:p text:style-name="P70"/>
      <text:p text:style-name="P70">!!! Задание: нужно за одну операцию получить все весенние и два первых осенних месяца, например, зная их номера в массиве.</text:p>
      <text:p text:style-name="P70"/>
      <text:p text:style-name="P70"><text:tab/>["Mar", "Apr", "May", "Sep", "Oct"]</text:p>
      <text:p text:style-name="P70"/>
      <text:p text:style-name="P70">ri Array#values_at</text:p>
      <text:p text:style-name="P70"/>
      <text:p text:style-name="P70"><text:tab/>@months.values_at(2..4, 8, 9) </text:p>
      <text:p text:style-name="P70"/>
      <text:p text:style-name="P70"># то есть, селекторами могут быть диапазоны или целые числа (положительные или отрицательные)</text:p>
      <text:p text:style-name="P70"/>
      <text:p text:style-name="P65">Методы с ! и ?</text:p>
      <text:p text:style-name="P70"/>
      <text:p text:style-name="P70">Имена методов могут заканчиваться на знаки ! и ?</text:p>
      <text:p text:style-name="P70"/>
      <text:p text:style-name="P70"><text:tab/>Array#empty? <text:s text:c="2"/>String#empty?</text:p>
      <text:p text:style-name="P70"><text:tab/>Array#include? <text:s/>String#include?</text:p>
      <text:p text:style-name="P70"/>
      <text:p text:style-name="P70"><text:soft-page-break/>Вопрос: что это может обозначать? почитайте в ri описание разных методов с ?</text:p>
      <text:p text:style-name="P70"/>
      <text:p text:style-name="P70">&gt;&gt;&gt; все описания в ri начинаются с <text:span text:style-name="T1">Returns true if ...</text:span></text:p>
      <text:p text:style-name="P70"/>
      <text:p text:style-name="P70">Такие методы всегда возвращают булевское true или false.</text:p>
      <text:p text:style-name="P70"/>
      <text:p text:style-name="P70"><text:tab/>[].empty? <text:s/>#=&gt; true <text:s/>, да массив пуст</text:p>
      <text:p text:style-name="P70"><text:tab/>%w[a b c].empty? <text:s/>#=&gt; false, нет, массив не пуст</text:p>
      <text:p text:style-name="P70"/>
      <text:p text:style-name="P70"><text:tab/>arr = [“one”, “two”, “three”]</text:p>
      <text:p text:style-name="P70"><text:tab/>arr.member?('one') #=&gt; true</text:p>
      <text:p text:style-name="P70"><text:tab/>arr.include?(1) #=&gt; false</text:p>
      <text:p text:style-name="P70"/>
      <text:p text:style-name="P70">синонимы: Array#member? и Array#include?</text:p>
      <text:p text:style-name="P70"/>
      <text:p text:style-name="P70">&gt;&gt;&gt; Какие есть предикаты у объектов класса Array?</text:p>
      <text:p text:style-name="P70">&gt;&gt;&gt; empty? eql? include? member?</text:p>
      <text:p text:style-name="P70">&gt;&gt;&gt; Имеют ли смысл методы типа clear? length? delete?</text:p>
      <text:p text:style-name="P70"/>
      <text:p text:style-name="P70"><text:tab/>[].are_you_ok? <text:s/>#=&gt; <text:span text:style-name="T1">NoMethodError</text:span>: undefined method `are_you_ok?' for []:Array</text:p>
      <text:p text:style-name="P70"/>
      <text:p text:style-name="P65">Методы, заканчивающиеся на !</text:p>
      <text:p text:style-name="P70"/>
      <text:p text:style-name="P70">Знак ! (bang) обозначает, что метод “опасный”. Всегда есть метод без ! и метод с ! есть его опасный вариант</text:p>
      <text:p text:style-name="P70"/>
      <text:p text:style-name="P70">Вопрос: какие есть парные методы у класса Array?</text:p>
      <text:p text:style-name="P70"/>
      <text:p text:style-name="P70"><text:tab/>collect collect! <text:s text:c="3"/>map map!</text:p>
      <text:p text:style-name="P70"><text:tab/>compact compact!</text:p>
      <text:p text:style-name="P70"><text:tab/>flatten flatten!</text:p>
      <text:p text:style-name="P70"><text:tab/>reject reject!</text:p>
      <text:p text:style-name="P70"><text:tab/>reverse reverse!</text:p>
      <text:p text:style-name="P70"><text:tab/>rotate rotate!</text:p>
      <text:p text:style-name="P70"><text:tab/>select select!</text:p>
      <text:p text:style-name="P70"><text:tab/>slice slice!</text:p>
      <text:p text:style-name="P70"><text:tab/>sort_by sort_by! <text:s text:c="3"/># sort_by определен в Enumerable а не в Array</text:p>
      <text:p text:style-name="P70"><text:tab/>shuffle shuffle!</text:p>
      <text:p text:style-name="P70"><text:tab/>uniq uniq!</text:p>
      <text:p text:style-name="P70"/>
      <text:p text:style-name="P70">В такой паре методов метод с ! изменяет <text:span text:style-name="T49">ресивер</text:span> (объект, у которого метод вызывается), а метод без ! возвращает другой объект.</text:p>
      <text:p text:style-name="P70"/>
      <text:p text:style-name="P70"><text:tab/>arr = [1, 2, nil, 4]</text:p>
      <text:p text:style-name="P70"/>
      <text:p text:style-name="P70">сравните (в irb)</text:p>
      <text:p text:style-name="P70"><text:tab/>arr.compact</text:p>
      <text:p text:style-name="P70"><text:tab/>#=&gt; [1,2,4]</text:p>
      <text:p text:style-name="P70"><text:tab/>arr</text:p>
      <text:p text:style-name="P70"><text:tab/>#=&gt; [1, 2, nil, 4]</text:p>
      <text:p text:style-name="P70"><text:soft-page-break/></text:p>
      <text:p text:style-name="P70"><text:tab/>arr.compact!</text:p>
      <text:p text:style-name="P70"><text:tab/>#=&gt; [1,2,4]</text:p>
      <text:p text:style-name="P70"><text:tab/>arr</text:p>
      <text:p text:style-name="P70"><text:tab/>#=&gt; [1, 2, 4]</text:p>
      <text:p text:style-name="P70"><text:tab/></text:p>
      <text:p text:style-name="P70">Много других методов, без !, также изменяют ресивер:</text:p>
      <text:p text:style-name="P70"/>
      <text:p text:style-name="P70"><text:tab/>Array#delete</text:p>
      <text:p text:style-name="P70"><text:tab/>Array#push</text:p>
      <text:p text:style-name="P70"/>
      <text:p text:style-name="P73">!!! Задание: см. lesson.09/find_vb_incomplete_pdg.2.rb</text:p>
      <text:p text:style-name="P70"/>
      <text:p text:style-name="P70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0"/>
      <text:p text:style-name="P70">[[[ ri вам в помощь! ]]]</text:p>
      <text:p text:style-name="P70"/>
      <text:p text:style-name="P70">Практический совет: не давайте имя с ! всякому методу, который изменяет свой ресивер.</text:p>
      <text:p text:style-name="P70"/>
      <text:p text:style-name="P65">Задания</text:p>
      <text:p text:style-name="P70"/>
      <text:p text:style-name="P71">Мысленно выполните следующий скрипт lesson.09/test_compact.rb</text:p>
      <text:p text:style-name="P71"/>
      <text:p text:style-name="P70">!!! Задание: сколько элементов содержит массив @months в конце <text:span text:style-name="T50">выполнения</text:span> скрипта? </text:p>
      <text:p text:style-name="P70"/>
      <text:p text:style-name="P70"><text:tab/>puts @months.length</text:p>
      <text:p text:style-name="P70"><text:tab/>#=&gt; 12</text:p>
      <text:p text:style-name="P70"/>
      <text:p text:style-name="P70">!!! Задание: удалите из массива все nil. Сколько элементов содержит сейчас массив @months?</text:p>
      <text:p text:style-name="P70">&gt;&gt;&gt; Исправить скрипт непосредственно</text:p>
      <text:p text:style-name="P70"/>
      <text:p text:style-name="P70"><text:tab/>@months.compact!</text:p>
      <text:p text:style-name="P70">альтернатива: @months = @months.compact</text:p>
      <text:p text:style-name="P70">альтерматива @months.delete</text:p>
      <text:p text:style-name="P70"/>
      <text:p text:style-name="P70"><text:tab/>puts @months.size <text:s text:c="5"/># синонимы: Array#length Array#size</text:p>
      <text:p text:style-name="P70"/>
      <text:p text:style-name="P65">Строковое представление массива</text:p>
      <text:p text:style-name="P70"/>
      <text:p text:style-name="P70">Array#to_s</text:p>
      <text:p text:style-name="P70"/>
      <text:p text:style-name="P70">1.8.7</text:p>
      <text:p text:style-name="P70"><text:tab/>puts [1,2,3,4].to_s</text:p>
      <text:p text:style-name="P70"><text:tab/>#=&gt; 1234</text:p>
      <text:p text:style-name="P70"><text:tab/>puts [1,2,3,4].inspect </text:p>
      <text:p text:style-name="P70"><text:tab/>#=&gt; [1, 2, 3, 4]</text:p>
      <text:p text:style-name="P70"><text:soft-page-break/>1.9.x</text:p>
      <text:p text:style-name="P70"><text:tab/>puts [1, 2, 3, 4].to_s</text:p>
      <text:p text:style-name="P70"><text:tab/>#=&gt; [1, 2, 3, 4]</text:p>
      <text:p text:style-name="P70"><text:tab/>puts [1,2,3,4].inspect </text:p>
      <text:p text:style-name="P70"><text:tab/>#=&gt; [1, 2, 3, 4]</text:p>
      <text:p text:style-name="P70"/>
      <text:p text:style-name="P70">Array#join(sep=$,)</text:p>
      <text:p text:style-name="P70">$, - output field seperator, по умолчанию nil</text:p>
      <text:p text:style-name="P70"/>
      <text:p text:style-name="P70">arr = %w{uno dos tres}</text:p>
      <text:p text:style-name="P70"/>
      <text:p text:style-name="P70">Вопрос: как выведется следущий массив</text:p>
      <text:p text:style-name="P70"/>
      <text:p text:style-name="P70"><text:tab/>puts arr.join</text:p>
      <text:p text:style-name="P70"><text:tab/>puts arr.join(',')</text:p>
      <text:p text:style-name="P70"/>
      <text:p text:style-name="P65">Method chaining (сцепление методов?)</text:p>
      <text:p text:style-name="P70"/>
      <text:p text:style-name="P70">показать на картинках, что в точках. и как на это влияет метод с !</text:p>
      <text:p text:style-name="P70"/>
      <text:p text:style-name="P70"><text:tab/>nums = %w[one two three four]</text:p>
      <text:p text:style-name="P70"/>
      <text:p text:style-name="P70"><text:tab/>nums.sort.reverse.join('-')</text:p>
      <text:p text:style-name="P70"><text:tab/>=&gt; "two-three-one-four"</text:p>
      <text:p text:style-name="P70"/>
      <text:p text:style-name="P70">создаются промежуточные временные объекты</text:p>
      <text:p text:style-name="P70"><text:s/></text:p>
      <text:p text:style-name="P70">шаг 1 <text:s/>| nums <text:s text:c="4"/>| <text:s/>исходный массив</text:p>
      <text:p text:style-name="P70">шаг 2 <text:s/>| .sort <text:s text:c="6"/>| <text:s/>["four", "one", "three", "two"]</text:p>
      <text:p text:style-name="P70">шаг 3 <text:s/>| .reverse | <text:s/>["two", "three", "one", "four"]</text:p>
      <text:p text:style-name="P70">шаг 4 <text:s/>| .join('-') <text:s text:c="2"/>| "two-three-one-four"</text:p>
      <text:p text:style-name="P70"/>
      <text:p text:style-name="P70">&gt;&gt;&gt; показать, что на каждом шаге это разные объекты, используя object_id.</text:p>
      <text:p text:style-name="P70"/>
      <text:p text:style-name="P70">!!! Вопрос: какой вид имеет массив nums после этих манипуляций?</text:p>
      <text:p text:style-name="P70">!!! Ответ: он не изменился</text:p>
      <text:p text:style-name="P70"/>
      <text:p text:style-name="P70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0"/>
      <text:p text:style-name="P70">!!! Ответ: результат такой же, но первоначальный массив изменился</text:p>
      <text:p text:style-name="P70"><text:tab/>nums</text:p>
      <text:p text:style-name="P70"><text:tab/># =&gt; ["two", "three", "one", "four"]</text:p>
      <text:p text:style-name="P7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5">Разбор заданий</text:p>
            <text:p text:style-name="P155">Array#map</text:p>
            <text:p text:style-name="P155"/>
          </table:table-cell>
          <table:table-cell table:style-name="Table9.A1" office:value-type="string">
            <text:p text:style-name="P157">Занятие 10</text:p>
            <text:p text:style-name="P157">(90 минут)</text:p>
          </table:table-cell>
        </table:table-row>
      </table:table>
      <text:p text:style-name="P70"/>
      <text:p text:style-name="P158">Раздаточный материал</text:p>
      <text:p text:style-name="P158"/>
      <text:list xml:id="list503595989" text:style-name="L29">
        <text:list-item>
          <text:p text:style-name="P303">lesson.10.tar.bz2</text:p>
        </text:list-item>
      </text:list>
      <text:p text:style-name="P155"/>
      <text:p text:style-name="P158">Вопросы</text:p>
      <text:p text:style-name="P158"/>
      <text:list xml:id="list1793303518" text:style-name="L30">
        <text:list-item>
          <text:p text:style-name="P306">Сколько времени ушло на ДЗ на этой неделе?</text:p>
        </text:list-item>
        <text:list-item>
          <text:p text:style-name="P306">Просмотрели ли презентацию до конца и есть ли вопросы? Что стоит рассмотреть сейчас?</text:p>
        </text:list-item>
        <text:list-item>
          <text:p text:style-name="P306">Что общего в методах, имена которых оканчиваются на знак вопроса?</text:p>
        </text:list-item>
        <text:list-item>
          <text:p text:style-name="P306">О чем говорит знак ! в имени метода?</text:p>
        </text:list-item>
        <text:list-item>
          <text:p text:style-name="P306">Все ли методы, оканчивающиеся на ! изменяют объект, к которому применяются?</text:p>
        </text:list-item>
        <text:list-item>
          <text:p text:style-name="P306">Назовите какие-нибудь методы объектов класса Array? И что они делают?</text:p>
        </text:list-item>
        <text:list-item>
          <text:p text:style-name="P306">Как преобразовать массив к строке (например, чтобы вывести его на печать)? -- to_s и join</text:p>
        </text:list-item>
      </text:list>
      <text:p text:style-name="P155"/>
      <text:p text:style-name="P155"/>
      <text:p text:style-name="P159">Разбор задания word_lengths_1.rb</text:p>
      <text:p text:style-name="P159"/>
      <text:p text:style-name="P161">см. lesson.10/word_lengths/</text:p>
      <text:p text:style-name="P161"/>
      <text:p text:style-name="P160">Результаты могут отличаться в зависимости от того, в какой кодировке приходит текст и как руби распознает эту кодировку.</text:p>
      <text:p text:style-name="P160"/>
      <text:p text:style-name="P160">кодировка файла data/words.txt UTF-8</text:p>
      <text:p text:style-name="P160"/>
      <text:list xml:id="list348079959" text:style-name="L31">
        <text:list-item>
          <text:p text:style-name="P307">lengths.with_cp1252 - <text:s/>длины вычислены неправильно</text:p>
        </text:list-item>
        <text:list-item>
          <text:p text:style-name="P307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60"/>
      <text:p text:style-name="P159">Разбор задания word_lengths_2.rb</text:p>
      <text:p text:style-name="P159"/>
      <text:p text:style-name="P167">Нарисовать красивую картинку, показывающую структуру данных</text:p>
      <text:p text:style-name="P167"/>
      <text:p text:style-name="P155">Обращение к элементу вложенного массива</text:p>
      <text:p text:style-name="P155"><text:tab/>lengths[i][j]</text:p>
      <text:p text:style-name="P155"/>
      <text:p text:style-name="P159">Разбор задания extract_nth_sentence.rb</text:p>
      <text:p text:style-name="P159"/>
      <text:p text:style-name="P161">Вопросы:</text:p>
      <text:list xml:id="list78769467" text:style-name="L32">
        <text:list-item>
          <text:p text:style-name="P309">Как определить каждое 10е предложение в тексте?</text:p>
        </text:list-item>
        <text:list-item>
          <text:p text:style-name="P309">Нужно ли накапливать предложения?</text:p>
        </text:list-item>
      </text:list>
      <text:p text:style-name="P161"/>
      <text:p text:style-name="P161"><text:soft-page-break/>Что если использовать остаток от деления? Будет ли тот же результат?</text:p>
      <text:p text:style-name="P161"/>
      <text:p text:style-name="P161"><text:tab/>c_in % 10 == 0</text:p>
      <text:p text:style-name="P155"/>
      <text:p text:style-name="P155">&gt;&gt;&gt; могут быть отличия из-за 0 % 10 =&gt; 0</text:p>
      <text:p text:style-name="P155"/>
      <text:p text:style-name="P155">показать скрипт extract_nth_sentence_with_options.rb</text:p>
      <text:list xml:id="list2035085987" text:style-name="L33">
        <text:list-item>
          <text:p text:style-name="P304">глобальная переменная @nth</text:p>
        </text:list-item>
        <text:list-item>
          <text:p text:style-name="P304">внешняя библиотека optparse</text:p>
        </text:list-item>
        <text:list-item>
          <text:p text:style-name="P304">опция --help</text:p>
        </text:list-item>
        <text:list-item>
          <text:p text:style-name="P304">опция --each-nth=NUMBER</text:p>
        </text:list-item>
      </text:list>
      <text:p text:style-name="P155"/>
      <text:p text:style-name="P159">Разобрать непонятные слайды</text:p>
      <text:p text:style-name="P159"/>
      <text:p text:style-name="P155">Те слайды, которые были даны на самостоятельное изучение.</text:p>
      <text:p text:style-name="P155"/>
      <text:p text:style-name="P159">Отображение множества</text:p>
      <text:p text:style-name="P159"/>
      <text:p text:style-name="P162">Картинка 1: два множества, слева символы в нижнем регистре, справа - в верхнем</text:p>
      <text:p text:style-name="P163"/>
      <text:p text:style-name="P163">chars = %w{a b c d}</text:p>
      <text:p text:style-name="P18">upchars = chars.map { |char|</text:p>
      <text:p text:style-name="P18"><text:tab/>char.upcase</text:p>
      <text:p text:style-name="P13">}</text:p>
      <text:p text:style-name="P13"/>
      <text:p text:style-name="P17">Вопрос: Какие значения находятся в массивах?</text:p>
      <text:p text:style-name="P17"/>
      <text:p text:style-name="P17"><text:tab/>chars – не изменился</text:p>
      <text:p text:style-name="P13"><text:tab/>upchars =&gt; [“A”, “B”, “C”, “D”]</text:p>
      <text:p text:style-name="P13"/>
      <text:p text:style-name="P162">Картинка 2: два множества, слева слова, справа - длины слов (есть повторы)</text:p>
      <text:p text:style-name="P162"/>
      <text:p text:style-name="P163">words = %w{alpha beta gamma delta epsilon}</text:p>
      <text:p text:style-name="P18">words.map {|word|</text:p>
      <text:p text:style-name="P18"><text:tab/>word.length</text:p>
      <text:p text:style-name="P13">}</text:p>
      <text:p text:style-name="P13"/>
      <text:p text:style-name="P13">=&gt; [5, 4, 5, 5, 7]</text:p>
      <text:p text:style-name="P13"/>
      <text:p text:style-name="P114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95"/>
      <text:list xml:id="list1779619277" text:style-name="L34">
        <text:list-item>
          <text:p text:style-name="P288">map <text:s text:c="5"/><text:span text:style-name="T60">map!</text:span></text:p>
        </text:list-item>
        <text:list-item>
          <text:p text:style-name="P288">collect <text:s text:c="2"/><text:span text:style-name="T60">collect!</text:span></text:p>
        </text:list-item>
      </text:list>
      <text:p text:style-name="P196"/>
      <text:p text:style-name="P17">В блоке может быть больше одного действия.</text:p>
      <text:p text:style-name="P17"/>
      <text:p text:style-name="P17"><text:tab/>см. lesson.10/test_map_1.rb</text:p>
      <text:p text:style-name="P17"/>
      <text:p text:style-name="P17">Результат <text:span text:style-name="T49">последней</text:span> операции есть результат всего блока и именно это значение <text:soft-page-break/>помещается в новый массив</text:p>
      <text:p text:style-name="P17"/>
      <text:p text:style-name="P18">Что будет результатом выполнения этого кода?</text:p>
      <text:p text:style-name="P18"/>
      <text:p text:style-name="P168">[“1”, “uno”, “234”, “dos”].map do |el|</text:p>
      <text:p text:style-name="P168"><text:s text:c="4"/>if el =~ /^\d+$/</text:p>
      <text:p text:style-name="P168"><text:s text:c="6"/>el.to_i</text:p>
      <text:p text:style-name="P168"><text:s text:c="4"/>else</text:p>
      <text:p text:style-name="P168"><text:s text:c="6"/>el.upcase</text:p>
      <text:p text:style-name="P168"><text:s text:c="4"/>end</text:p>
      <text:p text:style-name="P168"><text:s text:c="3"/>“HELLO” <text:s/># что произойдет, если добавить эту строку?</text:p>
      <text:p text:style-name="P168">end</text:p>
      <text:p text:style-name="P167"/>
      <text:p text:style-name="P17">!!! Задание: измените скрипт test_map_1.rb таким образом, чтобы получить из массива @numbers двумерный массив вот такого вида:</text:p>
      <text:p text:style-name="P17"/>
      <text:p text:style-name="P17"><text:tab/>[["uno", "UNO"], ["dos", "DOS"], ["tres", "TRES"], ...]</text:p>
      <text:p text:style-name="P17"/>
      <text:p text:style-name="P17">Ответ: lesson.10/test_map_2.rb</text:p>
      <text:p text:style-name="P115"/>
      <text:p text:style-name="P14">Задание</text:p>
      <text:p text:style-name="P17"/>
      <text:p text:style-name="P17">!!! Задание: Найдите максимальную и минимальную длину слов из @numbers</text:p>
      <text:p text:style-name="P17"/>
      <text:p text:style-name="P17">ожидаемый результат</text:p>
      <text:p text:style-name="P17"><text:tab/>min: 3 </text:p>
      <text:p text:style-name="P17"><text:tab/>max: 6 </text:p>
      <text:p text:style-name="P17"/>
      <text:p text:style-name="P17">Инструменты:</text:p>
      <text:p text:style-name="P17"><text:tab/>Array#max</text:p>
      <text:p text:style-name="P17"><text:tab/>Array#min</text:p>
      <text:p text:style-name="P17"/>
      <text:p text:style-name="P17">Ответ: lesson.10/test_map_3.rb</text:p>
      <text:p text:style-name="P17"/>
      <text:p text:style-name="P17">Вот так это выглядит после <text:span text:style-name="T50">отображения</text:span></text:p>
      <text:p text:style-name="P17"/>
      <text:p text:style-name="P17"><text:tab/>@numbers.map {|item| item.length}</text:p>
      <text:p text:style-name="P17"><text:tab/>#=&gt; [<text:span text:style-name="T1">3</text:span>, 3, 4, <text:span text:style-name="T1">6</text:span>, 5, 4, 5, 4, 5, 4]</text:p>
      <text:p text:style-name="P17"/>
      <text:p text:style-name="P17">&gt;&gt;&gt; выделить цветом максимальный и минимальный</text:p>
      <text:p text:style-name="P17"/>
      <text:p text:style-name="P17">!!! Вопрос: как еще получить максимальное и минимальное значения, не используя методы min/max?</text:p>
      <text:p text:style-name="P17"/>
      <text:p text:style-name="P17"><text:tab/>@numbers.map {|item| item.length}.sort</text:p>
      <text:p text:style-name="P17"><text:tab/>#=&gt; [3, 3, 4, 4, 4, 4, 5, 5, 5, 6]</text:p>
      <text:p text:style-name="P17"/>
      <text:p text:style-name="P17"><text:tab/>и потом Array#first Array#last или метод []</text:p>
      <text:p text:style-name="P17"/>
      <text:p text:style-name="P17"><text:tab/>или</text:p>
      <text:p text:style-name="P17"><text:soft-page-break/><text:tab/>min, max = res.<text:span text:style-name="T1">values_at</text:span>(0,-1)</text:p>
      <text:p text:style-name="P187"/>
      <text:p text:style-name="P194"/>
      <text:p text:style-name="P197">Задания на Array#map</text:p>
      <text:p text:style-name="P197"/>
      <text:p text:style-name="P199">Задание: Дано теггированное предложение. Как вывести его без тегов? Как вывести только теги (только цепочка тегов, без слов)?</text:p>
      <text:p text:style-name="P198"/>
      <text:p text:style-name="P199"><text:tab/>не используя String#gsub на всем предложении</text:p>
      <text:p text:style-name="P194"><text:tab/>можно использовать String#match, Array#index, Array#split, String#gsub</text:p>
      <text:p text:style-name="P194"/>
      <text:p text:style-name="P194"><text:tab/>Что есть в тексте есть фразы as_ well_RB ?</text:p>
      <text:p text:style-name="P194"/>
      <text:p text:style-name="P194">ответ: lesson.10/untag.rb</text:p>
      <text:p text:style-name="P194"/>
      <text:p text:style-name="P194"><text:span text:style-name="T59">Домашнее</text:span><text:span text:style-name="T50"> </text:span>Задание: Даны теггированные релейшны SAO. Необходимо их вывести без тегов.</text:p>
      <text:p text:style-name="P155"/>
      <text:p text:style-name="P155"><text:tab/>? совпадает ли количество полей в SAO до и после?</text:p>
      <text:p text:style-name="P155"><text:tab/>!!! хитрость в том. что split удаляет разделители в конце.</text:p>
      <text:p text:style-name="P155"/>
      <text:p text:style-name="P153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5">Разбор заданий</text:p>
            <text:p text:style-name="P155">Array#all? , Array#any?</text:p>
            <text:p text:style-name="P155">Array#find, Array#select</text:p>
            <text:p text:style-name="P155">Array#sort, Array#sort_by</text:p>
          </table:table-cell>
          <table:table-cell table:style-name="Table10.A1" office:value-type="string">
            <text:p text:style-name="P157">Занятие 11</text:p>
            <text:p text:style-name="P157">(90 минут)</text:p>
          </table:table-cell>
        </table:table-row>
      </table:table>
      <text:p text:style-name="P70"/>
      <text:p text:style-name="P158">Раздаточный материал</text:p>
      <text:p text:style-name="P158"/>
      <text:list xml:id="list1266384443" text:continue-list="list503595989" text:style-name="L29">
        <text:list-item>
          <text:p text:style-name="P303">lesson.11.tar.bz2</text:p>
        </text:list-item>
      </text:list>
      <text:p text:style-name="P155"/>
      <text:p text:style-name="P158">Вопросы</text:p>
      <text:p text:style-name="P158"/>
      <text:list xml:id="list1712235480" text:style-name="L35">
        <text:list-item>
          <text:p text:style-name="P308">Сколько времени ушло на ДЗ на этой неделе?</text:p>
        </text:list-item>
        <text:list-item>
          <text:p text:style-name="P308">Для чего предназначен Array#map?</text:p>
        </text:list-item>
        <text:list-item>
          <text:p text:style-name="P308">Есть ли парный опасный метод Array#map! ?</text:p>
        </text:list-item>
        <text:list-item>
          <text:p text:style-name="P308">Чем отличается Array#values_at от Array#slice (Array#[]) ?</text:p>
        </text:list-item>
      </text:list>
      <text:p text:style-name="P160"/>
      <text:p text:style-name="P164">Краткий разбор задания extract_random_subcorpus.2.rb</text:p>
      <text:p text:style-name="P164"/>
      <text:p text:style-name="P160">lesson.10/subcorpus/extract_random_subcorpus.2.rb</text:p>
      <text:p text:style-name="P160"/>
      <text:p text:style-name="P160">нарисовать структуры данных и показать, как одно работает через другое.</text:p>
      <text:p text:style-name="P160"/>
      <text:p text:style-name="P165">Квантор всеобщности и квантор существования?</text:p>
      <text:p text:style-name="P167"/>
      <text:p text:style-name="P168">Array#include? = Array#member?</text:p>
      <text:p text:style-name="P168"/>
      <text:p text:style-name="P168">pets = %w{ bat dog cat cow wombat }</text:p>
      <text:p text:style-name="P168">pets.include?('dog') #=&gt; true</text:p>
      <text:p text:style-name="P168"/>
      <text:p text:style-name="P168">Array#all? – позволяет проверить, что все элементы удовлетворяют некоторому условию.</text:p>
      <text:p text:style-name="P168"/>
      <text:p text:style-name="P168">Например, все ли слова содержат букву “a”</text:p>
      <text:p text:style-name="P168"/>
      <text:p text:style-name="P168">pets.all? {|pet|</text:p>
      <text:p text:style-name="P168"><text:tab/>pet =~ /a/</text:p>
      <text:p text:style-name="P168">}</text:p>
      <text:p text:style-name="P168"/>
      <text:p text:style-name="P168">#=&gt; false</text:p>
      <text:p text:style-name="P168"/>
      <text:p text:style-name="P168">Вопрос: Каким будет результат следующей операции?</text:p>
      <text:p text:style-name="P168"/>
      <text:p text:style-name="P168">pets.all? {|pet|</text:p>
      <text:p text:style-name="P168"><text:tab/>pet =~ /[ieaou]/</text:p>
      <text:p text:style-name="P168">}</text:p>
      <text:p text:style-name="P168"/>
      <text:p text:style-name="P168">#=&gt; true.</text:p>
      <text:p text:style-name="P168"/>
      <text:p text:style-name="P168"><text:s/></text:p>
      <text:p text:style-name="P168">Array#any? – проверяет, есть ли <text:span text:style-name="T1">хотя бы один</text:span> элемент, удовлетворяющий данному <text:soft-page-break/>условию.</text:p>
      <text:p text:style-name="P168"/>
      <text:p text:style-name="P168">tags = [“NN”, “VBG”, “JJing”]</text:p>
      <text:p text:style-name="P168"/>
      <text:p text:style-name="P168">Надо выполнить что-либо, если у слова есть глагольные теги.</text:p>
      <text:p text:style-name="P168"/>
      <text:p text:style-name="P168">плохо</text:p>
      <text:p text:style-name="P168"/>
      <text:p text:style-name="P168">if tags.include?(“VB”) || tags.include?(“VBZ”)</text:p>
      <text:p text:style-name="P168"><text:s text:c="3"/>|| tags.include?(“VBD”) || tags.include?(“VBN”)</text:p>
      <text:p text:style-name="P168"><text:s text:c="3"/>|| tags.include?(“VBG”)</text:p>
      <text:p text:style-name="P168">then</text:p>
      <text:p text:style-name="P168"><text:s text:c="3"/># do smthing</text:p>
      <text:p text:style-name="P168">end</text:p>
      <text:p text:style-name="P168"/>
      <text:p text:style-name="P168">лучше, но все еще не очень хорошо: громоздко</text:p>
      <text:p text:style-name="P168"/>
      <text:p text:style-name="P168">tags.each do |tag|</text:p>
      <text:p text:style-name="P168"><text:tab/>if tag =~ /^V/</text:p>
      <text:p text:style-name="P168"><text:tab/><text:tab/># do smthing</text:p>
      <text:p text:style-name="P168"><text:tab/><text:tab/># ...</text:p>
      <text:p text:style-name="P168"><text:tab/><text:tab/>break <text:s/># Вопрос: зачем здесь break?</text:p>
      <text:p text:style-name="P168"><text:tab/>end</text:p>
      <text:p text:style-name="P168">end</text:p>
      <text:p text:style-name="P168"/>
      <text:p text:style-name="P168">правильно</text:p>
      <text:p text:style-name="P168"/>
      <text:p text:style-name="P168">if tags.any? { |tag| tag =~ /^V/ }</text:p>
      <text:p text:style-name="P168"><text:s text:c="4"/># do something</text:p>
      <text:p text:style-name="P168">end </text:p>
      <text:p text:style-name="P168"/>
      <text:p text:style-name="P168">Другие способы проверить наличие элемента в массиве</text:p>
      <text:p text:style-name="P168"/>
      <text:p text:style-name="P168">pets = %w{ bat dog cat cow wombat }</text:p>
      <text:p text:style-name="P168"/>
      <text:p text:style-name="P168">Объясните, почему это работает?</text:p>
      <text:p text:style-name="P168"/>
      <text:p text:style-name="P168">if pets.index('bat')</text:p>
      <text:p text:style-name="P168"><text:s text:c="4"/># мы здесь</text:p>
      <text:p text:style-name="P168">end</text:p>
      <text:p text:style-name="P168"/>
      <text:p text:style-name="P168">if pets.index('aircraft')</text:p>
      <text:p text:style-name="P168"><text:s text:c="4"/># сюда мы не попадем</text:p>
      <text:p text:style-name="P168">end</text:p>
      <text:p text:style-name="P168"/>
      <text:p text:style-name="P168">Array#index(val) – возвращает положение самой левой (первой) встречи val</text:p>
      <text:p text:style-name="P168">Array#rindex(val) – самой правой (последней)</text:p>
      <text:p text:style-name="P168">возвращаемый номер позиции всегда от начала слова (то есть, слева)</text:p>
      <text:p text:style-name="P168">Аналогичным образом работают эти же методы для класса String</text:p>
      <text:p text:style-name="P168">String#index</text:p>
      <text:p text:style-name="P168"><text:soft-page-break/>String#rindex</text:p>
      <text:p text:style-name="P168"/>
      <text:p text:style-name="P168">Закончите код</text:p>
      <text:p text:style-name="P168"/>
      <text:p text:style-name="P168">if “abrakadabra”.index(“k”) …</text:p>
      <text:p text:style-name="P168"><text:tab/>puts “В этом слове одна буква k”</text:p>
      <text:p text:style-name="P168">end</text:p>
      <text:p text:style-name="P168"/>
      <text:p text:style-name="P168">ответ</text:p>
      <text:p text:style-name="P168">if “abrakadabra”.index(“k”) == “abrakadabra”.rindex(“k”) <text:s/># 4 == 4</text:p>
      <text:p text:style-name="P168"><text:tab/>puts “В этом слове одна буква k”</text:p>
      <text:p text:style-name="P168">end</text:p>
      <text:p text:style-name="P168"/>
      <text:p text:style-name="P168">if “abrakadabra”.index(“b”) ...</text:p>
      <text:p text:style-name="P168"><text:tab/>puts “В этом слове больше одной буквы b”</text:p>
      <text:p text:style-name="P168">end</text:p>
      <text:p text:style-name="P168"/>
      <text:p text:style-name="P168">ответ</text:p>
      <text:p text:style-name="P168"/>
      <text:p text:style-name="P168">if “abrakadabra”.index(“b”) != “abrakadabra”.rindex(“b”) # 1 != 8</text:p>
      <text:p text:style-name="P168"><text:tab/>puts “В этом слове больше одной буквы b”</text:p>
      <text:p text:style-name="P168">end</text:p>
      <text:p text:style-name="P168"/>
      <text:p text:style-name="P168"/>
      <text:p text:style-name="P166">Задания</text:p>
      <text:p text:style-name="P166"/>
      <text:p text:style-name="P199">Из файла lesson.11/searching/text.txt выведите предложения, содержащие хотя бы одно слово в середине, написанное в Titlecase.</text:p>
      <text:p text:style-name="P168"/>
      <text:p text:style-name="P168">не используя String#=~ на все предложение. представьте предложение в виде массива слов.</text:p>
      <text:p text:style-name="P168"/>
      <text:p text:style-name="P168">ответ: finding/select_sent_with_titlecase_inside.rb</text:p>
      <text:p text:style-name="P168">ответ:finding/select_sent_with_titlecase_inside.2.rb <text:s/>с использованием Array#shift</text:p>
      <text:p text:style-name="P168"/>
      <text:p text:style-name="P171">Selecting element(s)</text:p>
      <text:p text:style-name="P171"/>
      <text:p text:style-name="P169">Как найти и выбрать из массива элемент(ы), удовлетворяющие некоторому условию?</text:p>
      <text:p text:style-name="P169"/>
      <text:p text:style-name="P200"><text:span text:style-name="T59">Даны среднемесячные температуры в г. Надыме. Как</text:span> <text:span text:style-name="T59">найти первую положительную температуру,</text:span></text:p>
      <text:p text:style-name="P169"/>
      <text:p text:style-name="P169"><text:s/>temperatures = [-19.6, -18.2, -11.8, -7.6, 1.2, 10.6, 16.0, 12.1, 4.9, -19, -20, -25]</text:p>
      <text:p text:style-name="P178"/>
      <text:p text:style-name="P169"><text:s/>temperatures.find {|el| el &gt; 0} <text:s/>#=&gt; 1.2</text:p>
      <text:p text:style-name="P169"/>
      <text:p text:style-name="P169">см. selecting/first_warm_month_temp.rb</text:p>
      <text:p text:style-name="P178"/>
      <text:p text:style-name="P168"><text:s/>см также Array#find <text:s/>= <text:s/>Array#detect</text:p>
      <text:p text:style-name="P168"><text:s/></text:p>
      <text:p text:style-name="P168"><text:soft-page-break/>чем Array#find отличается от Array#select?</text:p>
      <text:p text:style-name="P168">Что вернет следующий код?</text:p>
      <text:p text:style-name="P168"/>
      <text:p text:style-name="P169"><text:s/>temperatures.select {|temp| temp &gt; 0} </text:p>
      <text:p text:style-name="P169"><text:s/>#=&gt; [1.2, 10.6, 16.0, 12.1, 4.9]</text:p>
      <text:p text:style-name="P170"><text:span text:style-name="T59">то есть, </text:span><text:span text:style-name="T2">массив</text:span><text:span text:style-name="T59"> всех подходящих значений</text:span></text:p>
      <text:p text:style-name="P169"/>
      <text:p text:style-name="P169">см. также Array#grep</text:p>
      <text:p text:style-name="P176"/>
      <text:p text:style-name="P65">Сортировка массива, оператор &lt;=&gt;</text:p>
      <text:p text:style-name="P70"/>
      <text:p text:style-name="P70">sort, sort!</text:p>
      <text:p text:style-name="P70"/>
      <text:p text:style-name="P70"><text:tab/>words = %w{ pear apple strawberry apple bears }</text:p>
      <text:p text:style-name="P70"/>
      <text:p text:style-name="P70"><text:tab/>words.sort</text:p>
      <text:p text:style-name="P70"><text:tab/>#=&gt; ["apple", "apple", "bears", "pear", "strawberry"]</text:p>
      <text:p text:style-name="P70"/>
      <text:p text:style-name="P70">Элементы cравниваются между собой при помощи оператора &lt;=&gt;.</text:p>
      <text:p text:style-name="P70"/>
      <text:p text:style-name="P70">Почитайте ri про метод &lt;=&gt; у строк</text:p>
      <text:p text:style-name="P70"/>
      <text:p text:style-name="P70"><text:tab/>ri ‘String#&lt;=&gt;’ <text:tab/><text:tab/><text:tab/># кавычки обязательны</text:p>
      <text:p text:style-name="P70"/>
      <text:p text:style-name="P70"><text:tab/>str &lt;=&gt; other_str <text:s text:c="2"/>-&gt; -1, 0, +1</text:p>
      <text:p text:style-name="P70"/>
      <text:p text:style-name="P70">Что вернут следующие сравнения?</text:p>
      <text:p text:style-name="P70"/>
      <text:p text:style-name="P70"><text:tab/>'apple' &lt;=&gt; 'apple' <text:s/>#=&gt; 0</text:p>
      <text:p text:style-name="P70"><text:tab/>'apple' &lt;=&gt; 'bears' <text:s/>#=&gt; -1 <text:s text:c="2"/>apple сортируется перед bears</text:p>
      <text:p text:style-name="P70"><text:tab/>‘bears’ &lt;=&gt; ‘apple’ #=&gt; 1 <text:s text:c="2"/>bear сортируется после apple</text:p>
      <text:p text:style-name="P70"><text:tab/>‘apples’ &lt;=&gt; ‘apple’ #=&gt; 1</text:p>
      <text:p text:style-name="P70"/>
      <text:p text:style-name="P70">&gt;&gt;&gt; на операторе &lt;=&gt; <text:s/>завязан модуль-примесь Comparable, который дает методы сравнения &lt; &gt; &lt;= &gt;=</text:p>
      <text:p text:style-name="P70"/>
      <text:p text:style-name="P65">Сортировка с блоком</text:p>
      <text:p text:style-name="P70"/>
      <text:p text:style-name="P70">sort может принимать блок, в котором описана процедура сравнения двух элементов. блок должен возвращать -1, 0, 1</text:p>
      <text:p text:style-name="P70"/>
      <text:p text:style-name="P70">sort без блока эквивалентен</text:p>
      <text:p text:style-name="P70"/>
      <text:p text:style-name="P70"><text:tab/>array.sort {|a, b| <text:s text:c="22"/>&lt;--- как взаимно расположить элементы a и b?</text:p>
      <text:p text:style-name="P70"><text:tab/><text:tab/>a &lt;=&gt; b <text:s text:c="14"/>&lt;--- если -1, то ab; если 1 то ba</text:p>
      <text:p text:style-name="P70"><text:tab/>}</text:p>
      <text:p text:style-name="P70"/>
      <text:p text:style-name="P70">!!! Задание: какой командой можно отсортировать массив в обратном порядке (от большего к меньшему), не используя Array#reverse</text:p>
      <text:p text:style-name="P70"/>
      <text:p text:style-name="P70"><text:soft-page-break/><text:tab/>array.sort {|a,b| </text:p>
      <text:p text:style-name="P70"><text:tab/> <text:s text:c="3"/>b &lt;=&gt; a </text:p>
      <text:p text:style-name="P70"><text:tab/>}</text:p>
      <text:p text:style-name="P70"/>
      <text:p text:style-name="P70">см. lesson.11/sorting/test_sort_1.rb</text:p>
      <text:p text:style-name="P70"/>
      <text:p text:style-name="P70">!!! Задание: отсортируйте массив @numbers по длине слова</text:p>
      <text:p text:style-name="P70"/>
      <text:p text:style-name="P70"><text:tab/>@numbers.sort {|a,b| </text:p>
      <text:p text:style-name="P70"><text:tab/><text:tab/>a.length &lt;=&gt; b.length </text:p>
      <text:p text:style-name="P70"><text:tab/>}</text:p>
      <text:p text:style-name="P70"/>
      <text:p text:style-name="P70">см. lesson.11/sorting/test_sort_2.rb</text:p>
      <text:p text:style-name="P70"/>
      <text:p text:style-name="P70">!!! Вопрос: в обратном порядке, от больших длин к меньшим?</text:p>
      <text:p text:style-name="P70"/>
      <text:p text:style-name="P70"><text:tab/>@numbers.sort {|b,a| </text:p>
      <text:p text:style-name="P70"><text:tab/><text:tab/>a.length &lt;=&gt; b.length </text:p>
      <text:p text:style-name="P70"><text:tab/>}</text:p>
      <text:p text:style-name="P70"/>
      <text:p text:style-name="P70">&gt;&gt;&gt; подвох: см порядок |b, a|</text:p>
      <text:p text:style-name="P64"/>
      <text:p text:style-name="P118">Сортировка по вычисленному значению</text:p>
      <text:p text:style-name="P117"/>
      <text:p text:style-name="P117"><text:tab/>sort_by, sort_by!</text:p>
      <text:p text:style-name="P117"/>
      <text:p text:style-name="P70">Производят сортировку по вычесленному значению (внутри делается map)</text:p>
      <text:p text:style-name="P70"/>
      <text:p text:style-name="P70"><text:tab/>%w{ three one 1984 }.sort_by {|item|</text:p>
      <text:p text:style-name="P70"><text:tab/><text:tab/>item.length</text:p>
      <text:p text:style-name="P70"><text:tab/>}</text:p>
      <text:p text:style-name="P70"/>
      <text:p text:style-name="P70"><text:tab/>#=&gt; ["one", "1984", "three"]</text:p>
      <text:p text:style-name="P70"/>
      <text:p text:style-name="P70">см. test_sort_by_1.rb</text:p>
      <text:p text:style-name="P70"/>
      <text:p text:style-name="P70">!!!! Задание: исследуйте, что делает скрипт test_sort_by_2.rb</text:p>
      <text:p text:style-name="P70"/>
      <text:p text:style-name="P70"><text:tab/>["o<text:span text:style-name="T1">c</text:span>ho", "<text:span text:style-name="T1">c</text:span>inco", "cuatro", "dos", "diez", "uno", "nueve", "seis", "siete", "tres"]</text:p>
      <text:p text:style-name="P70"/>
      <text:p text:style-name="P70">!!! Ответ: сортирует по первой согласной букве</text:p>
      <text:p text:style-name="P70"/>
      <text:p text:style-name="P70">!!! Задание: измените test_sort_by_2.rb так, чтобы слова были отсортированы по количеству гласных в слове</text:p>
      <text:p text:style-name="P70"/>
      <text:p text:style-name="P70">ответ: test_sort_by_3.rb</text:p>
      <text:p text:style-name="P70"/>
      <text:p text:style-name="P70"><text:tab/>["dos", "tres", <text:s text:c="3"/>"seis", "diez", "cinco", "uno", "ocho", <text:s text:c="3"/>"siete", "nueve", "cuatro"]</text:p>
      <text:p text:style-name="P70"/>
      <text:p text:style-name="P70">Задания</text:p>
      <text:p text:style-name="P70"><text:soft-page-break/></text:p>
      <text:p text:style-name="P70">!!! Задание: отсортируйте массив @trn_numbers по немецким словам?</text:p>
      <text:p text:style-name="P70"/>
      <text:p text:style-name="P70">@trn_numbers = [ </text:p>
      <text:p text:style-name="P70"><text:s text:c="4"/>[1, "one", <text:s text:c="3"/>"ein"], </text:p>
      <text:p text:style-name="P70"><text:s text:c="4"/>[2, "two", <text:s text:c="2"/>"zwei"], </text:p>
      <text:p text:style-name="P70"><text:s text:c="4"/>[3, "three", "drei"], </text:p>
      <text:p text:style-name="P70"><text:s text:c="4"/>[4, "four", <text:s/>"vier"], </text:p>
      <text:p text:style-name="P70"><text:s text:c="4"/>[5, "five", <text:s/>"fünf"] </text:p>
      <text:p text:style-name="P70">]</text:p>
      <text:p text:style-name="P70"/>
      <text:p text:style-name="P70">см. lesson.10/sorting/test_sort_by_5.rb</text:p>
      <text:p text:style-name="P64">см. lesson.10/sorting/test_sort_3.rb</text:p>
      <text:p text:style-name="P155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5">Пользовательские методы</text:p>
          </table:table-cell>
          <table:table-cell table:style-name="Таблица3.A1" office:value-type="string">
            <text:p text:style-name="P157">Занятие 12</text:p>
            <text:p text:style-name="P157">(90 минут)</text:p>
          </table:table-cell>
        </table:table-row>
      </table:table>
      <text:p text:style-name="P12"/>
      <text:p text:style-name="P158">Раздаточный материал</text:p>
      <text:p text:style-name="P158"/>
      <text:list xml:id="list1099201717" text:continue-list="list1266384443" text:style-name="L29">
        <text:list-item>
          <text:p text:style-name="P303">lesson.12.tar.bz2</text:p>
        </text:list-item>
      </text:list>
      <text:p text:style-name="P155"/>
      <text:p text:style-name="P159">Вопросы</text:p>
      <text:list xml:id="list1425475640" text:style-name="L36">
        <text:list-header>
          <text:p text:style-name="P310"/>
        </text:list-header>
        <text:list-item>
          <text:p text:style-name="P305">Зачем методу Array#sort нужен блок? Как работает (какой результат) sort без блока?</text:p>
        </text:list-item>
        <text:list-item>
          <text:p text:style-name="P305">Метод sort оперирует двумя аргументами (они в |a,b|). Что это за аргументы?</text:p>
        </text:list-item>
        <text:list-item>
          <text:p text:style-name="P305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305">Как Array#sort отсортирует массив массивов?</text:p>
        </text:list-item>
        <text:list-item>
          <text:p text:style-name="P305">Чем отличается Array#sort_by от Array#sort ?</text:p>
        </text:list-item>
        <text:list-item>
          <text:p text:style-name="P305">Чем отличаются методы Array#all? и Array#any?</text:p>
        </text:list-item>
        <text:list-item>
          <text:p text:style-name="P305">Какими способами можно установить, что некоторый элемент присутствует в массиве? – <text:s/>(include?/member? → boolean, Array#index/#rindex → position, find → сам элемент)</text:p>
        </text:list-item>
        <text:list-item>
          <text:p text:style-name="P305">Какие из этих методом принимают блок и зачем? - index/rindex/find. чтобы задавать более сложное условие, а не буквальное равенство.</text:p>
        </text:list-item>
        <text:list-item>
          <text:p text:style-name="P305">Правда ли, что метод index есть только у массивов? - нет, он есть и у String (см. ri index)</text:p>
        </text:list-item>
        <text:list-item>
          <text:p text:style-name="P305">Почему Array#index/rindex/find можно использовать в условиях? - они возвращают nil, если ничего не найдено</text:p>
        </text:list-item>
        <text:list-item>
          <text:p text:style-name="P305">Чем отличается Array#find от Array#select?</text:p>
        </text:list-item>
        <text:list-item>
          <text:p text:style-name="P305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5"/>
      <text:p text:style-name="P65">Пользовательские методы</text:p>
      <text:p text:style-name="P70"/>
      <text:p text:style-name="P70">Программист может задавать свои собственные методы</text:p>
      <text:p text:style-name="P70"/>
      <text:p text:style-name="P70">Метод это способ сгруппировать код в одном месте</text:p>
      <text:p text:style-name="P70"/>
      <text:list xml:id="list540024995" text:style-name="L37">
        <text:list-item>
          <text:p text:style-name="P213">возможность абстрагироваться от деталей реализации</text:p>
        </text:list-item>
        <text:list-item>
          <text:p text:style-name="P213">более читабельный и более легко управляемый код</text:p>
        </text:list-item>
        <text:list-item>
          <text:p text:style-name="P213">возможность повторного использования (code reuse)</text:p>
          <text:p text:style-name="P213"/>
        </text:list-item>
      </text:list>
      <text:p text:style-name="P70">синонимы: подпрограммы, функции, процедуры</text:p>
      <text:p text:style-name="P50"/>
      <text:p text:style-name="P50">Метод должен быть определен до его использования</text:p>
      <text:p text:style-name="P50"/>
      <text:p text:style-name="P50">Определение метода:</text:p>
      <text:p text:style-name="P50"/>
      <text:p text:style-name="P142">def method_name(arg1, arg2....)</text:p>
      <text:p text:style-name="P142"><text:s text:c="3"/># команды</text:p>
      <text:p text:style-name="P142"><text:s text:c="3"/>return ...</text:p>
      <text:p text:style-name="P142">end</text:p>
      <text:p text:style-name="P142"><text:soft-page-break/></text:p>
      <text:p text:style-name="P50">Использование (вызов) метода:</text:p>
      <text:p text:style-name="P50"/>
      <text:p text:style-name="P50"><text:tab/>method_name(arg1, arg2...)</text:p>
      <text:p text:style-name="P50"/>
      <text:p text:style-name="P155">см. пример использования методов:</text:p>
      <text:p text:style-name="P155"><text:tab/>methods/extract_random_subcorpus.3.rb</text:p>
      <text:p text:style-name="P155">исследуйте, что делает скрипт:</text:p>
      <text:p text:style-name="P155"><text:tab/>methods/extract_random_subcorpus.4.rb</text:p>
      <text:p text:style-name="P107">&gt;&gt;&gt; выбирает 10% предложений длиной меньше 10 слов и 15 % предложений больше 10 слов. Этот скрипт показывает code reuse</text:p>
      <text:p text:style-name="P107"/>
      <text:p text:style-name="P65">Аргументы в методах</text:p>
      <text:p text:style-name="P50"/>
      <text:p text:style-name="P50">Имена аргументов это локальные названия для внешних (по отношению к методу) переменных и литералов</text:p>
      <text:p text:style-name="P50"/>
      <text:p text:style-name="P50">&gt;&gt;&gt; не только внешних. если метод вызывает другой метод...</text:p>
      <text:p text:style-name="P50"/>
      <text:p text:style-name="P50"><text:tab/>def unvowel(word)</text:p>
      <text:p text:style-name="P50"><text:tab/><text:tab/>word.delete(‘ieaou’)</text:p>
      <text:p text:style-name="P50"><text:tab/>end</text:p>
      <text:p text:style-name="P50"/>
      <text:p text:style-name="P50"><text:tab/>unvowel(“hello”)</text:p>
      <text:p text:style-name="P50"><text:tab/># внутри unvowel, переменная word становиться равной hello</text:p>
      <text:p text:style-name="P50"/>
      <text:p text:style-name="P50"><text:tab/>w = “hello”</text:p>
      <text:p text:style-name="P50"><text:tab/>unvowel(w)</text:p>
      <text:p text:style-name="P50"/>
      <text:p text:style-name="P50">Аргументы передаются позиционно</text:p>
      <text:p text:style-name="P50"/>
      <text:p text:style-name="P50"><text:tab/>def max_of_three(a, b, c)</text:p>
      <text:p text:style-name="P50"><text:tab/><text:tab/>if a &gt; b &amp;&amp; a &gt; c</text:p>
      <text:p text:style-name="P50"><text:tab/><text:tab/><text:tab/>return a</text:p>
      <text:p text:style-name="P50"><text:tab/><text:tab/>elsif …</text:p>
      <text:p text:style-name="P50"><text:tab/><text:tab/><text:tab/>...</text:p>
      <text:p text:style-name="P50"><text:tab/><text:tab/>end</text:p>
      <text:p text:style-name="P50"><text:tab/>end</text:p>
      <text:p text:style-name="P50"/>
      <text:p text:style-name="P50"><text:tab/>x, y = 1, 20</text:p>
      <text:p text:style-name="P50"><text:tab/>max_of_three(x, y, 10)</text:p>
      <text:p text:style-name="P50"/>
      <text:p text:style-name="P50">Вопрос: Что внутри метода?</text:p>
      <text:p text:style-name="P50">Ответ: внутри метода имеем</text:p>
      <text:p text:style-name="P50"><text:tab/>a = x = 1</text:p>
      <text:p text:style-name="P50"><text:tab/>b = y = 20</text:p>
      <text:p text:style-name="P50"><text:tab/>c = 10</text:p>
      <text:p text:style-name="P50"/>
      <text:p text:style-name="P53">Задание: реализуйте метод max_of_three иначе</text:p>
      <text:p text:style-name="P53">ответ: methods/max_of_three.2.rb</text:p>
      <text:p text:style-name="P53"><text:soft-page-break/>ответ: methods/max_of_three.3.rb</text:p>
      <text:p text:style-name="P54"/>
      <text:p text:style-name="P65">Передача объектов в метод</text:p>
      <text:p text:style-name="P50"/>
      <text:p text:style-name="P50">Объекты, передаваемые в метод через аргументы, передаются</text:p>
      <text:list xml:id="list868613540" text:style-name="L38">
        <text:list-item>
          <text:p text:style-name="P215">по значению (по копии)</text:p>
        </text:list-item>
        <text:list-item>
          <text:p text:style-name="P215">по ссылке</text:p>
        </text:list-item>
      </text:list>
      <text:p text:style-name="P50"/>
      <text:p text:style-name="P50">!!! Задание: исследуйте скрипт methods/test_args_2.rb. Что произошло со строкой в str и почему?</text:p>
      <text:p text:style-name="P50"/>
      <text:p text:style-name="P50">Метод object_id применяется к любой сущности в руби, возвращает идентификатор этой сущности (объекта) в памяти.</text:p>
      <text:p text:style-name="P50"/>
      <text:p text:style-name="P50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4"/>
      <text:p text:style-name="P50">Простые объекты (числа, true, false, nil) передаются по копии (в руби – при попытке их изменить, делается копия).</text:p>
      <text:p text:style-name="P50">Сложные объекты (String, Array, Hash, etc) передаются по ссылке – такой объект можно изменить (в том числе по неосторожности).</text:p>
      <text:p text:style-name="P50"/>
      <text:p text:style-name="P76">Множественное присваивание</text:p>
      <text:p text:style-name="P76"/>
      <text:p text:style-name="P75">это два разных объекта a и b</text:p>
      <text:p text:style-name="P75"/>
      <text:p text:style-name="P75"><text:tab/>a = b = 10</text:p>
      <text:p text:style-name="P54"/>
      <text:p text:style-name="P53">это две ссылки aa и bb на один объект</text:p>
      <text:p text:style-name="P53"/>
      <text:p text:style-name="P53"><text:tab/>aa = bb = [1,2,3,4]</text:p>
      <text:p text:style-name="P53"><text:tab/></text:p>
      <text:p text:style-name="P53"><text:tab/>aa &lt;&lt; 5</text:p>
      <text:p text:style-name="P53"><text:tab/>изменится и aa и bb</text:p>
      <text:p text:style-name="P54"/>
      <text:p text:style-name="P54"/>
      <text:p text:style-name="P65">Область видимости переменных</text:p>
      <text:p text:style-name="P50"/>
      <text:p text:style-name="P50">Область видимости (visibility scope) фрагмент(ы) программы, где переменная видна (то есть, ее можно использовать)</text:p>
      <text:p text:style-name="P50"/>
      <text:p text:style-name="P50">Виды переменных</text:p>
      <text:p text:style-name="P50"><text:tab/>глобальные ($name) – доступны везде. $stdout, $stderr</text:p>
      <text:p text:style-name="P50"><text:tab/>локальные (бeз @ в начале)</text:p>
      <text:p text:style-name="P50"><text:tab/>переменные объекта класса (начинаются с @).</text:p>
      <text:p text:style-name="P50"><text:tab/>переменные класса (начинаются с @@)</text:p>
      <text:p text:style-name="P50"/>
      <text:p text:style-name="P50">Локальная переменная видна только в локальном контексте</text:p>
      <text:p text:style-name="P50"/>
      <text:p text:style-name="P50"><text:soft-page-break/><text:tab/>def increment(a)</text:p>
      <text:p text:style-name="P50"><text:tab/><text:tab/>a += 1</text:p>
      <text:p text:style-name="P50"><text:tab/>end</text:p>
      <text:p text:style-name="P50"/>
      <text:p text:style-name="P50">Вопрос: Чему равно a до и после вызова метода ? Чему равно a во время вызова</text:p>
      <text:p text:style-name="P50"/>
      <text:p text:style-name="P50"><text:tab/>a = 10</text:p>
      <text:p text:style-name="P50"><text:tab/>puts increment(a)</text:p>
      <text:p text:style-name="P50"><text:tab/>puts a <text:s text:c="24"/>#=&gt; 10</text:p>
      <text:p text:style-name="P50"/>
      <text:p text:style-name="P50">Это разные переменные а! Они находятся в разных пространствах имен, поэтому не конфликтуют</text:p>
      <text:p text:style-name="P50"/>
      <text:p text:style-name="P50"><text:tab/>def incr2</text:p>
      <text:p text:style-name="P50"><text:tab/><text:tab/>@a += 1</text:p>
      <text:p text:style-name="P50"><text:tab/>end</text:p>
      <text:p text:style-name="P50"/>
      <text:p text:style-name="P50">Вопрос: Чему будет равно @a до, во время и после вызова метода</text:p>
      <text:p text:style-name="P50"/>
      <text:p text:style-name="P50"><text:tab/>@a = 10 <text:s text:c="9"/>#=&gt;</text:p>
      <text:p text:style-name="P50"><text:tab/>incr2</text:p>
      <text:p text:style-name="P50"><text:tab/>@a</text:p>
      <text:p text:style-name="P50"/>
      <text:p text:style-name="P50">Переменная с @ является глобальной для скрипта</text:p>
      <text:p text:style-name="P50"/>
      <text:p text:style-name="P53">Задание: <text:s/>в скрипте methods/extract_random_subcorpus.3.rb сделайте переменную pct видимой внутри метода.</text:p>
      <text:p text:style-name="P53"/>
      <text:p text:style-name="P53">ответ: <text:s/>methods/extract_random_subcorpus.5.rb</text:p>
      <text:p text:style-name="P53"/>
      <text:p text:style-name="P53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3"/>
      <text:p text:style-name="P54"/>
      <text:p text:style-name="P65">Return</text:p>
      <text:p text:style-name="P50"/>
      <text:p text:style-name="P50">Метод может возвращать какое-либо значение. Для этого используется ключевое слово <text:span text:style-name="T1">return</text:span></text:p>
      <text:p text:style-name="P50"/>
      <text:p text:style-name="P50"><text:tab/>возвращает указанное значение</text:p>
      <text:p text:style-name="P50"><text:tab/>и выходит из метода</text:p>
      <text:p text:style-name="P50"/>
      <text:p text:style-name="P50"><text:tab/>def longer_word(word1, word2)</text:p>
      <text:p text:style-name="P50"><text:tab/><text:tab/>if word1.length &gt; word2.length</text:p>
      <text:p text:style-name="P50"><text:tab/><text:tab/><text:tab/><text:span text:style-name="T1">return</text:span> word1</text:p>
      <text:p text:style-name="P50"><text:tab/><text:tab/>else</text:p>
      <text:p text:style-name="P50"><text:tab/><text:tab/><text:tab/>return word2</text:p>
      <text:p text:style-name="P50"><text:tab/><text:tab/>end</text:p>
      <text:p text:style-name="P50"/>
      <text:p text:style-name="P50"><text:tab/><text:tab/>puts “hello” <text:s/># this never happens</text:p>
      <text:p text:style-name="P50"><text:soft-page-break/><text:tab/>end</text:p>
      <text:p text:style-name="P50"/>
      <text:p text:style-name="P50">В руби при помощи return можно вернуть любое количество любых объектов</text:p>
      <text:p text:style-name="P50"/>
      <text:p text:style-name="P50"><text:tab/>w = “books”</text:p>
      <text:p text:style-name="P50"><text:tab/>puts longer_word(“book”, w)</text:p>
      <text:p text:style-name="P50"><text:tab/>#=&gt; books</text:p>
      <text:p text:style-name="P50"/>
      <text:p text:style-name="P50">В руби при определении и вызове метода скобки можно опускать</text:p>
      <text:p text:style-name="P50"/>
      <text:p text:style-name="P50">Вопрос: чему равно res ?</text:p>
      <text:p text:style-name="P50"/>
      <text:p text:style-name="P50"><text:tab/>w = “burn”</text:p>
      <text:p text:style-name="P50"><text:tab/>res = longer_word “book”, w</text:p>
      <text:p text:style-name="P50"><text:tab/>#=&gt; res = burn</text:p>
      <text:p text:style-name="P50"/>
      <text:p text:style-name="P50">Чтобы вернуть несколько значений</text:p>
      <text:p text:style-name="P50"/>
      <text:p text:style-name="P50"><text:tab/>return val1, val2, val3</text:p>
      <text:p text:style-name="P50"/>
      <text:p text:style-name="P50">&gt;&gt;&gt; Руби просто возвращает массив</text:p>
      <text:p text:style-name="P50"/>
      <text:p text:style-name="P50">!!!! Задание: напишите метод, который принимает массив чисел и возвращает минимальное и максимальное значения</text:p>
      <text:p text:style-name="P50"/>
      <text:p text:style-name="P50"><text:tab/>values = [3,2,5,9,1,-7]</text:p>
      <text:p text:style-name="P50"/>
      <text:p text:style-name="P50">Ожидаемый выход</text:p>
      <text:p text:style-name="P50"/>
      <text:p text:style-name="P50"><text:tab/>min = -7 </text:p>
      <text:p text:style-name="P50"><text:tab/>max = 9 </text:p>
      <text:p text:style-name="P50"/>
      <text:p text:style-name="P50">см. methods/min_max.1.rb</text:p>
      <text:p text:style-name="P50"/>
      <text:p text:style-name="P50">Вопрос: что вы видите в methods/min_max.2.rb?</text:p>
      <text:p text:style-name="P50"/>
      <text:p text:style-name="P50">&gt;&gt;&gt; два значения возвращаются одним массивом</text:p>
      <text:p text:style-name="P50"/>
      <text:p text:style-name="P65">Задания</text:p>
      <text:p text:style-name="P50"/>
      <text:p text:style-name="P50">!!!! Задание: напишите свой метод, который будет из данного массива выбирать слова заданной длины</text:p>
      <text:p text:style-name="P50"/>
      <text:p text:style-name="P50"><text:tab/>dict = %w{cat act book teacher Ruby} </text:p>
      <text:p text:style-name="P50"><text:tab/>res = select_by_length(dict, 4) </text:p>
      <text:p text:style-name="P50"/>
      <text:p text:style-name="P50">Ожидаемый результат</text:p>
      <text:p text:style-name="P50"><text:tab/></text:p>
      <text:p text:style-name="P50"><text:tab/>["book", "Ruby"]</text:p>
      <text:p text:style-name="P50"/>
      <text:p text:style-name="P57"><text:soft-page-break/>ответ: methods/select_by_length.rb</text:p>
      <text:p text:style-name="P5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5"/>
            <text:p text:style-name="P155">Пользовательские методы</text:p>
          </table:table-cell>
          <table:table-cell table:style-name="Table11.A1" office:value-type="string">
            <text:p text:style-name="P157">Занятие 13</text:p>
            <text:p text:style-name="P157">(90 минут)</text:p>
          </table:table-cell>
        </table:table-row>
      </table:table>
      <text:p text:style-name="P12"/>
      <text:p text:style-name="P69">Раздаточный материал</text:p>
      <text:p text:style-name="P69"/>
      <text:list xml:id="list1282423333" text:style-name="L39">
        <text:list-item>
          <text:p text:style-name="P234">lesson.13.tar.bz2</text:p>
        </text:list-item>
      </text:list>
      <text:p text:style-name="P5"/>
      <text:p text:style-name="P15">Вопросы</text:p>
      <text:p text:style-name="P5"/>
      <text:list xml:id="list1321774599" text:style-name="L40">
        <text:list-item>
          <text:p text:style-name="P235">зачем нужны методы?</text:p>
        </text:list-item>
        <text:list-item>
          <text:p text:style-name="P235">что возвращает метод и как он это делает?</text:p>
        </text:list-item>
        <text:list-item>
          <text:p text:style-name="P235">сколько значений может вернуть метод в руби?</text:p>
        </text:list-item>
      </text:list>
      <text:list xml:id="list79631608" text:style-name="L41">
        <text:list-item>
          <text:p text:style-name="P236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733671351" text:continue-list="list1321774599" text:style-name="L40">
        <text:list-item>
          <text:p text:style-name="P235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35">как взаимодействуют ОДНОИМЕННЫЕ переменные внутри метода с переменными вне этого метода?</text:p>
        </text:list-item>
        <text:list-item>
          <text:p text:style-name="P235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32660527" text:style-name="L42">
        <text:list-item>
          <text:p text:style-name="P237">как задать глобальную переменную (для данного скрипта)? -- $name @name или константа</text:p>
        </text:list-item>
      </text:list>
      <text:list xml:id="list1819873659" text:continue-list="list733671351" text:style-name="L40">
        <text:list-item>
          <text:p text:style-name="P235">можно ли определить метод, который не принимает никаких аргументов?</text:p>
        </text:list-item>
        <text:list-item>
          <text:p text:style-name="P235">как передаются аргументы в метод?</text:p>
        </text:list-item>
      </text:list>
      <text:list xml:id="list1973639662" text:style-name="L43">
        <text:list-item>
          <text:p text:style-name="P238">позиционно</text:p>
        </text:list-item>
        <text:list-item>
          <text:p text:style-name="P238">по значению / по ссылке</text:p>
        </text:list-item>
      </text:list>
      <text:p text:style-name="P5"/>
      <text:p text:style-name="P15">Разбор задания syn_mtag2ts_max_freq.rb</text:p>
      <text:p text:style-name="P53"/>
      <text:p text:style-name="P53">lesson.13/01.maxfreqtag/ALGO</text:p>
      <text:p text:style-name="P53"/>
      <text:p text:style-name="P53">Пошагово, syn_mtag2ts_max_freq.rb:</text:p>
      <text:p text:style-name="P53"/>
      <text:p text:style-name="P144">вход:</text:p>
      <text:p text:style-name="P144">I CD/10_NP/10_PP1A/150 love NN/70_VB/60 apples NNS/20</text:p>
      <text:p text:style-name="P144"/>
      <text:p text:style-name="P144">выделить из строки отдельные поля:</text:p>
      <text:p text:style-name="P144">[“I”, “CD/10_NP/10_PP1A/150”, “love”, “NN/70_VB/60”, “apples”, “NNS/20”]</text:p>
      <text:p text:style-name="P144"/>
      <text:p text:style-name="P144">преобразовать множество тегов в одному. не-теги оставить как есть.</text:p>
      <text:p text:style-name="P144">[“I”, “PP1A”, “love”, “NN”, “apples”, “NNS”]</text:p>
      <text:p text:style-name="P144"/>
      <text:p text:style-name="P144">объединить в одну строку:</text:p>
      <text:p text:style-name="P144">“I_PP1A love_NN apples_NNS”</text:p>
      <text:p text:style-name="P53"/>
      <text:p text:style-name="P53">Варианты скрипта</text:p>
      <text:p text:style-name="P53"/>
      <text:p text:style-name="P53"><text:soft-page-break/>syn_mtag2ts_max_freq.2.rb</text:p>
      <text:p text:style-name="P53"/>
      <text:list xml:id="list2154429890" text:style-name="L44">
        <text:list-item>
          <text:p text:style-name="P239">использует Array#max_by (см. также Array#max_by)</text:p>
        </text:list-item>
        <text:list-item>
          <text:p text:style-name="P239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3"/>
      <text:p text:style-name="P53">syn_mtag2ts_max_freq.3.rb</text:p>
      <text:p text:style-name="P53"/>
      <text:list xml:id="list1545993734" text:style-name="L45">
        <text:list-item>
          <text:p text:style-name="P240">использует авторазложение массива на составляющие в | |</text:p>
        </text:list-item>
      </text:list>
      <text:p text:style-name="P53"/>
      <text:p text:style-name="P53">!!! Задание: Выделите функциональность выбора лучшего тега <text:s/>в метод.</text:p>
      <text:p text:style-name="P53"/>
      <text:p text:style-name="P53"><text:tab/>tag = tag_with_max_freq(tfs_as_string)</text:p>
      <text:p text:style-name="P53">или</text:p>
      <text:p text:style-name="P53"><text:tab/>tag = tag_with_max_freq(tfs_as_array)</text:p>
      <text:p text:style-name="P53"/>
      <text:p text:style-name="P53">ответ: syn_mtag2ts_max_freq.4.rb</text:p>
      <text:p text:style-name="P53"/>
      <text:p text:style-name="P69">Другие варианты этого же скрипта</text:p>
      <text:p text:style-name="P69"/>
      <text:p text:style-name="P53">syn_mtag2ts_max_freq.5.rb</text:p>
      <text:list xml:id="list973100491" text:style-name="L46">
        <text:list-item>
          <text:p text:style-name="P241">использует Array#map</text:p>
        </text:list-item>
      </text:list>
      <text:p text:style-name="P53"/>
      <text:p text:style-name="P53">syn_mtag2ts_max_freq.6.rb</text:p>
      <text:p text:style-name="P53">syn_mtag2ts_max_freq.6_fails.rb</text:p>
      <text:list xml:id="list1618700425" text:style-name="L47">
        <text:list-item>
          <text:p text:style-name="P242">все сжато в одну операцию. так писать нельзя</text:p>
        </text:list-item>
        <text:list-item>
          <text:p text:style-name="P242">надо использовать {} вместо do..end, потому что разная сила связывания</text:p>
        </text:list-item>
      </text:list>
      <text:p text:style-name="P53"/>
      <text:p text:style-name="P53">syn_mtag2ts_max_freq.7.rb</text:p>
      <text:list xml:id="list49993630" text:style-name="L48">
        <text:list-item>
          <text:p text:style-name="P243">вся функциональность выбора лучших тегов вынесена в отдельный метод</text:p>
        </text:list-item>
      </text:list>
      <text:p text:style-name="P53"/>
      <text:p text:style-name="P69">Разбор задания syn_mtag2mtag_cstfilter.rb</text:p>
      <text:p text:style-name="P69"/>
      <text:p text:style-name="P53">самостоятельно</text:p>
      <text:p text:style-name="P53"/>
      <text:p text:style-name="P53">lesson.13/02/cstfilter/</text:p>
      <text:p text:style-name="P53"/>
      <text:p text:style-name="P53">syn_mtag2mtag_cstfilter.2.rb</text:p>
      <text:list xml:id="list318961139" text:style-name="L49">
        <text:list-item>
          <text:p text:style-name="P244">использует метод title?</text:p>
        </text:list-item>
        <text:list-item>
          <text:p text:style-name="P244">использует тернарную операцию</text:p>
        </text:list-item>
      </text:list>
      <text:p text:style-name="P53"/>
      <text:p text:style-name="P69">Метод, который ничего не возвращает</text:p>
      <text:p text:style-name="P50"/>
      <text:p text:style-name="P50">Метод не обязательно должен что-либо возвращать</text:p>
      <text:p text:style-name="P50"/>
      <text:list xml:id="list513119142" text:style-name="L50">
        <text:list-item>
          <text:p text:style-name="P216">метод изменяет сам объект</text:p>
        </text:list-item>
        <text:list-item>
          <text:p text:style-name="P216">метод выполняет какое-то действие, результат которого не важен</text:p>
          <text:p text:style-name="P216"/>
        </text:list-item>
      </text:list>
      <text:p text:style-name="P50"><text:tab/>def greet(name)</text:p>
      <text:p text:style-name="P50"><text:soft-page-break/><text:tab/><text:tab/>puts “Hello, #{name}.”</text:p>
      <text:p text:style-name="P50"><text:tab/>end</text:p>
      <text:p text:style-name="P50"/>
      <text:p text:style-name="P50"><text:tab/>greet(“Zeus”)</text:p>
      <text:p text:style-name="P50"><text:tab/>greet(‘Apollo’)</text:p>
      <text:p text:style-name="P50"/>
      <text:p text:style-name="P50">В руби метод без явного return возвращает результат последней операции!</text:p>
      <text:p text:style-name="P50"/>
      <text:p text:style-name="P50">Вопрос: будет ли напечатан вопрос?</text:p>
      <text:p text:style-name="P50"/>
      <text:p text:style-name="P50">if greet(“Zeus”) <text:s text:c="2"/>#=&gt; nil, т.к. это то, что возвращает puts.</text:p>
      <text:p text:style-name="P50"><text:tab/>puts “How is the life on the Mount Olympus?” # не будет напечатано</text:p>
      <text:p text:style-name="P50">end</text:p>
      <text:p text:style-name="P50"/>
      <text:p text:style-name="P50">if greet(“Zeus”)</text:p>
      <text:p text:style-name="P50"><text:tab/>puts “How is the life on the Mount Olympus?”</text:p>
      <text:p text:style-name="P50">end</text:p>
      <text:p text:style-name="P57"/>
      <text:p text:style-name="P65">Параметры по умолчанию</text:p>
      <text:p text:style-name="P50"/>
      <text:p text:style-name="P50">Аргументам метода можно задавать значение по умолчанию</text:p>
      <text:p text:style-name="P50"/>
      <text:p text:style-name="P142">Array#join(sep=$,)</text:p>
      <text:p text:style-name="P50"/>
      <text:p text:style-name="P70">arr = %w{uno dos tres}</text:p>
      <text:p text:style-name="P70"/>
      <text:p text:style-name="P70"><text:tab/>puts arr.join <text:s text:c="7"/>#=&gt; unodostres</text:p>
      <text:p text:style-name="P50"><text:tab/>puts arr.join(', ') <text:s text:c="2"/>#=&gt; uno, dos, tres</text:p>
      <text:p text:style-name="P50"/>
      <text:p text:style-name="P50">Допускается любое количество опциональных аргументов при условии, что они являются последними аргументами</text:p>
      <text:p text:style-name="P50"/>
      <text:p text:style-name="P50">&gt;&gt;&gt;Что делает этот метод?</text:p>
      <text:p text:style-name="P50"/>
      <text:p text:style-name="P50"><text:tab/>def strjoin(a, b, c=nil, s=” ”)</text:p>
      <text:p text:style-name="P50"><text:tab/><text:tab/>[a,b,c].compact.join(s)</text:p>
      <text:p text:style-name="P50"><text:tab/>end</text:p>
      <text:p text:style-name="P50"/>
      <text:p text:style-name="P50">неверно!</text:p>
      <text:p text:style-name="P50"/>
      <text:p text:style-name="P50"><text:tab/>def strjoin(a, b, c=nil, s)</text:p>
      <text:p text:style-name="P50"><text:tab/><text:tab/>[a,b,c].compact.join(s)</text:p>
      <text:p text:style-name="P50"><text:tab/>end</text:p>
      <text:p text:style-name="P50"/>
      <text:p text:style-name="P50">!!!Вопрос: Что напечатают следующие команды?</text:p>
      <text:p text:style-name="P50"/>
      <text:p text:style-name="P50"><text:tab/>puts strjoin("aa", "bb", "cc", "\t") <text:s text:c="3"/>#=&gt; aa<text:tab/>bb<text:tab/>cc</text:p>
      <text:p text:style-name="P50"><text:tab/>puts strjoin("aa", "bb", "cc") + “!” <text:s text:c="2"/>#=&gt; aa bb cc!</text:p>
      <text:p text:style-name="P50"><text:tab/>puts strjoin("aa", "bb") + “!” <text:s text:c="10"/>#=&gt; aa bb!</text:p>
      <text:p text:style-name="P50"><text:tab/>puts strjoin("aa", "bb", "\t") <text:s/>+ “!” <text:s text:c="3"/>#=&gt; aa bb \t!</text:p>
      <text:p text:style-name="P50"><text:soft-page-break/></text:p>
      <text:p text:style-name="P50">!!!Вопрос: как напечатать “aa<text:tab/>bb” разделенные табуляцей?</text:p>
      <text:p text:style-name="P50"/>
      <text:p text:style-name="P50"><text:tab/>puts strjoin("aa", "bb", nil, "\t") <text:s/>#=&gt;”aa<text:tab/>bb”</text:p>
      <text:p text:style-name="P57"/>
      <text:p text:style-name="P65">Переменное количество аргументов (*)</text:p>
      <text:p text:style-name="P50"/>
      <text:p text:style-name="P50">def method_name(*args)</text:p>
      <text:p text:style-name="P50"><text:tab/># args[0], args[1] ...</text:p>
      <text:p text:style-name="P50">end</text:p>
      <text:p text:style-name="P50"/>
      <text:p text:style-name="P50">method_name(1, “aa”, x, y)</text:p>
      <text:p text:style-name="P50"/>
      <text:p text:style-name="P50">!!! Задание: напишите strjoin, который принимает любое количество аргументов для конкатенации.</text:p>
      <text:p text:style-name="P50"/>
      <text:p text:style-name="P50"><text:tab/>puts strjoin("aa", "bb", "cc", "\t")</text:p>
      <text:p text:style-name="P50"><text:tab/>#=&gt;aa<text:tab/>bb<text:tab/>cc</text:p>
      <text:p text:style-name="P50"/>
      <text:p text:style-name="P50">ответ: test_splat.rb</text:p>
      <text:p text:style-name="P50"/>
      <text:p text:style-name="P50">def strjoin(*args, sep)</text:p>
      <text:p text:style-name="P50"><text:s text:c="2"/>args.join(sep)</text:p>
      <text:p text:style-name="P50">end</text:p>
      <text:p text:style-name="P50"/>
      <text:p text:style-name="P50">Вопрос: почему здесь происходит ошибка?</text:p>
      <text:p text:style-name="P50"/>
      <text:p text:style-name="P50">def strjoin(*args, sep=”\t”)</text:p>
      <text:p text:style-name="P50">end</text:p>
      <text:p text:style-name="P50"/>
      <text:p text:style-name="P50">Ответ: при таком вызове – strjoin("aa", "bb", "cc", "\t") – непонятно, отнести “\t” к args или к sep?</text:p>
      <text:p text:style-name="P57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5">Циклы</text:p>
            <text:p text:style-name="P155">Модули</text:p>
          </table:table-cell>
          <table:table-cell table:style-name="Таблица4.A1" office:value-type="string">
            <text:p text:style-name="P157">Занятие 14</text:p>
            <text:p text:style-name="P157">(90 минут)</text:p>
          </table:table-cell>
        </table:table-row>
      </table:table>
      <text:p text:style-name="P62"/>
      <text:p text:style-name="P62">Циклы upto/downto</text:p>
      <text:p text:style-name="P62"/>
      <text:p text:style-name="P60">Как пробежаться по масcиву?</text:p>
      <text:p text:style-name="P60">Array#each, Array#reverse_each, while, for … in </text:p>
      <text:p text:style-name="P60"/>
      <text:p text:style-name="P60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0"/>
      <text:p text:style-name="P60">Используя диапазон:</text:p>
      <text:p text:style-name="P60"/>
      <text:p text:style-name="P60">(3..7).each {|i| puts i} </text:p>
      <text:p text:style-name="P60"/>
      <text:p text:style-name="P60">выход:</text:p>
      <text:p text:style-name="P60">3</text:p>
      <text:p text:style-name="P60">4 </text:p>
      <text:p text:style-name="P60">5</text:p>
      <text:p text:style-name="P60">6 </text:p>
      <text:p text:style-name="P60">7</text:p>
      <text:p text:style-name="P60"/>
      <text:p text:style-name="P60">Задание: как вывести числа в обратном порядке?</text:p>
      <text:p text:style-name="P60"/>
      <text:p text:style-name="P60">см loops/test_range_each.rb</text:p>
      <text:p text:style-name="P60"/>
      <text:p text:style-name="P60">Используя методы класса Integer : upto и downto</text:p>
      <text:p text:style-name="P53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3">3.upto(7) do |n|</text:p>
            <text:p text:style-name="P53"><text:s text:c="2"/>puts "Current number is #{n}"</text:p>
            <text:p text:style-name="P53">end</text:p>
          </table:table-cell>
          <table:table-cell table:style-name="Table38.B1" office:value-type="string">
            <text:p text:style-name="P151">Current number is 3</text:p>
            <text:p text:style-name="P151">Current number is 4 </text:p>
            <text:p text:style-name="P151">Current number is 5 </text:p>
            <text:p text:style-name="P151">Current number is 6 </text:p>
            <text:p text:style-name="P151">Current number is 7 </text:p>
          </table:table-cell>
        </table:table-row>
        <table:table-row>
          <table:table-cell table:style-name="Table38.A2" office:value-type="string">
            <text:p text:style-name="P151"/>
          </table:table-cell>
          <table:table-cell table:style-name="Table38.B2" office:value-type="string">
            <text:p text:style-name="P151"/>
          </table:table-cell>
        </table:table-row>
      </table:table>
      <text:p text:style-name="P53"/>
      <text:p text:style-name="P53">Определены для классов Integer, String, Date</text:p>
      <text:p text:style-name="P53"/>
      <text:p text:style-name="P53">см. loops/test_upto_1.rb</text:p>
      <text:p text:style-name="P53"/>
      <text:p text:style-name="P53">Пример для дат в loops/test_upto_date.rb</text:p>
      <text:p text:style-name="P53">&gt;&gt; показывает (и считает дни) между 23 февраля и 8 марта 2012 г (15 дней) т 2013 г (14 дней)</text:p>
      <text:p text:style-name="P53"/>
      <text:p text:style-name="P59">Задание: исследуйте скрипт loops/test_downto.2.rb. Нужно ли брать в скобки (если да, то зачем)</text:p>
      <text:p text:style-name="P59"/>
      <text:p text:style-name="P59"><text:tab/>(words.length-3).downto ….</text:p>
      <text:p text:style-name="P60"/>
      <text:p text:style-name="P69">Метод step</text:p>
      <text:p text:style-name="P120"><text:soft-page-break/></text:p>
      <text:p text:style-name="P120">Что делает метод step? </text:p>
      <text:p text:style-name="P120"/>
      <text:p text:style-name="P120">1.step(20, 3) do |n|</text:p>
      <text:p text:style-name="P120"><text:s text:c="2"/>print n.to_s + ' '</text:p>
      <text:p text:style-name="P120">end</text:p>
      <text:p text:style-name="P120">#=&gt; 1 4 7 10 13 16 19</text:p>
      <text:p text:style-name="P120">см. loops/test_step_1.rb</text:p>
      <text:p text:style-name="P120"/>
      <text:p text:style-name="P120">!!! Задание: измените loops/test_step_1.rb так, чтобы было выведена вот такая последовательность (то есть, в обратном порядке)</text:p>
      <text:p text:style-name="P120"/>
      <text:p text:style-name="P120"><text:tab/>20 17 14 11 8 5 2</text:p>
      <text:p text:style-name="P120"/>
      <text:p text:style-name="P120">ответ в loops/test_step_2.rb:</text:p>
      <text:p text:style-name="P120">20.step(1, -3) do |n|</text:p>
      <text:p text:style-name="P120"><text:s text:c="2"/>print n.to_s + ' '</text:p>
      <text:p text:style-name="P120">end</text:p>
      <text:p text:style-name="P120"/>
      <text:p text:style-name="P120">Метод step определен для классов Range#step, <text:span text:style-name="T49">Numeric#step</text:span>, Date#step</text:p>
      <text:p text:style-name="P121"/>
      <text:p text:style-name="P120">!!! Вопрос: Почему метод upto определен для Integer а step для родительского класса Numeric?</text:p>
      <text:p text:style-name="P120"/>
      <text:p text:style-name="P120"><text:tab/>3.14.upto(9.8) { |n| block }</text:p>
      <text:p text:style-name="P120">&gt;&gt;&gt; бред, неясно какое должно быть следующее число за 3.14: 3.141 или 3.15 ?</text:p>
      <text:p text:style-name="P116"/>
      <text:p text:style-name="P63">Задания</text:p>
      <text:p text:style-name="P72"/>
      <text:p text:style-name="P123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3"/>
      <text:p text:style-name="P123">начальный скрипт: insert_sort/insert_sort_to_new_stub.rb</text:p>
      <text:p text:style-name="P123">ответ: insert_sort/insert_sort_to_new.rb</text:p>
      <text:p text:style-name="P72"/>
      <text:p text:style-name="P74">ri Array#insert</text:p>
      <text:p text:style-name="P52"/>
      <text:p text:style-name="P52">!!! Задание: Реализуйте сортировку вставкой на месте (то есть, переупорядочивается сам массив непосредственно)</text:p>
      <text:p text:style-name="P52"/>
      <text:p text:style-name="P52">Алгоритм и псевдокод: <text:a xlink:type="simple" xlink:href="http://ru.wikipedia.org/wiki/Сортировка_вставкой">http://ru.wikipedia.org/wiki/</text:a>Сортировка_вставкой</text:p>
      <text:p text:style-name="P52"/>
      <text:p text:style-name="P52">начальный скрипт: insert_sort/insert_sort_in_place_stub.rb</text:p>
      <text:p text:style-name="P70">ответ: insert_sort/insert_sort_in_place.rb</text:p>
      <text:p text:style-name="P83"/>
      <text:p text:style-name="P100">Модули</text:p>
      <text:p text:style-name="P100"/>
      <text:p text:style-name="P103">модуль - набор методов, сгруппированных по назначению и вынесенных в отдельный <text:soft-page-break/>файл</text:p>
      <text:p text:style-name="P103"/>
      <text:p text:style-name="P103">reusability!</text:p>
      <text:p text:style-name="P103">абстрагирование</text:p>
      <text:p text:style-name="P103"/>
      <text:p text:style-name="P103">Модуль Math</text:p>
      <text:p text:style-name="P103"/>
      <text:p text:style-name="P103">sin</text:p>
      <text:p text:style-name="P103">cos</text:p>
      <text:p text:style-name="P103">tan</text:p>
      <text:p text:style-name="P103"/>
      <text:p text:style-name="P103">Модуль Church</text:p>
      <text:p text:style-name="P103">sin</text:p>
      <text:p text:style-name="P103">pray</text:p>
      <text:p text:style-name="P103">cross</text:p>
      <text:p text:style-name="P103"/>
      <text:p text:style-name="P103">module Syn</text:p>
      <text:p text:style-name="P103"><text:s text:c="3"/>def self.untag(tagged)</text:p>
      <text:p text:style-name="P103"><text:s text:c="3"/>gsub(/_[^_\s]+/, “”)</text:p>
      <text:p text:style-name="P103"><text:s text:c="2"/>end</text:p>
      <text:p text:style-name="P103"><text:s text:c="2"/>def self.unword(tagged)</text:p>
      <text:p text:style-name="P103"><text:s text:c="4"/>..</text:p>
      <text:p text:style-name="P103"><text:s text:c="2"/>end</text:p>
      <text:p text:style-name="P103">end</text:p>
      <text:p text:style-name="P103"/>
      <text:p text:style-name="P103"/>
      <text:p text:style-name="P103">Syn.untag(“runs_VBZ”) #=&gt; runs</text:p>
      <text:p text:style-name="P103">см modules/test_syn_module.rb</text:p>
      <text:p text:style-name="P103"/>
      <text:p text:style-name="P103">О том, как сделать, чтобы работало..., позже </text:p>
      <text:p text:style-name="P103">“runs_VBZ”.untag</text:p>
      <text:p text:style-name="P103"/>
      <text:p text:style-name="P103">можно писать так, но это менее гибко (если изменить имя модуля, то придется менять его по многих местах)</text:p>
      <text:p text:style-name="P103"/>
      <text:p text:style-name="P103">module Syn</text:p>
      <text:p text:style-name="P103"><text:s text:c="2"/>def Syn.untag</text:p>
      <text:p text:style-name="P103"><text:s text:c="2"/>end</text:p>
      <text:p text:style-name="P103"><text:s text:c="2"/>def Syn.unword</text:p>
      <text:p text:style-name="P103"><text:s text:c="2"/>end</text:p>
      <text:p text:style-name="P103">end</text:p>
      <text:p text:style-name="P103"/>
      <text:p text:style-name="P100">Использование</text:p>
      <text:p text:style-name="P100"/>
      <text:p text:style-name="P103">модуль необходимо загрузить. вверху файла</text:p>
      <text:p text:style-name="P103"/>
      <text:p text:style-name="P103"><text:tab/>require 'filename'</text:p>
      <text:p text:style-name="P103"/>
      <text:p text:style-name="P103">например:</text:p>
      <text:p text:style-name="P103"/>
      <text:p text:style-name="P103"><text:soft-page-break/><text:tab/>require 'syn.rb'</text:p>
      <text:p text:style-name="P103"/>
      <text:p text:style-name="P103">или даже без расширения</text:p>
      <text:p text:style-name="P103"/>
      <text:p text:style-name="P103"><text:tab/>require 'syn' <text:s text:c="3"/># .rb, .so, .o, .dll</text:p>
      <text:p text:style-name="P103"/>
      <text:p text:style-name="P103">см modules/test_syn_module.rb</text:p>
      <text:p text:style-name="P103"/>
      <text:p text:style-name="P103">путь может быть относительным, но это дурной тон</text:p>
      <text:p text:style-name="P103"/>
      <text:p text:style-name="P103">&gt;&gt;&gt; попробуйте заменить на</text:p>
      <text:p text:style-name="P103"/>
      <text:p text:style-name="P103"><text:tab/>require 'syn'</text:p>
      <text:p text:style-name="P103"/>
      <text:p text:style-name="P103">&gt;&gt;&gt; не будет работать, так как руби не может найти файл</text:p>
      <text:p text:style-name="P103"/>
      <text:p text:style-name="P100">Настоящее повторное использование</text:p>
      <text:p text:style-name="P100"/>
      <text:p text:style-name="P103">Цель: сделать так, чтобы ruby мог найти файл с модулем</text:p>
      <text:p text:style-name="P103"/>
      <text:p text:style-name="P103"><text:tab/>require 'syn'</text:p>
      <text:p text:style-name="P103"/>
      <text:p text:style-name="P103">В каких директориях require ищет файлы?</text:p>
      <text:p text:style-name="P103"/>
      <text:p text:style-name="P103"><text:tab/>ruby -e 'puts $:' <text:s text:c="4"/>синоним $LOAD_PATH (это массив!)</text:p>
      <text:p text:style-name="P103"/>
      <text:p text:style-name="P103">ср. echo $PATH</text:p>
      <text:p text:style-name="P103"/>
      <text:p text:style-name="P103">Переменная RUBYLIB. (добавить в .bashrc) </text:p>
      <text:p text:style-name="P103"/>
      <text:p text:style-name="P103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3"/>
      <text:p text:style-name="P103">export RUBYLIB=~/lib:~/rufsl/lib:$RUBYLIB</text:p>
      <text:p text:style-name="P103">Внимание! без пробелов вокруг знака = (this is shell, baby!)</text:p>
      <text:p text:style-name="P103"/>
      <text:p text:style-name="P103">Необходимо перезапустить сигвин или выполнить команду</text:p>
      <text:p text:style-name="P103"><text:tab/>source ~/.bashrc</text:p>
      <text:p text:style-name="P103"/>
      <text:p text:style-name="P103">Альтернатива: В самом скрипте можно непосредственно перед require добавить путь в массив $LOAD_PATH</text:p>
      <text:p text:style-name="P103"/>
      <text:p text:style-name="P103"><text:tab/>$LOAD_PATH.unshift “path/to/dir”</text:p>
      <text:p text:style-name="P103"/>
      <text:p text:style-name="P103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3"/>
      <text:p text:style-name="P103"><text:tab/>mkdir ~/lib</text:p>
      <text:p text:style-name="P103"><text:soft-page-break/></text:p>
      <text:p text:style-name="P103"><text:tab/>добавить в .bashrc</text:p>
      <text:p text:style-name="P103"><text:tab/>export RUBYLIB=~/lib:$RUBYLIB</text:p>
      <text:p text:style-name="P103"/>
      <text:p text:style-name="P103"><text:tab/>перезапустить сигвин или выполнить команду</text:p>
      <text:p text:style-name="P103"><text:tab/>source ~/.bashrc</text:p>
      <text:p text:style-name="P103"/>
      <text:p text:style-name="P103">!!! Задание: добавьте в модуль Syn метод, который принимает на вход теггированную строку и возвращает все слова как массив</text:p>
      <text:p text:style-name="P103"/>
      <text:p text:style-name="P103">один из способов решения:</text:p>
      <text:p text:style-name="P103"/>
      <text:p text:style-name="P103"><text:s text:c="2"/>def self.words ts</text:p>
      <text:p text:style-name="P103"><text:s text:c="5"/>untag(ts).split</text:p>
      <text:p text:style-name="P103"><text:s text:c="2"/>end</text:p>
      <text:p text:style-name="P103"/>
      <text:p text:style-name="P103">&gt;&gt;&gt; методы внутри модуля могу вызывать друг друга без явного указания имени модуля в качестве ресивера</text:p>
      <text:p text:style-name="P103"/>
      <text:p text:style-name="P100">Домашние задания</text:p>
      <text:p text:style-name="P100"/>
      <text:p text:style-name="P103">!!!Задание: реализуйте следующие методы модуля Syn</text:p>
      <text:p text:style-name="P103"/>
      <text:p text:style-name="P103"><text:tab/>tags → принимает на вход теггированное предложение, возвращает все теги в виде массива</text:p>
      <text:p text:style-name="P103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3"/>
      <text:p text:style-name="P103">das_ATDNN H_wdcEL -_wdcLK Bomben_wdcEL versuch_NCNSN</text:p>
      <text:p text:style-name="P103">→</text:p>
      <text:p text:style-name="P103">das_ATDNN H-Bombenversuch_NCNSN</text:p>
      <text:p text:style-name="P103"/>
      <text:p text:style-name="P103"><text:tab/>какие-нибудь другие методы, по желанию</text:p>
      <text:p text:style-name="P103"/>
      <text:p text:style-name="P124">По желанию, разработайте тесткейсы для этого модуля (см. дальше). Используйте шаблон из modules/unit_test_stub.rb</text:p>
      <text:p text:style-name="P126"/>
      <text:p text:style-name="P100">Именование модулей и файлов</text:p>
      <text:p text:style-name="P100"/>
      <text:p text:style-name="P103">традиции и договоренности</text:p>
      <text:p text:style-name="P103"/>
      <text:p text:style-name="P103">CamelCase в имени модуля, snake_case в имени файла</text:p>
      <text:p text:style-name="P103"/>
      <text:p text:style-name="P103">Syn → syn.rb</text:p>
      <text:p text:style-name="P103">MySuperModule → my_super_module.rb</text:p>
      <text:p text:style-name="P103"/>
      <text:p text:style-name="P100">Лирическое отступление (о примесях)</text:p>
      <text:p text:style-name="P100"/>
      <text:p text:style-name="P103">методы в модуле определяются с указанием явного ресивера (self.)</text:p>
      <text:p text:style-name="P103"><text:soft-page-break/></text:p>
      <text:p text:style-name="P103">module Syn</text:p>
      <text:p text:style-name="P103"><text:tab/>def self.untag</text:p>
      <text:p text:style-name="P103"><text:tab/>end</text:p>
      <text:p text:style-name="P103"/>
      <text:p text:style-name="P103"><text:tab/>def self.unword</text:p>
      <text:p text:style-name="P103"><text:tab/>end</text:p>
      <text:p text:style-name="P103">end</text:p>
      <text:p text:style-name="P103">использование: Syn.untag(“runs_VBZ”)</text:p>
      <text:p text:style-name="P103"/>
      <text:p text:style-name="P103">Такой синтаксис позволяет создавать подмешиваемые модули</text:p>
      <text:p text:style-name="P103"/>
      <text:p text:style-name="P103">module Syn</text:p>
      <text:p text:style-name="P103"><text:tab/>def untag</text:p>
      <text:p text:style-name="P103"><text:tab/>end</text:p>
      <text:p text:style-name="P103">end</text:p>
      <text:p text:style-name="P103"/>
      <text:p text:style-name="P103">Syn.untag(“runs_VBZ”)</text:p>
      <text:p text:style-name="P103"># =&gt; ошибка undefined method `untag' for Syn:Module (NoMethodError)</text:p>
      <text:p text:style-name="P103"/>
      <text:p text:style-name="P103">Зато можно добавить (подмешать) этот модуль в любой класс, и методы из модуля появятся как методы объекта</text:p>
      <text:p text:style-name="P103"/>
      <text:p text:style-name="P103">require 'syn'</text:p>
      <text:p text:style-name="P103"/>
      <text:p text:style-name="P103">class String</text:p>
      <text:p text:style-name="P103"><text:s text:c="2"/>include Syn</text:p>
      <text:p text:style-name="P103">end</text:p>
      <text:p text:style-name="P103"/>
      <text:p text:style-name="P103">“hello_NN”.untag</text:p>
      <text:p text:style-name="P103">#=&gt; “hello”</text:p>
      <text:p text:style-name="P103">see modules/syn_as_mixin.rb</text:p>
      <text:p text:style-name="P103"/>
      <text:p text:style-name="P103">&gt;&gt;&gt; минусы примесей: загрязняют стандарные классы</text:p>
      <text:p text:style-name="P103"/>
      <text:p text:style-name="P103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3"/>
      <text:p text:style-name="P101">Вложенные модули</text:p>
      <text:p text:style-name="P102"/>
      <text:p text:style-name="P103">module ESE</text:p>
      <text:p text:style-name="P103"><text:tab/>module Tagger</text:p>
      <text:p text:style-name="P103"><text:tab/><text:tab/>def self.method1</text:p>
      <text:p text:style-name="P103"><text:tab/><text:tab/>end</text:p>
      <text:p text:style-name="P103"><text:tab/>end</text:p>
      <text:p text:style-name="P103"/>
      <text:p text:style-name="P103"><text:tab/>module Extractor</text:p>
      <text:p text:style-name="P103"><text:tab/><text:tab/>def self.method1</text:p>
      <text:p text:style-name="P103"><text:tab/><text:tab/>end</text:p>
      <text:p text:style-name="P103"><text:soft-page-break/><text:tab/>end</text:p>
      <text:p text:style-name="P103">end</text:p>
      <text:p text:style-name="P103"/>
      <text:p text:style-name="P103">с другой раскладкой по файлам</text:p>
      <text:p text:style-name="P103">file: ese/tagger.rb</text:p>
      <text:p text:style-name="P103">module ESE</text:p>
      <text:p text:style-name="P103"><text:tab/>module Tagge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file: ese/extractor.rb</text:p>
      <text:p text:style-name="P103">module ESE</text:p>
      <text:p text:style-name="P103"><text:tab/>module Extracto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вызов:</text:p>
      <text:p text:style-name="P103"><text:tab/>ESE::Tagger::method1 -- fully qualified name</text:p>
      <text:p text:style-name="P103"><text:tab/>ESE.Tagger.method1 <text:s/>-- более универсальный способ, похожy на вызов обычных методов объектов</text:p>
      <text:p text:style-name="P103"/>
      <text:p text:style-name="P103">см. modules/test_quality.rb</text:p>
      <text:p text:style-name="P103"/>
      <text:p text:style-name="P103">&gt;&gt;&gt; Объяснить, что это такое</text:p>
      <text:p text:style-name="P103"/>
      <text:p text:style-name="P103">Чтение: http://en.wikibooks.org/wiki/Ruby_Programming/Unit_testing</text:p>
      <text:p text:style-name="P103"/>
      <text:p text:style-name="P100">Домашнее задание</text:p>
      <text:p text:style-name="P100"/>
      <text:p text:style-name="P103">Разработайте модуль Quality согласно тесткейсам, которые есть в modules/test_quality.rb</text:p>
      <text:p text:style-name="P103"/>
      <text:p text:style-name="P103">ответ: modules/quality.rb</text:p>
      <text:p text:style-name="P103"/>
      <text:p text:style-name="P103">По желанию добавьте туда что-нибудь свое, например, вычисление F-Score. Добавьте <text:s/>тесткейсы в файл с тестами test_quality.rb</text:p>
      <text:p text:style-name="P105"/>
      <text:p text:style-name="P103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5">Хэши</text:p>
          </table:table-cell>
          <table:table-cell table:style-name="Таблица5.A1" office:value-type="string">
            <text:p text:style-name="P157">Занятие 15</text:p>
            <text:p text:style-name="P157">(90 минут)</text:p>
          </table:table-cell>
        </table:table-row>
      </table:table>
      <text:p text:style-name="P103"/>
      <text:p text:style-name="P69">Раздаточный материал</text:p>
      <text:p text:style-name="P69"/>
      <text:list xml:id="list47860157" text:continue-list="list1282423333" text:style-name="L39">
        <text:list-item>
          <text:p text:style-name="P234">lesson.15.tar.bz2</text:p>
        </text:list-item>
      </text:list>
      <text:p text:style-name="P5"/>
      <text:p text:style-name="P15">Вопросы</text:p>
      <text:p text:style-name="P104"/>
      <text:list xml:id="list1238874703" text:style-name="L51">
        <text:list-item>
          <text:p text:style-name="P266">какой/ие из методой более универсальны: upto/downto/step?</text:p>
        </text:list-item>
        <text:list-item>
          <text:p text:style-name="P266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66">как сделать методы еще более пригодными для повторного использования?</text:p>
        </text:list-item>
        <text:list-item>
          <text:p text:style-name="P266">как объявить модуль и методы в нем?</text:p>
        </text:list-item>
        <text:list-item>
          <text:p text:style-name="P266">как использовать модуль? – как загрузить модуль</text:p>
        </text:list-item>
        <text:list-item>
          <text:p text:style-name="P266">когда мы используем require, то что мы указываем, это имя файла или имя модуля?</text:p>
        </text:list-item>
        <text:list-item>
          <text:p text:style-name="P266">одно ли это и то же, использовать в команде require имя файла с расширением и без расширения?</text:p>
        </text:list-item>
        <text:list-item>
          <text:p text:style-name="P266">можно ли указывать в require путь к файлу? Нужно ли?</text:p>
        </text:list-item>
        <text:list-item>
          <text:p text:style-name="P266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4"/>
      <text:p text:style-name="P104">(старые слайды со 112) lesson.20 по старому</text:p>
      <text:p text:style-name="P104"/>
      <text:p text:style-name="P90">Хэши</text:p>
      <text:p text:style-name="P90"/>
      <text:p text:style-name="P50">Хэш (ассоциативный массив) <text:span text:style-name="T49">неупорядоченная (?)</text:span> коллекция пар "ключ-значение".</text:p>
      <text:p text:style-name="P50"/>
      <text:p text:style-name="P50">Ключи в массиве (индексы) это целочисленный значения (от 0 и выше).</text:p>
      <text:p text:style-name="P50"/>
      <text:p text:style-name="P50"><text:tab/>arr_months = ["Jan", "Feb", "Mar"]</text:p>
      <text:p text:style-name="P50"/>
      <text:p text:style-name="P54">Объявление: arr = []</text:p>
      <text:p text:style-name="P50"/>
      <text:p text:style-name="P50">Ключом в хэше может быть любой объект (строки, числа, символы, массивы...), но ключ должен быть уникальным.</text:p>
      <text:p text:style-name="P50"/>
      <text:p text:style-name="P50"><text:tab/>hash_months = { "Jan" =&gt; "January", "Feb" =&gt; "February", "Mar" =&gt; "March"}</text:p>
      <text:p text:style-name="P50"/>
      <text:p text:style-name="P54">Объявление: hsh = {} или hsh = Hash.new</text:p>
      <text:p text:style-name="P50"><text:tab/></text:p>
      <text:p text:style-name="P50"><text:tab/>hash_months["Jan"] <text:s text:c="5"/>#=&gt; "January"</text:p>
      <text:p text:style-name="P50"/>
      <text:p text:style-name="P50">ri Hash#[]</text:p>
      <text:p text:style-name="P50"/>
      <text:p text:style-name="P50">ключами являются числа:</text:p>
      <text:p text:style-name="P50"><text:tab/>hash_months = { 1 =&gt; "January", 2 =&gt; "February", 3 =&gt; "March" }</text:p>
      <text:p text:style-name="P50"><text:tab/>hash_months[2] <text:s text:c="5"/>#=&gt; "February"</text:p>
      <text:p text:style-name="P50"/>
      <text:p text:style-name="P50"><text:soft-page-break/>&gt;&gt;&gt; не путать в %w{ ... } для задания массивов</text:p>
      <text:p text:style-name="P50"/>
      <text:p text:style-name="P50">Значением в хэше (как и в массиве) может быть любой объект.</text:p>
      <text:p text:style-name="P86"/>
      <text:p text:style-name="P86">Сколько ключей в этом хэше</text:p>
      <text:p text:style-name="P86"/>
      <text:p text:style-name="P86">hash = {1 =&gt; 'one', "1" =&gt; 'uno'} </text:p>
      <text:p text:style-name="P86"/>
      <text:p text:style-name="P86">ri Hash#length</text:p>
      <text:p text:style-name="P86"/>
      <text:p text:style-name="P86">Еще один способ инициализации хэша, появился в 1.9</text:p>
      <text:p text:style-name="P86"/>
      <text:p text:style-name="P86">numbers = {one: 'uno', two: 'dos', three:'tres'}</text:p>
      <text:p text:style-name="P86"/>
      <text:p text:style-name="P86">Какому классу принадлежат ключи этого хэша?</text:p>
      <text:p text:style-name="P86"/>
      <text:p text:style-name="P86">см. lesson.15/test_hash_with_colons</text:p>
      <text:p text:style-name="P86"/>
      <text:p text:style-name="P86">будет ли работать это?</text:p>
      <text:p text:style-name="P86"/>
      <text:p text:style-name="P86"><text:tab/>hash = {1: 'uno'}</text:p>
      <text:p text:style-name="P86"/>
      <text:p text:style-name="P86"><text:tab/>hash = {"two": "dos"}</text:p>
      <text:p text:style-name="P86"/>
      <text:p text:style-name="P86">&gt;&gt;&gt; Это сообщение об ошибке говорит, что ожидается =&gt;</text:p>
      <text:p text:style-name="P86">&gt;&gt;&gt;</text:p>
      <text:p text:style-name="P86">&gt;&gt;&gt;<text:tab/>syntax error, unexpected ':', expecting tASSOC </text:p>
      <text:p text:style-name="P86"/>
      <text:p text:style-name="P65">Изменение хэша</text:p>
      <text:p text:style-name="P50"/>
      <text:p text:style-name="P50">Метод []= добавляет или замещает пару ключ-значение</text:p>
      <text:p text:style-name="P50"/>
      <text:p text:style-name="P50"><text:tab/>hash_months["Apr"] = "April"</text:p>
      <text:p text:style-name="P50"><text:tab/>hash_months["May"] = "May"</text:p>
      <text:p text:style-name="P50"/>
      <text:p text:style-name="P50">&gt;&gt;&gt; Здесь обычный оператор присваивания = , а не =&gt; (fat arrow)</text:p>
      <text:p text:style-name="P50"/>
      <text:p text:style-name="P50">Синоним: метод Hash#store</text:p>
      <text:p text:style-name="P50"/>
      <text:p text:style-name="P50"><text:tab/>hash_months.store("Jun", "June")</text:p>
      <text:p text:style-name="P50"><text:tab/>hash_months.store("Jul", "July")</text:p>
      <text:p text:style-name="P50"/>
      <text:p text:style-name="P65">Вопросы к хэшу</text:p>
      <text:p text:style-name="P65"/>
      <text:p text:style-name="P50">!!! Вопрос: какой метод позволяет узнать, есть ли в хэше данные?</text:p>
      <text:p text:style-name="P50"/>
      <text:p text:style-name="P50"><text:tab/>empty?</text:p>
      <text:p text:style-name="P50"/>
      <text:p text:style-name="P50"><text:tab/>hash_months.empty? <text:s text:c="2"/>#=&gt;false</text:p>
      <text:p text:style-name="P50"/>
      <text:p text:style-name="P50"><text:soft-page-break/>Узнать, есть ли в хэше некоторый ключ:</text:p>
      <text:p text:style-name="P50"/>
      <text:p text:style-name="P50">синонимы</text:p>
      <text:p text:style-name="P50"><text:tab/>has_key?(k)</text:p>
      <text:p text:style-name="P50"><text:tab/><text:span text:style-name="T1">key?(k)</text:span></text:p>
      <text:p text:style-name="P50"><text:tab/>include?(k)</text:p>
      <text:p text:style-name="P50"><text:tab/>member?(k)</text:p>
      <text:p text:style-name="P50"/>
      <text:p text:style-name="P50">Узнать, есть ли в хэше некоторое значение</text:p>
      <text:p text:style-name="P50"/>
      <text:p text:style-name="P50"><text:tab/>value?(v)</text:p>
      <text:p text:style-name="P50"/>
      <text:p text:style-name="P65">Получение данных из хэша</text:p>
      <text:p text:style-name="P50"/>
      <text:p text:style-name="P50">Метод [] позволяет получить значение по указанному ключу</text:p>
      <text:p text:style-name="P50"/>
      <text:p text:style-name="P50"><text:tab/>hash_months["Jan"] <text:s text:c="3"/>#=&gt; "January"</text:p>
      <text:p text:style-name="P50"/>
      <text:p text:style-name="P50">Чтобы получить значения по нескольким ключам Hash#values_at</text:p>
      <text:p text:style-name="P50"/>
      <text:p text:style-name="P50">!!! Вопрос: что вернет следующая команд?</text:p>
      <text:p text:style-name="P50"/>
      <text:p text:style-name="P50"><text:tab/>hash_months.values_at "Feb", "apple", "Jan"</text:p>
      <text:p text:style-name="P50"/>
      <text:p text:style-name="P50">!!! Ответ: массив значений (nil, если ключа нет) в порядке, соответствующем аргументам в values_at</text:p>
      <text:p text:style-name="P50"><text:tab/>#=&gt; ["February", nil, "January"]</text:p>
      <text:p text:style-name="P50"/>
      <text:p text:style-name="P50">см. lesson.15/test_values_at</text:p>
      <text:p text:style-name="P50">&gt;&gt;&gt; ключи чувствительны к регистру</text:p>
      <text:p text:style-name="P50"/>
      <text:p text:style-name="P50">!!! Задание: исследуйте скрипт lesson.15/test_values_at.2</text:p>
      <text:p text:style-name="P50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0"/>
      <text:p text:style-name="P50">!!! Вопрос: как получить список всех ключей, которые есть в хэше? проверьте ваши идеи в irb на данных из файла lesson.15/loadme</text:p>
      <text:p text:style-name="P50"><text:tab/>&gt;load 'loadme'</text:p>
      <text:p text:style-name="P50">Ответ: Hash#keys</text:p>
      <text:p text:style-name="P50"/>
      <text:p text:style-name="P50">в руби 1.8 порядок неопределен</text:p>
      <text:p text:style-name="P50"><text:tab/>hash_months.keys <text:s text:c="2"/>#=&gt; ["Jul", "Apr" , "Jan", "Feb", "Mar", "Jun", "May"]</text:p>
      <text:p text:style-name="P50">в руби 1.9 в порядке добавления</text:p>
      <text:p text:style-name="P50"><text:tab/>hash_months.keys <text:s/>#=&gt; ["Jan", "Feb", "Mar", "Apr", "May", "Jun", "Jul"]</text:p>
      <text:p text:style-name="P50"/>
      <text:p text:style-name="P50">Вопрос: как получить все значения, хранимые в хэше</text:p>
      <text:p text:style-name="P50"/>
      <text:p text:style-name="P50"><text:tab/>hash_months.values #=&gt; ["January", "February", "March", "April", "May", "June", "July"]</text:p>
      <text:p text:style-name="P50"/>
      <text:p text:style-name="P50"><text:soft-page-break/>Элементы упорядочены по тем же правилам, что и ключи (то есть, нет порядка в 1.8 и в порядке добавления в 1.9)</text:p>
      <text:p text:style-name="P50"/>
      <text:p text:style-name="P65">Дефолтные значения</text:p>
      <text:p text:style-name="P65"/>
      <text:p text:style-name="P50">Обращение к несуществующему ключу возвращает nil</text:p>
      <text:p text:style-name="P50"/>
      <text:p text:style-name="P50"><text:tab/>hash_months ['term'] <text:s text:c="2"/>#=&gt; nil <text:s/>(а не термидор)</text:p>
      <text:p text:style-name="P50"/>
      <text:p text:style-name="P50">Как побороть проблему?</text:p>
      <text:p text:style-name="P50"/>
      <text:p text:style-name="P50"><text:tab/>counts = {}</text:p>
      <text:p text:style-name="P50"><text:tab/>counts['apple'] += 1</text:p>
      <text:p text:style-name="P50"/>
      <text:p text:style-name="P50">известный способ</text:p>
      <text:p text:style-name="P50"><text:tab/>counts ['apple'] ||= 0</text:p>
      <text:p text:style-name="P50"/>
      <text:p text:style-name="P50">Другой способ</text:p>
      <text:p text:style-name="P50"/>
      <text:p text:style-name="P50">1) метод Hash#default=</text:p>
      <text:p text:style-name="P50"/>
      <text:p text:style-name="P50"><text:tab/>counts = {}</text:p>
      <text:p text:style-name="P50"><text:tab/>counts.default = 0</text:p>
      <text:p text:style-name="P50"><text:tab/>counts['apple'] += 1</text:p>
      <text:p text:style-name="P50"/>
      <text:p text:style-name="P50">см. также Hash#default</text:p>
      <text:p text:style-name="P50"/>
      <text:p text:style-name="P50">2) в момент инициализации можно указать значение по умолчанию</text:p>
      <text:p text:style-name="P50"/>
      <text:p text:style-name="P50"><text:tab/>counts = Hash.new(0)</text:p>
      <text:p text:style-name="P50"><text:tab/>counts['apple'] += 1</text:p>
      <text:p text:style-name="P50"/>
      <text:p text:style-name="P50">ri Hash.new </text:p>
      <text:p text:style-name="P50"/>
      <text:p text:style-name="P50">!!! Вопрос: что будет напечатано в двух случаях?</text:p>
      <text:p text:style-name="P50"/>
      <text:p text:style-name="P50"><text:tab/>data = Hash.new("hello")</text:p>
      <text:p text:style-name="P50"><text:tab/>puts data[9] <text:s/>#=&gt; "hello"</text:p>
      <text:p text:style-name="P50"><text:tab/>data[9].upcase!</text:p>
      <text:p text:style-name="P50"><text:tab/>puts data[10] #=&gt; "HELLO"</text:p>
      <text:p text:style-name="P50"/>
      <text:p text:style-name="P65">Итерирование по хэшу</text:p>
      <text:p text:style-name="P50"/>
      <text:p text:style-name="P50">Хэш – <text:span text:style-name="T1">неупорядоченная (?)</text:span> коллекция.</text:p>
      <text:p text:style-name="P50"><text:tab/>в руби 1.8 – неупорядоченная</text:p>
      <text:p text:style-name="P50"><text:tab/>в руби 1.9 – упорядоченная в порядке добавления</text:p>
      <text:p text:style-name="P50"/>
      <text:p text:style-name="P50">Задание: какие есть итераторы в хэшах?</text:p>
      <text:p text:style-name="P50"/>
      <text:p text:style-name="P50"><text:tab/>each = each_pair</text:p>
      <text:p text:style-name="P50"><text:soft-page-break/><text:tab/>each_key</text:p>
      <text:p text:style-name="P50"><text:tab/>each_value</text:p>
      <text:p text:style-name="P50"/>
      <text:p text:style-name="P50">Итераторы each и each_pair возвращают пары ключ-значение</text:p>
      <text:p text:style-name="P50"/>
      <text:p text:style-name="P50">hash_months.each {|abbr, full|</text:p>
      <text:p text:style-name="P50"><text:tab/>puts "#{abbr} means #{full}"</text:p>
      <text:p text:style-name="P50">}</text:p>
      <text:p text:style-name="P65"/>
      <text:p text:style-name="P50">!!! Вопрос: Можно ли получать значение в одну переменную?</text:p>
      <text:p text:style-name="P50"/>
      <text:p text:style-name="P50">hash_months.each {|a|</text:p>
      <text:p text:style-name="P50"><text:tab/>puts a.inspect <text:s text:c="2"/>#=&gt; ["Jan", "January"]</text:p>
      <text:p text:style-name="P50">}</text:p>
      <text:p text:style-name="P65"/>
      <text:p text:style-name="P50">Вопрос:</text:p>
      <text:p text:style-name="P50">чем отличается</text:p>
      <text:p text:style-name="P50">hash.each_key {}</text:p>
      <text:p text:style-name="P50">hash.keys.each {}</text:p>
      <text:p text:style-name="P86"/>
      <text:p text:style-name="P90">Задание</text:p>
      <text:p text:style-name="P90"/>
      <text:p text:style-name="P86">(в lesson.15/tasks)</text:p>
      <text:p text:style-name="P86"/>
      <text:p text:style-name="P86">Разработайте скрипт, котрых находит в списке data/words.txt палиндромы и вольвограммы. Игнорируйте слова длины 1.</text:p>
      <text:p text:style-name="P86"/>
      <text:p text:style-name="P86">ожидаемый выход: find_palindromes.out</text:p>
      <text:p text:style-name="P86"/>
      <text:p text:style-name="P86">ответ find_palindromes.rb</text:p>
      <text:p text:style-name="P86"/>
      <text:p text:style-name="P86">Сделайте вторую реализацию этого скрипта, но с использованием массива вместо хэша. </text:p>
      <text:p text:style-name="P86"/>
      <text:p text:style-name="P86">ответ find_palindromes_over_array.rb</text:p>
      <text:p text:style-name="P86"/>
      <text:p text:style-name="P86">Сравните время выполнения двух скриптов</text:p>
      <text:p text:style-name="P86"/>
      <text:p text:style-name="P135">&gt; time -p find_palindromes.rb</text:p>
      <text:p text:style-name="P135">&gt; time -p find_palindromes_over_array.rb</text:p>
      <text:p text:style-name="P86"/>
      <text:p text:style-name="P90">Задание</text:p>
      <text:p text:style-name="P90"/>
      <text:p text:style-name="P86">(в lesson.15/tasks)</text:p>
      <text:p text:style-name="P86"/>
      <text:p text:style-name="P86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6"/>
      <text:p text:style-name="P86"><text:soft-page-break/>примеры запуска и файлы с ожидаемым выходом:</text:p>
      <text:p text:style-name="P86"/>
      <text:p text:style-name="P86">&gt; find_anagrams_of Reward <text:s text:c="4"/># см. ожидаемый выход в find_anagrams_of.Reward</text:p>
      <text:p text:style-name="P86">&gt; find_anagrams_of resist <text:s text:c="8"/># см. ожидаемый выход в find_anagrams_of.resist</text:p>
      <text:p text:style-name="P86"/>
      <text:p text:style-name="P86">начальный скрипт:</text:p>
      <text:p text:style-name="P86"><text:tab/>find_anagrams_of_stub</text:p>
      <text:p text:style-name="P86"/>
      <text:p text:style-name="P86">ответ: find_anagrams_of </text:p>
      <text:p text:style-name="P86"/>
      <text:p text:style-name="P90">Домашнее задание</text:p>
      <text:p text:style-name="P90"/>
      <text:p text:style-name="P86">(в lesson.15/tasks)</text:p>
      <text:p text:style-name="P86"/>
      <text:p text:style-name="P86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6"/>
      <text:p text:style-name="P86"><text:tab/>whiter <text:s/>wither <text:s/>writhe </text:p>
      <text:p text:style-name="P86"><text:tab/>woodworm <text:s text:c="7"/>wormwood </text:p>
      <text:p text:style-name="P86"/>
      <text:p text:style-name="P86">ожидаемый выход: find_all_anagrams.out</text:p>
      <text:p text:style-name="P86"/>
      <text:p text:style-name="P86">ответ: find_all_anagrams</text:p>
      <text:p text:style-name="P86"/>
      <text:p text:style-name="P86">Дополнительное задание (по желанию):</text:p>
      <text:p text:style-name="P86"/>
      <text:p text:style-name="P86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6"/>
      <text:p text:style-name="P86"><text:tab/>Workman<text:tab/>workman </text:p>
      <text:p text:style-name="P86"/>
      <text:p text:style-name="P86">ожидаемый выход: find_all_anagrams.2.out</text:p>
      <text:p text:style-name="P86">ответ: find_all_anagrams.2</text:p>
      <text:p text:style-name="P86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5">Хэши</text:p>
            <text:p text:style-name="P155">Решение задачи find_words</text:p>
          </table:table-cell>
          <table:table-cell table:style-name="Table16.A1" office:value-type="string">
            <text:p text:style-name="P157">Занятие 16</text:p>
            <text:p text:style-name="P157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1943073033" text:style-name="L52">
        <text:list-item>
          <text:p text:style-name="P217">lesson.16.tar.bz2</text:p>
        </text:list-item>
      </text:list>
      <text:p text:style-name="P50"/>
      <text:p text:style-name="P65">Повторение материала предыдущего занятия</text:p>
      <text:p text:style-name="P65"/>
      <text:p text:style-name="P51">на предыдущем занятии были: Саша, Маша, Марина, Вадим, Тоня</text:p>
      <text:p text:style-name="P51">попросить их прокомментировать слайды.</text:p>
      <text:p text:style-name="P51"/>
      <text:p text:style-name="P66">Разбор задания find_anagrams_of</text:p>
      <text:p text:style-name="P65"/>
      <text:p text:style-name="P50">вычислить хэшкод слова-запроса достаточно только один раз</text:p>
      <text:p text:style-name="P50"/>
      <text:p text:style-name="P50">раннее отсечение: слова-анаграммы имеют один и тот же набор символов, значит онги одной длины. Отсечение по длине</text:p>
      <text:p text:style-name="P50"/>
      <text:p text:style-name="P50">&gt;&gt;&gt; Можно сравнить, насколько медленнее выполняетс скрипт без этих оптимизаций</text:p>
      <text:p text:style-name="P50"/>
      <text:p text:style-name="P65">Подготовка к решению задачи find_words</text:p>
      <text:p text:style-name="P50"/>
      <text:p text:style-name="P50">Для решения предстоящей задачи могжет быть полезно.</text:p>
      <text:p text:style-name="P50"/>
      <text:p text:style-name="P65">Массив ARGV</text:p>
      <text:p text:style-name="P65"/>
      <text:p text:style-name="P50">Массив ARGV содержит все аргументы, с которыми вызывается скрипт, в том же порядке, в каком они указаны в командной строке.</text:p>
      <text:p text:style-name="P50"/>
      <text:p text:style-name="P50"><text:tab/>&gt; find_anagrams_of reward filename1 filename2 </text:p>
      <text:p text:style-name="P50"/>
      <text:p text:style-name="P50">то массив ARGV содержит следующие <text:span text:style-name="T1">строки</text:span></text:p>
      <text:p text:style-name="P50"/>
      <text:p text:style-name="P50"><text:tab/>[“reward”, <text:s/>“filename1”, <text:s/>“filename2”]</text:p>
      <text:p text:style-name="P50"/>
      <text:p text:style-name="P50">Важно: “reward” не является файлом, поэтому попытка его читать вызовет ошибку</text:p>
      <text:p text:style-name="P50"/>
      <text:p text:style-name="P50"><text:tab/>./test_argv:5:in `gets': No such file or directory - reward (Errno::ENOENT)</text:p>
      <text:p text:style-name="P50"/>
      <text:p text:style-name="P50">см. lesson.16/test_argv.sh</text:p>
      <text:p text:style-name="P50"/>
      <text:p text:style-name="P50">Аргументы не-файлы нужно удалить из массива ARGV</text:p>
      <text:p text:style-name="P50"/>
      <text:p text:style-name="P50"><text:tab/>ri Array#shift</text:p>
      <text:p text:style-name="P50"/>
      <text:p text:style-name="P50"><text:tab/>query = ARGV.shift</text:p>
      <text:p text:style-name="P50"><text:tab/>=&gt; query = “reward”</text:p>
      <text:p text:style-name="P50"><text:tab/>ARGV = [“filename1”, <text:s/>“filename2”]</text:p>
      <text:p text:style-name="P50"/>
      <text:p text:style-name="P50"><text:soft-page-break/>Другие возможности: Array#delete_at, Array#[1..-1]</text:p>
      <text:p text:style-name="P50"/>
      <text:p text:style-name="P65">File.readlines</text:p>
      <text:p text:style-name="P65"/>
      <text:p text:style-name="P50">Метод класса File.readlines(filename) позволяет зачитать весь файл целиком в массив.</text:p>
      <text:p text:style-name="P50"/>
      <text:p text:style-name="P50"><text:tab/>ri File.readlines</text:p>
      <text:p text:style-name="P50"/>
      <text:p text:style-name="P50">&gt;&gt;&gt; на самом деле, метод определен в суперклассе IO</text:p>
      <text:p text:style-name="P50"><text:tab/>File.readlines(fname) <text:s/>зачитает с разделителем по умолчанию, то есть \n</text:p>
      <text:p text:style-name="P50"/>
      <text:p text:style-name="P50">см. lesson.16/test_file_readlines</text:p>
      <text:p text:style-name="P50"/>
      <text:p text:style-name="P50">Задание: попробуйте указать в скрипте test_file_readlines в качестве разделителя пустую строку</text:p>
      <text:p text:style-name="P50"/>
      <text:p text:style-name="P50"><text:tab/>File.readlines(fname, “”)</text:p>
      <text:p text:style-name="P50"/>
      <text:p text:style-name="P50">Выдача:</text:p>
      <text:p text:style-name="P50"><text:tab/>The file shortfile.txt contains the following 2 lines: </text:p>
      <text:p text:style-name="P50"><text:tab/>["warder is a volvogram\n\n", "deified is a palindrom\n\n"]</text:p>
      <text:p text:style-name="P50"/>
      <text:p text:style-name="P50">Разделитель “” позволяет читать файл фрагментами, разделенными как минимум одной пустой строкой.</text:p>
      <text:p text:style-name="P50"/>
      <text:p text:style-name="P50">Это же справедливо для IO#gets</text:p>
      <text:p text:style-name="P50"/>
      <text:p text:style-name="P50"><text:tab/>while line = gets(“”) ...</text:p>
      <text:p text:style-name="P50"/>
      <text:p text:style-name="P50">&gt;&gt;&gt; еще один полезный метод класса File</text:p>
      <text:p text:style-name="P50">&gt;&gt;&gt; FIle.basename($0)</text:p>
      <text:p text:style-name="P50">&gt;&gt;&gt; $0 имя запускаемого скрипта</text:p>
      <text:p text:style-name="P50"/>
      <text:p text:style-name="P65">Инициализация Хэша из Массива</text:p>
      <text:p text:style-name="P65"/>
      <text:p text:style-name="P50">Хэши быстрее массивов -&gt; лучше использовать хэши</text:p>
      <text:p text:style-name="P50"/>
      <text:p text:style-name="P50">Массив массивов вида</text:p>
      <text:p text:style-name="P50"/>
      <text:p text:style-name="P50"><text:tab/>[ [k1, v1], [k2, v2], [k3, v3] ]</text:p>
      <text:p text:style-name="P50"/>
      <text:p text:style-name="P50">можно интерпретировать как массив пар ключ-значение и преобразовать в хэш.</text:p>
      <text:p text:style-name="P50"/>
      <text:p text:style-name="P50"><text:tab/>keys_and_values = [[1, 'one'], [2, 'two'], [3, 'san']]</text:p>
      <text:p text:style-name="P50"><text:tab/>h = Hash[keys_and_values]</text:p>
      <text:p text:style-name="P50"/>
      <text:p text:style-name="P50"><text:tab/>#=&gt; {1=&gt;"one", 2=&gt;"two", 3=&gt;"san"}</text:p>
      <text:p text:style-name="P50"/>
      <text:p text:style-name="P50"><text:tab/>ri Hash.[]</text:p>
      <text:p text:style-name="P50"><text:soft-page-break/></text:p>
      <text:p text:style-name="P50">см. lesson.16/test_hash_from_array</text:p>
      <text:p text:style-name="P50"/>
      <text:p text:style-name="P50">Преобразование хэша в массив</text:p>
      <text:p text:style-name="P50"/>
      <text:p text:style-name="P50"><text:tab/>ri Hash#to_a</text:p>
      <text:p text:style-name="P50"/>
      <text:p text:style-name="P50"><text:tab/>h.to_a <text:s/>#=&gt; [[1, 'one'], [2, 'two'], [3, 'san']]</text:p>
      <text:p text:style-name="P84"/>
      <text:p text:style-name="P86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5">Сортировка хэша Hash#sort, Hash#sort_by</text:p>
            <text:p text:style-name="P155">Решение задачи cmpsort</text:p>
            <text:p text:style-name="P155">Решение задачи find_words</text:p>
          </table:table-cell>
          <table:table-cell table:style-name="Table17.A1" office:value-type="string">
            <text:p text:style-name="P157">Занятие 17</text:p>
            <text:p text:style-name="P157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581062634" text:style-name="L53">
        <text:list-item>
          <text:p text:style-name="P218">lesson.17.tar.bz2</text:p>
        </text:list-item>
      </text:list>
      <text:list xml:id="list348343858" text:continue-list="list1943073033" text:style-name="L52">
        <text:list-header>
          <text:p text:style-name="P278"/>
        </text:list-header>
      </text:list>
      <text:p text:style-name="P65">Cортировка хэша -- старые слайды из урока 24+25</text:p>
      <text:p text:style-name="P65"/>
      <text:p text:style-name="P50">sort, sort_by – работают как в массивах, потому что происходят из модуля-примеси Enumerable</text:p>
      <text:p text:style-name="P50"/>
      <text:p text:style-name="P50">Эти методы возвращают массив, потому что хэш не считается упорядоченной структурой данных.</text:p>
      <text:p text:style-name="P50"/>
      <text:p text:style-name="P50">выполните lesson.17/hashsort/test_sort_1.rb</text:p>
      <text:p text:style-name="P50"/>
      <text:p text:style-name="P50">результат <text:span text:style-name="T46">@eng_numerals.sort:</text:span></text:p>
      <text:p text:style-name="P50"/>
      <text:p text:style-name="P50">[["0", "zero"], ["1", "one"], ["10", "ten"], ["11", "eleven"], ["12", "twelve"], ["2", "two"], .... ]</text:p>
      <text:p text:style-name="P50"/>
      <text:p text:style-name="P50">Вопрос: по какому принципу были упорядочены элементы хэша?</text:p>
      <text:p text:style-name="P50">Ответ: в порядке увеличения строкового значения ключей</text:p>
      <text:p text:style-name="P50"/>
      <text:p text:style-name="P50">Метод sort применяет вот такой блок по умолчанию:</text:p>
      <text:p text:style-name="P50"/>
      <text:p text:style-name="P50">hash.sort {|a, b|</text:p>
      <text:p text:style-name="P50"><text:s text:c="4"/>a &lt;=&gt; b</text:p>
      <text:p text:style-name="P50">}</text:p>
      <text:p text:style-name="P50"/>
      <text:p text:style-name="P50">&gt;&gt;&gt; Вопрос: чем являются a и b?</text:p>
      <text:p text:style-name="P50">&gt;&gt;&gt; Что такое &lt;=&gt; space ship operator? Как он работает?</text:p>
      <text:p text:style-name="P50"/>
      <text:p text:style-name="P50">На самом деле сначала хэш преобразуется в массив и потом сортируется массив:</text:p>
      <text:p text:style-name="P50">hash.to_a.sort {|a, b|</text:p>
      <text:p text:style-name="P50"><text:s text:c="4"/>a &lt;=&gt; b <text:s text:c="3"/># ["0", "zero"] &lt;=&gt; <text:s/>["10", "ten"]</text:p>
      <text:p text:style-name="P50">}</text:p>
      <text:p text:style-name="P50"/>
      <text:p text:style-name="P50">!!! Задание: Выполните и проанализируйте скрипт hashsort/test_sort_2.rb</text:p>
      <text:p text:style-name="P50"/>
      <text:p text:style-name="P50">&gt;&gt;&gt; попросить объяснить, что происходит</text:p>
      <text:p text:style-name="P50">&gt;&gt;&gt; a будет расположено раньше b, но не обязательно контактно! конечном массиве видно, что неконтактно.</text:p>
      <text:p text:style-name="P50"/>
      <text:p text:style-name="P50"><text:tab/>a=["12", "twelve"] </text:p>
      <text:p text:style-name="P50"><text:tab/>b=["5", "five"] </text:p>
      <text:p text:style-name="P50"><text:tab/>result of comparison: -1</text:p>
      <text:p text:style-name="P50"/>
      <text:p text:style-name="P50">!!! Задание: измените test_sort_2.rb так. чтобы хэш был отсортирован в <text:span text:style-name="T49">нисходящем</text:span> <text:soft-page-break/>порядке по <text:span text:style-name="T49">численному</text:span> значению ключа.</text:p>
      <text:p text:style-name="P50"/>
      <text:p text:style-name="P50">ожидаемый выход: [["12", "twelve"], ["11", "eleven"], ["10", "ten"], ["9", "nine"], ["8", "eight"], ["7", "seven"], ["6", "six"], ["5", "five"], ["4", "four"], ["3", "three"], ["2", "two"], ["1", "one"], ["0", "zero"]]</text:p>
      <text:p text:style-name="P50">ответ: hashsort/test_sort_3.rb</text:p>
      <text:p text:style-name="P50"/>
      <text:p text:style-name="P50">!!! Задание: отсортируйте хэш @numerals (определен в файле data) по испанским числительным <text:span text:style-name="T50">в алфавитном порядке</text:span>.</text:p>
      <text:p text:style-name="P50">Ожидаемый выход:</text:p>
      <text:p text:style-name="P50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0"/>
      <text:p text:style-name="P50">ответ: hashsort/test_sort_4.rb</text:p>
      <text:p text:style-name="P50"/>
      <text:p text:style-name="P50">!!! Вопрос: почему нет метода Hash#sort! (и Hash#sort_by!)</text:p>
      <text:p text:style-name="P50">Ответ: метод sort меняет сущность объекта: результат сортировки -- объект класса Array, а не Hash.</text:p>
      <text:p text:style-name="P50"/>
      <text:p text:style-name="P65">Сортировка Hash#sort_by</text:p>
      <text:p text:style-name="P50"/>
      <text:p text:style-name="P50">&gt;&gt;&gt; Что вы помните об Array#sort_by?</text:p>
      <text:p text:style-name="P50"/>
      <text:p text:style-name="P50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0"/>
      <text:p text:style-name="P50">@eng_numerals.sort_by do <text:span text:style-name="T50">|key, val|</text:span></text:p>
      <text:p text:style-name="P50"><text:tab/><text:span text:style-name="T50">key</text:span>.to_i</text:p>
      <text:p text:style-name="P50">end</text:p>
      <text:p text:style-name="P50"/>
      <text:p text:style-name="P50">[["0", "zero"], ["1", "one"], ["2", "two"], ["3", "three"], ["4", "four"], ["5", "five"], ["6", "six"], ["7", "seven"], ["8", "eight"], ["9", "nine"], ["10", "ten"], ["11", "eleven"], ["12", "twelve"]]</text:p>
      <text:p text:style-name="P50"/>
      <text:p text:style-name="P50">см. hashsort/test_sort_5.rb</text:p>
      <text:p text:style-name="P50"/>
      <text:p text:style-name="P50">!!! Вопрос на сообразительность: как изменить порядок сортировки на нисходящий</text:p>
      <text:p text:style-name="P50">Ответ: -<text:span text:style-name="T50">key</text:span>.to_i. только для чисел</text:p>
      <text:p text:style-name="P50"/>
      <text:p text:style-name="P50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0"/>
      <text:p text:style-name="P50">ожидаемый выход:</text:p>
      <text:p text:style-name="P50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0"/>
      <text:p text:style-name="P50"><text:soft-page-break/>&gt;&gt;&gt; так как: ee &lt; eni &lt; eno &lt; evi ...</text:p>
      <text:p text:style-name="P50"/>
      <text:p text:style-name="P50">ответ: hashsort/test_sort_6.rb</text:p>
      <text:p text:style-name="P50"/>
      <text:p text:style-name="P69">Метод класса Hash#sort_by_value</text:p>
      <text:p text:style-name="P69"/>
      <text:p text:style-name="P53">class Hash </text:p>
      <text:p text:style-name="P53"><text:s text:c="2"/>def sort_by_value </text:p>
      <text:p text:style-name="P53"><text:s text:c="4"/>self.sort_by {|k,v| v} </text:p>
      <text:p text:style-name="P53"><text:s text:c="2"/>end </text:p>
      <text:p text:style-name="P53">end </text:p>
      <text:p text:style-name="P53"/>
      <text:p text:style-name="P53">Использование:</text:p>
      <text:p text:style-name="P53"/>
      <text:p text:style-name="P53"><text:tab/>puts @eng_numerals.<text:span text:style-name="T1">sort_by_value</text:span>.inspect</text:p>
      <text:p text:style-name="P53"/>
      <text:p text:style-name="P53">Выход:</text:p>
      <text:p text:style-name="P53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3"/>
      <text:p text:style-name="P53">см. hashsort/test_sort_7.rb</text:p>
      <text:p text:style-name="P53"/>
      <text:p text:style-name="P53">&gt;&gt;&gt; прокомментировать метод respond_to?, methods, Duck typing</text:p>
      <text:p text:style-name="P53"/>
      <text:p text:style-name="P69">Задание</text:p>
      <text:p text:style-name="P69"/>
      <text:p text:style-name="P53">Полная формулировка в lesson.17/cmpsort/README</text:p>
      <text:p text:style-name="P53"/>
      <text:p text:style-name="P53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3">- CCSplitter опирается на теги входной цепочки -&gt; сгруппировать записи разницы по входной цепочке </text:p>
      <text:p text:style-name="P53">- есть более частотные явления, есть менее частотные. Эту информацию можно учитывать, решая, что тестировать и что нет. </text:p>
      <text:p text:style-name="P53"/>
      <text:p text:style-name="P53">Входной файл: </text:p>
      <text:p text:style-name="P53"><text:s text:c="2"/>английский: cmp_ccsplitter_1.out </text:p>
      <text:p text:style-name="P53"><text:s text:c="2"/>немецкий: german/cmp_ccsplitter_1.out</text:p>
      <text:p text:style-name="P53"/>
      <text:p text:style-name="P53">скрипт: cmp_ccs_sort_by_tagseq </text:p>
      <text:p text:style-name="P53">ожидаемый выход: <text:s/>sorted </text:p>
      <text:p text:style-name="P50"/>
      <text:p text:style-name="P65">Задание find_words</text:p>
      <text:p text:style-name="P65"/>
      <text:p text:style-name="P50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0">см. lesson.17/find_words/README</text:p>
      <text:p text:style-name="P50"><text:soft-page-break/></text:p>
      <text:p text:style-name="P50">Задание: разработать скрипт, который находит в текстовых файлах указанные слова (или фразы) и выводит их в формате</text:p>
      <text:p text:style-name="P50"/>
      <text:p text:style-name="P50"><text:tab/>слово \tab позиция_в_предложении \tab предложение</text:p>
      <text:p text:style-name="P50"/>
      <text:p text:style-name="P50">Если указана опция -i или --ignore-case, то поиск осуществляется без учета регистра и вывод имеет вид:</text:p>
      <text:p text:style-name="P50"/>
      <text:p text:style-name="P50"><text:tab/>СЛОВО \tab позиция_в_предложении \tab предложение</text:p>
      <text:p text:style-name="P50"/>
      <text:p text:style-name="P50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0"/>
      <text:p text:style-name="P50"><text:tab/>develop<text:tab/>120 </text:p>
      <text:p text:style-name="P50"><text:tab/>Although<text:tab/>96 </text:p>
      <text:p text:style-name="P50"><text:tab/>December<text:tab/>56 </text:p>
      <text:p text:style-name="P50"><text:tab/>Bill Gates<text:tab/>22 </text:p>
      <text:p text:style-name="P50"><text:tab/>Extensible Markup Language<text:tab/>1 </text:p>
      <text:p text:style-name="P50"><text:tab/>U.S. Public Interest Research Group<text:tab/>1 </text:p>
      <text:p text:style-name="P50"/>
      <text:p text:style-name="P50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0"/>
      <text:p text:style-name="P50"><text:tab/>&gt; find_words queries.txt ../../data/corpus.tok.txt</text:p>
      <text:p text:style-name="P50"/>
      <text:p text:style-name="P50">Задание необходимо выполнять пошагово, как описано в README</text:p>
      <text:p text:style-name="P50"/>
      <text:p text:style-name="P50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5">Решение задачи find_words</text:p>
          </table:table-cell>
          <table:table-cell table:style-name="Table18.A1" office:value-type="string">
            <text:p text:style-name="P157">Занятие 18</text:p>
            <text:p text:style-name="P157">(90 минут)</text:p>
          </table:table-cell>
        </table:table-row>
      </table:table>
      <text:p text:style-name="P155"/>
      <text:p text:style-name="P172">find_words - способы загрузки внешнего файла</text:p>
      <text:p text:style-name="P155"/>
      <text:p text:style-name="P155">load_queries_1</text:p>
      <text:p text:style-name="P155"><text:tab/>загружает все строки в массив, включая пустые. и с \n в конце</text:p>
      <text:p text:style-name="P155"/>
      <text:p text:style-name="P155">load_queries_2</text:p>
      <text:p text:style-name="P155"><text:tab/>загружает в массив, непустые строки, без \n</text:p>
      <text:p text:style-name="P155"/>
      <text:p text:style-name="P155">load_queries_3</text:p>
      <text:p text:style-name="P155"><text:tab/>преобразование массива в хэш</text:p>
      <text:p text:style-name="P155"/>
      <text:p text:style-name="P155">load_queries_4</text:p>
      <text:p text:style-name="P155"><text:tab/>еще вариант преобразования массива в хэш</text:p>
      <text:p text:style-name="P155"/>
      <text:p text:style-name="P155">load_queries_5</text:p>
      <text:p text:style-name="P155"><text:tab/>(рефакторинг) самый компактный вариант</text:p>
      <text:p text:style-name="P173"/>
      <text:p text:style-name="P169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69"><text:tab/>ответ: load_queries_6</text:p>
      <text:p text:style-name="P169">&gt;&gt;&gt; load_queries_6 содержит пример тернарной операции</text:p>
      <text:p text:style-name="P169"/>
      <text:p text:style-name="P171">find_words -- поиск</text:p>
      <text:p text:style-name="P171"/>
      <text:p text:style-name="P169">для нижеследующих заданий лучше использовать большой список queries (data/words.txt)</text:p>
      <text:p text:style-name="P169"/>
      <text:p text:style-name="P169">finding_queries_1 queries.txt</text:p>
      <text:p text:style-name="P203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203">time -p user=0.24</text:p>
      <text:p text:style-name="P169"/>
      <text:p text:style-name="P169">finding_queries_2</text:p>
      <text:p text:style-name="P204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04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04">time -p user=2215.42 (36min) (на words.txt)</text:p>
      <text:p text:style-name="P204"/>
      <text:p text:style-name="P108">finding_queries_3</text:p>
      <text:p text:style-name="P205">решение основано на finding_queries_2, но итерирование происходит по массиву слов предложения.</text:p>
      <text:p text:style-name="P205">time -p user=1232.39 (20min) (на words.txt)</text:p>
      <text:p text:style-name="P169"/>
      <text:p text:style-name="P169"><text:soft-page-break/>finding_queries_4</text:p>
      <text:p text:style-name="P202">хорошее решение, использующее хэш вместо массива. итерирование по словам предложения.</text:p>
      <text:p text:style-name="P202">time -p user=0.97 (1.5sec) (на words.txt)</text:p>
      <text:p text:style-name="P202"/>
      <text:p text:style-name="P109">find_words -- построение фраз</text:p>
      <text:p text:style-name="P109"/>
      <text:p text:style-name="P108">на примере построения всех подстрок некоторой строки</text:p>
      <text:p text:style-name="P108"/>
      <text:p text:style-name="P108">all_substrings_1</text:p>
      <text:p text:style-name="P202">построение подстрок от заданной позиции, используя string[start, end]</text:p>
      <text:p text:style-name="P202"/>
      <text:p text:style-name="P108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202">ответ: all_substrings_2</text:p>
      <text:p text:style-name="P169"/>
      <text:p text:style-name="P169">all_substrings_3</text:p>
      <text:p text:style-name="P206">генерация всех подстрок длин 3 из заданного слова, начиная от начала слова.</text:p>
      <text:p text:style-name="P206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5">Introduction to CRF</text:p>
            <text:p text:style-name="P155">assign_properties</text:p>
          </table:table-cell>
          <table:table-cell table:style-name="Таблица6.A1" office:value-type="string">
            <text:p text:style-name="P157">Занятие 19</text:p>
            <text:p text:style-name="P157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856011767" text:style-name="L54">
        <text:list-item>
          <text:p text:style-name="P219">lesson.19.tar.bz2</text:p>
        </text:list-item>
        <text:list-item>
          <text:p text:style-name="P219">lesson.18.tasks.tar.bz2</text:p>
        </text:list-item>
      </text:list>
      <text:p text:style-name="P50"/>
      <text:p text:style-name="P65">Слайд о CRF</text:p>
      <text:p text:style-name="P65"/>
      <text:p text:style-name="P50">порядок использования</text:p>
      <text:p text:style-name="P65"/>
      <text:p text:style-name="P65">Домашнее здание</text:p>
      <text:p text:style-name="P65"/>
      <text:p text:style-name="P50">рефакторинг lesson.18.tasks/assign_properties</text:p>
      <text:p text:style-name="P50"/>
      <text:p text:style-name="P50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5">Radix sort (поразрядная/цифровая сортировка)</text:p>
            <text:p text:style-name="P155"/>
          </table:table-cell>
          <table:table-cell table:style-name="Таблица7.A1" office:value-type="string">
            <text:p text:style-name="P157">Занятие 20</text:p>
            <text:p text:style-name="P157">(90 минут)</text:p>
          </table:table-cell>
        </table:table-row>
      </table:table>
      <text:p text:style-name="P50"/>
      <text:p text:style-name="P65">Раздаточный материал</text:p>
      <text:p text:style-name="P65"/>
      <text:list xml:id="list2035011970" text:continue-numbering="true" text:style-name="L54">
        <text:list-item>
          <text:p text:style-name="P219">lesson.20.tar.bz2</text:p>
        </text:list-item>
      </text:list>
      <text:p text:style-name="P50"/>
      <text:p text:style-name="P50"><text:span text:style-name="T1">презентация lectures/sorting.{odp,pdf</text:span>}</text:p>
      <text:p text:style-name="P50"/>
      <text:p text:style-name="P65">Поразрядная сортировка</text:p>
      <text:p text:style-name="P65"/>
      <text:p text:style-name="P50">radix sort = поразрядная сортировка = цифровая сортировка</text:p>
      <text:p text:style-name="P50"/>
      <text:p text:style-name="P50">класс distribution sorting, не производящих сравнений</text:p>
      <text:p text:style-name="P50"/>
      <text:p text:style-name="P50">пошаговое объяснение алгоритма на примере массива чисел, например</text:p>
      <text:p text:style-name="P50"/>
      <text:p text:style-name="P50"><text:tab/>12 <text:s/>11 <text:s/>0 <text:s/>92 <text:s/>3 <text:s/>133</text:p>
      <text:p text:style-name="P50"/>
      <text:p text:style-name="P65">Структура данных</text:p>
      <text:p text:style-name="P50"/>
      <text:p text:style-name="P50">bucket - (корзина, ведро) массив, содержащий числа, у которых одинаковый корень (одна и та же цифра в текущей позиции)</text:p>
      <text:p text:style-name="P50"/>
      <text:p text:style-name="P50">buckets - массив, содержащий все отдельные корзины</text:p>
      <text:p text:style-name="P50"/>
      <text:p text:style-name="P50">например, после второй итерации числа раскиданы в корзины по разряду десятков</text:p>
      <text:p text:style-name="P50"/>
      <text:p text:style-name="P50">buckets = [</text:p>
      <text:p text:style-name="P50"><text:s text:c="2"/>[ 0, <text:s/>3, 9 ], <text:s/>#0</text:p>
      <text:p text:style-name="P50"><text:s text:c="2"/>[ 11 , 12 ], <text:s/>#1</text:p>
      <text:p text:style-name="P50"><text:s text:c="2"/>[ ], <text:s text:c="13"/>#2</text:p>
      <text:p text:style-name="P50"><text:s text:c="2"/>[ 133 ], <text:s text:c="6"/>#3</text:p>
      <text:p text:style-name="P50"><text:s text:c="2"/>[ ], <text:s text:c="13"/>#4</text:p>
      <text:p text:style-name="P50"><text:s text:c="2"/>[ ], <text:s text:c="13"/>#5</text:p>
      <text:p text:style-name="P50"><text:s text:c="2"/>[ ], <text:s text:c="13"/>#6</text:p>
      <text:p text:style-name="P50"><text:s text:c="2"/>[ ], <text:s text:c="13"/>#7</text:p>
      <text:p text:style-name="P50"><text:s text:c="2"/>[ ], <text:s text:c="13"/>#8</text:p>
      <text:p text:style-name="P50"><text:s text:c="2"/>[ 92 ], <text:s text:c="8"/>#9</text:p>
      <text:p text:style-name="P50">]</text:p>
      <text:p text:style-name="P50"/>
      <text:p text:style-name="P65">Получение цифры в определенном разряде числа</text:p>
      <text:p text:style-name="P65"/>
      <text:p text:style-name="P50">Способ 1: преобразовать в строку и получить нужную позицию из строки</text:p>
      <text:p text:style-name="P50"/>
      <text:p text:style-name="P50"><text:tab/>num = 12<text:span text:style-name="T1">3</text:span>45</text:p>
      <text:p text:style-name="P50"><text:tab/>num.to_s[2,1] <text:s text:c="2"/>#=&gt; 3</text:p>
      <text:p text:style-name="P50"/>
      <text:p text:style-name="P50">Способ 2: математический</text:p>
      <text:p text:style-name="P50"/>
      <text:p text:style-name="P50"><text:soft-page-break/><text:tab/>num = 12345</text:p>
      <text:p text:style-name="P50">чтобы получить разряд единиц (1234<text:span text:style-name="T1">5</text:span>)</text:p>
      <text:p text:style-name="P50"/>
      <text:p text:style-name="P50"><text:tab/>12345 : 10 = 1234.5 и взять часть после запятой</text:p>
      <text:p text:style-name="P50"><text:tab/>12345 % 10 = 5 <text:s text:c="3"/># остаток от деления</text:p>
      <text:p text:style-name="P50"/>
      <text:p text:style-name="P50">чтобы получить разряд десятков (123<text:span text:style-name="T1">4</text:span>5)</text:p>
      <text:p text:style-name="P50"/>
      <text:p text:style-name="P50"><text:tab/>12345 : 100 = 123.45</text:p>
      <text:p text:style-name="P50"><text:tab/>12345 % 100 = 45 # остаток от деления</text:p>
      <text:p text:style-name="P50"><text:tab/>45 / 10 = 4 # целочисленное деление</text:p>
      <text:p text:style-name="P50"><text:tab/>12345 % 100 / 10 = 4</text:p>
      <text:p text:style-name="P65"/>
      <text:p text:style-name="P50">чтобы получить разряд сотен (12<text:span text:style-name="T1">3</text:span>45)</text:p>
      <text:p text:style-name="P50"/>
      <text:p text:style-name="P50"><text:tab/>12345 : 1000 = 12.345</text:p>
      <text:p text:style-name="P50"><text:tab/>12345 % 1000 = 345 # остаток от деления</text:p>
      <text:p text:style-name="P50"><text:tab/>345 / 100 = 3 # целочисленное деление</text:p>
      <text:p text:style-name="P50"><text:tab/>12345 % 1000 / 100 = 3</text:p>
      <text:p text:style-name="P65"/>
      <text:p text:style-name="P50">Можно ли сформулировать закономерность?</text:p>
      <text:p text:style-name="P50"/>
      <text:p text:style-name="P50">!!! Задание: Заполните серые ячейки во второй колонке</text:p>
      <text:p text:style-name="P50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1">1234<text:span text:style-name="T1">5</text:span></text:p>
          </table:table-cell>
          <table:table-cell table:style-name="Таблица8.B1" office:value-type="string">
            <text:p text:style-name="P127">n % 10 / 1</text:p>
          </table:table-cell>
          <table:table-cell table:style-name="Таблица8.C1" office:value-type="string">
            <text:p text:style-name="P127">n % 10^1 / 10^0</text:p>
          </table:table-cell>
          <table:table-cell table:style-name="Таблица8.D1" office:value-type="string">
            <text:p text:style-name="P151"/>
          </table:table-cell>
        </table:table-row>
        <table:table-row>
          <table:table-cell table:style-name="Таблица8.A2" office:value-type="float" office:value="12345">
            <text:p text:style-name="P151">123<text:span text:style-name="T1">4</text:span>5</text:p>
          </table:table-cell>
          <table:table-cell table:style-name="Таблица8.B4" office:value-type="string">
            <text:p text:style-name="P50">n % 100 / 10</text:p>
          </table:table-cell>
          <table:table-cell table:style-name="Таблица8.C4" office:value-type="string">
            <text:p text:style-name="P50">n % 10^2 / 10^1</text:p>
          </table:table-cell>
          <table:table-cell table:style-name="Таблица8.D4" office:value-type="string">
            <text:p text:style-name="P151"/>
          </table:table-cell>
        </table:table-row>
        <table:table-row>
          <table:table-cell table:style-name="Таблица8.A2" office:value-type="float" office:value="12345">
            <text:p text:style-name="P151">12<text:span text:style-name="T1">3</text:span>45</text:p>
          </table:table-cell>
          <table:table-cell table:style-name="Таблица8.B4" office:value-type="string">
            <text:p text:style-name="P151">n <text:span text:style-name="T62">% 1000 / 100</text:span></text:p>
          </table:table-cell>
          <table:table-cell table:style-name="Таблица8.C4" office:value-type="string">
            <text:p text:style-name="P127">n % 10^3 / 10^2</text:p>
          </table:table-cell>
          <table:table-cell table:style-name="Таблица8.D4" office:value-type="string">
            <text:p text:style-name="P151"/>
          </table:table-cell>
        </table:table-row>
        <table:table-row>
          <table:table-cell table:style-name="Таблица8.A2" office:value-type="float" office:value="12345">
            <text:p text:style-name="P151">1<text:span text:style-name="T1">2</text:span>345</text:p>
          </table:table-cell>
          <table:table-cell table:style-name="Таблица8.B4" office:value-type="string">
            <text:p text:style-name="P127">n % 10000 / 1000</text:p>
          </table:table-cell>
          <table:table-cell table:style-name="Таблица8.C4" office:value-type="string">
            <text:p text:style-name="P127">n % 10^4 / 10^3</text:p>
          </table:table-cell>
          <table:table-cell table:style-name="Таблица8.D4" office:value-type="string">
            <text:p text:style-name="P151"/>
          </table:table-cell>
        </table:table-row>
      </table:table>
      <text:p text:style-name="P50"/>
      <text:p text:style-name="P50">Как перейти от номера позиции к 10, 100, 1000 и тд?</text:p>
      <text:p text:style-name="P50"/>
      <text:p text:style-name="P50">!!! Задание: заполните серое в третьей колонке </text:p>
      <text:p text:style-name="P50"/>
      <text:p text:style-name="P50">!!! Задание: введите переменную p – номер разряда и выведите формулу</text:p>
      <text:p text:style-name="P50"/>
      <text:p text:style-name="P50"><text:tab/>n % 10 ^ p / 10 ^ (p-1)</text:p>
      <text:p text:style-name="P50"/>
      <text:p text:style-name="P50">!!! Задание: разработайте метод, возвращающий цифру в заданной позиции в заданном числе. И напишите для него тесткейсы.</text:p>
      <text:p text:style-name="P50"/>
      <text:p text:style-name="P50"><text:tab/>начальный скрипт lesson.20/radix_sort/radix_sort_stub</text:p>
      <text:p text:style-name="P50"/>
      <text:p text:style-name="P50">!!! Задание: реализуйте поразрядную сортировку для чисел произвольной длины.\</text:p>
      <text:p text:style-name="P50"/>
      <text:p text:style-name="P50"><text:tab/>продолжайте lesson.20/radix_sort/radix_sort_stub</text:p>
      <text:p text:style-name="P50"/>
      <text:p text:style-name="P50"><text:tab/>ответ: <text:s/>lesson.20/radix_sort/radix_sort</text:p>
      <text:p text:style-name="P50"/>
      <text:p text:style-name="P50">!!! Необязательное задание: реализуйте метод radix_sort_strings, сортирующий <text:soft-page-break/>строки в словарном порядке.</text:p>
      <text:p text:style-name="P50"/>
      <text:p text:style-name="P50"><text:tab/>ответ: нет</text:p>
      <text:p text:style-name="P50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5">Поразрядная сортировка для строк (radix sort for strings)</text:p>
            <text:p text:style-name="P155">String#ord, Integer#char</text:p>
          </table:table-cell>
          <table:table-cell table:style-name="Таблица9.A1" office:value-type="string">
            <text:p text:style-name="P157">Занятие 21</text:p>
            <text:p text:style-name="P157">(90 минут)</text:p>
          </table:table-cell>
        </table:table-row>
      </table:table>
      <text:p text:style-name="P128"/>
      <text:p text:style-name="P65">Раздаточный материал</text:p>
      <text:p text:style-name="P50"/>
      <text:list xml:id="list1672834188" text:style-name="L55">
        <text:list-item>
          <text:p text:style-name="P220">lesson.21.tar.bz2</text:p>
        </text:list-item>
      </text:list>
      <text:p text:style-name="P2"/>
      <text:p text:style-name="P14">Вопросы:</text:p>
      <text:p text:style-name="P14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6">презентация: sorting.odp</text:p>
      <text:p text:style-name="P16"/>
      <text:p text:style-name="P14">Поразрядная сортировка для строк</text:p>
      <text:p text:style-name="P14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268472571" text:style-name="L56">
        <text:list-item>
          <text:p text:style-name="P221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P2">Ответ: здесь поможет String#ord. Но он не работает для строки нулевой длины.</text:p>
      <text:p text:style-name="P2"/>
      <text:p text:style-name="P14">Полезные методы (презентация <text:span text:style-name="T1">basic_ruby.odp</text:span>)</text:p>
      <text:p text:style-name="P14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><text:soft-page-break/></text:p>
      <text:p text:style-name="P2">символы с кодами 0..127 одинаковые - 7битное ASCII</text:p>
      <text:p text:style-name="P2">символы с кодами 128..255 различаются.</text:p>
      <text:p text:style-name="P2"/>
      <text:p text:style-name="P8">сортировка LC_ALL=C сортирует именно по таблице, используя коды: меньшее <text:s/>численное значение - сортируется раньше.</text:p>
      <text:p text:style-name="P8">Сортировки с соответствии с локалью могут давать другие результаты сортировки.</text:p>
      <text:p text:style-name="P8"/>
      <text:p text:style-name="P8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8"/>
      <text:p text:style-name="P8">&gt;&gt;&gt; Попросить прокомментировать, что они видят. </text:p>
      <text:p text:style-name="P8">&gt;&gt;&gt; Вопрос: Почему при C локали, прописная Ö все же после строчных a b</text:p>
      <text:p text:style-name="P8">&gt;&gt;&gt; Ответ: <text:s/>Ö из верхней части кодовой таблицы.</text:p>
      <text:p text:style-name="P8"/>
      <text:p text:style-name="P8">&gt; cat chars.txt | sort</text:p>
      <text:p text:style-name="P8">&gt; cat chars.txt | LC_ALL=C sort</text:p>
      <text:p text:style-name="P2"><text:s/></text:p>
      <text:p text:style-name="P2">String#ord</text:p>
      <text:p text:style-name="P2">Integer#chr</text:p>
      <text:p text:style-name="P8"/>
      <text:p text:style-name="P2">“A”.ord #=&gt; 65</text:p>
      <text:p text:style-name="P2">“a”.ord #=&gt; 97</text:p>
      <text:p text:style-name="P2"><text:s/></text:p>
      <text:p text:style-name="P8">65.chr #=&gt; “A”</text:p>
      <text:p text:style-name="P8">97.chr #=&gt; “a”</text:p>
      <text:p text:style-name="P8"/>
      <text:p text:style-name="P8">!!! Задание: какой код имеют символы пробел, табуляция, \n \r и пустая строка?</text:p>
      <text:p text:style-name="P8"/>
      <text:p text:style-name="P8">!!! Задание: какой код имеет символ Ö</text:p>
      <text:p text:style-name="P8">#=&gt;214, как в windows-1252</text:p>
      <text:p text:style-name="P8"/>
      <text:p text:style-name="P8">В какой кодировке Руби воспринимает эту строку?</text:p>
      <text:p text:style-name="P8"/>
      <text:p text:style-name="P8">ri String#encoding</text:p>
      <text:p text:style-name="P8"/>
      <text:p text:style-name="P6">дальше: презентация sorting.odp</text:p>
      <text:p text:style-name="P6"/>
      <text:p text:style-name="P2">Шаг 2. Работает ли сортировка для тесткейса #2? </text:p>
      <text:p text:style-name="P2"/>
      <text:p text:style-name="P2"><text:tab/>["apples", "apple pie", "ramp", "lamp", "camping", "apple"]</text:p>
      <text:p text:style-name="P2"><text:soft-page-break/>в отсортированном виде:</text:p>
      <text:p text:style-name="P2"><text:tab/>["apple", "apple pie", "apples", "camping", "lamp", "ramp"]</text:p>
      <text:p text:style-name="P2"/>
      <text:p text:style-name="P2">Причина: проход как по числам -- справа налево с выравниванием по правому краю – не подходит.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1">left alignment</text:p>
          </table:table-cell>
          <table:table-cell table:style-name="Таблица10.B1" office:value-type="string">
            <text:p text:style-name="P154">right alignment</text:p>
          </table:table-cell>
        </table:table-row>
        <table:table-row>
          <table:table-cell table:style-name="Таблица10.A2" office:value-type="string">
            <text:p text:style-name="P151">1-2-3-4-5-6...</text:p>
          </table:table-cell>
          <table:table-cell table:style-name="Таблица10.B2" office:value-type="string">
            <text:p text:style-name="P154">1-2-3-4-5-6...</text:p>
          </table:table-cell>
        </table:table-row>
        <table:table-row>
          <table:table-cell table:style-name="Таблица10.A2" office:value-type="string">
            <text:p text:style-name="P151">a p p l e _</text:p>
          </table:table-cell>
          <table:table-cell table:style-name="Таблица10.B2" office:value-type="string">
            <text:p text:style-name="P154">_____apple</text:p>
          </table:table-cell>
        </table:table-row>
        <table:table-row>
          <table:table-cell table:style-name="Таблица10.A2" office:value-type="string">
            <text:p text:style-name="P151">a p p l e s</text:p>
          </table:table-cell>
          <table:table-cell table:style-name="Таблица10.B2" office:value-type="string">
            <text:p text:style-name="P154">____apples</text:p>
          </table:table-cell>
        </table:table-row>
        <table:table-row>
          <table:table-cell table:style-name="Таблица10.A2" office:value-type="string">
            <text:p text:style-name="P151">l a m p _</text:p>
          </table:table-cell>
          <table:table-cell table:style-name="Таблица10.B2" office:value-type="string">
            <text:p text:style-name="P154">_____lamp</text:p>
          </table:table-cell>
        </table:table-row>
        <table:table-row>
          <table:table-cell table:style-name="Таблица10.A2" office:value-type="string">
            <text:p text:style-name="P151">r a m i f i c a t i o n</text:p>
          </table:table-cell>
          <table:table-cell table:style-name="Таблица10.B2" office:value-type="string">
            <text:p text:style-name="P154">ramification</text:p>
          </table:table-cell>
        </table:table-row>
        <table:table-row>
          <table:table-cell table:style-name="Таблица10.A2" office:value-type="string">
            <text:p text:style-name="P151">ramp</text:p>
          </table:table-cell>
          <table:table-cell table:style-name="Таблица10.B2" office:value-type="string">
            <text:p text:style-name="P154">_____ramp</text:p>
          </table:table-cell>
        </table:table-row>
        <table:table-row>
          <table:table-cell table:style-name="Таблица10.A2" office:value-type="string">
            <text:p text:style-name="P151">...-4-3-2-1</text:p>
          </table:table-cell>
          <table:table-cell table:style-name="Таблица10.B2" office:value-type="string">
            <text:p text:style-name="P154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61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0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6">Работа с UTF-8<text:line-break/>CRF и text_spacer для русского текста</text:p>
          </table:table-cell>
          <table:table-cell table:style-name="Table19.A1" office:value-type="string">
            <text:p text:style-name="P157">Занятие 22</text:p>
            <text:p text:style-name="P157">(90 минут)</text:p>
          </table:table-cell>
        </table:table-row>
      </table:table>
      <text:p text:style-name="P128"/>
      <text:p text:style-name="P65">Раздаточный материал</text:p>
      <text:p text:style-name="P65"/>
      <text:list xml:id="list573992919" text:continue-list="list2035011970" text:style-name="L54">
        <text:list-item>
          <text:p text:style-name="P279">lesson.22.tar.bz2</text:p>
        </text:list-item>
      </text:list>
      <text:p text:style-name="P50"/>
      <text:p text:style-name="P65">Работа с юникодом</text:p>
      <text:p text:style-name="P65"/>
      <text:p text:style-name="P50">Показать, зачем нужно устанавливать default_external</text:p>
      <text:p text:style-name="P50"/>
      <text:p text:style-name="P50">&gt; test_russian_utf8 test_russian_utf8.txt</text:p>
      <text:p text:style-name="P50"/>
      <text:p text:style-name="P50">&gt;&gt;&gt; Закоментировать установку кодировки и увидеть</text:p>
      <text:p text:style-name="P50">&gt;&gt;&gt; слово разбивается на байты</text:p>
      <text:p text:style-name="P50">&gt;&gt;&gt; количество разбиений - в два раза больше</text:p>
      <text:p text:style-name="P50"/>
      <text:p text:style-name="P65">Преобразование регистра написания</text:p>
      <text:p text:style-name="P65"/>
      <text:p text:style-name="P50">&gt; test_russian_utf8_2 test_russian_utf8.txt</text:p>
      <text:p text:style-name="P50"/>
      <text:p text:style-name="P50">Разработчиками было принято решение не поддерживать регистровые преобразования в ядре языка.</text:p>
      <text:p text:style-name="P65"/>
      <text:p text:style-name="P50">1) потому что оно локаль-зависимое (пример с турецким I). Выполение программы не должно зависеть от локали.</text:p>
      <text:p text:style-name="P50"/>
      <text:p text:style-name="P50">2) некоторые преобразования не биективны (не взаимно-однозначны)</text:p>
      <text:p text:style-name="P50"><text:tab/>e.g. German <text:span text:style-name="T63">ß</text:span> --&gt; SS но не всякое SS -&gt; <text:span text:style-name="T63">ß</text:span></text:p>
      <text:p text:style-name="P50"/>
      <text:p text:style-name="P50">&gt;&gt;&gt; переписка Мацумото: http://blade.nagaokaut.ac.jp/cgi-bin/scat.rb/ruby/ruby-core/19384</text:p>
      <text:p text:style-name="P50"/>
      <text:p text:style-name="P50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0"/>
      <text:p text:style-name="P50">Преобразование регистра: Решение</text:p>
      <text:p text:style-name="P50"/>
      <text:p text:style-name="P50">1. Использовать механизм Multibyte из ActiveSupport</text:p>
      <text:p text:style-name="P50"/>
      <text:p text:style-name="P50">shell &gt; gem install active_support i18n</text:p>
      <text:p text:style-name="P50"/>
      <text:p text:style-name="P50">ruby&gt; require 'active_support/lazy_load_hooks' # may not be necessary</text:p>
      <text:p text:style-name="P50">ruby&gt; require 'active_support/core_ext/string'</text:p>
      <text:p text:style-name="P50">ruby&gt; 'ящериц'.mb_chars.upcase<text:span text:style-name="T1">.to_s</text:span></text:p>
      <text:p text:style-name="P50">=&gt; "ЯЩЕРИЦ"</text:p>
      <text:p text:style-name="P50"/>
      <text:p text:style-name="P50">2. или gem (пакет) unicode_utils (http://unicode-utils.rubyforge.org/)</text:p>
      <text:p text:style-name="P50"/>
      <text:p text:style-name="P50">shell&gt; gem install unicode_utils</text:p>
      <text:p text:style-name="P50"><text:soft-page-break/></text:p>
      <text:p text:style-name="P50">&gt; require 'unicode_utils'</text:p>
      <text:p text:style-name="P50">&gt; UnicodeUtils.upcase('ящериц') </text:p>
      <text:p text:style-name="P50"><text:s/>=&gt; "ЯЩЕРИЦ"</text:p>
      <text:p text:style-name="P50"/>
      <text:p text:style-name="P65">Установка гемов в пользовательскую директорию</text:p>
      <text:p text:style-name="P65"/>
      <text:p text:style-name="P50">1. установить при помощи пакетного менеджера gem</text:p>
      <text:p text:style-name="P50"/>
      <text:p text:style-name="P50">см. http://guides.rubygems.org/faqs/#user-install</text:p>
      <text:p text:style-name="P50"/>
      <text:p text:style-name="P50">&gt; gem1.9.1 install <text:span text:style-name="T1">--user-install</text:span> active_support i18n</text:p>
      <text:p text:style-name="P50"/>
      <text:p text:style-name="P50">2. настроить окружение (.bashrc) и перестартовать терминал</text:p>
      <text:p text:style-name="P50"/>
      <text:p text:style-name="P50">if which ruby &gt;/dev/null &amp;&amp; which gem &gt;/dev/null; then </text:p>
      <text:p text:style-name="P50"><text:s text:c="4"/>PATH="$(ruby -rubygems -e 'puts Gem.user_dir')/bin:$PATH" </text:p>
      <text:p text:style-name="P50">fi</text:p>
      <text:p text:style-name="P50"/>
      <text:p text:style-name="P50">&gt;&gt;&gt; Вопрос: что делает вышеуказанная команда?</text:p>
      <text:p text:style-name="P50"/>
      <text:p text:style-name="P50">3. добавляет в переменную PATH новый путь</text:p>
      <text:p text:style-name="P50"/>
      <text:p text:style-name="P50">&gt;echo $(ruby -rubygems -e 'puts Gem.user_dir') <text:s text:c="10"/></text:p>
      <text:p text:style-name="P50">#=&gt; /home/krot/.gem/ruby/1.9.1 </text:p>
      <text:p text:style-name="P50"/>
      <text:p text:style-name="P55">Задание по CRF вставлено сразу после первого слайда по CRF (стр. 165+)</text:p>
      <text:p text:style-name="P55"/>
      <text:p text:style-name="P50">&gt;&gt;&gt; Для запускания скриптов использовать версию: /shared/syntagma2/krot/prosaos/prosao1_2013_11_19.crf/bin/work.textspacer</text:p>
      <text:p text:style-name="P50"/>
      <text:p text:style-name="P65">Стадии выполнения задания по TextSpacer</text:p>
      <text:p text:style-name="P65"/>
      <text:p text:style-name="P50">1. решить, какой нужен тагсет для решения задачи.</text:p>
      <text:p text:style-name="P50"/>
      <text:p text:style-name="P50">&gt;&gt;&gt; изучить входные данные из train и test</text:p>
      <text:p text:style-name="P50"/>
      <text:p text:style-name="P50"><text:tab/>test.txt -- в таком виде будут приходить данные в момент использования модели.</text:p>
      <text:p text:style-name="P50"><text:tab/>Видно, что это не задача токенизации (знаки препинания отрывать не надо)</text:p>
      <text:p text:style-name="P50"/>
      <text:p text:style-name="P50">Тагсет должен быть таким, чтобы он позволял выполнить задачу - вставить пробелы. Он должен сообщать, куда вставляется пробел.</text:p>
      <text:p text:style-name="P50"/>
      <text:p text:style-name="P50">SL<text:tab/>пробел слева</text:p>
      <text:p text:style-name="P50">SR<text:tab/>пробел справа</text:p>
      <text:p text:style-name="P50">SB<text:tab/>пробелы по обе стороны от символа</text:p>
      <text:p text:style-name="P50"/>
      <text:p text:style-name="P50">или, глядя со стороны слов, другие теги</text:p>
      <text:p text:style-name="P50"/>
      <text:p text:style-name="P50"><text:soft-page-break/>SI<text:tab/>начальный символ слова</text:p>
      <text:p text:style-name="P50">SM<text:tab/>серединный символ слова</text:p>
      <text:p text:style-name="P50">SL<text:tab/>последний символ слова</text:p>
      <text:p text:style-name="P50">SW<text:tab/>символ-слово</text:p>
      <text:p text:style-name="P50"/>
      <text:p text:style-name="P50">!!! Задание: заполните необходимые секции в конфигурационном файле</text:p>
      <text:p text:style-name="P50"/>
      <text:p text:style-name="P50">Начальный скрипт: crf_text_spacer_stub.cfg</text:p>
      <text:p text:style-name="P50"/>
      <text:p text:style-name="P50">описание: http://syn-proc5/wiki/crf/</text:p>
      <text:p text:style-name="P50"/>
      <text:p text:style-name="P50">2. подготовить корпусов (test и train)</text:p>
      <text:p text:style-name="P50"/>
      <text:p text:style-name="P50">Требования:</text:p>
      <text:p text:style-name="P50"/>
      <text:p text:style-name="P50">а) реальные данные будут приходить в том виде, как дано в тестировочном корпусе -- пляшем от тестировочного корпуса</text:p>
      <text:p text:style-name="P50"/>
      <text:p text:style-name="P50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0"/>
      <text:p text:style-name="P50">в) формат, понятный утилитам syn{ll,b}_crf</text:p>
      <text:p text:style-name="P50"/>
      <text:p text:style-name="P50"><text:tab/>слово \tab тег</text:p>
      <text:p text:style-name="P50"><text:tab/>слово \tab тег</text:p>
      <text:p text:style-name="P50"><text:tab/>[между параграфами - одна или более пустых строк]</text:p>
      <text:p text:style-name="P50"><text:tab/>слово \tab тег</text:p>
      <text:p text:style-name="P50"><text:tab/>слово \tab тег</text:p>
      <text:p text:style-name="P50"><text:tab/>...</text:p>
      <text:p text:style-name="P50"/>
      <text:p text:style-name="P50">Вопрос: Что будет "словом" в данной задаче?</text:p>
      <text:p text:style-name="P50">Ответ: один символ</text:p>
      <text:p text:style-name="P50"/>
      <text:p text:style-name="P50">Итого, необходимые действия</text:p>
      <text:p text:style-name="P50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1"/>
          </table:table-cell>
          <table:table-cell table:style-name="Table22.A1" office:value-type="string">
            <text:p text:style-name="P151">train.txt</text:p>
          </table:table-cell>
          <table:table-cell table:style-name="Table22.C1" office:value-type="string">
            <text:p text:style-name="P151">test.txt</text:p>
          </table:table-cell>
        </table:table-row>
        <table:table-row>
          <table:table-cell table:style-name="Table22.A2" office:value-type="string">
            <text:p text:style-name="P50">1. вертикализировать</text:p>
          </table:table-cell>
          <table:table-cell table:style-name="Table22.A2" office:value-type="string">
            <text:p text:style-name="P151">да</text:p>
          </table:table-cell>
          <table:table-cell table:style-name="Table22.C2" office:value-type="string">
            <text:p text:style-name="P151">да</text:p>
          </table:table-cell>
        </table:table-row>
        <table:table-row>
          <table:table-cell table:style-name="Table22.A2" office:value-type="string">
            <text:p text:style-name="P55">2. добавить теги</text:p>
          </table:table-cell>
          <table:table-cell table:style-name="Table22.A2" office:value-type="string">
            <text:p text:style-name="P174">да</text:p>
          </table:table-cell>
          <table:table-cell table:style-name="Table22.C2" office:value-type="string">
            <text:p text:style-name="P174">нет (невозможно)</text:p>
          </table:table-cell>
        </table:table-row>
        <table:table-row>
          <table:table-cell table:style-name="Table22.A2" office:value-type="string">
            <text:p text:style-name="P50">3. удалить пробелы</text:p>
          </table:table-cell>
          <table:table-cell table:style-name="Table22.A2" office:value-type="string">
            <text:p text:style-name="P151">да</text:p>
          </table:table-cell>
          <table:table-cell table:style-name="Table22.C2" office:value-type="string">
            <text:p text:style-name="P151">нет (их там нет) -&gt; да</text:p>
          </table:table-cell>
        </table:table-row>
        <table:table-row>
          <table:table-cell table:style-name="Table22.A2" office:value-type="string">
            <text:p text:style-name="P77">4. замаскировать пустые строки</text:p>
          </table:table-cell>
          <table:table-cell table:style-name="Table22.A2" office:value-type="string">
            <text:p text:style-name="P175">лучше нет, чем да</text:p>
          </table:table-cell>
          <table:table-cell table:style-name="Table22.C2" office:value-type="string">
            <text:p text:style-name="P175">да</text:p>
          </table:table-cell>
        </table:table-row>
      </table:table>
      <text:p text:style-name="P50"/>
      <text:p text:style-name="P50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0"/>
      <text:p text:style-name="P50">Причем, можно сделать один скрип для обработки двух файлов</text:p>
      <text:p text:style-name="P50"><text:soft-page-break/>&gt;&gt;&gt; Вопрос: должен ли скрипт различать, с каким файлом он работает, с train или с test?</text:p>
      <text:p text:style-name="P50">&gt;&gt;&gt; Ответ: да.</text:p>
      <text:p text:style-name="P50">&gt;&gt;&gt; Вопрос: нужна ли опция, чтобы различать корпуса?</text:p>
      <text:p text:style-name="P50">&gt;&gt;&gt; Ответ: да, увы</text:p>
      <text:p text:style-name="P50"><text:tab/>Можно было бы распознать текст без пробелов, но одной - первой строки - для этого может быть недостаточно.</text:p>
      <text:p text:style-name="P50"/>
      <text:p text:style-name="P50">&gt;&gt;&gt; Действие 3 - удаление пробелов из test.txt - не повредит, даже если будет выполнено.</text:p>
      <text:p text:style-name="P50"/>
      <text:p text:style-name="P50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0"/>
      <text:p text:style-name="P50">Опция --label-empty-lines уже реализована, по ней пустые строки в выдаче заменяются на #!#EMPTYLINE</text:p>
      <text:p text:style-name="P50"/>
      <text:p text:style-name="P50"><text:span text:style-name="T59">Начальный скрипт: v</text:span>erticalize_stub</text:p>
      <text:p text:style-name="P50"/>
      <text:p text:style-name="P50">Возможная реализация: verticalize</text:p>
      <text:p text:style-name="P50"/>
      <text:p text:style-name="P50">Ожидаемый выход:</text:p>
      <text:p text:style-name="P50"><text:tab/>test_short.txt <text:s text:c="2"/>-&gt; <text:s/>test_short.vert</text:p>
      <text:p text:style-name="P50"><text:tab/>train_short.txt <text:s/>-&gt; <text:s/>train_short.vert</text:p>
      <text:p text:style-name="P50"/>
      <text:p text:style-name="P50">&gt; cat train_short.vert | grep -v SM</text:p>
      <text:p text:style-name="P50"/>
      <text:p text:style-name="P50">3. Конфигурирование CRFа и навешивание фич при помощи шаблонизатора</text:p>
      <text:p text:style-name="P50"/>
      <text:p text:style-name="P50">Сам по себе символ уже является property, и из него можно создать ряд фич.</text:p>
      <text:p text:style-name="P50"/>
      <text:p text:style-name="P50">Общий вид шаблона для униграмных фич:</text:p>
      <text:p text:style-name="P50">UG<text:tab/>NAME<text:tab/><text:tab/>LINENUM,FIELDNUM<text:tab/>[LINENUM,FIELDNUM]</text:p>
      <text:p text:style-name="P50"/>
      <text:p text:style-name="P50">Например:</text:p>
      <text:p text:style-name="P50"># current character text</text:p>
      <text:p text:style-name="P50">UG<text:tab/>CW<text:tab/>0,0</text:p>
      <text:p text:style-name="P50"># previous character text</text:p>
      <text:p text:style-name="P50">UG<text:tab/>PW<text:tab/>-1,0</text:p>
      <text:p text:style-name="P50"># previous character combined with the current character</text:p>
      <text:p text:style-name="P50">UG<text:tab/>PCW<text:tab/>-1,0<text:tab/>0,0</text:p>
      <text:p text:style-name="P50"/>
      <text:p text:style-name="P50">Задание: добавьте шаблоны для генерации следующих фич</text:p>
      <text:p text:style-name="P50"/>
      <text:p text:style-name="P50"><text:tab/>current character</text:p>
      <text:p text:style-name="P50"><text:tab/>previous character</text:p>
      <text:p text:style-name="P50"><text:tab/>next character</text:p>
      <text:p text:style-name="P50"><text:tab/>previous character + current character</text:p>
      <text:p text:style-name="P50"><text:tab/>current character + next character</text:p>
      <text:p text:style-name="P50"><text:soft-page-break/><text:tab/>previous character + current character + next character</text:p>
      <text:p text:style-name="P50"/>
      <text:p text:style-name="P50">Вопрос: какие значения должны иметь переменные</text:p>
      <text:p text:style-name="P50"><text:tab/>STR_WORD_FIELDS_COUNT</text:p>
      <text:p text:style-name="P50"><text:tab/>INT_WORD_FIELDS_COUNT</text:p>
      <text:p text:style-name="P50">Ответ: 1 и 0 соответственно</text:p>
      <text:p text:style-name="P50"/>
      <text:p text:style-name="P50">Задание: включите бинарную фичу, которая бы использовала соседние теги.</text:p>
      <text:p text:style-name="P50"/>
      <text:p text:style-name="P50">4. Навешивание properties</text:p>
      <text:p text:style-name="P50"/>
      <text:p text:style-name="P50">Если нужны дополнительные свойства, то их можно добавить в файл, который идет на вход утилитам CRF</text:p>
      <text:p text:style-name="P50"/>
      <text:p text:style-name="P50"><text:tab/>слово \tab PROP1 \tab PROP2 \tab тег</text:p>
      <text:p text:style-name="P50"><text:tab/>слово \tab PROP1 \tab PROP2 \tab тег</text:p>
      <text:p text:style-name="P50"/>
      <text:p text:style-name="P50">Дополнительно, в конфигурационном файле необходимо:</text:p>
      <text:p text:style-name="P50">1) изменить значения переменных STR_WORD_FIELDS_COUNT и INT_WORD_FIELDS_COUNT</text:p>
      <text:p text:style-name="P50">2) написать шаблоны для преобразования свойств в фичи</text:p>
      <text:p text:style-name="P50"/>
      <text:p text:style-name="P50">Задание: используйте скрипт assign_properties, чтобы добавить как отдельное свойство текст символа в нижнем регистре.</text:p>
      <text:p text:style-name="P50">&gt;&gt;&gt; символ в оригинаальном регистре полезен, чтобы распознавать начало предложения</text:p>
      <text:p text:style-name="P50">&gt;&gt;&gt; может быть полезным для того, чтобы модель тренировалась узнавать приставки. тут уже регистр не важен.</text:p>
      <text:p text:style-name="P50"/>
      <text:p text:style-name="P50">5. Запуск тренировки</text:p>
      <text:p text:style-name="P50"/>
      <text:p text:style-name="P50">корпус статичен, его изменять на надо</text:p>
      <text:p text:style-name="P50">корпус -&gt; файл-с-пропертями -&gt; synll_crf</text:p>
      <text:p text:style-name="P50"/>
      <text:p text:style-name="P50">cat train.txt | assign_properties | synb_crf --bin=model.bin --min-feat=2 --config=crf_text_spacer.cfg</text:p>
      <text:p text:style-name="P50"/>
      <text:p text:style-name="P50">см. пайп в скрипте train_crf</text:p>
      <text:p text:style-name="P50"/>
      <text:p text:style-name="P53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5"/>
      <text:p text:style-name="P125">&gt; git init .</text:p>
      <text:p text:style-name="P125">&gt; git add file1 file2...</text:p>
      <text:p text:style-name="P125">&gt; git commit -m “some message”</text:p>
      <text:p text:style-name="P50"/>
      <text:p text:style-name="P50">пример вывода в процессе тренировки: synb_crf.log</text:p>
      <text:p text:style-name="P50">1) Exit code of training procedure: 1 -- это хорошо</text:p>
      <text:p text:style-name="P50">2) err=0.0642554 -- значение cost function. чем меньше, тем лучше. CRF тренируется пока ему удается уменьшать это значение.</text:p>
      <text:p text:style-name="P50"><text:soft-page-break/></text:p>
      <text:p text:style-name="P50">Если synb_crf выдает такое сообщение, то надо уменьшать корпус</text:p>
      <text:p text:style-name="P50">terminate called after throwing an instance of 'std::bad_alloc' </text:p>
      <text:p text:style-name="P50"><text:s text:c="2"/>what(): <text:s/>std::bad_alloc</text:p>
      <text:p text:style-name="P50"/>
      <text:p text:style-name="P53">6. Тестирование на test.txt или применение в боевых условиях</text:p>
      <text:p text:style-name="P53"/>
      <text:p text:style-name="P53">cat test.txt | assign_properties <text:s/>| synll_crf --bin=model.bin</text:p>
      <text:p text:style-name="P53"/>
      <text:p text:style-name="P50"/>
      <text:p text:style-name="P50">7. Вставка пробелов по вычисленным тегам.</text:p>
      <text:p text:style-name="P50"/>
      <text:p text:style-name="P50">Задание: разработайте скрипт, вставляющий пробелы в текст согласно тегов, вычисленных моделью.</text:p>
      <text:p text:style-name="P50"/>
      <text:p text:style-name="P50">Скрипт должен уметь принимать данные с любым количеством полей:</text:p>
      <text:p text:style-name="P50"><text:tab/>restore_spaces.1.in</text:p>
      <text:p text:style-name="P50"><text:tab/>restore_spac<text:tab/>es.2.in</text:p>
      <text:p text:style-name="P50">Ожидаемых выход для обоих входных файлов одинаковый:</text:p>
      <text:p text:style-name="P50"><text:tab/>restore_spaces.all.out</text:p>
      <text:p text:style-name="P50"/>
      <text:p text:style-name="P50">Скрипт должен распознавать метку #!#EMPTYLINE и вставлять вместо нее пустую строку. Эта логика уже реализована.</text:p>
      <text:p text:style-name="P50"/>
      <text:p text:style-name="P50">Начальный скрипт: restores_spaces_stub</text:p>
      <text:p text:style-name="P50">Возможная реализация: restores_spaces</text:p>
      <text:p text:style-name="P50"/>
      <text:p text:style-name="P53">Now you can submit the test.txt file with restored spaces to the contest by copying it into predefined directory.</text:p>
      <text:p text:style-name="P54"/>
      <text:p text:style-name="P54"/>
      <text:p text:style-name="P54"/>
      <text:p text:style-name="P54"/>
      <text:p text:style-name="P50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5">IO.popen</text:p>
          </table:table-cell>
          <table:table-cell table:style-name="Table21.A1" office:value-type="string">
            <text:p text:style-name="P157">Занятие 23</text:p>
            <text:p text:style-name="P157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106304334" text:continue-numbering="true" text:style-name="L54">
        <text:list-item>
          <text:p text:style-name="P219">lesson.23.tar.bz2</text:p>
        </text:list-item>
      </text:list>
      <text:p text:style-name="P50"/>
      <text:p text:style-name="P65">Running commands from Ruby script</text:p>
      <text:p text:style-name="P65"/>
      <text:p text:style-name="P55">http://stackoverflow.com/questions/2232/calling-bash-commands-from-ruby</text:p>
      <text:p text:style-name="P55"/>
      <text:p text:style-name="P5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07">Some things to think about when choosing between these mechanisms are:</text:p>
            <text:list xml:id="list1661835433" text:style-name="L57">
              <text:list-item>
                <text:p text:style-name="P311">Do you just want stdout or do you need stderr as well? or even separated out? </text:p>
              </text:list-item>
              <text:list-item>
                <text:p text:style-name="P311">How big is your output? Do you want to hold the entire result in memory? </text:p>
              </text:list-item>
              <text:list-item>
                <text:p text:style-name="P311">Do you want to read some of your output while the subprocess is still running? </text:p>
              </text:list-item>
              <text:list-item>
                <text:p text:style-name="P311">Do you need result codes? </text:p>
              </text:list-item>
              <text:list-item>
                <text:p text:style-name="P312">Do you need a ruby object that represents the process and lets you kill it on demand? </text:p>
              </text:list-item>
            </text:list>
            <text:p text:style-name="P207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07">You may also want to throw timeouts into the mix if a subprocess takes too long to execute.</text:p>
          </table:table-cell>
        </table:table-row>
      </table:table>
      <text:p text:style-name="P6"/>
      <text:p text:style-name="P17">1. exec - создает новый процесс для выполняемой системной команды и замещает им текущий (в котором выполняется команда exec)</text:p>
      <text:p text:style-name="P17"/>
      <text:p text:style-name="P17"><text:tab/>exec “ls -1 | wc -l”</text:p>
      <text:p text:style-name="P17"/>
      <text:p text:style-name="P17">см. test_exec</text:p>
      <text:p text:style-name="P17">&gt;&gt;&gt;посмотреть внуть скрипта. команды ниже exec не выполнились</text:p>
      <text:p text:style-name="P17"/>
      <text:p text:style-name="P17">это может быть как одной командой, так и последовательностью команд или конвейером.</text:p>
      <text:p text:style-name="P17"/>
      <text:p text:style-name="P17">задание: выполните команду с exec в irb</text:p>
      <text:p text:style-name="P17">&gt;&gt;&gt; сессия irb закроется</text:p>
      <text:p text:style-name="P17"/>
      <text:p text:style-name="P17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7"/>
      <text:p text:style-name="P17"><text:tab/>system “ls -1 | wc -l”</text:p>
      <text:p text:style-name="P17"/>
      <text:p text:style-name="P17">см. test_system</text:p>
      <text:p text:style-name="P17"/>
      <text:p text:style-name="P17">кроме того</text:p>
      <text:p text:style-name="P17"><text:tab/>можно использовать в условиях, так как system возвращает true, если команда была выполнена успешно.</text:p>
      <text:p text:style-name="P17"><text:soft-page-break/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7"/>
      <text:p text:style-name="P17">см. ri Process::Status</text:p>
      <text:p text:style-name="P17"/>
      <text:p text:style-name="P17">Отличия $? в баше и в руби:</text:p>
      <text:p text:style-name="P17"><text:tab/>в баше в этой переменной число - код возврата, любая команда устанавливает $?</text:p>
      <text:p text:style-name="P17"><text:tab/>в руби $? это объект Process::Status, устанавливается вследствие выполнения команды system</text:p>
      <text:p text:style-name="P17"/>
      <text:p text:style-name="P17">3. Backticks (`) -- выполняет внешнюю команду и возвращает ее STDOUT. Устанавливает $?</text:p>
      <text:p text:style-name="P17"/>
      <text:p text:style-name="P17"><text:s/><text:tab/>today = `date` #=&gt; “Thu Jan 32 12:20:61 UTC 2034”</text:p>
      <text:p text:style-name="P17"/>
      <text:p text:style-name="P17">ri Kernel#`</text:p>
      <text:p text:style-name="P17"/>
      <text:p text:style-name="P17">см. test_backticks</text:p>
      <text:p text:style-name="P17"/>
      <text:p text:style-name="P17">Надо знать:</text:p>
      <text:p text:style-name="P17"><text:tab/>- нет возможности дать данные на STDIN</text:p>
      <text:p text:style-name="P17"><text:tab/>- нельзя использовать как пайп (дать вход-забрать выход-взять вход-забрать выход)</text:p>
      <text:p text:style-name="P17"><text:tab/>- возвращается сразу весь STDOUT</text:p>
      <text:p text:style-name="P17"><text:tab/>- можно использовать #{ ... }</text:p>
      <text:p text:style-name="P17"/>
      <text:p text:style-name="P17">Удобно использовать для разовых действий: </text:p>
      <text:p text:style-name="P17"/>
      <text:p text:style-name="P17"><text:tab/>ts = `echo Der Tisch steht da | TextTagger` </text:p>
      <text:p text:style-name="P17"/>
      <text:p text:style-name="P17"><text:tab/>см. test_backticks_2</text:p>
      <text:p text:style-name="P17"/>
      <text:p text:style-name="P17">4. встроенная команда %x { ... }. Работает аналогично Kernel#`</text:p>
      <text:p text:style-name="P17"/>
      <text:p text:style-name="P17"><text:tab/>%x{ echo tags macht | syn_ldb --output-data } </text:p>
      <text:p text:style-name="P17"><text:tab/>#=&gt; "macht\tVLPI2P VLPI3S VLPM2P NCFSN NCFSG NCFSD NCFSA\n"</text:p>
      <text:p text:style-name="P17"/>
      <text:p text:style-name="P17">можно использовать любой парный знак препинания { } <text:s/>[ ] <text:s/>( ) <text:s/>&lt;&gt;</text:p>
      <text:p text:style-name="P17"/>
      <text:p text:style-name="P17">см. test_x</text:p>
      <text:p text:style-name="P17"/>
      <text:p text:style-name="P17">if lang == “Japanese”</text:p>
      <text:p text:style-name="P17"><text:tab/>cmd = “echo $text | syn_rs2ts_jap”</text:p>
      <text:p text:style-name="P17">else</text:p>
      <text:p text:style-name="P17"><text:tab/>cmd = “echo $text | TextTagger”</text:p>
      <text:p text:style-name="P17">end</text:p>
      <text:p text:style-name="P17"/>
      <text:p text:style-name="P17">res = %x[ #{cmd} ]</text:p>
      <text:p text:style-name="P17"><text:soft-page-break/></text:p>
      <text:p text:style-name="P17">5. IO.popen - выполняет команду в дочернем процессе. Команда работает как пайп: в нее можно писать и читать одновременно.</text:p>
      <text:p text:style-name="P17"/>
      <text:p text:style-name="P17"><text:tab/>ri IO.popen</text:p>
      <text:p text:style-name="P17"/>
      <text:p text:style-name="P17">&gt;&gt;&gt; простой пример. разобрать скрипт rev, обратить внимание на шебанг и опции в нем -nl и на $_. не будет работать с /usr/bin/env</text:p>
      <text:p text:style-name="P17"/>
      <text:p text:style-name="P17"><text:tab/>cat words.txt | ./test_popen_1</text:p>
      <text:p text:style-name="P17"/>
      <text:p text:style-name="P17">Запись в пайп/чтение из пайпа:</text:p>
      <text:p text:style-name="P17"/>
      <text:p text:style-name="P17"><text:tab/>IO.puts<text:tab/>pipe.puts “hello”</text:p>
      <text:p text:style-name="P17"><text:tab/>IO.gets<text:tab/>pipe.gets</text:p>
      <text:p text:style-name="P17"/>
      <text:p text:style-name="P17">Неизбежное зло - буферизация.</text:p>
      <text:p text:style-name="P17"/>
      <text:p text:style-name="P17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7"/>
      <text:p text:style-name="P17">!!! Задание: исследуйте, что произойдет, если в test_popen_1 убрать строку:</text:p>
      <text:p text:style-name="P17"/>
      <text:p text:style-name="P17"><text:tab/>STDOUT.flush</text:p>
      <text:p text:style-name="P17"/>
      <text:p text:style-name="P17">Многие утилиты просао имеют опцию --flush для принудительного сброса выходных данных.</text:p>
      <text:p text:style-name="P17"/>
      <text:p text:style-name="P17">??? Объект класс IO, созданный при помощи IO.popen, тоже имеет метод flush. см в test_popen_1 -- ПОХОЖЕ, ЭТО НИ НА ЧТО НЕ ВЛИЯЕТ</text:p>
      <text:p text:style-name="P17">???<text:tab/>ruby cmd.flush</text:p>
      <text:p text:style-name="P17"/>
      <text:p text:style-name="P17">!!! Задание: Исследуйте скрипт test_popen_2. Что происходит, если раскомментировать команду exit в скрипте repeat?</text:p>
      <text:p text:style-name="P17"/>
      <text:p text:style-name="P17">./test_popen_2:9:in `write': Broken pipe (Errno::EPIPE) </text:p>
      <text:p text:style-name="P17"><text:tab/>from ./test_popen_2:9:in `puts' </text:p>
      <text:p text:style-name="P17"><text:tab/>from ./test_popen_2:9:in `&lt;main&gt;'</text:p>
      <text:p text:style-name="P17"/>
      <text:p text:style-name="P17">И наконец, хорошим тоном считается закрывать явно открытые объекты IO</text:p>
      <text:p text:style-name="P17"/>
      <text:p text:style-name="P17"><text:tab/>IO#close</text:p>
      <text:p text:style-name="P17"/>
      <text:p text:style-name="P17">??? пример с пайпом, есть ли буферизация в том месте, где | -- вроде нет</text:p>
      <text:p text:style-name="P17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7"/>
      <text:p text:style-name="P17"><text:soft-page-break/>IO.popen с блоком</text:p>
      <text:p text:style-name="P17"/>
      <text:p text:style-name="P17">аргументом блока становиться созданный объект класса IO</text:p>
      <text:p text:style-name="P17"/>
      <text:p text:style-name="P17">Что напечатает эта команда?</text:p>
      <text:p text:style-name="P17"/>
      <text:p text:style-name="P17"><text:span text:style-name="T59"><text:tab/>IO</text:span>.<text:span text:style-name="T59">popen</text:span>("date") { <text:span text:style-name="T59">|io|</text:span> <text:span text:style-name="T59">puts</text:span> <text:span text:style-name="T59">io</text:span>.<text:span text:style-name="T59">gets</text:span> }</text:p>
      <text:p text:style-name="P17"/>
      <text:p text:style-name="P17">Ответ: сегдняшнюю дату</text:p>
      <text:p text:style-name="P17"/>
      <text:p text:style-name="P17">Эта команда аналогична</text:p>
      <text:p text:style-name="P17"/>
      <text:p text:style-name="P17"><text:tab/>puts `date`</text:p>
      <text:p text:style-name="P17"/>
      <text:p text:style-name="P17"><text:span text:style-name="T59"><text:tab/>io = IO</text:span>.<text:span text:style-name="T59">popen</text:span>("date")</text:p>
      <text:p text:style-name="P17"><text:tab/>puts io.gets</text:p>
      <text:p text:style-name="P17"><text:tab/>io.close</text:p>
      <text:p text:style-name="P17"/>
      <text:p text:style-name="P17">Блочная форма не требует явно закрывать созданный объект IO. Он закрывается сам, когда блок заканчивает.</text:p>
      <text:p text:style-name="P17"/>
      <text:p text:style-name="P17">Вопрос: что напечатает следующая команда и сколько будет напечатано строк? см test_popen_3.</text:p>
      <text:p text:style-name="P17"/>
      <text:p text:style-name="P17">IO.popen("ls -l") do |cmd|</text:p>
      <text:p text:style-name="P17"><text:s text:c="2"/>puts cmd.gets</text:p>
      <text:p text:style-name="P17">end</text:p>
      <text:p text:style-name="P17"/>
      <text:p text:style-name="P17">Ответ: одну строку (IO#gets читает только одну строку). суммарный размер всех файлов в полукилобайтах</text:p>
      <text:p text:style-name="P17"/>
      <text:p text:style-name="P17">см. test_popen_4, вариант написания test_popen_2</text:p>
      <text:p text:style-name="P17"/>
      <text:p text:style-name="P17">&gt;&gt;&gt; while gets цикл работает и внутри блока IO.popen</text:p>
      <text:p text:style-name="P17"/>
      <text:p text:style-name="P17">Режим открывания файлов/команд</text:p>
      <text:p text:style-name="P17"/>
      <text:p text:style-name="P17">Сравните</text:p>
      <text:p text:style-name="P17"/>
      <text:p text:style-name="P17"><text:tab/>cmd = IO.popen(“date”)<text:tab/># DEFAULT: mode=”r”</text:p>
      <text:p text:style-name="P17"/>
      <text:p text:style-name="P17"><text:tab/>cmd = IO.popen("./rev", "w+")</text:p>
      <text:p text:style-name="P17"/>
      <text:p text:style-name="P17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7"/>
      <text:p text:style-name="P17">r открывает на чтение, ругнуться, есть файла нет</text:p>
      <text:p text:style-name="P17">r+ открывает на чтение и запись</text:p>
      <text:p text:style-name="P17"/>
      <text:p text:style-name="P17">см. File.new и режим “r” или “r+” в test_popen_5</text:p>
      <text:p text:style-name="P17"><text:soft-page-break/><text:tab/>No such file or directory - file_that_never_existed_5 (Errno::ENOENT)</text:p>
      <text:p text:style-name="P17"/>
      <text:p text:style-name="P17">w открывает на запись, truncates to zero length, создает новый файл, если файл не существовал</text:p>
      <text:p text:style-name="P17">w+ открывает на чтение и запись</text:p>
      <text:p text:style-name="P17"/>
      <text:p text:style-name="P17">см. File.new и режим “w” в test_popen_6</text:p>
      <text:p text:style-name="P17"><text:tab/>`gets': not opened for reading (IOError)</text:p>
      <text:p text:style-name="P17"/>
      <text:p text:style-name="P17">Задание: что, надо сделать, чтобы ошибка пропала</text:p>
      <text:p text:style-name="P17">Ответ: использовать режим w+</text:p>
      <text:p text:style-name="P17"/>
      <text:p text:style-name="P17">a и a+ аналогично w и w+, но не обнуляет файл, а дописывает в конец</text:p>
      <text:p text:style-name="P17"/>
      <text:p text:style-name="P17">!!! Задание: исследуйте, какие из режимов открытия пайпа будут работать?</text:p>
      <text:p text:style-name="P17"><text:tab/>используйте скрипт: test_open_7_stub</text:p>
      <text:p text:style-name="P17"><text:tab/>ответ: test_open_7</text:p>
      <text:p text:style-name="P17"/>
      <text:p text:style-name="P17">рабочими являются только 1, 2, 4, 7. правильными - только 1 и 7.</text:p>
      <text:p text:style-name="P17"/>
      <text:p text:style-name="P17">Tip of the day: с пайпами всегда будет работать w+</text:p>
      <text:p text:style-name="P17"/>
      <text:p text:style-name="P17">Открытие файла с указанием кодировки</text:p>
      <text:p text:style-name="P17"/>
      <text:p text:style-name="P17">ri File.new</text:p>
      <text:p text:style-name="P17"/>
      <text:p text:style-name="P17"><text:tab/>File.new(filename, mode="r" [, opt])</text:p>
      <text:p text:style-name="P17"/>
      <text:p text:style-name="P17">Параметр opt может использоваться, чтобы задавать кодировки (внешнюю и внутренюю).</text:p>
      <text:p text:style-name="P17"/>
      <text:p text:style-name="P17">file = File.new(fname, "r", external_encoding:'UTF-8', internal_encoding:'Windows-1251')</text:p>
      <text:p text:style-name="P17"/>
      <text:p text:style-name="P17">или еще короче</text:p>
      <text:p text:style-name="P17"/>
      <text:p text:style-name="P17">file = File.new(fname, "r:UTF-8:Windows-1251")</text:p>
      <text:p text:style-name="P17"/>
      <text:p text:style-name="P17">см. test_file_new_enc</text:p>
      <text:p text:style-name="P17"/>
      <text:p text:style-name="P17">При выводе (puts) используется внутренняя кодировка.</text:p>
      <text:p text:style-name="P17"/>
      <text:p text:style-name="P17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5">IO.popen</text:p>
            <text:p text:style-name="P155">IO#gets</text:p>
          </table:table-cell>
          <table:table-cell table:style-name="Table23.A1" office:value-type="string">
            <text:p text:style-name="P157">Занятие 24</text:p>
            <text:p text:style-name="P157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2113090621" text:style-name="L58">
        <text:list-item>
          <text:p text:style-name="P222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22">какие способы позволяют забрать выход выполненной программы? - `cmd`, <text:s/>%x{cmd}, IO.popen</text:p>
        </text:list-item>
        <text:list-item>
          <text:p text:style-name="P222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22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22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22">Годиться ли IO.popen для запуска только лишь одиночных команд? – нет, и для пайпов тоже</text:p>
        </text:list-item>
        <text:list-item>
          <text:p text:style-name="P222">Как передать данные на вход команде/пайпу, открытому при помощи IO.popen – IO#puts</text:p>
        </text:list-item>
        <text:list-item>
          <text:p text:style-name="P222">Как забрать данные? – IO#gets</text:p>
        </text:list-item>
        <text:list-item>
          <text:p text:style-name="P222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22"><text:s/>Как бороться с буферизацией? – stdbuf, --flush</text:p>
        </text:list-item>
        <text:list-item>
          <text:p text:style-name="P222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22">Какие режимы открывания файла/пайпа есть - r, w, a и r+, w+, a+</text:p>
        </text:list-item>
        <text:list-item>
          <text:p text:style-name="P222">чем отличается w от a?</text:p>
        </text:list-item>
        <text:list-item>
          <text:p text:style-name="P222">Как нужно открыть пайп, чтобы иметь возможность как писать в него, так и читать? – r+ или w+</text:p>
        </text:list-item>
        <text:list-item>
          <text:p text:style-name="P222">В чем отличие r+ от w+ – при открытии файла, r+ ругнется, если файла нет. w+ просто его создаст</text:p>
        </text:list-item>
        <text:list-item>
          <text:p text:style-name="P222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4">добавить слайды о том, как создавать окружение для пайпов</text:p>
      <text:p text:style-name="P4">для неокторых слайдов должно быть добавлено описание здесь, в этом документе</text:p>
      <text:p text:style-name="P4"/>
      <text:p text:style-name="P65">По CRF можно сделать</text:p>
      <text:p text:style-name="P65"/>
      <text:p text:style-name="P54">Нужны слайды</text:p>
      <text:p text:style-name="P54"/>
      <text:list xml:id="list1747852540" text:style-name="L59">
        <text:list-item>
          <text:p text:style-name="P223">еще раз рассказать, что assign_properties необязателен (изменен слайд 175)</text:p>
        </text:list-item>
        <text:list-item>
          <text:p text:style-name="P223">разбор assign_properties</text:p>
        </text:list-item>
        <text:list-item>
          <text:p text:style-name="P223"><text:soft-page-break/>разобрать скрипт verticalize</text:p>
        </text:list-item>
        <text:list-item>
          <text:p text:style-name="P223">объяснить: word, *tmp, tag = line.split</text:p>
        </text:list-item>
        <text:list-item>
          <text:p text:style-name="P223">реализовать restore_spaces (slide 178). показать, как его тестировать на исходном train.vert с эталонными тегами.</text:p>
          <text:p text:style-name="P223"/>
        </text:list-item>
      </text:list>
      <text:p text:style-name="P50">моя рабочая директория с пробелизатором:</text:p>
      <text:p text:style-name="P50">/shared/syntagma2/krot/prosaos/prosao1_2013_11_19.crf/bin/work.textspacer</text:p>
      <text:p text:style-name="P50"/>
      <text:p text:style-name="P65">Нужны слайды</text:p>
      <text:p text:style-name="P65"/>
      <text:p text:style-name="P54">Можно ли задать пайп через массив – нет</text:p>
      <text:p text:style-name="P54"><text:span text:style-name="T58">Если задать одной строкой, то как передать </text:span>окружение?</text:p>
      <text:p text:style-name="P54">Работает ли механизм env в 2.0</text:p>
      <text:p text:style-name="P54">Работает ли механизм cmd-на-массиве в 1.9</text:p>
      <text:p text:style-name="P54"/>
      <text:p text:style-name="P54"><text:span text:style-name="T58">Передается ли env на все команды? А как в </text:span>баше?</text:p>
      <text:p text:style-name="P54"/>
      <text:p text:style-name="P50"/>
      <text:p text:style-name="P14">Установка пользовательского окружения</text:p>
      <text:p text:style-name="P2"/>
      <text:p text:style-name="P2">параметр env в ruby 2.0</text:p>
      <text:p text:style-name="P48"/>
      <text:p text:style-name="P47"><text:span text:style-name="T64"><text:tab/>IO.popen([</text:span><text:span text:style-name="T65">env</text:span>,] cmd, mode="r" [, opt])</text:p>
      <text:p text:style-name="P2"/>
      <text:p text:style-name="P17"><text:span text:style-name="T58">Команду можно запустить, установив ей окружение, через параметр env, </text:span>который представляет из себя Hash</text:p>
      <text:p text:style-name="P2"/>
      <text:p text:style-name="P19"><text:tab/>env = { 'LDBPATH' =&gt; '/path/to/bin/ldb' }</text:p>
      <text:p text:style-name="P19"><text:tab/>tagger = IO.popen(env, “TextTagger”, “w+”)</text:p>
      <text:p text:style-name="P19"><text:tab/>tagger.puts sentence</text:p>
      <text:p text:style-name="P19"><text:tab/>tagger.flush</text:p>
      <text:p text:style-name="P2"/>
      <text:p text:style-name="P19">Демо: скрипт lesson.24/test_open_9</text:p>
      <text:p text:style-name="P14"/>
      <text:p text:style-name="P17">Проблема - Сколько данных на выходе?</text:p>
      <text:p text:style-name="P17"/>
      <text:p text:style-name="P17">&gt;&gt;&gt; до сих пор нам везло - на одну строку входа приходилась одна строка выхода.</text:p>
      <text:p text:style-name="P17">&gt;&gt;&gt; если на одну строку входа приходится две строки вывода, два раза делаем gets</text:p>
      <text:p text:style-name="P17"/>
      <text:p text:style-name="P17">Как читать выход команды, если неизвестно, сколько строк она возвращает на единицу входа?</text:p>
      <text:p text:style-name="P17"/>
      <text:p text:style-name="P17">clever_echo - выводит каждую зачитанную строку столько раз, сколько символов в строке, завершая вывод пустой строкой</text:p>
      <text:p text:style-name="P17"/>
      <text:p text:style-name="P17">Задание: исследуйте, что происходит, если выполнить test_popen_8_hangs, использующий внутри пайп с clever_echo</text:p>
      <text:p text:style-name="P17">Ответ: скрипт зависает на gets</text:p>
      <text:p text:style-name="P17"/>
      <text:p text:style-name="P17">Задание: решите проблему, обозначенную в test_popen_8_hangs</text:p>
      <text:p text:style-name="P17"><text:soft-page-break/>Ответ: test_popen_8</text:p>
      <text:p text:style-name="P17"/>
      <text:p text:style-name="P17">Необходимо найти признак, указывающий на окончание вывода:</text:p>
      <text:p text:style-name="P17"><text:tab/>некоторые утилиты просао завершают вывод пустой строкой.</text:p>
      <text:p text:style-name="P17">&gt;&gt;&gt; но релейшны NGCE многострочные, и отдельные релейшны разделены пустой строкой - пустая строка не признал окончания блока</text:p>
      <text:p text:style-name="P17"/>
      <text:p text:style-name="P17"><text:tab/>многие утилиты просао поддерживают опцию --skip-line.</text:p>
      <text:p text:style-name="P17">через --skip-line можно передать утилите какую-нибудь строку-маркер, и потом вылавливать эту строку в выходе этой утилиты</text:p>
      <text:p text:style-name="P17"/>
      <text:p text:style-name="P17">Пример</text:p>
      <text:p text:style-name="P17">(echo "Want a (delicious) cookie?";</text:p>
      <text:p text:style-name="P17"><text:s/>echo "ENDOFSENTENCE";</text:p>
      <text:p text:style-name="P17"><text:s/>echo "Yes, please") |</text:p>
      <text:p text:style-name="P17"><text:s/>TextTagger --skip-line=ENDOFSENTENCE </text:p>
      <text:p text:style-name="P17">Want_VB a_AT cookie_NN ?_?</text:p>
      <text:p text:style-name="P17">delicious_JJ </text:p>
      <text:p text:style-name="P17">ENDOFSENTENCE </text:p>
      <text:p text:style-name="P17">Yes_UH ,_, please_VB</text:p>
      <text:p text:style-name="P17"/>
      <text:p text:style-name="P17"/>
      <text:p text:style-name="P17">6. Новое поколение IO.popen</text:p>
      <text:p text:style-name="P17"/>
      <text:p text:style-name="P17">библиотеки open3 и open4 <text:s/>позволяют более гибко контролировать stdout/stderr/stdin</text:p>
      <text:p text:style-name="P17"/>
      <text:p text:style-name="P17"><text:tab/>Open3.popen3(...)</text:p>
      <text:p text:style-name="P17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80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6">MatchData</text:p>
            <text:p text:style-name="P156">Регулярные выражения (разбор скриптов)<text:line-break/></text:p>
          </table:table-cell>
          <table:table-cell table:style-name="Table25.A1" office:value-type="string">
            <text:p text:style-name="P157">Занятие 25</text:p>
            <text:p text:style-name="P157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</text:span></text:span><text:soft-page-break/><text:span text:style-name="Source_20_Text"><text:span text:style-name="T5"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7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6"><text:span text:style-name="T1">Продолжение занятия 25:</text:span><text:line-break/>MatchData</text:p>
            <text:p text:style-name="P156">Регулярные выражения (разбор скриптов)<text:line-break/>String#scan</text:p>
          </table:table-cell>
          <table:table-cell table:style-name="Таблица12.A1" office:value-type="string">
            <text:p text:style-name="P157">Занятие 26</text:p>
            <text:p text:style-name="P157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2136766795" text:style-name="L60">
        <text:list-item>
          <text:p text:style-name="P267"><text:span text:style-name="Source_20_Text"><text:span text:style-name="T5">lesson.25.tar.bz2 (обновлены некоторые скрипты + пара новых скриптов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1730245864" text:style-name="L61">
        <text:list-item>
          <text:p text:style-name="P268"><text:span text:style-name="Source_20_Text"><text:span text:style-name="T5">Есть два способа метчить строку и РВ, используя метод =~ и метод .match. Эти методы являю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68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68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68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68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68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метод =~ не возвращает объект класса MatchData</text:span></text:span></text:p>
        </text:list-item>
        <text:list-item>
          <text:p text:style-name="P268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(nil)</text:span></text:span></text:p>
        </text:list-item>
        <text:list-item>
          <text:p text:style-name="P268"><text:span text:style-name="Source_20_Text"><text:span text:style-name="T5">Можно ли утверждать, что глобальные переменные Regexp.last_match и $~, $1, $2 ведут себя так же, как и другие глобальные переменные (то есть, видны и могут быть изменены повсюду в скрипте)? – нет, эти переменные ведут себя как локальные переменные. Еще раз показать (</text:span></text:span><text:span text:style-name="Source_20_Text"><text:span text:style-name="T9">обновленный</text:span></text:span><text:span text:style-name="Source_20_Text"><text:span text:style-name="T5">) 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lesson.25/test_finding_all_matches_with_post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lesson.25/test_finding_all_matches – рассмотреть позже, после Regexp#offset</text:span></text:span></text:p>
      <text:p text:style-name="Standard"><text:span text:style-name="Source_20_Text"><text:span text:style-name="T8"><text:tab/>см. lesson.25/test_finding_all_matches_with_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lesson.25/test_scan</text:span></text:span></text:p>
      <text:p text:style-name="Standard"><text:span text:style-name="Source_20_Text"><text:span text:style-name="T8"/></text:span></text:p>
      <text:p text:style-name="P185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реализуйте функциональность поиска всех метчей в виде одного метода all_matches, который возвращает массив объектов MatchData. Поместите этот метод в модуль Syn (файл syn.rb), 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matches = Syn.all_matches(str, regexp)</text:span></text:span></text:p>
      <text:p text:style-name="Standard"><text:span text:style-name="Source_20_Text"><text:span text:style-name="T8"/></text:span></text:p>
      <text:p text:style-name="Standard"><text:soft-page-break/><text:span text:style-name="Source_20_Text"><text:span text:style-name="T8">начальный скрипт (с тестами): lesson.25/syn_stub.rb</text:span></text:span></text:p>
      <text:p text:style-name="Standard"><text:span text:style-name="Source_20_Text"><text:span text:style-name="T8">ответ: lesson.25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&gt; ruby syn.rb</text:span></text:span></text:p>
      <text:p text:style-name="Standard"><text:span text:style-name="Source_20_Text"><text:span text:style-name="T6"/></text:span></text:p>
      <text:p text:style-name="P129"><text:span text:style-name="Source_20_Text"><text:span text:style-name="T56">if __FILE__ == $0</text:span></text:span></text:p>
      <text:p text:style-name="P132"><text:s text:c="2"/># ...</text:p>
      <text:p text:style-name="P132">end</text:p>
      <text:p text:style-name="Standard"><text:span text:style-name="Source_20_Text"><text:span text:style-name="T8"/></text:span></text:p>
      <text:p text:style-name="P130"><text:span text:style-name="Source_20_Text"><text:span text:style-name="T56">__FILE__ – имя текущего файла</text:span></text:span></text:p>
      <text:p text:style-name="P131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85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85"><text:span text:style-name="Source_20_Text"><text:span text:style-name="T8"/></text:span></text:p>
      <text:p text:style-name="P185"><text:span text:style-name="Source_20_Text"><text:span text:style-name="T8">!!! Вопрос: в какую скобку попадает год в следующем РВ?</text:span></text:span></text:p>
      <text:p text:style-name="P185"><text:span text:style-name="Source_20_Text"><text:span text:style-name="T8"/></text:span></text:p>
      <text:p text:style-name="P185"><text:soft-page-break/><text:span text:style-name="Source_20_Text"><text:span text:style-name="T8"><text:tab/>months = "((Jan|Feb|Mar|Apr|Jun|Jul|Aug|Sept?|Oct|Nov|Dec)[.]|May)"</text:span></text:span></text:p>
      <text:p text:style-name="P17"><text:tab/>md = str.match /(#{months})( \d+)?, (\d+)/</text:p>
      <text:p text:style-name="P17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6">Практика<text:line-break/>Разбор заданий</text:p>
          </table:table-cell>
          <table:table-cell table:style-name="Table29.A1" office:value-type="string">
            <text:p text:style-name="P157">Занятие 27</text:p>
            <text:p text:style-name="P157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6">Практика<text:line-break/></text:p>
          </table:table-cell>
          <table:table-cell table:style-name="Table30.A1" office:value-type="string">
            <text:p text:style-name="P157">Занятие 28</text:p>
            <text:p text:style-name="P157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6">Регулярные выражения<text:line-break/></text:p>
          </table:table-cell>
          <table:table-cell table:style-name="Table31.A1" office:value-type="string">
            <text:p text:style-name="P157">Занятие 29</text:p>
            <text:p text:style-name="P157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2067267872" text:style-name="L62">
        <text:list-item>
          <text:p text:style-name="P269"><text:span text:style-name="Source_20_Text"><text:span text:style-name="T5">lesson.29.tar.bz2</text:span></text:span></text:p>
          <text:p text:style-name="P269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oft-page-break/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6">Тест на РВ</text:p>
            <text:p text:style-name="P156">Рекурсия</text:p>
          </table:table-cell>
          <table:table-cell table:style-name="Table32.A1" office:value-type="string">
            <text:p text:style-name="P157">Занятие 30 и 31</text:p>
            <text:p text:style-name="P157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376122473" text:continue-numbering="true" text:style-name="L62">
        <text:list-item>
          <text:p text:style-name="P270"><text:span text:style-name="Source_20_Text"><text:span text:style-name="T4">lesson.30.tar.bz2 (тест)</text:span></text:span></text:p>
        </text:list-item>
        <text:list-item>
          <text:p text:style-name="P270"><text:span text:style-name="Source_20_Text"><text:span text:style-name="T4">lesson.31.tar.bz2 (рекурсия)</text:span></text:span></text:p>
        </text:list-item>
      </text:list>
      <text:p text:style-name="P45"/>
      <text:p text:style-name="P45"><text:span text:style-name="Source_20_Text"><text:span text:style-name="T14">Вопросы</text:span></text:span></text:p>
      <text:p text:style-name="P45"><text:span text:style-name="Source_20_Text"><text:span text:style-name="T14"/></text:span></text:p>
      <text:p text:style-name="P45"><text:span text:style-name="Source_20_Text"><text:span text:style-name="T11">Эти же вопросы без ответов здесь: lectures/Test.30.odp</text:span></text:span></text:p>
      <text:p text:style-name="P46"><text:span text:style-name="Source_20_Text"><text:span text:style-name="T10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в текст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File.read/readlines, Regexp.escape, Regexp.union, опция /i и якорь \b</text:span></text:span></text:p>
      <text:p text:style-name="Standard"><text:span text:style-name="Source_20_Text"><text:span text:style-name="T5"><text:tab/>lesson.31/test_answers/q2_loading_file_into_regexp</text:span></text:span></text:p>
      <text:p text:style-name="Standard"><text:span text:style-name="Source_20_Text"><text:span text:style-name="T5"><text:tab/>Демо по Regexp.union см lesson.31/regexp/test_regexp_union и слайд 23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массив: MatchData#[n], какие значения принимает n?</text:span></text:span></text:p>
      <text:p text:style-name="Standard"><text:span text:style-name="Source_20_Text"><text:span text:style-name="T5"><text:tab/> <text:s text:c="13"/>MatchData#captures, MatchData#to_a</text:span></text:span></text:p>
      <text:p text:style-name="Standard"><text:span text:style-name="Source_20_Text"><text:span text:style-name="T5"><text:tab/>хэш: MatchData#[:name] -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если захватывание не отключено явно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</text:span></text:span><text:span text:style-name="Source_20_Text"><text:span text:style-name="T66">Переделайте пример выше так, чтобы одна из скобок стала незахватывающей</text:span></text:span><text:span text:style-name="Source_20_Text"><text:span text:style-name="T67">. Сколько будет capture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oft-page-break/><text:span text:style-name="Source_20_Text"><text:span text:style-name="T5"><text:tab/>(?:re)</text:span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><text:tab/>&gt; “apples”.match /((?:p+))/</text:span></text:span></text:p>
      <text:p text:style-name="Standard"><text:span text:style-name="Source_20_Text"><text:span text:style-name="T5"><text:tab/>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</text:span></text:span><text:span text:style-name="Source_20_Text"><text:span text:style-name="T24">m i x</text:span></text:span><text:span text:style-name="Source_20_Text"><text:span text:style-name="T5"> (NB: опция </text:span></text:span><text:span text:style-name="Source_20_Text"><text:span text:style-name="T24">o</text:span></text:span><text:span text:style-name="Source_20_Text"><text:span text:style-name="T5"> не применяется для отдельных скобок!)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Дополнительный вопрос: как совместить опции для скобки и именованные скобки, то есть, чтобы можно было обратиться к фрагменту "pp"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$~[:geminates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адо использовать еще одну пару скобок</text:span></text:span></text:p>
      <text:p text:style-name="Standard"><text:span text:style-name="Source_20_Text"><text:span text:style-name="T5"><text:tab/>&gt; "apples".match /(?&lt;geminates&gt;(?i:P+))/</text:span></text:span></text:p>
      <text:p text:style-name="Standard"><text:span text:style-name="Source_20_Text"><text:span text:style-name="T5"><text:tab/>=&gt; #&lt;MatchData "pp" geminates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ет, она же НЕзахватывающая скобк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m</text:span></text:span></text:p>
      <text:p text:style-name="Standard"><text:span text:style-name="Source_20_Text"><text:span text:style-name="T5"><text:tab/>i</text:span></text:span></text:p>
      <text:p text:style-name="Standard"><text:span text:style-name="Source_20_Text"><text:span text:style-name="T5"><text:tab/>x</text:span></text:span></text:p>
      <text:p text:style-name="Standard"><text:span text:style-name="Source_20_Text"><text:span text:style-name="T5"><text:tab/>o -- не применима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указать их в любом количестве и порядке после закрывающей палки /re/i</text:span></text:span></text:p>
      <text:p text:style-name="Standard"><text:span text:style-name="Source_20_Text"><text:span text:style-name="T5"><text:tab/>прокатит даже указать опцию больше одного раза</text:span></text:span></text:p>
      <text:p text:style-name="Standard"><text:span text:style-name="Source_20_Text"><text:span text:style-name="T5"><text:tab/><text:tab/>&gt; “apple”.match /P+/iiiii</text:span></text:span></text:p>
      <text:p text:style-name="Standard"><text:span text:style-name="Source_20_Text"><text:span text:style-name="T5"><text:tab/>нельзя таким образом ВЫКЛЮЧИТ опцию</text:span></text:span></text:p>
      <text:p text:style-name="Standard"><text:span text:style-name="Source_20_Text"><text:span text:style-name="T5"><text:tab/><text:tab/>&gt; /regexp/-im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Если да, то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mix (но не o) можно применять к отдельным скобкам</text:span></text:span></text:p>
      <text:p text:style-name="Standard"><text:span text:style-name="Source_20_Text"><text:span text:style-name="T5"><text:tab/>синтаксис включения и выключения (?on-off)</text:span></text:span></text:p>
      <text:p text:style-name="Standard"><text:span text:style-name="Source_20_Text"><text:span text:style-name="T5"><text:tab/><text:tab/>&gt; /(?im-x:re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нет необходимости выключать опции, которые и без того не включены</text:span></text:span></text:p>
      <text:p text:style-name="Standard"><text:span text:style-name="Source_20_Text"><text:span text:style-name="T5"><text:tab/><text:tab/>&gt; /aaa(?-i:re)/ <text:s text:c="10"/>не имеет смысла</text:span></text:span></text:p>
      <text:p text:style-name="Standard"><text:span text:style-name="Source_20_Text"><text:span text:style-name="T5"><text:tab/><text:tab/>&gt; /aaa(?-i:re)/mi <text:s text:c="6"/>имеет смысл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</text:span></text:span><text:span text:style-name="Source_20_Text"><text:span text:style-name="T66">Можно ли выключить опцию для конкретной скобки? </text:span></text:span><text:span text:style-name="Source_20_Text"><text:span text:style-name="T67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6"><text:tab/>&gt; "apple".match /(?:PP)l/i</text:span></text:span></text:p>
      <text:p text:style-name="Standard"><text:span text:style-name="Source_20_Text"><text:span text:style-name="T67"><text:tab/></text:span></text:span><text:span text:style-name="Source_20_Text"><text:span text:style-name="T66">&gt; "apple".match</text:span></text:span></text:p>
      <text:p text:style-name="Standard"><text:span text:style-name="Source_20_Text"><text:span text:style-name="T66"/></text:span></text:p>
      <text:p text:style-name="Standard"><text:span text:style-name="Source_20_Text"><text:span text:style-name="T66">Ответ:</text:span></text:span></text:p>
      <text:p text:style-name="Standard"><text:span text:style-name="Source_20_Text"><text:span text:style-name="T66"><text:tab/>&gt; "apple".match /(?:PP)l/i <text:s text:c="7"/>#=&gt; ppl</text:span></text:span></text:p>
      <text:p text:style-name="Standard"><text:span text:style-name="Source_20_Text"><text:span text:style-name="T5"><text:tab/>&gt; "apple".match /(?-i:PP)l/i <text:s text:c="5"/>#=&gt; nil</text:span></text:span></text:p>
      <text:p text:style-name="Standard"><text:span text:style-name="Source_20_Text"><text:span text:style-name="T5"/></text:span></text:p>
      <text:p text:style-name="P185"><text:span text:style-name="Source_20_Text"><text:span text:style-name="T5">13. </text:span></text:span><text:span text:style-name="Source_20_Text"><text:span text:style-name="T66">Что заметчит следующее РВ? И почему</text:span></text:span><text:span text:style-name="Source_20_Text"><text:span text:style-name="T67"> (опишите словами или подчеркните в </text:span></text:span><text:span text:style-name="Source_20_Text"><text:span text:style-name="T66">str</text:span></text:span><text:span text:style-name="Source_20_Text"><text:span text:style-name="T67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66">lesson.30/test_re_13</text:span></text:span><text:span text:style-name="Source_20_Text"><text:span text:style-name="T67">.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<text:tab/>&gt; str = "S p RING\nHas\nCome" </text:span></text:span></text:p>
      <text:p text:style-name="P185"><text:span text:style-name="Source_20_Text"><text:span text:style-name="T5"><text:tab/>&gt; re = /(?mx-i:[A-Z] .+ [A-Z])/</text:span></text:span></text:p>
      <text:p text:style-name="P185"><text:span text:style-name="Source_20_Text"><text:span text:style-name="T5"><text:tab/>&gt; str.match re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см. lesson.30/test_re_13</text:span></text:span></text:p>
      <text:p text:style-name="P185"><text:span text:style-name="Source_20_Text"><text:span text:style-name="T6"/></text:span></text:p>
      <text:p text:style-name="P185"><text:span text:style-name="Source_20_Text"><text:span text:style-name="T55">Ответ:</text:span></text:span></text:p>
      <text:p text:style-name="P185"><text:span text:style-name="Source_20_Text"><text:span text:style-name="T55"><text:tab/>1) /[A-Z]/ метчит “S”</text:span></text:span></text:p>
      <text:p text:style-name="P185"><text:span text:style-name="Source_20_Text"><text:span text:style-name="T55"><text:tab/>2) пробелы вокруг .+ игнорируются, так как включени режим /x</text:span></text:span></text:p>
      <text:p text:style-name="P185"><text:span text:style-name="Source_20_Text"><text:span text:style-name="T55"><text:tab/>3) /.+/ метчит “ p RING\nHas\n” так как включени /m которая позволяет метчить \s метасимволом /./</text:span></text:span></text:p>
      <text:p text:style-name="P185"><text:span text:style-name="Source_20_Text"><text:span text:style-name="T55"><text:tab/>4) [A-Z] метчит “C”</text:span></text:span></text:p>
      <text:p text:style-name="P185"><text:span text:style-name="Source_20_Text"><text:span text:style-name="T55"/></text:span></text:p>
      <text:p text:style-name="P185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133"><text:span text:style-name="Source_20_Text"><text:span text:style-name="T5">str = “I love bier and pears”</text:span></text:span></text:p>
      <text:p text:style-name="P133"><text:span text:style-name="Source_20_Text"><text:span text:style-name="T5"/></text:span></text:p>
      <text:p text:style-name="P133"><text:span text:style-name="Source_20_Text"><text:span text:style-name="T5">if str =~ /pears/ || str =~ /bier/</text:span></text:span></text:p>
      <text:p text:style-name="P133"><text:span text:style-name="Source_20_Text"><text:span text:style-name="T5"><text:s text:c="2"/>...</text:span></text:span></text:p>
      <text:p text:style-name="P133"><text:span text:style-name="Source_20_Text"><text:span text:style-name="T5">end</text:span></text:span></text:p>
      <text:p text:style-name="P133"><text:span text:style-name="Source_20_Text"><text:span text:style-name="T5"/></text:span></text:p>
      <text:p text:style-name="P133"><text:soft-page-break/><text:span text:style-name="Source_20_Text"><text:span text:style-name="T5">if str =~ /(bier|pears)s?/</text:span></text:span></text:p>
      <text:p text:style-name="P133"><text:span text:style-name="Source_20_Text"><text:span text:style-name="T5"><text:s text:c="2"/>...</text:span></text:span></text:p>
      <text:p text:style-name="P133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в первом случае выполняется только часть до || (ее оказывается достаточно для того, чтобы вычислить значение всего РВ) -- “pears” </text:span></text:span></text:p>
      <text:p text:style-name="Standard"><text:span text:style-name="Source_20_Text"><text:span text:style-name="T5"><text:tab/>во втором случае находится leftmost occurrence (“bier”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 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 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\n</text:span></text:span></text:p>
      <text:p text:style-name="Standard"><text:span text:style-name="Source_20_Text"><text:span text:style-name="T5"><text:tab/>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якоря $ \Z срабатывают перед \n. Результат одинаков в двух следующих случаях: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1) когда РВ метчится на строго одной строке (где line и string фактически обозначают одно и то же)</text:span></text:span></text:p>
      <text:p text:style-name="Standard"><text:span text:style-name="Source_20_Text"><text:span text:style-name="T5"><text:tab/>2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Рекурсия</text:span></text:span></text:p>
      <text:p text:style-name="Standard"><text:span text:style-name="Source_20_Text"><text:span text:style-name="T5"/></text:span></text:p>
      <text:p text:style-name="P70">чтобы понять рекурсию, нужно понять рекурсию</text:p>
      <text:p text:style-name="P70"/>
      <text:p text:style-name="P65">Разделяй и властвуй</text:p>
      <text:p text:style-name="P65"/>
      <text:p text:style-name="P70">Обсуждение: как собрать 100 000 баксов? - назначить/найти 10 человек, которые могут собрать каждый по 10 000 $. Эти 10 в свою очередь могут найти еще 10 чел и делегировать им сбор по 1 000 $. Эти 10 найдут еще по 10, которые соберут по 100 <text:soft-page-break/>$. Собрать по 100 уже реально (base case).</text:p>
      <text:p text:style-name="P70"/>
      <text:p text:style-name="P70">На всех этапах задача остается неизменной - собрать деньги - но изменяется сумма, то есть сложность задачи уменьшается. (N, N/10, N/100, N/1000)</text:p>
      <text:p text:style-name="P50"/>
      <text:p text:style-name="P122"><text:span text:style-name="Source_20_Text"><text:span text:style-name="T33">Рекурсия реализует принцип Разделяй и властвуй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2"><text:span text:style-name="Source_20_Text"><text:span text:style-name="T32"/></text:span></text:p>
      <text:p text:style-name="P65">Рекурсия в работе и в быту</text:p>
      <text:p text:style-name="P65"/>
      <text:p text:style-name="P50">Рекурсия - повторение самоподобным образом</text:p>
      <text:p text:style-name="P50"/>
      <text:p text:style-name="P50">Рекурсивная картинка</text:p>
      <text:p text:style-name="P50">lectures/monalisa_recursion.jpg -- вставить в презентацию</text:p>
      <text:p text:style-name="P50">lesson.30/recursion/pink_floyd.jpg</text:p>
      <text:p text:style-name="P50"/>
      <text:p text:style-name="P50">Рекурсивные акронимы</text:p>
      <text:p text:style-name="P50"><text:tab/>VISA: VISA international Service Association</text:p>
      <text:p text:style-name="P50"><text:tab/>GNU : GNU is not Unix</text:p>
      <text:p text:style-name="P50"/>
      <text:p text:style-name="P50">Рекурсивная процедура - процедура, вызывающая саму себя.</text:p>
      <text:list xml:id="list39387988" text:style-name="L63">
        <text:list-item>
          <text:p text:style-name="P224">простая - вызывает себя непосредственно</text:p>
        </text:list-item>
        <text:list-item>
          <text:p text:style-name="P224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31">родитель </text:span></text:span><text:span text:style-name="Source_20_Text"><text:span text:style-name="T39">-&gt; </text:span></text:span><text:span text:style-name="Source_20_Text"><text:span text:style-name="T31">дочерние узлы, дочерние узлы в свою очередь являются родительскими для других узлов</text:span></text:span></text:p>
      <text:list xml:id="list2003543968" text:continue-numbering="true" text:style-name="L63">
        <text:list-header>
          <text:p text:style-name="P289"><text:span text:style-name="Source_20_Text"><text:span text:style-name="T15"/></text:span></text:p>
        </text:list-header>
      </text:list>
      <text:p text:style-name="P65">В математике</text:p>
      <text:p text:style-name="P65"/>
      <text:p text:style-name="P50">Функция может быть задана рекурсивно, при помощи так называемой рекуррентной формулы</text:p>
      <text:p text:style-name="P50"/>
      <text:list xml:id="list1589183577" text:style-name="L64">
        <text:list-item>
          <text:p text:style-name="P225">функция задана для некоторого начального значения a (base case)</text:p>
        </text:list-item>
        <text:list-item>
          <text:p text:style-name="P225">если функция задана для некоторого значения k, большего a, то она задана также для значения k+1 (induction). Или, проще говоря, когда каждый элемент последовательности задан через предыдущий/е элементы этой последовательности.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88"><text:span text:style-name="Source_20_Text"><text:span text:style-name="T31"><text:s text:c="5"/>{ <text:s text:c="2"/>f(k+1) = a * f(k)</text:span></text:span></text:p>
      <text:p text:style-name="P188"><text:span text:style-name="Source_20_Text"><text:span text:style-name="T15"/></text:span></text:p>
      <text:p text:style-name="P188"><text:span text:style-name="Source_20_Text"><text:span text:style-name="T31">Вычисление a^5</text:span></text:span></text:p>
      <text:p text:style-name="P188"><text:span text:style-name="Source_20_Text"><text:span text:style-name="T23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office:value-type="string">
            <text:p text:style-name="P151">k-&gt;n</text:p>
          </table:table-cell>
          <table:table-cell table:style-name="Таблица17.A1" office:value-type="string">
            <text:p text:style-name="P151">f(k) = a^k напр. 2^5</text:p>
          </table:table-cell>
          <table:table-cell table:style-name="Таблица17.C1" office:value-type="string">
            <text:p text:style-name="P151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151">0</text:p>
          </table:table-cell>
          <table:table-cell table:style-name="Таблица17.B7" office:value-type="string">
            <text:p text:style-name="P151">f(0) = 1</text:p>
          </table:table-cell>
          <table:table-cell table:style-name="Таблица17.C2" office:value-type="float" office:value="1">
            <text:p text:style-name="P151">1</text:p>
          </table:table-cell>
        </table:table-row>
        <table:table-row>
          <table:table-cell table:style-name="Таблица17.A2" office:value-type="float" office:value="1">
            <text:p text:style-name="P151">1</text:p>
          </table:table-cell>
          <table:table-cell table:style-name="Таблица17.B7" office:value-type="string">
            <text:p text:style-name="P151">f(1) = a * f(0+1) = a * f(0)</text:p>
          </table:table-cell>
          <table:table-cell table:style-name="Таблица17.C7" office:value-type="string">
            <text:p text:style-name="P151">2 * 1 = 2</text:p>
          </table:table-cell>
        </table:table-row>
        <table:table-row>
          <table:table-cell table:style-name="Таблица17.A2" office:value-type="float" office:value="2">
            <text:p text:style-name="P151">2</text:p>
          </table:table-cell>
          <table:table-cell table:style-name="Таблица17.B7" office:value-type="string">
            <text:p text:style-name="P151">f(2) = a * f(1+1) = a * f(1)</text:p>
          </table:table-cell>
          <table:table-cell table:style-name="Таблица17.C7" office:value-type="string">
            <text:p text:style-name="P151">2 * 2 = 4</text:p>
          </table:table-cell>
        </table:table-row>
        <table:table-row>
          <table:table-cell table:style-name="Таблица17.A2" office:value-type="float" office:value="3">
            <text:p text:style-name="P151">3</text:p>
          </table:table-cell>
          <table:table-cell table:style-name="Таблица17.B7" office:value-type="string">
            <text:p text:style-name="P151">f(3) = a * f(2+1) = a * f(2)</text:p>
          </table:table-cell>
          <table:table-cell table:style-name="Таблица17.C7" office:value-type="string">
            <text:p text:style-name="P151">2 * 4 = 8</text:p>
          </table:table-cell>
        </table:table-row>
        <table:table-row>
          <table:table-cell table:style-name="Таблица17.A2" office:value-type="float" office:value="4">
            <text:p text:style-name="P151">4</text:p>
          </table:table-cell>
          <table:table-cell table:style-name="Таблица17.B7" office:value-type="string">
            <text:p text:style-name="P151">f(4) = a * f(3+1) = a * f(3)</text:p>
          </table:table-cell>
          <table:table-cell table:style-name="Таблица17.C7" office:value-type="string">
            <text:p text:style-name="P151">2 * 8 = 16</text:p>
          </table:table-cell>
        </table:table-row>
        <table:table-row>
          <table:table-cell table:style-name="Таблица17.A2" office:value-type="float" office:value="5">
            <text:p text:style-name="P151">5</text:p>
          </table:table-cell>
          <table:table-cell table:style-name="Таблица17.B7" office:value-type="string">
            <text:p text:style-name="P151">f(5) = a * f(4+1) = a * f(4)</text:p>
          </table:table-cell>
          <table:table-cell table:style-name="Таблица17.C7" office:value-type="string">
            <text:p text:style-name="P151">2 * 16 = 32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&gt;&gt;&gt; рекуррентное определение - это forward recursion. </text:span></text:span></text:p>
      <text:p text:style-name="P185"><text:span text:style-name="Source_20_Text"><text:span text:style-name="T5">&gt;&gt;&gt; Дополнительно надо знать, когда остановиться (k стало равным n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Вопрос: Можно ли эту задачу решить используя цикл?</text:span></text:span></text:p>
      <text:p text:style-name="P185"><text:span text:style-name="Source_20_Text"><text:span text:style-name="T5">Ответ: да, см. power_loop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85"><text:span text:style-name="Source_20_Text"><text:span text:style-name="T5"/></text:span></text:p>
      <text:p text:style-name="P119"><text:span text:style-name="Source_20_Text"><text:span text:style-name="T39">В программировании</text:span></text:span></text:p>
      <text:p text:style-name="P119"><text:span text:style-name="Source_20_Text"><text:span text:style-name="T13"/></text:span></text:p>
      <text:p text:style-name="P122"><text:span text:style-name="Source_20_Text"><text:span text:style-name="T31">Рекурсивная процедура - процедура, прямо или косвенно вызывающая саму себя.</text:span></text:span></text:p>
      <text:p text:style-name="P122"><text:span text:style-name="Source_20_Text"><text:span text:style-name="T31"/></text:span></text:p>
      <text:p text:style-name="P122"><text:span text:style-name="Source_20_Text"><text:span text:style-name="T35">Разделяй и властвуй</text:span></text:span><text:span text:style-name="Source_20_Text"><text:span text:style-name="T33">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2"><text:span text:style-name="Source_20_Text"><text:span text:style-name="T33"/></text:span></text:p>
      <text:p text:style-name="P122"><text:span text:style-name="Source_20_Text"><text:span text:style-name="T31">Backward recursion - от большей задачи через меньшие задачи мы приходим к base case.</text:span></text:span></text:p>
      <text:p text:style-name="P122"><text:span text:style-name="Source_20_Text"><text:span text:style-name="T23"/></text:span></text:p>
      <text:p text:style-name="P122"><text:span text:style-name="Source_20_Text"><text:span text:style-name="T31">f(n) = a^n для n&gt;=0</text:span></text:span></text:p>
      <text:p text:style-name="P122"><text:span text:style-name="Source_20_Text"><text:span text:style-name="T23"/></text:span></text:p>
      <text:p text:style-name="P2"><text:s text:c="5"/>{ <text:s text:c="2"/>f(0) = 1</text:p>
      <text:p text:style-name="P122"><text:span text:style-name="Source_20_Text"><text:span text:style-name="T31"><text:s text:c="5"/>{ <text:s text:c="2"/>f(k) = a * f(k-1)</text:span></text:span></text:p>
      <text:p text:style-name="P122"><text:span text:style-name="Source_20_Text"><text:span text:style-name="T23"/></text:span></text:p>
      <text:p text:style-name="P122"><text:span text:style-name="Source_20_Text"><text:span text:style-name="T31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2"><text:span text:style-name="Source_20_Text"><text:span text:style-name="T23"/></text:span></text:p>
      <text:p text:style-name="P185"><text:span text:style-name="Source_20_Text"><text:span text:style-name="T15">На примере функции </text:span></text:span><text:span text:style-name="Source_20_Text"><text:span text:style-name="T5">a^n</text:span></text:span><text:span text:style-name="Source_20_Text"><text:span text:style-name="T15"> для неотрицательных </text:span></text:span><text:span text:style-name="Source_20_Text"><text:span text:style-name="T5">x (см. recursion/power_rec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def power a, n</text:span></text:span></text:p>
      <text:p text:style-name="P185"><text:span text:style-name="Source_20_Text"><text:span text:style-name="T5"><text:tab/>if n == 0</text:span></text:span></text:p>
      <text:p text:style-name="P185"><text:span text:style-name="Source_20_Text"><text:span text:style-name="T5"><text:tab/><text:tab/>return 1</text:span></text:span></text:p>
      <text:p text:style-name="P185"><text:span text:style-name="Source_20_Text"><text:span text:style-name="T5"><text:tab/>else</text:span></text:span></text:p>
      <text:p text:style-name="P185"><text:span text:style-name="Source_20_Text"><text:span text:style-name="T5"><text:tab/><text:tab/>return a * power(a, n-1)</text:span></text:span></text:p>
      <text:p text:style-name="P185"><text:span text:style-name="Source_20_Text"><text:span text:style-name="T5"><text:tab/>end</text:span></text:span></text:p>
      <text:p text:style-name="P185"><text:soft-page-break/><text:span text:style-name="Source_20_Text"><text:span text:style-name="T5">end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puts </text:span></text:span><text:span text:style-name="Source_20_Text"><text:span text:style-name="T5">power(2,5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показать как трассировать рекурсию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&gt;&gt;&gt; Распечатать lectures/TracingRecursion.odp</text:span></text:span></text:p>
      <text:p text:style-name="P185"><text:span text:style-name="Source_20_Text"><text:span text:style-name="T5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85"><text:span text:style-name="Source_20_Text"><text:span text:style-name="T5">power(2,5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16</text:span></text:span></text:p>
          </table:table-cell>
          <table:table-cell table:style-name="Table43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4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8</text:span></text:span></text:p>
          </table:table-cell>
          <table:table-cell table:style-name="Table43.A1" office:value-type="string">
            <text:p text:style-name="P185"><text:span text:style-name="Source_20_Text"><text:span text:style-name="T5">16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3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4</text:span></text:span></text:p>
          </table:table-cell>
          <table:table-cell table:style-name="Table43.A1" office:value-type="string">
            <text:p text:style-name="P185"><text:span text:style-name="Source_20_Text"><text:span text:style-name="T5">8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2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4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1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1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0)</text:span></text:span></text:p>
          </table:table-cell>
          <table:table-cell table:style-name="Table43.A1" office:value-type="string">
            <text:p text:style-name="P185"><text:span text:style-name="Source_20_Text"><text:span text:style-name="T5">-</text:span></text:span></text:p>
          </table:table-cell>
          <table:table-cell table:style-name="Table43.A1" office:value-type="string">
            <text:p text:style-name="P185"><text:span text:style-name="Source_20_Text"><text:span text:style-name="T5">-</text:span></text:span></text:p>
          </table:table-cell>
          <table:table-cell table:style-name="Table43.A1" office:value-type="string">
            <text:p text:style-name="P185"><text:span text:style-name="Source_20_Text"><text:span text:style-name="T5">1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Задание: воспроизведите трассировку рекурсии для случая power(2,6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&gt;&gt;&gt; к таблице добавиться строка сверху, </text:span></text:span></text:p>
      <text:p text:style-name="P185"><text:span text:style-name="Source_20_Text"><text:span text:style-name="T5">&gt;&gt;&gt; power(2,6) | 2 | 32 | 64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Вопрос: подходит ли такой </text:span></text:span><text:span text:style-name="Source_20_Text"><text:span text:style-name="T5">base case</text:span></text:span></text:p>
      <text:p text:style-name="P185"><text:span text:style-name="Source_20_Text"><text:span text:style-name="T5"><text:tab/>if x == 1</text:span></text:span></text:p>
      <text:p text:style-name="P185"><text:span text:style-name="Source_20_Text"><text:span text:style-name="T5"><text:tab/><text:tab/>return a</text:span></text:span></text:p>
      <text:p text:style-name="P185"><text:span text:style-name="Source_20_Text"><text:span text:style-name="T5"><text:tab/>end</text:span></text:span></text:p>
      <text:p text:style-name="P185"><text:span text:style-name="Source_20_Text"><text:span text:style-name="T15">Ответ:</text:span></text:span><text:span text:style-name="Source_20_Text"><text:span text:style-name="T5"> </text:span></text:span><text:span text:style-name="Source_20_Text"><text:span text:style-name="T15">нет, не будет работать для </text:span></text:span><text:span text:style-name="Source_20_Text"><text:span text:style-name="T5">x=0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5">Base cases can be multiple.</text:span></text:span></text:p>
      <text:p text:style-name="P185"><text:span text:style-name="Source_20_Text"><text:span text:style-name="T5">Recursive calls can be multiple and different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http://en.wikipedia.org/wiki/Collatz_conjecture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то есть, метод </text:span></text:span><text:span text:style-name="Source_20_Text"><text:span text:style-name="T5">power</text:span></text:span><text:span text:style-name="Source_20_Text"><text:span text:style-name="T15"> может иметь два </text:span></text:span><text:span text:style-name="Source_20_Text"><text:span text:style-name="T5">base case</text:span>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85"><text:span text:style-name="Source_20_Text"><text:span text:style-name="T5">def power a, n</text:span></text:span></text:p>
            <text:p text:style-name="P185"><text:span text:style-name="Source_20_Text"><text:span text:style-name="T5"><text:tab/>if n == 0</text:span></text:span></text:p>
            <text:p text:style-name="P185"><text:span text:style-name="Source_20_Text"><text:span text:style-name="T5"><text:tab/><text:tab/>return 1</text:span></text:span></text:p>
            <text:p text:style-name="P185"><text:span text:style-name="Source_20_Text"><text:span text:style-name="T5"><text:tab/>elsif n == 1</text:span></text:span></text:p>
            <text:p text:style-name="P185"><text:span text:style-name="Source_20_Text"><text:span text:style-name="T5"><text:tab/><text:tab/>return a </text:span></text:span></text:p>
            <text:p text:style-name="P185"><text:span text:style-name="Source_20_Text"><text:span text:style-name="T5"><text:tab/>else</text:span></text:span></text:p>
            <text:p text:style-name="P185"><text:span text:style-name="Source_20_Text"><text:span text:style-name="T5"><text:tab/><text:tab/>return a * power(a, n-1)</text:span></text:span></text:p>
            <text:p text:style-name="P185"><text:span text:style-name="Source_20_Text"><text:span text:style-name="T5"><text:tab/>end</text:span></text:span></text:p>
            <text:p text:style-name="P185"><text:span text:style-name="Source_20_Text"><text:span text:style-name="T5">end</text:span></text:span></text:p>
          </table:table-cell>
          <table:table-cell table:style-name="Таблица14.B1" office:value-type="string">
            <text:p text:style-name="P185"><text:span text:style-name="Source_20_Text"><text:span text:style-name="T15">if (test for simple case) {</text:span></text:span></text:p>
            <text:p text:style-name="P185"><text:span text:style-name="Source_20_Text"><text:span text:style-name="T15"><text:tab/>Compute a simple solution without using recursion.</text:span></text:span></text:p>
            <text:p text:style-name="P185"><text:span text:style-name="Source_20_Text"><text:span text:style-name="T15">} else {</text:span></text:span></text:p>
            <text:p text:style-name="P185"><text:span text:style-name="Source_20_Text"><text:span text:style-name="T15"><text:tab/>Break the problem down into subproblems of the same form.</text:span></text:span></text:p>
            <text:p text:style-name="P185"><text:span text:style-name="Source_20_Text"><text:span text:style-name="T15"><text:tab/>Solve each of the subproblems by calling this function recursively.</text:span></text:span></text:p>
            <text:p text:style-name="P185"><text:span text:style-name="Source_20_Text"><text:span text:style-name="T15"><text:tab/>Reassemble the solutions to the subproblems into a solution for the whole.</text:span></text:span></text:p>
            <text:p text:style-name="P185"><text:span text:style-name="Source_20_Text"><text:span text:style-name="T15">}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/></text:span></text:p>
      <text:p text:style-name="P185"><text:span text:style-name="Source_20_Text"><text:span text:style-name="T15">Задание: реализуйте перворот строки рекурсивно</text:span></text:span><text:span text:style-name="Source_20_Text"><text:span text:style-name="T5"> </text:span></text:span><text:span text:style-name="Source_20_Text"><text:span text:style-name="T15">и заполните таблицу трассировки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reverse(“bamboo”) #=&gt; oobmab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подсказка:</text:span></text:span></text:p>
      <text:p text:style-name="P185"><text:soft-page-break/><text:span text:style-name="Source_20_Text"><text:span text:style-name="T5">base case: </text:span></text:span><text:span text:style-name="Source_20_Text"><text:span text:style-name="T15">если строка имеет длину 0, то ее не надо перворачивать</text:span></text:span></text:p>
      <text:p text:style-name="P185"><text:span text:style-name="Source_20_Text"><text:span text:style-name="T15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85"><text:span text:style-name="Source_20_Text"><text:span text:style-name="T5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 table:style-name="Table44.1">
          <table:table-cell table:style-name="Table44.A1" office:value-type="string">
            <text:p text:style-name="P185"><text:span text:style-name="Source_20_Text"><text:span text:style-name="T5">reverse(“bamboo”)</text:span></text:span></text:p>
          </table:table-cell>
          <table:table-cell table:style-name="Table44.A1" office:value-type="string">
            <text:p text:style-name="P185"><text:span text:style-name="Source_20_Text"><text:span text:style-name="T5">b</text:span></text:span></text:p>
          </table:table-cell>
          <table:table-cell table:style-name="Table44.A1" office:value-type="string">
            <text:p text:style-name="P185"><text:span text:style-name="Source_20_Text"><text:span text:style-name="T5">oobma</text:span></text:span></text:p>
          </table:table-cell>
          <table:table-cell table:style-name="Table44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amboo”)</text:span></text:span></text:p>
          </table:table-cell>
          <table:table-cell table:style-name="Table44.A1" office:value-type="string">
            <text:p text:style-name="P185"><text:span text:style-name="Source_20_Text"><text:span text:style-name="T5">a</text:span></text:span></text:p>
          </table:table-cell>
          <table:table-cell table:style-name="Table44.A1" office:value-type="string">
            <text:p text:style-name="P185"><text:span text:style-name="Source_20_Text"><text:span text:style-name="T5">oobm</text:span></text:span></text:p>
          </table:table-cell>
          <table:table-cell table:style-name="Table44.A1" office:value-type="string">
            <text:p text:style-name="P185"><text:span text:style-name="Source_20_Text"><text:span text:style-name="T5">oobma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mboo”)</text:span></text:span></text:p>
          </table:table-cell>
          <table:table-cell table:style-name="Table44.A1" office:value-type="string">
            <text:p text:style-name="P185"><text:span text:style-name="Source_20_Text"><text:span text:style-name="T5">m</text:span></text:span></text:p>
          </table:table-cell>
          <table:table-cell table:style-name="Table44.A1" office:value-type="string">
            <text:p text:style-name="P185"><text:span text:style-name="Source_20_Text"><text:span text:style-name="T5">oob</text:span></text:span></text:p>
          </table:table-cell>
          <table:table-cell table:style-name="Table44.A1" office:value-type="string">
            <text:p text:style-name="P185"><text:span text:style-name="Source_20_Text"><text:span text:style-name="T5">oobm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boo”)</text:span></text:span></text:p>
          </table:table-cell>
          <table:table-cell table:style-name="Table44.A1" office:value-type="string">
            <text:p text:style-name="P185"><text:span text:style-name="Source_20_Text"><text:span text:style-name="T5">b</text:span></text:span></text:p>
          </table:table-cell>
          <table:table-cell table:style-name="Table44.A1" office:value-type="string">
            <text:p text:style-name="P185"><text:span text:style-name="Source_20_Text"><text:span text:style-name="T5">oo</text:span></text:span></text:p>
          </table:table-cell>
          <table:table-cell table:style-name="Table44.A1" office:value-type="string">
            <text:p text:style-name="P185"><text:span text:style-name="Source_20_Text"><text:span text:style-name="T5">oob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oo”)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oo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o”)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“”</text:span></text:span></text:p>
          </table:table-cell>
          <table:table-cell table:style-name="Table44.A1" office:value-type="string">
            <text:p text:style-name="P185"><text:span text:style-name="Source_20_Text"><text:span text:style-name="T5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”)</text:span></text:span></text:p>
          </table:table-cell>
          <table:table-cell table:style-name="Table44.A1" office:value-type="string">
            <text:p text:style-name="P185"><text:span text:style-name="Source_20_Text"><text:span text:style-name="T5">-</text:span></text:span></text:p>
          </table:table-cell>
          <table:table-cell table:style-name="Table44.A1" office:value-type="string">
            <text:p text:style-name="P185"><text:span text:style-name="Source_20_Text"><text:span text:style-name="T5">-</text:span></text:span></text:p>
          </table:table-cell>
          <table:table-cell table:style-name="Table44.A1" office:value-type="string">
            <text:p text:style-name="P185"><text:span text:style-name="Source_20_Text"><text:span text:style-name="T5">“”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Ответ: recursion/reverse_string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3">Задания</text:span></text:span></text:p>
      <text:p text:style-name="P185"><text:span text:style-name="Source_20_Text"><text:span text:style-name="T5"/></text:span></text:p>
      <text:p text:style-name="P2">!!! Задание: реализуйте процедуру, вычисляющую факториал заданного неотрицательного числа</text:p>
      <text:p text:style-name="P2"/>
      <text:p text:style-name="P2"><text:tab/>n! = 1 * 2 * 3 ... n <text:s text:c="22"/>5! = 1 * 2 * 3 * 4 *5 = 120</text:p>
      <text:p text:style-name="P2"/>
      <text:p text:style-name="P2">Рекуррентное определение функции факториал:</text:p>
      <text:p text:style-name="P2"/>
      <text:p text:style-name="P2"><text:s/><text:tab/>факториал(0) = 1</text:p>
      <text:p text:style-name="P2"><text:tab/>факториал(k+1) = (k+1) * факториал(k) <text:s/></text:p>
      <text:p text:style-name="P50"/>
      <text:p text:style-name="P122"><text:span text:style-name="Source_20_Text"><text:span text:style-name="T39">ответ: lesson.31/recursion/factorial</text:span></text:span></text:p>
      <text:p text:style-name="P122"><text:span text:style-name="Source_20_Text"><text:span text:style-name="T5"/></text:span></text:p>
      <text:p text:style-name="P185"><text:span text:style-name="Source_20_Text"><text:span text:style-name="T20">Задания</text:span></text:span></text:p>
      <text:p text:style-name="P185"><text:span text:style-name="Source_20_Text"><text:span text:style-name="T20"/></text:span></text:p>
      <text:list xml:id="list17513216531" text:style-name="WWNum72">
        <text:list-header>
          <text:p text:style-name="P281"><text:span text:style-name="Source_20_Text"><text:span text:style-name="T15">Разработайте метод, (рекурсивно) вычисляющий сумму всех элементов массива.</text:span></text:span></text:p>
        </text:list-header>
      </text:list>
      <text:p text:style-name="P112"><text:span text:style-name="Source_20_Text"><text:span text:style-name="T15"/></text:span></text:p>
      <text:p text:style-name="P112"><text:span text:style-name="Source_20_Text"><text:span text:style-name="T15">Начальный скрипт: recursion/array_sum_stub</text:span></text:span></text:p>
      <text:p text:style-name="P112"><text:span text:style-name="Source_20_Text"><text:span text:style-name="T15">Ответ: recursion/array_sum</text:span></text:span></text:p>
      <text:p text:style-name="P112"><text:span text:style-name="Source_20_Text"><text:span text:style-name="T15"/></text:span></text:p>
      <text:p text:style-name="P112"><text:span text:style-name="Source_20_Text"><text:span text:style-name="T15">Разработайте метод, (рекурсивно) вычисляющий сумму N первых элементов массива.</text:span></text:span></text:p>
      <text:p text:style-name="P112"><text:span text:style-name="Source_20_Text"><text:span text:style-name="T15"/></text:span></text:p>
      <text:p text:style-name="P112"><text:span text:style-name="Source_20_Text"><text:span text:style-name="T15">Ответ: recursion/array_sum_n_first</text:span></text:span></text:p>
      <text:p text:style-name="P112"><text:span text:style-name="Source_20_Text"><text:span text:style-name="T15"/></text:span></text:p>
      <text:p text:style-name="P112"><text:span text:style-name="Source_20_Text"><text:span text:style-name="T15">Вопрос: какое из решений лучше использует память?</text:span></text:span></text:p>
      <text:p text:style-name="P112"><text:span text:style-name="Source_20_Text"><text:span text:style-name="T15">Ответ: array_sum_n_first. В решении array_sum для каждого рекурсивного вызова создается еще один экземпляр массива.</text:span></text:span></text:p>
      <text:p text:style-name="P112"><text:span text:style-name="Source_20_Text"><text:span text:style-name="T15"/></text:span></text:p>
      <text:p text:style-name="P112"><text:span text:style-name="Source_20_Text"><text:span text:style-name="T15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2"><text:span text:style-name="Source_20_Text"><text:span text:style-name="T15"/></text:span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56">Рекурсия</text:p>
          </table:table-cell>
          <table:table-cell table:style-name="Table33.A1" office:value-type="string">
            <text:p text:style-name="P157">Занятие 32</text:p>
            <text:p text:style-name="P157">(90 минут)</text:p>
          </table:table-cell>
        </table:table-row>
      </table:table>
      <text:p text:style-name="P112"><text:span text:style-name="Source_20_Text"><text:span text:style-name="T16"/></text:span></text:p>
      <text:p text:style-name="P112"><text:span text:style-name="Source_20_Text"><text:span text:style-name="T21">Раздаточный материал</text:span></text:span></text:p>
      <text:p text:style-name="P112"><text:span text:style-name="Source_20_Text"><text:span text:style-name="T21"/></text:span></text:p>
      <text:list xml:id="list1670738874" text:style-name="L65">
        <text:list-item>
          <text:p text:style-name="P290"><text:span text:style-name="Source_20_Text"><text:span text:style-name="T17">lesson.32.tar.bz2</text:span></text:span></text:p>
        </text:list-item>
        <text:list-item>
          <text:p text:style-name="P290"><text:span text:style-name="Source_20_Text"><text:span text:style-name="T17">бланки с таблицей для трассировки рекурсии</text:span></text:span></text:p>
        </text:list-item>
      </text:list>
      <text:p text:style-name="P112"><text:span text:style-name="Source_20_Text"><text:span text:style-name="T16"/></text:span></text:p>
      <text:p text:style-name="P65">Call Stack (стек вызовов)</text:p>
      <text:p text:style-name="P50"/>
      <text:p text:style-name="P50">см. lesson.31/recursion/power_rec_failing</text:p>
      <text:p text:style-name="P50"/>
      <text:p text:style-name="P50">Стэк вызовов - механизм реализации рекурсии в языках программирования.</text:p>
      <text:p text:style-name="P50"/>
      <text:p text:style-name="P50">&gt;&gt;&gt; картинка стек-фреймов на примере возведения в степень power(2,3)</text:p>
      <text:p text:style-name="P50"/>
      <text:p text:style-name="P50">Количество вызовов называется глубиной рекурсии</text:p>
      <text:p text:style-name="P50"/>
      <text:p text:style-name="P50">При большой глубине рекурсии может произойти переполнение стэка вызовов.</text:p>
      <text:p text:style-name="P50"><text:tab/>&gt; stack level too deep</text:p>
      <text:p text:style-name="P50"/>
      <text:p text:style-name="P50">Рекурсия - дорогая операция:</text:p>
      <text:list xml:id="list1722958841" text:style-name="L66">
        <text:list-item>
          <text:p text:style-name="P226">каждый stack frame требует памяти</text:p>
        </text:list-item>
        <text:list-item>
          <text:p text:style-name="P226">создание stack frame требует времени</text:p>
        </text:list-item>
      </text:list>
      <text:p text:style-name="P122"><text:span text:style-name="Source_20_Text"><text:span text:style-name="T29"/></text:span></text:p>
      <text:p text:style-name="P122"><text:span text:style-name="Source_20_Text"><text:span text:style-name="T34">&gt;&gt;&gt; здесь разобрать/сделать задания с предыдущих слайдов</text:span></text:span></text:p>
      <text:p text:style-name="P122"><text:span text:style-name="Source_20_Text"><text:span text:style-name="T34"/></text:span></text:p>
      <text:p text:style-name="P122"><text:span text:style-name="Source_20_Text"><text:span text:style-name="T36">Хвостовая рекурсия</text:span></text:span></text:p>
      <text:p text:style-name="P122"><text:span text:style-name="Source_20_Text"><text:span text:style-name="T37"/></text:span></text:p>
      <text:p text:style-name="P50">Хвостовая рекурсия (tail recursion) - такой способ задания рекурсивной процедуры, при котором рекурсивный вызов является <text:span text:style-name="T49">последним и единственным</text:span> действием процедуры.</text:p>
      <text:p text:style-name="P50"/>
      <text:p text:style-name="P50">пример: lesson.32/recursion/power_tailrec</text:p>
      <text:p text:style-name="P50"/>
      <text:p text:style-name="P50">не хвостовая рекурсия</text:p>
      <text:p text:style-name="P50"/>
      <text:p text:style-name="P50">def power(base, exp)</text:p>
      <text:p text:style-name="P50"><text:s text:c="2"/>if exp == 0</text:p>
      <text:p text:style-name="P50"><text:s text:c="4"/>1</text:p>
      <text:p text:style-name="P50"><text:s text:c="2"/>else</text:p>
      <text:p text:style-name="P50"><text:s text:c="4"/>base * power(base, exp-1)</text:p>
      <text:p text:style-name="P50"><text:s text:c="2"/>end</text:p>
      <text:p text:style-name="P50">end</text:p>
      <text:p text:style-name="P50"/>
      <text:p text:style-name="P50">хвостовая рекурсия</text:p>
      <text:p text:style-name="P50"/>
      <text:p text:style-name="P50">def power(base, exp, accum=1)</text:p>
      <text:p text:style-name="P50"><text:s text:c="2"/>if exp == 0</text:p>
      <text:p text:style-name="P50"><text:soft-page-break/><text:s text:c="4"/>accum # когда наступает base case, необходимо вернуть аккумулированное значение</text:p>
      <text:p text:style-name="P50"><text:s text:c="2"/>else</text:p>
      <text:p text:style-name="P50"><text:s text:c="4"/>power(base, exp-1, accum*base)</text:p>
      <text:p text:style-name="P50"><text:s text:c="2"/>end</text:p>
      <text:p text:style-name="P50">end</text:p>
      <text:p text:style-name="P50"/>
      <text:p text:style-name="P50">power(2,5)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90"/>
          </table:table-cell>
          <table:table-cell table:style-name="Table42.A1" office:value-type="string">
            <text:p text:style-name="P190">ждущее</text:p>
            <text:p text:style-name="P190">значение</text:p>
          </table:table-cell>
          <table:table-cell table:style-name="Table42.A1" office:value-type="string">
            <text:p text:style-name="P189">значение, пришедшее на возврате</text:p>
          </table:table-cell>
          <table:table-cell table:style-name="Table42.A1" office:value-type="string">
            <text:p text:style-name="P190">результат этого вызова</text:p>
          </table:table-cell>
        </table:table-row>
        <table:table-row table:style-name="Table42.1">
          <table:table-cell table:style-name="Table42.A1" office:value-type="string">
            <text:p text:style-name="P122"><text:span text:style-name="Source_20_Text"><text:span text:style-name="T39">power(2,5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2"><text:span text:style-name="Source_20_Text"><text:span text:style-name="T39">power(2,4, 2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2"><text:span text:style-name="Source_20_Text"><text:span text:style-name="T39">power(2,3, 4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2"><text:span text:style-name="Source_20_Text"><text:span text:style-name="T39">power(2,2, 8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2"><text:span text:style-name="Source_20_Text"><text:span text:style-name="T39">power(2,1, 16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2"><text:span text:style-name="Source_20_Text"><text:span text:style-name="T39">power(2,0, 32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</table:table>
      <text:p text:style-name="P50"/>
      <text:p text:style-name="P50">&gt;&gt;&gt; вычесленное промежуточное значение помещается в переменную-аккумулятор. это может быть переменная любого типа данных</text:p>
      <text:p text:style-name="P50"/>
      <text:p text:style-name="P50">Умные интерпретаторы и компиляторы преобразуют хвостовую рекурсию в итерацию (циклическое выполнение), что дает экономию памяти (не создается стек вызовов).</text:p>
      <text:p text:style-name="P50"/>
      <text:p text:style-name="P50">Руби по умолчанию не поддерживает tail recursion optimization, но может быть перекомпелирован с поддержкой хвостовой рекурсии.</text:p>
      <text:p text:style-name="P50"/>
      <text:p text:style-name="P50">!!! Задание: реализуйте вычисление факториала в виде хвостовой рекурсии</text:p>
      <text:p text:style-name="P50"/>
      <text:p text:style-name="P50">ответ: lesson.32/recursion/factorial_tailrec</text:p>
      <text:p text:style-name="P50"/>
      <text:p text:style-name="P50">!!! Задание: реализуйте процедуру переворота строки в виде хвостовой рекурсии</text:p>
      <text:p text:style-name="P2"/>
      <text:p text:style-name="P2"><text:tab/>ответ: lesson.34/recursion/reverse_string_tailrec</text:p>
      <text:p text:style-name="P122"><text:span text:style-name="Source_20_Text"><text:span text:style-name="T15"/></text:span></text:p>
      <text:p text:style-name="P122"><text:span text:style-name="Source_20_Text"><text:span text:style-name="T31">def reverse(str, res="") </text:span></text:span></text:p>
      <text:p text:style-name="P122"><text:span text:style-name="Source_20_Text"><text:span text:style-name="T31"><text:s text:c="2"/>if str.empty? </text:span></text:span></text:p>
      <text:p text:style-name="P122"><text:span text:style-name="Source_20_Text"><text:span text:style-name="T31"><text:s text:c="4"/>res </text:span></text:span></text:p>
      <text:p text:style-name="P122"><text:span text:style-name="Source_20_Text"><text:span text:style-name="T31"><text:s text:c="2"/>else </text:span></text:span></text:p>
      <text:p text:style-name="P122"><text:span text:style-name="Source_20_Text"><text:span text:style-name="T31"><text:s text:c="4"/>reverse(str[0..-2], res &lt;&lt; str[-1,1]) </text:span></text:span></text:p>
      <text:p text:style-name="P122"><text:span text:style-name="Source_20_Text"><text:span text:style-name="T31"><text:s text:c="2"/>end </text:span></text:span></text:p>
      <text:p text:style-name="P122"><text:span text:style-name="Source_20_Text"><text:span text:style-name="T31">end</text:span></text:span></text:p>
      <text:p text:style-name="P122"><text:span text:style-name="Source_20_Text"><text:span text:style-name="T23"/>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40.1">
          <table:table-cell table:style-name="Table40.A1" office:value-type="string">
            <text:p text:style-name="P190"/>
          </table:table-cell>
          <table:table-cell table:style-name="Table40.A1" office:value-type="string">
            <text:p text:style-name="P190">ждущее</text:p>
            <text:p text:style-name="P190">значение</text:p>
          </table:table-cell>
          <table:table-cell table:style-name="Table40.A1" office:value-type="string">
            <text:p text:style-name="P189">значение, пришедшее на возврате (берется из 4)</text:p>
          </table:table-cell>
          <table:table-cell table:style-name="Table40.A1" office:value-type="string">
            <text:p text:style-name="P190">результат этого вызова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boo”, “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bo”, “o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b”, “oo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”, “oob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”, “oobm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”, “oobma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ext:soft-page-break/>
        <table:table-row table:style-name="Table40.1">
          <table:table-cell table:style-name="Table40.A1" office:value-type="string">
            <text:p text:style-name="P185"><text:span text:style-name="Source_20_Text"><text:span text:style-name="T5">reverse(“”, “oobmab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</table:table>
      <text:p text:style-name="P122"><text:span text:style-name="Source_20_Text"><text:span text:style-name="T20"/></text:span></text:p>
      <text:p text:style-name="P122"><text:span text:style-name="Source_20_Text"><text:span text:style-name="T38">Задания</text:span></text:span></text:p>
      <text:p text:style-name="P122"><text:span text:style-name="Source_20_Text"><text:span text:style-name="T20"/></text:span></text:p>
      <text:p text:style-name="P122"><text:span text:style-name="Source_20_Text"><text:span text:style-name="T31">Реализуйте метод, проверяющий, является ли данная строка палиндромом.</text:span></text:span></text:p>
      <text:p text:style-name="P122"><text:span text:style-name="Source_20_Text"><text:span text:style-name="T23"/></text:span></text:p>
      <text:p text:style-name="P122"><text:span text:style-name="Source_20_Text"><text:span text:style-name="T31"><text:tab/>palindrome?I(«civic») #=&gt; true</text:span></text:span></text:p>
      <text:p text:style-name="P122"><text:span text:style-name="Source_20_Text"><text:span text:style-name="T23"/></text:span>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22"><text:span text:style-name="Source_20_Text"><text:span text:style-name="T31">Intuition:</text:span></text:span></text:p>
          </table:table-cell>
          <table:table-cell table:style-name="Table34.B1" office:value-type="string">
            <text:p text:style-name="P151">civic</text:p>
          </table:table-cell>
        </table:table-row>
        <table:table-row>
          <table:table-cell table:style-name="Table34.A2" office:value-type="string">
            <text:p text:style-name="P122"><text:span text:style-name="Source_20_Text"><text:span text:style-name="T31">если первая и последняя буквы совпадают</text:span></text:span></text:p>
          </table:table-cell>
          <table:table-cell table:style-name="Table34.B2" office:value-type="string">
            <text:p text:style-name="P151">c ... c</text:p>
          </table:table-cell>
        </table:table-row>
        <table:table-row>
          <table:table-cell table:style-name="Table34.A2" office:value-type="string">
            <text:p text:style-name="P122"><text:span text:style-name="Source_20_Text"><text:span text:style-name="T31">и внутренний фрагмент тоже является палиндромом</text:span></text:span></text:p>
          </table:table-cell>
          <table:table-cell table:style-name="Table34.B2" office:value-type="string">
            <text:p text:style-name="P151">. ivi .</text:p>
          </table:table-cell>
        </table:table-row>
        <table:table-row>
          <table:table-cell table:style-name="Table34.A2" office:value-type="string">
            <text:p text:style-name="P122">то все слово является палиндромом</text:p>
          </table:table-cell>
          <table:table-cell table:style-name="Table34.B2" office:value-type="string">
            <text:p text:style-name="P151"/>
          </table:table-cell>
        </table:table-row>
      </table:table>
      <text:p text:style-name="P122"><text:span text:style-name="Source_20_Text"><text:span text:style-name="T23"/></text:span></text:p>
      <text:p text:style-name="P122"><text:span text:style-name="Source_20_Text"><text:span text:style-name="T31">Это и есть индуктивный шаг.</text:span></text:span></text:p>
      <text:p text:style-name="P122"><text:span text:style-name="Source_20_Text"><text:span text:style-name="T15"/></text:span></text:p>
      <text:p text:style-name="P122"><text:span text:style-name="Source_20_Text"><text:span text:style-name="T31">Сформулируйте базис рекурсии?</text:span></text:span></text:p>
      <text:p text:style-name="P188"><text:span text:style-name="Source_20_Text"><text:span text:style-name="T31">для какой строки задачу не нужно уменьшать, а можно сразу принять решение?</text:span></text:span></text:p>
      <text:p text:style-name="P188"><text:span text:style-name="Source_20_Text"><text:span text:style-name="T31">является ли палиндромом пустая строка? -- да,</text:span></text:span></text:p>
      <text:p text:style-name="P188"><text:span text:style-name="Source_20_Text"><text:span text:style-name="T31">является ли палиндромом строка, состоящая из одного символа? -- да</text:span></text:span></text:p>
      <text:p text:style-name="P188"><text:span text:style-name="Source_20_Text"><text:span text:style-name="T31">является ли палиндромом строка, состоящая из двух символов? -- может быть, но этот случай не подходит как base case</text:span></text:span></text:p>
      <text:p text:style-name="P122"><text:span text:style-name="Source_20_Text"><text:span text:style-name="T23"/></text:span></text:p>
      <text:p text:style-name="P122"><text:span text:style-name="Source_20_Text"><text:span text:style-name="T23"/></text:span></text:p>
      <text:p text:style-name="P122"><text:span text:style-name="Source_20_Text"><text:span text:style-name="T31">ответ: lesson.32/recursion/palindrome</text:span></text:span></text:p>
      <text:p text:style-name="P122"><text:span text:style-name="Source_20_Text"><text:span text:style-name="T31">слова для тестирования: palindrome.in</text:span></text:span></text:p>
      <text:p text:style-name="P122"><text:span text:style-name="Source_20_Text"><text:span text:style-name="T23"/></text:span></text:p>
      <text:p text:style-name="P122"><text:span text:style-name="Source_20_Text"><text:span text:style-name="T31">def palindrome? str </text:span></text:span></text:p>
      <text:p text:style-name="P122"><text:span text:style-name="Source_20_Text"><text:span text:style-name="T31"><text:s text:c="2"/>if str.length &lt; 2 </text:span></text:span></text:p>
      <text:p text:style-name="P122"><text:span text:style-name="Source_20_Text"><text:span text:style-name="T31"><text:s text:c="4"/>true </text:span></text:span></text:p>
      <text:p text:style-name="P122"><text:span text:style-name="Source_20_Text"><text:span text:style-name="T31"><text:s text:c="2"/>else </text:span></text:span></text:p>
      <text:p text:style-name="P122"><text:span text:style-name="Source_20_Text"><text:span text:style-name="T31"><text:s text:c="4"/>str.match /^(.)(.*)(.)$/ </text:span></text:span></text:p>
      <text:p text:style-name="P122"><text:span text:style-name="Source_20_Text"><text:span text:style-name="T31"><text:s text:c="4"/>head, body, tail = $~.captures </text:span></text:span></text:p>
      <text:p text:style-name="P122"><text:span text:style-name="Source_20_Text"><text:span text:style-name="T31"><text:s text:c="4"/>head == tail &amp;&amp; palindrome?(body) </text:span></text:span></text:p>
      <text:p text:style-name="P122"><text:span text:style-name="Source_20_Text"><text:span text:style-name="T31"><text:s text:c="2"/>end </text:span></text:span></text:p>
      <text:p text:style-name="P122"><text:span text:style-name="Source_20_Text"><text:span text:style-name="T31">end</text:span></text:span></text:p>
      <text:p text:style-name="P122"><text:span text:style-name="Source_20_Text"><text:span text:style-name="T23"/></text:span></text:p>
      <text:p text:style-name="P122"><text:span text:style-name="Source_20_Text"><text:span text:style-name="T33">Заполните таблицу трассировки для этой задачи на примере слова civic и trust</text:span></text:span></text:p>
      <text:p text:style-name="P122"><text:span text:style-name="Source_20_Text"><text:span text:style-name="T23"/></text:span></text:p>
      <table:table table:name="Table35" table:style-name="Table35">
        <table:table-column table:style-name="Table35.A"/>
        <table:table-column table:style-name="Table35.B"/>
        <table:table-column table:style-name="Table35.A"/>
        <table:table-column table:style-name="Table35.D"/>
        <table:table-row table:style-name="Table35.1">
          <table:table-cell table:style-name="Table35.A1" office:value-type="string">
            <text:p text:style-name="P185"><text:span text:style-name="Source_20_Text"><text:span text:style-name="T5">reverse(“civic”)</text:span></text:span></text:p>
          </table:table-cell>
          <table:table-cell table:style-name="Table35.A1" office:value-type="string">
            <text:p text:style-name="P185"><text:span text:style-name="Source_20_Text"><text:span text:style-name="T5">true (c == c)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5"><text:span text:style-name="Source_20_Text"><text:span text:style-name="T5">reverse(“ivi”)</text:span></text:span></text:p>
          </table:table-cell>
          <table:table-cell table:style-name="Table35.A1" office:value-type="string">
            <text:p text:style-name="P185"><text:span text:style-name="Source_20_Text"><text:span text:style-name="T5">true (i == i)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5"><text:span text:style-name="Source_20_Text"><text:span text:style-name="T5">reverse(“v”)</text:span></text:span></text:p>
          </table:table-cell>
          <table:table-cell table:style-name="Table35.A1" office:value-type="string">
            <text:p text:style-name="P185"><text:span text:style-name="Source_20_Text"><text:span text:style-name="T5">-</text:span></text:span></text:p>
          </table:table-cell>
          <table:table-cell table:style-name="Table35.A1" office:value-type="string">
            <text:p text:style-name="P185"><text:span text:style-name="Source_20_Text"><text:span text:style-name="T5">-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</table:table-row>
      </table:table>
      <text:p text:style-name="P185"><text:span text:style-name="Source_20_Text"><text:span text:style-name="T20"/></text:span></text:p>
      <text:p text:style-name="P122"><text:span text:style-name="Source_20_Text"><text:span text:style-name="T33">Таблица трассировки для слова trust</text:span></text:span></text:p>
      <text:p text:style-name="P185"><text:span text:style-name="Source_20_Text"><text:span text:style-name="T20"/></text:span></text:p>
      <table:table table:name="Table39" table:style-name="Table39">
        <table:table-column table:style-name="Table39.A"/>
        <table:table-column table:style-name="Table39.B"/>
        <table:table-column table:style-name="Table39.A"/>
        <table:table-column table:style-name="Table39.D"/>
        <table:table-row table:style-name="Table39.1">
          <table:table-cell table:style-name="Table39.A1" office:value-type="string">
            <text:p text:style-name="P185"><text:span text:style-name="Source_20_Text"><text:span text:style-name="T5">reverse(“trust”)</text:span></text:span></text:p>
          </table:table-cell>
          <table:table-cell table:style-name="Table39.A1" office:value-type="string">
            <text:p text:style-name="P185"><text:span text:style-name="Source_20_Text"><text:span text:style-name="T5">true (t == t)</text:span></text:span></text:p>
          </table:table-cell>
          <table:table-cell table:style-name="Table39.A1" office:value-type="string">
            <text:p text:style-name="P185"><text:span text:style-name="Source_20_Text"><text:span text:style-name="T5">false</text:span></text:span></text:p>
          </table:table-cell>
          <table:table-cell table:style-name="Table39.A1" office:value-type="string">
            <text:p text:style-name="P185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5"><text:span text:style-name="Source_20_Text"><text:span text:style-name="T5">reverse(“rus”)</text:span></text:span></text:p>
          </table:table-cell>
          <table:table-cell table:style-name="Table39.A1" office:value-type="string">
            <text:p text:style-name="P185"><text:span text:style-name="Source_20_Text"><text:span text:style-name="T5">false (r == s)</text:span></text:span></text:p>
          </table:table-cell>
          <table:table-cell table:style-name="Table39.A1" office:value-type="string">
            <text:p text:style-name="P185"><text:span text:style-name="Source_20_Text"><text:span text:style-name="T5">-</text:span></text:span></text:p>
          </table:table-cell>
          <table:table-cell table:style-name="Table39.A1" office:value-type="string">
            <text:p text:style-name="P185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5"><text:span text:style-name="Source_20_Text"><text:span text:style-name="T5">reverse(“u”)</text:span></text:span></text:p>
          </table:table-cell>
          <table:table-cell table:style-name="Table39.A1" table:number-columns-spanned="3" office:value-type="string">
            <text:p text:style-name="P185"><text:span text:style-name="Source_20_Text"><text:span text:style-name="T5">этого вызова не происходит из-за false в предыдущей строке</text:span></text:span></text:p>
          </table:table-cell>
          <table:covered-table-cell/>
          <table:covered-table-cell/>
        </table:table-row>
      </table:table>
      <text:p text:style-name="P185"><text:span text:style-name="Source_20_Text"><text:span text:style-name="T20"/></text:span></text:p>
      <text:p text:style-name="P185"><text:span text:style-name="Source_20_Text"><text:span text:style-name="T20">Задание</text:span></text:span></text:p>
      <text:p text:style-name="P185"><text:soft-page-break/><text:span text:style-name="Source_20_Text"><text:span text:style-name="T20"/></text:span></text:p>
      <text:p text:style-name="P185"><text:span text:style-name="Source_20_Text"><text:span text:style-name="T15">Разработайте метод, вычисляющий сумму цифр данного целого неотрицательного числа. Причем, с числом необходимо обращаться именно как с числом, не преобразовывая его к строке или другому типу данных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sum_digits(2014) #=&gt; 7 # т.к. <text:s/>2+0+1+4 = 7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ответ: lesson.32/recursion/sum_digits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Intuition: сумма цифр числа 2014 это значение последего разряда 4 плюс сумма цифр числа 201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7">&gt;&gt;&gt; Нарисовать в виде дерева:</text:span></text:span></text:p>
      <text:p text:style-name="P185"><text:span text:style-name="Source_20_Text"><text:span text:style-name="T15"><text:s text:c="3"/>2014</text:span></text:span></text:p>
      <text:p text:style-name="P185"><text:span text:style-name="Source_20_Text"><text:span text:style-name="T15"><text:s text:c="3"/>| <text:s text:c="5"/>|</text:span></text:span></text:p>
      <text:p text:style-name="P185"><text:span text:style-name="Source_20_Text"><text:span text:style-name="T15">201 <text:s/>| 4</text:span></text:span></text:p>
      <text:p text:style-name="P185"><text:span text:style-name="Source_20_Text"><text:span text:style-name="T15"><text:s text:c="2"/>| <text:s text:c="2"/>\</text:span></text:span></text:p>
      <text:p text:style-name="P185"><text:span text:style-name="Source_20_Text"><text:span text:style-name="T15">20 | 1</text:span></text:span></text:p>
      <text:p text:style-name="P185"><text:span text:style-name="Source_20_Text"><text:span text:style-name="T15"><text:s/>| <text:s/>\</text:span></text:span></text:p>
      <text:p text:style-name="P185"><text:span text:style-name="Source_20_Text"><text:span text:style-name="T15">2 | 0</text:span></text:span></text:p>
      <text:p text:style-name="P185"><text:span text:style-name="Source_20_Text"><text:span text:style-name="T15"><text:s/>|</text:span></text:span></text:p>
      <text:p text:style-name="P185"><text:span text:style-name="Source_20_Text"><text:span text:style-name="T15">2 = base cas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Как получить значение последнего разряда? см. radix_sort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20">(домашнее) Задание*</text:span></text:span></text:p>
      <text:p text:style-name="P185"><text:span text:style-name="Source_20_Text"><text:span text:style-name="T20"/></text:span></text:p>
      <text:p text:style-name="P185"><text:span text:style-name="Source_20_Text"><text:span text:style-name="T15">Разработайте метод, вычисляющий цифровой корень числа. Цифровой корень числа есть результат многократного суммирование цифр числа, пока не останется одна цифра. Например, цифровой укорень числа 1729 вычисляется следующим образом: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шаг 1: 1 + 7 + 2 + 9 #=&gt; 19</text:span></text:span></text:p>
      <text:p text:style-name="P185"><text:span text:style-name="Source_20_Text"><text:span text:style-name="T15"><text:tab/>шаг 2: 1 + 9 <text:s text:c="12"/>#=&gt; 10</text:span></text:span></text:p>
      <text:p text:style-name="P185"><text:span text:style-name="Source_20_Text"><text:span text:style-name="T15"><text:tab/>шаг 3: 1 + 0 <text:s text:c="12"/>#=&gt; 1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В решении нельзя использовать циклы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начальный скрипт: lesson.33/recursion/digital_root_stub</text:span></text:span></text:p>
      <text:p text:style-name="P185"><text:span text:style-name="Source_20_Text"><text:span text:style-name="T15">ответ: lesson.33/recursion/digital_root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Вариация попроще: можно использовать цикл и sum_digits.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21">Задание</text:span></text:span></text:p>
      <text:p text:style-name="P185"><text:span text:style-name="Source_20_Text"><text:span text:style-name="T21"/></text:span></text:p>
      <text:p text:style-name="P185"><text:span text:style-name="Source_20_Text"><text:span text:style-name="T17">Взаимная рекурсия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Разработайте методы even? и odd?, определяющие, являются ли заданное неотрицательное число четным или нечетным. Правила определения четности/нечетности:</text:span></text:span></text:p>
      <text:p text:style-name="P185"><text:span text:style-name="Source_20_Text"><text:span text:style-name="T17"/></text:span></text:p>
      <text:p text:style-name="P185"><text:soft-page-break/><text:span text:style-name="Source_20_Text"><text:span text:style-name="T17">число является четным, если предшественник числа - нечетное число</text:span></text:span></text:p>
      <text:p text:style-name="P185"><text:span text:style-name="Source_20_Text"><text:span text:style-name="T17">число является нечетным, если оно не является четным</text:span></text:span></text:p>
      <text:p text:style-name="P185"><text:span text:style-name="Source_20_Text"><text:span text:style-name="T17">число 0 является четным</text:span></text:span></text:p>
      <text:list xml:id="list838511042" text:style-name="L67">
        <text:list-header>
          <text:p text:style-name="P291"><text:span text:style-name="Source_20_Text"><text:span text:style-name="T17"/></text:span></text:p>
        </text:list-header>
      </text:list>
      <text:p text:style-name="P185"><text:span text:style-name="Source_20_Text"><text:span text:style-name="T17">начальный скрипт: lesson.32/recursion/odd_or_even_stub</text:span></text:span></text:p>
      <text:p text:style-name="P185"><text:span text:style-name="Source_20_Text"><text:span text:style-name="T17">ответ: lesson.32/recursion/odd_or_even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Является ли следующий способ определения четности/нечетности целых неотрицательных чисел правильным? Приведите примеры, подтверждающие вашу точку зрения.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def even? n</text:span></text:span></text:p>
      <text:p text:style-name="P185"><text:span text:style-name="Source_20_Text"><text:span text:style-name="T17"><text:s text:c="2"/>if n == 0</text:span></text:span></text:p>
      <text:p text:style-name="P185"><text:span text:style-name="Source_20_Text"><text:span text:style-name="T17"><text:s text:c="6"/>return true</text:span></text:span></text:p>
      <text:p text:style-name="P185"><text:span text:style-name="Source_20_Text"><text:span text:style-name="T17"><text:s text:c="3"/>else</text:span></text:span></text:p>
      <text:p text:style-name="P185"><text:span text:style-name="Source_20_Text"><text:span text:style-name="T17"><text:s text:c="6"/>return odd? n-1</text:span></text:span></text:p>
      <text:p text:style-name="P185"><text:span text:style-name="Source_20_Text"><text:span text:style-name="T17"><text:s text:c="3"/>end</text:span></text:span></text:p>
      <text:p text:style-name="P185"><text:span text:style-name="Source_20_Text"><text:span text:style-name="T17">end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def odd? n</text:span></text:span></text:p>
      <text:p text:style-name="P185"><text:span text:style-name="Source_20_Text"><text:span text:style-name="T17"><text:s text:c="2"/>if n == 1</text:span></text:span></text:p>
      <text:p text:style-name="P185"><text:span text:style-name="Source_20_Text"><text:span text:style-name="T17"><text:s text:c="4"/>return true</text:span></text:span></text:p>
      <text:p text:style-name="P185"><text:span text:style-name="Source_20_Text"><text:span text:style-name="T17"><text:s text:c="2"/>else</text:span></text:span></text:p>
      <text:p text:style-name="P185"><text:span text:style-name="Source_20_Text"><text:span text:style-name="T17"><text:s text:c="4"/>return even? n-1</text:span></text:span></text:p>
      <text:p text:style-name="P185"><text:span text:style-name="Source_20_Text"><text:span text:style-name="T17"><text:s text:c="2"/>end</text:span></text:span></text:p>
      <text:p text:style-name="P185"><text:span text:style-name="Source_20_Text"><text:span text:style-name="T17">end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см. lesson.32/recursion/odd_or_even_2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21">Задание</text:span></text:span></text:p>
      <text:p text:style-name="P185"><text:span text:style-name="Source_20_Text"><text:span text:style-name="T21"/></text:span></text:p>
      <text:p text:style-name="P185"><text:span text:style-name="Source_20_Text"><text:span text:style-name="T17">Реализуйте следующий алгоритм (алгоритм Евклида, 3 век дл н.э.) нахождения наибольшего общего делителя (НОД, greatest common devisor) неотрицательных целых чисел x и y.</text:span></text:span></text:p>
      <text:p text:style-name="P185"><text:span text:style-name="Source_20_Text"><text:span text:style-name="T17"/></text:span></text:p>
      <text:list xml:id="list34615694" text:style-name="L68">
        <text:list-item>
          <text:p text:style-name="P292"><text:span text:style-name="Source_20_Text"><text:span text:style-name="T17">если x делится без остатка на y, то y и есть НОД -- (базис рекурсии)</text:span></text:span></text:p>
        </text:list-item>
      </text:list>
      <text:p text:style-name="P185"><text:span text:style-name="Source_20_Text"><text:span text:style-name="T17"><text:tab/><text:tab/>x = k*y + 0</text:span></text:span></text:p>
      <text:p text:style-name="P185"><text:span text:style-name="Source_20_Text"><text:span text:style-name="T17"/></text:span></text:p>
      <text:list xml:id="list436850939" text:continue-numbering="true" text:style-name="L68">
        <text:list-item>
          <text:p text:style-name="P292"><text:span text:style-name="Source_20_Text"><text:span text:style-name="T17">в противном случае, НОД чисел x и y равен НОДелителю чисел y и остатка от деления x на y</text:span></text:span></text:p>
        </text:list-item>
      </text:list>
      <text:p text:style-name="P185"><text:span text:style-name="Source_20_Text"><text:span text:style-name="T17"/></text:span></text:p>
      <text:p text:style-name="P185"><text:span text:style-name="Source_20_Text"><text:span text:style-name="T17"><text:tab/><text:tab/>x = k*y + r, где r &gt; 0</text:span></text:span></text:p>
      <text:p text:style-name="P185"><text:span text:style-name="Source_20_Text"><text:span text:style-name="T17"><text:tab/><text:tab/>надо искать НОД чисел y и r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ответ: lesson.32/recursion/euclid_gcd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http://en.wikipedia.org/wiki/Euclidean_algorithm</text:span></text:span></text:p>
      <text:p text:style-name="P185"><text:span text:style-name="Source_20_Text"><text:span text:style-name="T17"/></text:span></text:p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156">Рекурсия с мемоизацией</text:p>
            <text:p text:style-name="P156">числа фибоначчи</text:p>
            <text:p text:style-name="P156">решение задач</text:p>
          </table:table-cell>
          <table:table-cell table:style-name="Таблица15.A1" office:value-type="string">
            <text:p text:style-name="P157">Занятие 33</text:p>
            <text:p text:style-name="P157">(90 минут)</text:p>
          </table:table-cell>
        </table:table-row>
      </table:table>
      <text:p text:style-name="P185"><text:span text:style-name="Source_20_Text"><text:span text:style-name="T16"/></text:span></text:p>
      <text:p text:style-name="P185"><text:span text:style-name="Source_20_Text"><text:span text:style-name="T21">Раздаточный материал</text:span></text:span></text:p>
      <text:p text:style-name="P185"><text:span text:style-name="Source_20_Text"><text:span text:style-name="T21"/></text:span></text:p>
      <text:list xml:id="list415424206" text:style-name="L69">
        <text:list-item>
          <text:p text:style-name="P293"><text:span text:style-name="Source_20_Text"><text:span text:style-name="T17">lesson.33.tar.bz2</text:span></text:span></text:p>
        </text:list-item>
      </text:list>
      <text:p text:style-name="P185"><text:span text:style-name="Source_20_Text"><text:span text:style-name="T17"/></text:span></text:p>
      <text:p text:style-name="P185"><text:span text:style-name="Source_20_Text"><text:span text:style-name="T21">План занятия</text:span></text:span></text:p>
      <text:p text:style-name="P185"><text:span text:style-name="Source_20_Text"><text:span text:style-name="T21"/></text:span></text:p>
      <text:list xml:id="list2092269749" text:style-name="L70">
        <text:list-item>
          <text:p text:style-name="P294"><text:span text:style-name="Source_20_Text"><text:span text:style-name="T17">Объявить сбор заданий от студентов!!! Иначе расстрел</text:span></text:span></text:p>
        </text:list-item>
      </text:list>
      <text:list xml:id="list1327725667" text:style-name="L71">
        <text:list-item>
          <text:p text:style-name="P295"><text:span text:style-name="Source_20_Text"><text:span text:style-name="T17">Разбор задания про определение четного/нечетного. + вопрос для lesson.32/recursion/odd_or_even_2</text:span></text:span></text:p>
        </text:list-item>
        <text:list-item>
          <text:p text:style-name="P295"><text:span text:style-name="Source_20_Text"><text:span text:style-name="T17">Фибоначчи и мемоизация</text:span></text:span></text:p>
        </text:list-item>
        <text:list-item>
          <text:p text:style-name="P295"><text:span text:style-name="Source_20_Text"><text:span text:style-name="T17">Решение остальных задач по теме рекурсия со слайдов, которые не были решены</text:span></text:span></text:p>
        </text:list-item>
      </text:list>
      <text:p text:style-name="P185"><text:span text:style-name="Source_20_Text"><text:span text:style-name="T17"/></text:span></text:p>
      <text:p text:style-name="P185"><text:span text:style-name="Source_20_Text"><text:span text:style-name="T21">Вопросы</text:span></text:span></text:p>
      <text:p text:style-name="P185"><text:span text:style-name="Source_20_Text"><text:span text:style-name="T21"/></text:span></text:p>
      <text:p text:style-name="P185"><text:span text:style-name="Source_20_Text"><text:span text:style-name="T17">попросить показать как вычисляется факториал на примере колоды карты. Каждая карта это stack frame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TODO: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20">Задание: Кролики Фибоначчи</text:span></text:span></text:p>
      <text:p text:style-name="P185"><text:span text:style-name="Source_20_Text"><text:span text:style-name="T20"/></text:span></text:p>
      <text:p text:style-name="P185"><text:span text:style-name="Source_20_Text"><text:span text:style-name="T15">1202 год, Leonardo Fibonacci в трактате Liber Abbaci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Математическая задача сформулированная в форме упражнения в популяционной биологии: каким станет размер популяции кроликов, если они размножаются по следующим правилам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1 пара взрослых кроликов репродуктивного возраста рождает 1 пару кроликов каждый месяц</text:span></text:span></text:p>
      <text:p text:style-name="P185"><text:span text:style-name="Source_20_Text"><text:span text:style-name="T15">молодые кролики приобретают способность размножаться на 2 месяц от роду</text:span></text:span></text:p>
      <text:p text:style-name="P185"><text:span text:style-name="Source_20_Text"><text:span text:style-name="T15">кролики не умирают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Если в январе у вас появляется пара новорожденных кроликов, то сколько их станет в конце года?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счет на начало месяца!</text:span></text:span></text:p>
      <text:p text:style-name="P185"><text:span text:style-name="Source_20_Text"><text:span text:style-name="T15"/></text:span></text:p>
      <table:table table:name="Table41" table:style-name="Table41">
        <table:table-column table:style-name="Table41.A" table:number-columns-repeated="5"/>
        <table:table-row>
          <table:table-cell table:style-name="Table41.A1" office:value-type="string">
            <text:p text:style-name="Table_20_Contents"/>
          </table:table-cell>
          <table:table-cell table:style-name="Table41.A1" office:value-type="string">
            <text:p text:style-name="Table_20_Contents">взрослых</text:p>
          </table:table-cell>
          <table:table-cell table:style-name="Table41.A1" office:value-type="string">
            <text:p text:style-name="Table_20_Contents">молодых</text:p>
          </table:table-cell>
          <table:table-cell table:style-name="Table41.A1" office:value-type="string">
            <text:p text:style-name="Table_20_Contents">новорожденных</text:p>
          </table:table-cell>
          <table:table-cell table:style-name="Table41.E1" office:value-type="string">
            <text:p text:style-name="Table_20_Contents">всего</text:p>
          </table:table-cell>
        </table:table-row>
        <table:table-row>
          <table:table-cell table:style-name="Table41.A2" office:value-type="string">
            <text:p text:style-name="P191"><text:span text:style-name="Source_20_Text"><text:span text:style-name="T15">январь</text:span></text:span></text:p>
          </table:table-cell>
          <table:table-cell table:style-name="Table41.A2" office:value-type="string">
            <text:p text:style-name="P179">0</text:p>
          </table:table-cell>
          <table:table-cell table:style-name="Table41.A2" office:value-type="string">
            <text:p text:style-name="P179">0</text:p>
          </table:table-cell>
          <table:table-cell table:style-name="Table41.A2" office:value-type="string">
            <text:p text:style-name="P179">0</text:p>
          </table:table-cell>
          <table:table-cell table:style-name="Table41.E2" office:value-type="string">
            <text:p text:style-name="P179">0</text:p>
          </table:table-cell>
        </table:table-row>
        <table:table-row>
          <table:table-cell table:style-name="Table41.A2" office:value-type="string">
            <text:p text:style-name="P191"><text:span text:style-name="Source_20_Text"><text:span text:style-name="T15">февраль</text:span></text:span></text:p>
          </table:table-cell>
          <table:table-cell table:style-name="Table41.A2" office:value-type="string">
            <text:p text:style-name="P179">0</text:p>
          </table:table-cell>
          <table:table-cell table:style-name="Table41.A2" office:value-type="string">
            <text:p text:style-name="P179">0</text:p>
          </table:table-cell>
          <table:table-cell table:style-name="Table41.A2" office:value-type="string">
            <text:p text:style-name="P179">1</text:p>
          </table:table-cell>
          <table:table-cell table:style-name="Table41.E2" office:value-type="string">
            <text:p text:style-name="P179">1</text:p>
          </table:table-cell>
        </table:table-row>
        <table:table-row>
          <table:table-cell table:style-name="Table41.A2" office:value-type="string">
            <text:p text:style-name="P191"><text:span text:style-name="Source_20_Text"><text:span text:style-name="T15">март</text:span></text:span></text:p>
          </table:table-cell>
          <table:table-cell table:style-name="Table41.A2" office:value-type="string">
            <text:p text:style-name="P179">1</text:p>
          </table:table-cell>
          <table:table-cell table:style-name="Table41.A2" office:value-type="string">
            <text:p text:style-name="P179">0</text:p>
          </table:table-cell>
          <table:table-cell table:style-name="Table41.A2" office:value-type="string">
            <text:p text:style-name="P179">0</text:p>
          </table:table-cell>
          <table:table-cell table:style-name="Table41.E2" office:value-type="string">
            <text:p text:style-name="P179">1</text:p>
          </table:table-cell>
        </table:table-row>
        <table:table-row>
          <table:table-cell table:style-name="Table41.A2" office:value-type="string">
            <text:p text:style-name="P191"><text:span text:style-name="Source_20_Text"><text:span text:style-name="T15">апрель</text:span></text:span></text:p>
          </table:table-cell>
          <table:table-cell table:style-name="Table41.A2" office:value-type="string">
            <text:p text:style-name="P179">1</text:p>
          </table:table-cell>
          <table:table-cell table:style-name="Table41.A2" office:value-type="string">
            <text:p text:style-name="P179">0</text:p>
          </table:table-cell>
          <table:table-cell table:style-name="Table41.A2" office:value-type="string">
            <text:p text:style-name="P179">1</text:p>
          </table:table-cell>
          <table:table-cell table:style-name="Table41.E2" office:value-type="string">
            <text:p text:style-name="P179">2</text:p>
          </table:table-cell>
        </table:table-row>
        <table:table-row>
          <table:table-cell table:style-name="Table41.A2" office:value-type="string">
            <text:p text:style-name="P191"><text:span text:style-name="Source_20_Text"><text:span text:style-name="T15">май</text:span></text:span></text:p>
          </table:table-cell>
          <table:table-cell table:style-name="Table41.A2" office:value-type="string">
            <text:p text:style-name="P179">1</text:p>
          </table:table-cell>
          <table:table-cell table:style-name="Table41.A2" office:value-type="string">
            <text:p text:style-name="P179">1</text:p>
          </table:table-cell>
          <table:table-cell table:style-name="Table41.A2" office:value-type="string">
            <text:p text:style-name="P179">1</text:p>
          </table:table-cell>
          <table:table-cell table:style-name="Table41.E2" office:value-type="string">
            <text:p text:style-name="P179">3</text:p>
          </table:table-cell>
        </table:table-row>
        <text:soft-page-break/>
        <table:table-row>
          <table:table-cell table:style-name="Table41.A2" office:value-type="string">
            <text:p text:style-name="P191"><text:span text:style-name="Source_20_Text"><text:span text:style-name="T15">июнь</text:span></text:span></text:p>
          </table:table-cell>
          <table:table-cell table:style-name="Table41.A2" office:value-type="string">
            <text:p text:style-name="P179">2</text:p>
          </table:table-cell>
          <table:table-cell table:style-name="Table41.A2" office:value-type="string">
            <text:p text:style-name="P179">1</text:p>
          </table:table-cell>
          <table:table-cell table:style-name="Table41.A2" office:value-type="string">
            <text:p text:style-name="P179">2</text:p>
          </table:table-cell>
          <table:table-cell table:style-name="Table41.E2" office:value-type="string">
            <text:p text:style-name="P179">5</text:p>
          </table:table-cell>
        </table:table-row>
        <table:table-row>
          <table:table-cell table:style-name="Table41.A2" office:value-type="string">
            <text:p text:style-name="P191"><text:span text:style-name="Source_20_Text"><text:span text:style-name="T15">июль</text:span></text:span></text:p>
          </table:table-cell>
          <table:table-cell table:style-name="Table41.A2" office:value-type="string">
            <text:p text:style-name="P179">3</text:p>
          </table:table-cell>
          <table:table-cell table:style-name="Table41.A2" office:value-type="string">
            <text:p text:style-name="P179">2</text:p>
          </table:table-cell>
          <table:table-cell table:style-name="Table41.A2" office:value-type="string">
            <text:p text:style-name="P179">3</text:p>
          </table:table-cell>
          <table:table-cell table:style-name="Table41.E2" office:value-type="string">
            <text:p text:style-name="P179">8</text:p>
          </table:table-cell>
        </table:table-row>
        <table:table-row>
          <table:table-cell table:style-name="Table41.A2" office:value-type="string">
            <text:p text:style-name="P191"><text:span text:style-name="Source_20_Text"><text:span text:style-name="T15">август</text:span></text:span></text:p>
          </table:table-cell>
          <table:table-cell table:style-name="Table41.A2" office:value-type="string">
            <text:p text:style-name="P179">5</text:p>
          </table:table-cell>
          <table:table-cell table:style-name="Table41.A2" office:value-type="string">
            <text:p text:style-name="P179">3</text:p>
          </table:table-cell>
          <table:table-cell table:style-name="Table41.A2" office:value-type="string">
            <text:p text:style-name="P179">5</text:p>
          </table:table-cell>
          <table:table-cell table:style-name="Table41.E2" office:value-type="string">
            <text:p text:style-name="P179">13</text:p>
          </table:table-cell>
        </table:table-row>
      </table:table>
      <text:p text:style-name="P185"><text:span text:style-name="Source_20_Text"><text:span text:style-name="T15"/></text:span></text:p>
      <text:p text:style-name="P185"><text:span text:style-name="Source_20_Text"><text:span text:style-name="T15">сколько будет кроликов в январе следующего года?</text:span></text:span></text:p>
      <text:p text:style-name="P185"><text:span text:style-name="Source_20_Text"><text:span text:style-name="T15">t13 = 144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количество кроликов в этом месяце =</text:span></text:span></text:p>
      <text:p text:style-name="P185"><text:span text:style-name="Source_20_Text"><text:span text:style-name="T15"><text:s text:c="2"/>количество кроликов в предыдущем месяце (в этом месяце они стали взрослыми и молодыми)</text:span></text:span></text:p>
      <text:p text:style-name="P185"><text:span text:style-name="Source_20_Text"><text:span text:style-name="T15"><text:s text:c="2"/>+ количество кроликов два месяца назад (=те взрослые, которые могу размножаться = количество новорожденных)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tn = tn-1 + tn-2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20">Задание</text:span></text:span></text:p>
      <text:p text:style-name="P185"><text:span text:style-name="Source_20_Text"><text:span text:style-name="T20"/></text:span></text:p>
      <text:p text:style-name="Standard"><text:span text:style-name="Source_20_Text"><text:span text:style-name="T57">Число Фибоначчи это элемент последовательность, где каждое число есть сумма двух предыдущих.</text:span></text:span></text:p>
      <text:p text:style-name="Standard"><text:span text:style-name="Source_20_Text"><text:span text:style-name="T20"/></text:span></text:p>
      <text:p text:style-name="P17"><text:tab/>0, 1, 1, 2, 3, 5, 8, 13, 21, 34, 55, 89, 144</text:p>
      <text:p text:style-name="P17"/>
      <text:p text:style-name="P17">&gt;&gt;&gt; Попросить самостоятельно сформулировать рекуррентное определение.</text:p>
      <text:p text:style-name="P17"/>
      <text:p text:style-name="P17">Рекуррентое определение:</text:p>
      <text:p text:style-name="P17"/>
      <text:p text:style-name="P17"><text:tab/>Фибоначчи(0) = 0</text:p>
      <text:p text:style-name="P17"><text:tab/>Фибоначчи(1) = 1</text:p>
      <text:p text:style-name="P17"><text:tab/>Фибоначчи(2) = 1 &lt;&lt;&lt; Это лишнее</text:p>
      <text:p text:style-name="P17"><text:tab/>Фибоначчи(k+1) = Фибоначчи(k) + Фибоначчи(k-1)</text:p>
      <text:p text:style-name="P17"/>
      <text:p text:style-name="P17">Задание: реализуйте процедуру, вычисляющую n-ное число в ряду фибоначчи</text:p>
      <text:p text:style-name="P17"/>
      <text:p text:style-name="P17"><text:tab/>fibo_nth(6) #=&gt; 8</text:p>
      <text:p text:style-name="Standard"><text:span text:style-name="Source_20_Text"><text:span text:style-name="T15"/></text:span></text:p>
      <text:p text:style-name="Standard"><text:span text:style-name="Source_20_Text"><text:span text:style-name="T15">начальный скрипт: lesson.33/recursion/fibo_stub</text:span></text:span></text:p>
      <text:p text:style-name="Standard"><text:span text:style-name="Source_20_Text"><text:span text:style-name="T15">ответ: lesson.33/recursion/fibo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показать, как часто перевычисляются значения чисел фибоначчи</text:span></text:span></text:p>
      <text:p text:style-name="Standard"><text:span text:style-name="Source_20_Text"><text:span text:style-name="T15">lesson.33/recursion/fibo --debug | wc -l</text:span></text:span></text:p>
      <text:p text:style-name="Standard"><text:span text:style-name="Source_20_Text"><text:span text:style-name="T15">lesson.33/recursion/fibo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<text:s text:c="3"/>6765 computing fibo for n=1 </text:span></text:span></text:p>
      <text:p text:style-name="Standard"><text:span text:style-name="Source_20_Text"><text:span text:style-name="T15"><text:s text:c="3"/>4181 computing fibo for n=2 </text:span></text:span></text:p>
      <text:p text:style-name="Standard"><text:span text:style-name="Source_20_Text"><text:span text:style-name="T15"><text:s text:c="3"/>4181 computing fibo for n=0 </text:span></text:span></text:p>
      <text:p text:style-name="Standard"><text:span text:style-name="Source_20_Text"><text:span text:style-name="T15"><text:s text:c="3"/>2584 computing fibo for n=3 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нарисовать дерево </text:span></text:span></text:p>
      <text:p text:style-name="Standard"><text:span text:style-name="Source_20_Text"><text:span text:style-name="T15"/></text:span></text:p>
      <text:p text:style-name="Standard"><text:soft-page-break/><text:span text:style-name="Source_20_Text"><text:span text:style-name="T15">Вопрос: сколько листьев будет у этого дерева? - столько, сколько раз функция пришла к базисным случаям (у нас это 0 и 1: <text:s/>4181+6765)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20">Memoizatio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http://en.wikipedia.org/wiki/George_Santayana: </text:span></text:span></text:p>
      <text:p text:style-name="Standard"><text:span text:style-name="Source_20_Text"><text:span text:style-name="T15">Santayana's famous aphorism "Those who cannot remember the past are condemned to repeat it" is inscribed on a plaque at the Auschwitz concentration camp in Polish translation and English back-translation.</text:span></text:span></text:p>
      <text:p text:style-name="Standard"><text:span text:style-name="Source_20_Text"><text:span text:style-name="T15"/></text:span></text:p>
      <text:p text:style-name="P17">Мемоизация - кэширование промежуточных результатов, чтобы избежать их повторного вычисления.</text:p>
      <text:p text:style-name="P17"/>
      <text:p text:style-name="P17">def fibo_nth(n)</text:p>
      <text:p text:style-name="P17"><text:s text:c="4"/>if есть в кэше</text:p>
      <text:p text:style-name="P17"><text:s text:c="9"/>вернуть кэшированное значение</text:p>
      <text:p text:style-name="P17"><text:s text:c="4"/>else</text:p>
      <text:p text:style-name="P17"><text:s text:c="9"/>вычислить и занести в кэш</text:p>
      <text:p text:style-name="P17"><text:s text:c="4"/>end</text:p>
      <text:p text:style-name="P17">end</text:p>
      <text:p text:style-name="Standard"><text:span text:style-name="Source_20_Text"><text:span text:style-name="T15"/></text:span></text:p>
      <text:p text:style-name="P17">!!! Задание: реализуйте вычисление n-ного числа Фибоначчи с использованием техники мемоизации</text:p>
      <text:p text:style-name="Standard"><text:span text:style-name="Source_20_Text"><text:span text:style-name="T15"/></text:span></text:p>
      <text:p text:style-name="Standard"><text:span text:style-name="Source_20_Text"><text:span text:style-name="T15">lesson.33/recursion/fibo_memo_1</text:span></text:span></text:p>
      <text:p text:style-name="Standard"><text:span text:style-name="Source_20_Text"><text:span text:style-name="T15">lesson.33/recursion/fibo_memo_1 --debug | wc -l</text:span></text:span></text:p>
      <text:p text:style-name="Standard"><text:span text:style-name="Source_20_Text"><text:span text:style-name="T15">lesson.33/recursion/fibo_memo_1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Если надо, не забывать очищать кэш! Не актуально для чисел фибоначчи, так как от запуска к запуску ряд чисел не меняется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очистку памяти следует внести во внутрь реализации, чтобы пользователям не нужно было заботиться об ее очистке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см. lesson.33/recursion/fibo_memo_2</text:span></text:span></text:p>
      <text:p text:style-name="Standard"><text:span text:style-name="Source_20_Text"><text:span text:style-name="T29"/></text:span></text:p>
      <text:p text:style-name="Standard"><text:span text:style-name="Source_20_Text"><text:span text:style-name="T40">&gt;&gt;&gt; Это неправильно, так как этот кэш не очищается</text:span></text:span></text:p>
      <text:p text:style-name="Standard"><text:span text:style-name="Source_20_Text"><text:span text:style-name="T40">def fibo_nth(n)</text:span></text:span></text:p>
      <text:p text:style-name="Standard"><text:span text:style-name="Source_20_Text"><text:span text:style-name="T40"><text:s text:c="2"/>@fibo_numbers ||= {0 =&gt; 0, 1 =&gt; 1}</text:span></text:span></text:p>
      <text:p text:style-name="Standard"><text:span text:style-name="Source_20_Text"><text:span text:style-name="T40"><text:s text:c="2"/>@fibo_numbers[n] ||= fibo_nth(n-2) + fibo_nth(n-1)</text:span></text:span></text:p>
      <text:p text:style-name="Standard"><text:span text:style-name="Source_20_Text"><text:span text:style-name="T40">end</text:span></text:span></text:p>
      <text:p text:style-name="Standard"><text:span text:style-name="Source_20_Text"><text:span text:style-name="T40">fibo_nth(20) #=&gt; 6765</text:span></text:span></text:p>
      <text:p text:style-name="Standard"><text:span text:style-name="Source_20_Text"><text:span text:style-name="T29"/></text:span></text:p>
      <text:p text:style-name="Standard"><text:span text:style-name="Source_20_Text"><text:span text:style-name="T15">В идеале, вспомогательные методы не должны быть видны/доступны пользователю</text:span></text:span></text:p>
      <text:p text:style-name="Standard"><text:span text:style-name="Source_20_Text"><text:span text:style-name="T15"><text:s text:c="3"/>lesson.33/recursion/fibo_memo_3</text:span></text:span></text:p>
      <text:p text:style-name="P44"/>
      <text:p text:style-name="Standard"><text:span text:style-name="Source_20_Text"><text:span text:style-name="T15">Беда в том, что в Руби можно вызвать вложенный метод. то есть, метод не является приватным. В итоге, нет смысла писать такие методы.</text:span></text:span></text:p>
      <text:p text:style-name="Standard"><text:span text:style-name="Source_20_Text"><text:span text:style-name="T15"><text:s text:c="2"/>lesson.33/recursion/fibo_memo_3 --call-inner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20">Задание</text:span></text:span></text:p>
      <text:p text:style-name="Standard"><text:soft-page-break/><text:span text:style-name="Source_20_Text"><text:span text:style-name="T20"/></text:span></text:p>
      <text:p text:style-name="P17">Задание: реализуйте процедуру, вычисляющую n-ное число в ряду фибоначчи, использующую ЦИКЛ (не рекурсию).</text:p>
      <text:p text:style-name="Liberation_20_Mono"><text:span text:style-name="Source_20_Text"><text:span text:style-name="T15"/></text:span></text:p>
      <text:p text:style-name="Liberation_20_Mono"><text:span text:style-name="Source_20_Text"><text:span text:style-name="T15">ответ: lesson.33/recursion/fibo_loop</text:span></text:span></text:p>
      <text:p text:style-name="Liberation_20_Mono"><text:span text:style-name="Source_20_Text"><text:span text:style-name="T15"/></text:span></text:p>
      <text:p text:style-name="P185"><text:span text:style-name="Source_20_Text"><text:span text:style-name="T20">(домашнее) Задание </text:span></text:span><text:span text:style-name="Source_20_Text"><text:span text:style-name="T16">нет на слайдах</text:span></text:span></text:p>
      <text:p text:style-name="P185"><text:span text:style-name="Source_20_Text"><text:span text:style-name="T20"/></text:span></text:p>
      <text:p text:style-name="P185"><text:span text:style-name="Source_20_Text"><text:span text:style-name="T17">(вариации на тему http://en.wikipedia.org/wiki/Caesar_cipher)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5">Реализуйте метод, производящий шифрование заданной строки путем сдвига ее символов на заданое число позиций вперед по кодировочной таблице (String#succ или String#next)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a b c d e f g h i j k l m n o p q r s t u v w x y z</text:span></text:span></text:p>
      <text:p text:style-name="P185"><text:span text:style-name="Source_20_Text"><text:span text:style-name="T15"><text:tab/>d e f g h i j k l m n o p q r s t u v w x y z { <text:s/>| <text:s/>}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shift_cipher('abcdef', 3) #=&gt; 'defghi'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Проблемы:</text:span></text:span></text:p>
      <text:p text:style-name="P185"><text:span text:style-name="Source_20_Text"><text:span text:style-name="T15">у пробела нет предыдущего печатаемого символа http://en.wikipedia.org/wiki/Latin-1</text:span></text:span></text:p>
      <text:p text:style-name="P185"><text:span text:style-name="Source_20_Text"><text:span text:style-name="T15"><text:tab/>&gt; ' '.ord #=&gt; 32</text:span></text:span></text:p>
      <text:p text:style-name="P185"><text:span text:style-name="Source_20_Text"><text:span text:style-name="T15"><text:tab/>&gt; 31.chr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начальный скрипт: lesson.32/recursion/cipher_machine_stub</text:span></text:span></text:p>
      <text:p text:style-name="P185"><text:span text:style-name="Source_20_Text"><text:span text:style-name="T15">ответ: lesson.32/recursion/cipher_machine_stub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Base case - сдвиг пустой строки дает пустую строку</text:span></text:span></text:p>
      <text:p text:style-name="P185"><text:span text:style-name="Source_20_Text"><text:span text:style-name="T17">Индукция - сдвинуть первый символ и присоединить к нему сдвинутую оставшуюся подстроку без первого символа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6">Дополнительное задание со звездочкой: реализуйте метод класса String#prev, который сдвигал бы строку влево. Достаточно, чтобы метод работал только для одного символа.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7"/></text:span></text:p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56">Рекурсивные структуры данных</text:p>
            <text:p text:style-name="P156">Задания на вывод парсингового дерева</text:p>
            <text:p text:style-name="P156"/>
          </table:table-cell>
          <table:table-cell table:style-name="Table45.A1" office:value-type="string">
            <text:p text:style-name="P157">Занятие 34+35</text:p>
            <text:p text:style-name="P157">(90 минут)</text:p>
          </table:table-cell>
        </table:table-row>
      </table:table>
      <text:p text:style-name="P185"><text:span text:style-name="Source_20_Text"><text:span text:style-name="T16"/></text:span></text:p>
      <text:p text:style-name="P185"><text:span text:style-name="Source_20_Text"><text:span text:style-name="T21">Раздаточный материал</text:span></text:span></text:p>
      <text:p text:style-name="P185"><text:span text:style-name="Source_20_Text"><text:span text:style-name="T21"/></text:span></text:p>
      <text:list xml:id="list1592783486" text:continue-list="list415424206" text:style-name="L69">
        <text:list-item>
          <text:p text:style-name="P293"><text:span text:style-name="Source_20_Text"><text:span text:style-name="T17">lesson.34.tar.bz2</text:span></text:span></text:p>
        </text:list-item>
        <text:list-item>
          <text:p text:style-name="P293"><text:span text:style-name="Source_20_Text"><text:span text:style-name="T17">lesson.35.tar.bz2</text:span></text:span></text:p>
          <text:p text:style-name="P293"><text:span text:style-name="Source_20_Text"><text:span text:style-name="T17"/></text:span></text:p>
        </text:list-item>
      </text:list>
      <text:p text:style-name="P185"><text:span text:style-name="Source_20_Text"><text:span text:style-name="T20">Разбор digital_root</text:span></text:span></text:p>
      <text:p text:style-name="P185"><text:span text:style-name="Source_20_Text"><text:span text:style-name="T20"/></text:span></text:p>
      <text:p text:style-name="P185"><text:span text:style-name="Source_20_Text"><text:span text:style-name="T15">см. lesson.35/recursion/digital_root_tonya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20">Рекурсивные структуры данных</text:span></text:span></text:p>
      <text:p text:style-name="P185"><text:span text:style-name="Source_20_Text"><text:span text:style-name="T20"/></text:span></text:p>
      <text:p text:style-name="P185"><text:span text:style-name="Source_20_Text"><text:span text:style-name="T15">см. слайд с красивыми картинками-тучками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в просао используется скобочная форма записи дерева:</text:span></text:span></text:p>
      <text:p text:style-name="P185"><text:span text:style-name="Source_20_Text"><text:span text:style-name="T15"><text:tab/>lesson.34/recursion/sent.en.parsed</text:span></text:span></text:p>
      <text:p text:style-name="P185"><text:span text:style-name="Source_20_Text"><text:span text:style-name="T15"><text:tab/>lesson.34/recursion/sent.de.parsed</text:span></text:span></text:p>
      <text:p text:style-name="P185"><text:span text:style-name="Source_20_Text"><text:span text:style-name="T15">&gt;&gt;&gt; Рассказать, что обозначают скобки. Первое после открыващей скобки это название узла. количество пробелов не имеет значение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которую можно удобро представить в виде дерева при помощи утилиты syn_ps2tree:</text:span></text:span></text:p>
      <text:p text:style-name="P185"><text:span text:style-name="Source_20_Text"><text:span text:style-name="T15"><text:tab/>&gt; cat sent.en.parsed | syn_ps2tree</text:span></text:span></text:p>
      <text:p text:style-name="P185"><text:span text:style-name="Source_20_Text"><text:span text:style-name="T15">получится как в файле:</text:span></text:span></text:p>
      <text:p text:style-name="P185"><text:span text:style-name="Source_20_Text"><text:span text:style-name="T15"><text:tab/>lesson.34/recursion/sent.en.parsed.tre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Дереве можно представить в виде вложенных массивов.</text:span></text:span></text:p>
      <text:p text:style-name="P185"><text:span text:style-name="Source_20_Text"><text:span text:style-name="T15">1) каждый уровень это массив узлов</text:span></text:span></text:p>
      <text:p text:style-name="P185"><text:span text:style-name="Source_20_Text"><text:span text:style-name="T15">2) если у некоторого узла есть дочерние узлы, то сразу за этим узлом в массиве будет еще один массив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!!! Вопрос: перечислите в каком порядке располазались бы в массиве указанные на картинке узлы?</text:span></text:span></text:p>
      <text:p text:style-name="P185"><text:span text:style-name="Source_20_Text"><text:span text:style-name="T15"><text:tab/>ответ: 1 11 111 12 13 131 132 <text:s text:c="4"/># в порядке обхода графа в глубину 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!!! Вопрос: где располагались бы дочерние узлы (например 1311, 1312) узла 131?</text:span></text:span></text:p>
      <text:p text:style-name="P185"><text:span text:style-name="Source_20_Text"><text:span text:style-name="T20"/></text:span></text:p>
      <text:p text:style-name="P185"><text:span text:style-name="Source_20_Text"><text:span text:style-name="T15">см. массивы, заданные в файле display_parse_tree_stub</text:span></text:span></text:p>
      <text:p text:style-name="P185"><text:span text:style-name="Source_20_Text"><text:span text:style-name="T15"><text:tab/>parsing1 - дерево немецкого предложения</text:span></text:span></text:p>
      <text:p text:style-name="P185"><text:span text:style-name="Source_20_Text"><text:span text:style-name="T15"><text:tab/>parsing2 - дерево английского предложения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&gt;&gt;&gt; показать как его создать такой массив из скобочной записи:</text:span></text:span></text:p>
      <text:list xml:id="list466391188" text:style-name="L72">
        <text:list-item>
          <text:p text:style-name="P296"><text:span text:style-name="Source_20_Text"><text:span text:style-name="T15">заменить (( на [ и )) на ]</text:span></text:span></text:p>
        </text:list-item>
      </text:list>
      <text:p text:style-name="P185"><text:span text:style-name="Source_20_Text"><text:span text:style-name="T15"/></text:span></text:p>
      <text:p text:style-name="P185"><text:span text:style-name="Source_20_Text"><text:span text:style-name="T15">&gt;&gt;&gt; показать, как из дерева создать такой массив:</text:span></text:span></text:p>
      <text:list xml:id="list2096265649" text:style-name="L73">
        <text:list-item>
          <text:p text:style-name="P297"><text:span text:style-name="Source_20_Text"><text:span text:style-name="T15">каждый </text:span></text:span><text:span text:style-name="Source_20_Text"><text:span text:style-name="T20">первый</text:span></text:span><text:span text:style-name="Source_20_Text"><text:span text:style-name="T15"> элемент уровня это новый массив, там ставить [</text:span></text:span></text:p>
        </text:list-item>
        <text:list-item>
          <text:p text:style-name="P297"><text:span text:style-name="Source_20_Text"><text:span text:style-name="T15">когда уровень вложенности понижается, то ставить ] на каждый шаг понижения вложенности.</text:span></text:span></text:p>
          <text:p text:style-name="P297"><text:soft-page-break/><text:span text:style-name="Source_20_Text"><text:span text:style-name="T15"/></text:span></text:p>
        </text:list-item>
      </text:list>
      <text:p text:style-name="P185"><text:span text:style-name="Source_20_Text"><text:span text:style-name="T15">!!! Задание: вывести парсинговое дерево, представленное в виде вложенных массивов. В итоге должно получиться нечто похожее на sent.en.parsed.tre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ответ: lesson.34/recursion/display_parse_tree</text:span></text:span></text:p>
      <text:p text:style-name="P185"><text:span text:style-name="Source_20_Text"><text:span text:style-name="T15">начальный скрипт: lesson.34/recursion/display_parse_tree_stub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для сравнения используйте команду (отличия должны быть минимальны)</text:span></text:span></text:p>
      <text:p text:style-name="P185"><text:span text:style-name="Source_20_Text"><text:span text:style-name="T15"><text:tab/>display_parse_tree_stub | diff -Z - sent.en.parsed.tre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!!! Задание: реализуйте аналог скрипта syn_ps2tree, который берет на вход скобочное представление дерева (как в sent.{en,de}parsed) и преобразует его в дерево (как в sent.{en,de}.parsed.tree). 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a) реализация без рекурсии</text:span></text:span></text:p>
      <text:p text:style-name="P185"><text:span text:style-name="Source_20_Text"><text:span text:style-name="T15"><text:tab/><text:tab/>ответ: scripts/syntagma.awk функция print_ps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b) преобразовав скобочную запись в систему вложенных массивов как в предыдущем задании и воспользовавшись уже разработанным методом show_parsing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6">TODO: Сделать то же самое при помощи Hash, положить в lesson.35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6"/></text:span></text:p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156">Merge sort</text:p>
            <text:p text:style-name="P156">Задание от Полины: dict_intersect</text:p>
          </table:table-cell>
          <table:table-cell table:style-name="Table46.A1" office:value-type="string">
            <text:p text:style-name="P157">Занятие 36+37</text:p>
            <text:p text:style-name="P157">(90 минут)</text:p>
          </table:table-cell>
        </table:table-row>
      </table:table>
      <text:p text:style-name="P185"><text:span text:style-name="Source_20_Text"><text:span text:style-name="T20"/></text:span></text:p>
      <text:p text:style-name="P185"><text:span text:style-name="Source_20_Text"><text:span text:style-name="T20">Раздаточный материал</text:span></text:span></text:p>
      <text:p text:style-name="P185"><text:span text:style-name="Source_20_Text"><text:span text:style-name="T20"/></text:span></text:p>
      <text:list xml:id="list1125217054" text:style-name="L74">
        <text:list-item>
          <text:p text:style-name="P298"><text:span text:style-name="Source_20_Text"><text:span text:style-name="T15">lesson.36.tar.bz2</text:span></text:span><text:span text:style-name="Source_20_Text"><text:span text:style-name="T15"> -- ОБНОВЛЕН!!</text:span></text:span></text:p>
        </text:list-item>
        <text:list-item>
          <text:p text:style-name="P298"><text:span text:style-name="Source_20_Text"><text:span text:style-name="T15">lesson.37.tar.bz2</text:span></text:span></text:p>
        </text:list-item>
      </text:list>
      <text:p text:style-name="P185"><text:span text:style-name="Source_20_Text"><text:span text:style-name="T20"/></text:span></text:p>
      <text:p text:style-name="P185"><text:span text:style-name="Source_20_Text"><text:span text:style-name="T20">Обсудить</text:span></text:span></text:p>
      <text:p text:style-name="P185"><text:span text:style-name="Source_20_Text"><text:span text:style-name="T20"/></text:span></text:p>
      <text:p text:style-name="P185"><text:span text:style-name="Source_20_Text"><text:span text:style-name="T15">Какую задачу на bruteforcing with стоит решить?</text:span></text:span></text:p>
      <text:list xml:id="list444672803" text:style-name="L75">
        <text:list-item>
          <text:p text:style-name="P299"><text:span text:style-name="Source_20_Text"><text:span text:style-name="T15">расставить на доске 8 ферзей так, чтобы они не атаковали друг друга</text:span></text:span></text:p>
        </text:list-item>
        <text:list-item>
          <text:p text:style-name="P299"><text:span text:style-name="Source_20_Text"><text:span text:style-name="T15">magic square (расставить числа так, чтобы сумма по всем ст</text:span></text:span><text:span text:style-name="Source_20_Text"><text:span text:style-name="T15">р</text:span></text:span><text:span text:style-name="Source_20_Text"><text:span text:style-name="T15">окам</text:span></text:span><text:span text:style-name="Source_20_Text"><text:span text:style-name="T15">, колонкам и диагоналям была равно. в квадрате 3x3 сумма = 15, в квадрате 4x4 сумма равна 34)</text:span></text:span></text:p>
        </text:list-item>
        <text:list-item>
          <text:p text:style-name="P299"><text:span text:style-name="Source_20_Text"><text:span text:style-name="T15">sudoku (похожа на magic square)</text:span></text:span></text:p>
        </text:list-item>
      </text:list>
      <text:p text:style-name="P185"><text:span text:style-name="Source_20_Text"><text:span text:style-name="T20"/></text:span></text:p>
      <text:p text:style-name="P185"><text:span text:style-name="Source_20_Text"><text:span text:style-name="T20">Merge sort</text:span></text:span></text:p>
      <text:p text:style-name="P185"><text:span text:style-name="Source_20_Text"><text:span text:style-name="T20"/></text:span></text:p>
      <text:p text:style-name="P185"><text:span text:style-name="Source_20_Text"><text:span text:style-name="T15">см. презентацию sorting.odp</text:span></text:span></text:p>
      <text:p text:style-name="P185"><text:span text:style-name="Source_20_Text"><text:span text:style-name="T20"/></text:span></text:p>
      <text:p text:style-name="P185"><text:span text:style-name="Source_20_Text"><text:span text:style-name="T15">explanation</text:span></text:span><text:span text:style-name="Source_20_Text"><text:span text:style-name="T15">: </text:span></text:span><text:span text:style-name="Source_20_Text"><text:span text:style-name="T15">https://www.youtube.com/watch?v=TzeBrDU-JaY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explained in a dance</text:span></text:span><text:span text:style-name="Source_20_Text"><text:span text:style-name="T15">: </text:span></text:span><text:span text:style-name="Source_20_Text"><text:span text:style-name="T15">https://www.youtube.com/watch?v=XaqR3G_NVoo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!!! Задание: реализайте процедуру слияния двух </text:span></text:span><text:span text:style-name="Source_20_Text"><text:span text:style-name="T15">отсортированных </text:span></text:span><text:span text:style-name="Source_20_Text"><text:span text:style-name="T15">массивов в один</text:span></text:span><text:span text:style-name="Source_20_Text"><text:span text:style-name="T15"> (новый) массив</text:span></text:span><text:span text:style-name="Source_20_Text"><text:span text:style-name="T15">.</text:span></text:span></text:p>
      <text:p text:style-name="P185"><text:span text:style-name="Source_20_Text"><text:span text:style-name="T15"><text:tab/>начальный скрипт: </text:span></text:span><text:span text:style-name="Source_20_Text"><text:span text:style-name="T15">lesson.36/merge_sort/</text:span></text:span><text:span text:style-name="Source_20_Text"><text:span text:style-name="T15">merging_stub</text:span></text:span></text:p>
      <text:p text:style-name="P185"><text:span text:style-name="Source_20_Text"><text:span text:style-name="T15"><text:tab/>ответ: <text:s/></text:span></text:span><text:span text:style-name="Source_20_Text"><text:span text:style-name="T15">lesson.36/merge_sort/</text:span></text:span><text:span text:style-name="Source_20_Text"><text:span text:style-name="T15">merging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7"><text:tab/>Инструмен</text:span></text:span><text:span text:style-name="Source_20_Text"><text:span text:style-name="T17">т</text:span></text:span><text:span text:style-name="Source_20_Text"><text:span text:style-name="T17">ы:</text:span></text:span></text:p>
      <text:p text:style-name="P185"><text:span text:style-name="Source_20_Text"><text:span text:style-name="T17"><text:tab/>цикл </text:span></text:span></text:p>
      <text:p text:style-name="P185"><text:span text:style-name="Source_20_Text"><text:span text:style-name="T17"><text:tab/>Array#shift - деструктивный способ, нельзя использовать для сортировки на месте</text:span></text:span></text:p>
      <text:p text:style-name="P185"><text:span text:style-name="Source_20_Text"><text:span text:style-name="T17"><text:tab/>Array[lind..-1] - получение остатка массива начиная с позиции lind</text:span></text:span></text:p>
      <text:p text:style-name="P185"><text:span text:style-name="Source_20_Text"><text:span text:style-name="T17"><text:tab/>Array#+ - объединение массивов</text:span></text:span></text:p>
      <text:p text:style-name="P185"><text:span text:style-name="Source_20_Text"><text:span text:style-name="T17"><text:tab/>Array#concat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!!! Задание: merge sort to new</text:span></text:span></text:p>
      <text:p text:style-name="P185"><text:span text:style-name="Source_20_Text"><text:span text:style-name="T17">см. решени</text:span></text:span><text:span text:style-name="Source_20_Text"><text:span text:style-name="T17">я</text:span></text:span><text:span text:style-name="Source_20_Text"><text:span text:style-name="T17"> ивана</text:span></text:span></text:p>
      <text:p text:style-name="P185"><text:span text:style-name="Source_20_Text"><text:span text:style-name="T17"><text:tab/></text:span></text:span><text:span text:style-name="Source_20_Text"><text:span text:style-name="T17">lesson.36/merge_sort_ivan/merge_sort.rb </text:span></text:span><text:span text:style-name="Source_20_Text"><text:span text:style-name="T17">– </text:span></text:span><text:span text:style-name="Source_20_Text"><text:span text:style-name="T18">СМ мой комментарий </text:span></text:span><text:span text:style-name="Source_20_Text"><text:span text:style-name="T18">в скрипте</text:span></text:span><text:span text:style-name="Source_20_Text"><text:span text:style-name="T18">!</text:span></text:span></text:p>
      <text:p text:style-name="P185"><text:span text:style-name="Source_20_Text"><text:span text:style-name="T17"><text:tab/>lesson.36/merge_sort_ivan/mergesort.rb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!!! Задание </text:span></text:span><text:span text:style-name="Source_20_Text"><text:span text:style-name="T17">«побыть скриптом»</text:span></text:span><text:span text:style-name="Source_20_Text"><text:span text:style-name="T17">: глядя на реализацию, показать на карточках, как сортируется массив. акцент сделать на разбиение массива на части и на рекурсивный вызов. Объяснять в деталях процедуру склейки не надо</text:span></text:span><text:span text:style-name="Source_20_Text"><text:span text:style-name="T17">.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&gt;&gt;&gt; тут важно увидеть, что сначала выполняется погружение и выход из левой ветки, и только потом происходит то же самое для правой ветки (то есть, как обход графа в глубину).</text:span></text:span></text:p>
      <text:p text:style-name="P185"><text:soft-page-break/><text:span text:style-name="Source_20_Text"><text:span text:style-name="T17"/></text:span></text:p>
      <text:p text:style-name="P185"><text:span text:style-name="Source_20_Text"><text:span text:style-name="T17">&gt;&gt;&gt; </text:span></text:span><text:span text:style-name="Source_20_Text"><text:span text:style-name="T17">П</text:span></text:span><text:span text:style-name="Source_20_Text"><text:span text:style-name="T17">роиграйте на карточках то, что делает скрипт, согласно выведенной дебаговой информации </text:span></text:span><text:span text:style-name="Source_20_Text"><text:span text:style-name="T17">(можно изменить сортируемый массив, чтобы соответствовал карточкам)</text:span></text:span><text:span text:style-name="Source_20_Text"><text:span text:style-name="T17">.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<text:tab/>lesson.36/</text:span></text:span><text:span text:style-name="Source_20_Text"><text:span text:style-name="T17">merge_sort_ivan/</text:span></text:span><text:span text:style-name="Source_20_Text"><text:span text:style-name="T17">merge_sort_verbose.rb</text:span></text:span></text:p>
      <text:p text:style-name="P185"><text:span text:style-name="Source_20_Text"><text:span text:style-name="T17"><text:tab/></text:span></text:span><text:span text:style-name="Source_20_Text"><text:span text:style-name="T17">пример выхода: </text:span></text:span><text:span text:style-name="Source_20_Text"><text:span text:style-name="T17">merge_sort_verbose.</text:span></text:span><text:span text:style-name="Source_20_Text"><text:span text:style-name="T17">out</text:span></text:span></text:p>
      <text:p text:style-name="P185"><text:span text:style-name="Source_20_Text"><text:span text:style-name="T16"/></text:span></text:p>
      <text:p text:style-name="P193"><text:span text:style-name="Source_20_Text"><text:span text:style-name="T17">!!! </text:span></text:span><text:span text:style-name="Source_20_Text"><text:span text:style-name="T17">Задание: </text:span></text:span><text:span text:style-name="Source_20_Text"><text:span text:style-name="T17">добавить в скрипт </text:span></text:span><text:span text:style-name="Source_20_Text"><text:span text:style-name="T17">вывод дебаговой информации</text:span></text:span><text:span text:style-name="Source_20_Text"><text:span text:style-name="T17"> и увидеть, как разбивается массив на части и как он сортируется по частям. </text:span></text:span><text:span text:style-name="Source_20_Text"><text:span text:style-name="T17">Желательно сделать так, чтобы диагностическое сообщение, выводимое из вложенного вызова, выводилось с более глубоким отступом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@debug = true 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def verboser msg, level=0 </text:span></text:span></text:p>
      <text:p text:style-name="P185"><text:span text:style-name="Source_20_Text"><text:span text:style-name="T17"><text:s text:c="2"/>if @debug </text:span></text:span></text:p>
      <text:p text:style-name="P185"><text:span text:style-name="Source_20_Text"><text:span text:style-name="T17"><text:s text:c="4"/>puts " <text:s text:c="2"/>" * level + msg </text:span></text:span></text:p>
      <text:p text:style-name="P185"><text:span text:style-name="Source_20_Text"><text:span text:style-name="T17"><text:s text:c="2"/>end </text:span></text:span></text:p>
      <text:p text:style-name="P185"><text:span text:style-name="Source_20_Text"><text:span text:style-name="T17">end 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<text:tab/></text:span></text:span><text:span text:style-name="Source_20_Text"><text:span text:style-name="T17">ответ: lesson.36/</text:span></text:span><text:span text:style-name="Source_20_Text"><text:span text:style-name="T17">merge_sort_ivan/</text:span></text:span><text:span text:style-name="Source_20_Text"><text:span text:style-name="T17">merge_sort_verbose.rb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5">!!!</text:span></text:span><text:span text:style-name="Source_20_Text"><text:span text:style-name="T15"> </text:span></text:span><text:span text:style-name="Source_20_Text"><text:span text:style-name="T15">Задание: </text:span></text:span><text:span text:style-name="Source_20_Text"><text:span text:style-name="T15">подсчитайте, сколько раз вызывается метод mergesort и </text:span></text:span><text:span text:style-name="Source_20_Text"><text:span text:style-name="T15">исследуйте, как меняется количество вызовов метода mergesort, если делить массив не на р</text:span></text:span><text:span text:style-name="Source_20_Text"><text:span text:style-name="T15">а</text:span></text:span><text:span text:style-name="Source_20_Text"><text:span text:style-name="T15">вные части, а , </text:span></text:span><text:span text:style-name="Source_20_Text"><text:span text:style-name="T15">например, 2</text:span></text:span><text:span text:style-name="Source_20_Text"><text:span text:style-name="T15">:</text:span></text:span><text:span text:style-name="Source_20_Text"><text:span text:style-name="T15">1. </text:span></text:span><text:span text:style-name="Source_20_Text"><text:span text:style-name="T15">Что меняется?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</text:span></text:span><text:span text:style-name="Source_20_Text"><text:span text:style-name="T15">&gt; </text:span></text:span><text:span text:style-name="Source_20_Text"><text:span text:style-name="T15">mid = array.size*2 / 3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7"><text:tab/></text:span></text:span><text:span text:style-name="Source_20_Text"><text:span text:style-name="T17">начальный скрипт</text:span></text:span><text:span text:style-name="Source_20_Text"><text:span text:style-name="T17">: lesson.36/</text:span></text:span><text:span text:style-name="Source_20_Text"><text:span text:style-name="T17">merge_sort_ivan/</text:span></text:span><text:span text:style-name="Source_20_Text"><text:span text:style-name="T17">merge_sort_verbose.rb</text:span></text:span></text:p>
      <text:p text:style-name="P185"><text:span text:style-name="Source_20_Text"><text:span text:style-name="T17"><text:tab/></text:span></text:span><text:span text:style-name="Source_20_Text"><text:span text:style-name="T17">ответ: </text:span></text:span><text:span text:style-name="Source_20_Text"><text:span text:style-name="T17">lesson.36/</text:span></text:span><text:span text:style-name="Source_20_Text"><text:span text:style-name="T17">merge_sort_ivan/</text:span></text:span><text:span text:style-name="Source_20_Text"><text:span text:style-name="T17">merge_sort_verbose_with_counts.rb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5">!!! Задание: merge sort in plac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слайд 23</text:span></text:span></text:p>
      <text:p text:style-name="P185"><text:span text:style-name="Source_20_Text"><text:span text:style-name="T29"/></text:span></text:p>
      <text:p text:style-name="P185"><text:span text:style-name="Source_20_Text"><text:span text:style-name="T19">далее снова презентация basic_ruby.rb</text:span></text:span></text:p>
      <text:p text:style-name="P185"><text:span text:style-name="Source_20_Text"><text:span text:style-name="T19"/></text:span></text:p>
      <text:p text:style-name="P185"><text:span text:style-name="Source_20_Text"><text:span text:style-name="T20">Задание </text:span></text:span><text:span text:style-name="Source_20_Text"><text:span text:style-name="T20">dict_intersect (</text:span></text:span><text:span text:style-name="Source_20_Text"><text:span text:style-name="T20">от </text:span></text:span><text:span text:style-name="Source_20_Text"><text:span text:style-name="T20">Полины)</text:span></text:span></text:p>
      <text:p text:style-name="P185"><text:span text:style-name="Source_20_Text"><text:span text:style-name="T20"/></text:span></text:p>
      <text:p text:style-name="P185"><text:span text:style-name="Source_20_Text"><text:span text:style-name="T15">lesson.37/dict_intersect/</text:span></text:span></text:p>
      <text:p text:style-name="P185"><text:span text:style-name="Source_20_Text"><text:span text:style-name="T20"/></text:span></text:p>
      <text:p text:style-name="P192"><text:span text:style-name="Source_20_Text"><text:span text:style-name="T15">Разработайте скрипт, который удалит слова, перечисленные в сем</text:span></text:span><text:span text:style-name="Source_20_Text"><text:span text:style-name="T15">.</text:span></text:span><text:span text:style-name="Source_20_Text"><text:span text:style-name="T15"> словаре (файл </text:span></text:span><text:span text:style-name="Source_20_Text"><text:span text:style-name="T15">noun_negative.srcsmd </text:span></text:span><text:span text:style-name="Source_20_Text"><text:span text:style-name="T15">) из файла, содержащего англо-китайские соответствия (файл </text:span></text:span><text:span text:style-name="Source_20_Text"><text:span text:style-name="T15">eng_negative_effect_translated_ch </text:span></text:span><text:span text:style-name="Source_20_Text"><text:span text:style-name="T15">). Результирующий файл должен содержать </text:span></text:span><text:span text:style-name="Source_20_Text"><text:span text:style-name="T15">сокращенный набор </text:span></text:span><text:span text:style-name="Source_20_Text"><text:span text:style-name="T15">англо-китайски</text:span></text:span><text:span text:style-name="Source_20_Text"><text:span text:style-name="T15">х</text:span></text:span><text:span text:style-name="Source_20_Text"><text:span text:style-name="T15"> соответстви</text:span></text:span><text:span text:style-name="Source_20_Text"><text:span text:style-name="T15">й</text:span></text:span><text:span text:style-name="Source_20_Text"><text:span text:style-name="T15"> в первонача</text:span></text:span><text:span text:style-name="Source_20_Text"><text:span text:style-name="T15">л</text:span></text:span><text:span text:style-name="Source_20_Text"><text:span text:style-name="T15">ьно</text:span></text:span><text:span text:style-name="Source_20_Text"><text:span text:style-name="T15">м</text:span></text:span><text:span text:style-name="Source_20_Text"><text:span text:style-name="T15"> формате (</text:span></text:span><text:span text:style-name="Source_20_Text"><text:span text:style-name="T15">в том числе,</text:span></text:span><text:span text:style-name="Source_20_Text"><text:span text:style-name="T15"> с тем же порядком слов</text:span></text:span><text:span text:style-name="Source_20_Text"><text:span text:style-name="T15">)</text:span></text:span><text:span text:style-name="Source_20_Text"><text:span text:style-name="T15">.</text:span></text:span></text:p>
      <text:p text:style-name="P192"><text:span text:style-name="Source_20_Text"><text:span text:style-name="T15"/></text:span></text:p>
      <text:p text:style-name="P185"><text:span text:style-name="Source_20_Text"><text:span text:style-name="T15">&gt; dict_intersect </text:span></text:span><text:span text:style-name="Source_20_Text"><text:span text:style-name="T15">noun_negative.srcsmd eng_negative_effect_translated_ch </text:span></text:span></text:p>
      <text:p text:style-name="P185"><text:span text:style-name="Source_20_Text"><text:span text:style-name="T20"/></text:span></text:p>
      <text:p text:style-name="P185"><text:soft-page-break/><text:span text:style-name="Source_20_Text"><text:span text:style-name="T15">ожидаемый выход:</text:span></text:span></text:p>
      <text:p text:style-name="P185"><text:span text:style-name="Source_20_Text"><text:span text:style-name="T15">eng_negative_effect_translated_ch.out.polina 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начальный скрипт: нет. хаха</text:span></text:span></text:p>
      <text:p text:style-name="P185"><text:span text:style-name="Source_20_Text"><text:span text:style-name="T15">ответ: </text:span></text:span><text:span text:style-name="Source_20_Text"><text:span text:style-name="T15">dict_intersect_polina 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Дополнительное задание: исследуйте отличия в выходе двух скриптов:</text:span></text:span></text:p>
      <text:p text:style-name="P185"><text:span text:style-name="Source_20_Text"><text:span text:style-name="T15"><text:tab/></text:span></text:span><text:span text:style-name="Source_20_Text"><text:span text:style-name="T15">eng_negative_effect_translated_ch.out.polina </text:span></text:span></text:p>
      <text:p text:style-name="P185"><text:span text:style-name="Source_20_Text"><text:span text:style-name="T15"><text:tab/></text:span></text:span><text:span text:style-name="Source_20_Text"><text:span text:style-name="T15">eng_negative_effect_translated_ch.out.krot 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Ответ: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&gt; diff -b file1 file2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Измените</text:span></text:span><text:span text:style-name="Source_20_Text"><text:span text:style-name="T15"> ваш скрипт так, чтобы выход был как в файле</text:span></text:span></text:p>
      <text:p text:style-name="P185"><text:span text:style-name="Source_20_Text"><text:span text:style-name="T15"><text:tab/></text:span></text:span><text:span text:style-name="Source_20_Text"><text:span text:style-name="T15">eng_negative_effect_translated_ch.out.krot 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ответ 2: </text:span></text:span><text:span text:style-name="Source_20_Text"><text:span text:style-name="T15">dict_intersect_krot </text:span></text:span></text:p>
      <text:p text:style-name="P185"><text:span text:style-name="Source_20_Text"><text:span text:style-name="T30"/></text:span></text:p>
      <table:table table:name="Таблица16" table:style-name="Таблица16">
        <table:table-column table:style-name="Таблица16.A"/>
        <table:table-column table:style-name="Таблица16.B"/>
        <table:table-row table:style-name="Таблица16.1">
          <table:table-cell table:style-name="Таблица16.A1" office:value-type="string">
            <text:p text:style-name="P156">Сериализация</text:p>
            <text:p text:style-name="P156">Задания на обработку тесткейсов в формате LUT</text:p>
          </table:table-cell>
          <table:table-cell table:style-name="Таблица16.A1" office:value-type="string">
            <text:p text:style-name="P157">Занятие 38</text:p>
            <text:p text:style-name="P157">(90 минут)</text:p>
          </table:table-cell>
        </table:table-row>
      </table:table>
      <text:p text:style-name="P185"><text:span text:style-name="Source_20_Text"><text:span text:style-name="T16"/></text:span></text:p>
      <text:p text:style-name="P185"><text:a xlink:type="simple" xlink:href="http://rubylearning.com/satishtalim/object_serialization.html"><text:span text:style-name="Source_20_Text"><text:span text:style-name="T16">http://rubylearning.com/satishtalim/object_serialization.html</text:span></text:span></text:a></text:p>
      <text:p text:style-name="P185"><text:span text:style-name="Source_20_Text"><text:span text:style-name="T16"/></text:span></text:p>
      <text:p text:style-name="P185"><text:span text:style-name="Source_20_Text"><text:span text:style-name="T21">Сериализация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Представление объектов в виде строки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Цель: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1. сохранить данные в файле или передать данные другой программе (даже по сети, даже на другом языке программирования)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2. глубокое копирование сложных объектов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Десериализация - восстановление объекта из строчного (сериализованного) представления.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7">Чтение: </text:span></text:span><text:a xlink:type="simple" xlink:href="http://www.skorks.com/2010/04/serializing-and-deserializing-objects-with-ruby/"><text:span text:style-name="Source_20_Text"><text:span text:style-name="T17">http://www.skorks.com/2010/04/serializing-and-deserializing-objects-with-ruby/</text:span></text:span></text:a></text:p>
      <text:p text:style-name="P185"><text:span text:style-name="Source_20_Text"><text:span text:style-name="T16"/></text:span></text:p>
      <text:p text:style-name="P185"><text:span text:style-name="Source_20_Text"><text:span text:style-name="T17">Механизмы в Ruby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1) Marshal - самый быстрый, самый не human readable (бинарный)</text:span></text:span><text:span text:style-name="Source_20_Text"><text:span text:style-name="T17">, не cross-language, работает для любых объектов</text:span></text:span></text:p>
      <text:p text:style-name="P185"><text:span text:style-name="Source_20_Text"><text:span text:style-name="T17">2) YAML - самый медленный, human readable, cross-language</text:span></text:span><text:span text:style-name="Source_20_Text"><text:span text:style-name="T17">,</text:span></text:span></text:p>
      <text:p text:style-name="P185"><text:span text:style-name="Source_20_Text"><text:span text:style-name="T17">3) JSON - среднебыстрый, human readable, cross-language, из коробки пригоден только для сериализации</text:span></text:span><text:span text:style-name="Source_20_Text"><text:span text:style-name="T17"> Hash/Array/String/Numeric..., но легко расширяем до пользовательский классов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6">TODO: может ли YAML сериализовать пользовательский объекты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21">Marshal и глубокое копирование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Поверхностное копирование - копирование только самого верхнего уровня объекта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<text:tab/></text:span></text:span><text:span text:style-name="Source_20_Text"><text:span text:style-name="T17">ri Object#dup</text:span></text:span></text:p>
      <text:p text:style-name="P185"><text:span text:style-name="Source_20_Text"><text:span text:style-name="T17"><text:tab/></text:span></text:span><text:span text:style-name="Source_20_Text"><text:span text:style-name="T17">ri Object#clone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a = ["hello", {"one"=&gt;"uno", "two"=&gt;"dos", "three"=&gt;"tres"}, 42]</text:span></text:span></text:p>
      <text:p text:style-name="P185"><text:span text:style-name="Source_20_Text"><text:span text:style-name="T17">b = a.dup</text:span></text:span></text:p>
      <text:p text:style-name="P185"><text:span text:style-name="Source_20_Text"><text:span text:style-name="T17">b = ["hello", {"one"=&gt;"uno", "two"=&gt;"dos", "three"=&gt;"tres"}, 42]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&gt;&gt;&gt; здесь строка "hello" это один и тот же объект. same about the hash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см. serialization/test_dup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Механизм Marshal позволяет </text:span></text:span><text:span text:style-name="Source_20_Text"><text:span text:style-name="T17">сделать глубокую (полную) копию объекта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<text:tab/>serialized = Marshal.dump(a)</text:span></text:span></text:p>
      <text:p text:style-name="P185"><text:soft-page-break/><text:span text:style-name="Source_20_Text"><text:span text:style-name="T17"><text:tab/>b = Marshal.load(serialized)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или короче: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<text:tab/>b = Marshal.load(Marshal.dump(a))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см. serialization/test_</text:span></text:span><text:span text:style-name="Source_20_Text"><text:span text:style-name="T17">marshal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Аналогично работает для пользовательских классов:</text:span></text:span></text:p>
      <text:p text:style-name="P185"><text:span text:style-name="Source_20_Text"><text:span text:style-name="T17"><text:tab/>serialization/test_dup_with_user_class</text:span></text:span></text:p>
      <text:p text:style-name="P185"><text:span text:style-name="Source_20_Text"><text:span text:style-name="T17"><text:tab/>serialization/test_marshal_with_user_class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Есть другие подходы с грубокому копированию: сложный объект обходит все свои внутренние объекты и копирует их. Те в свою очередь также создают копии своих внутренних объектов.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<text:tab/>serialization/test_</text:span></text:span><text:span text:style-name="Source_20_Text"><text:span text:style-name="T17">deep</text:span></text:span><text:span text:style-name="Source_20_Text"><text:span text:style-name="T17">_with_user_class</text:span></text:span></text:p>
      <text:p text:style-name="P185"><text:span text:style-name="Source_20_Text"><text:span text:style-name="T17"><text:tab/>см. метод deep_dup и его альтернатива локальный </text:span></text:span><text:span text:style-name="Source_20_Text"><text:span text:style-name="T17">Parson#</text:span></text:span><text:span text:style-name="Source_20_Text"><text:span text:style-name="T17">dup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Десериализация</text:span></text:span></text:p>
      <text:p text:style-name="P185"><text:span text:style-name="Source_20_Text"><text:span text:style-name="T17">данные в двоичном коде, полученные при помощи Marshal.dump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см serialization/test_deserialize.dump</text:span></text:span></text:p>
      <text:p text:style-name="P185"><text:span text:style-name="Source_20_Text"><text:span text:style-name="T17">serializ</text:span></text:span><text:span text:style-name="Source_20_Text"><text:span text:style-name="T17">ation</text:span></text:span><text:span text:style-name="Source_20_Text"><text:span text:style-name="T17">/test_deserialize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NB: работает ли это для нескольких объектов одновременно?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21">JSON</text:span></text:span></text:p>
      <text:p text:style-name="P185"><text:span text:style-name="Source_20_Text"><text:span text:style-name="T21"/></text:span></text:p>
      <text:p text:style-name="P185"><text:span text:style-name="Source_20_Text"><text:span text:style-name="T17">human readable</text:span></text:span></text:p>
      <text:p text:style-name="P185"><text:span text:style-name="Source_20_Text"><text:span text:style-name="T17">cross-language</text:span></text:span></text:p>
      <text:p text:style-name="P185"><text:span text:style-name="Source_20_Text"><text:span text:style-name="T17">медленнее, чем Marshal</text:span></text:span></text:p>
      <text:p text:style-name="P185"><text:span text:style-name="Source_20_Text"><text:span text:style-name="T17">из коробки работает только для простых типов данных и Array/Hash/String. не работает для Symbol, Range (?)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ri JSON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JSON.dump</text:span></text:span></text:p>
      <text:p text:style-name="P185"><text:span text:style-name="Source_20_Text"><text:span text:style-name="T17">JSON.load</text:span></text:span></text:p>
      <text:p text:style-name="P185"><text:span text:style-name="Source_20_Text"><text:span text:style-name="T17">JSON.parse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JSON внешняя библиотека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<text:tab/>require 'json'</text:span></text:span></text:p>
      <text:p text:style-name="P185"><text:span text:style-name="Source_20_Text"><text:span text:style-name="T21"/></text:span></text:p>
      <text:p text:style-name="P185"><text:span text:style-name="Source_20_Text"><text:span text:style-name="T17">см </text:span></text:span><text:span text:style-name="Source_20_Text"><text:span text:style-name="T17">serialization/</text:span></text:span><text:span text:style-name="Source_20_Text"><text:span text:style-name="T17">test_json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метод JSON.parse понимает результат метода inspect</text:span></text:span><text:span text:style-name="Source_20_Text"><text:span text:style-name="T17"> для некоторых типов объектов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serialization/test_json_2 </text:span></text:span></text:p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office:value-type="string">
            <text:p text:style-name="P156">Классы (начальные сведения)</text:p>
            <text:p text:style-name="P156"/>
          </table:table-cell>
          <table:table-cell table:style-name="Table47.A1" office:value-type="string">
            <text:p text:style-name="P157">Занятие 39</text:p>
            <text:p text:style-name="P157">(90 минут)</text:p>
          </table:table-cell>
        </table:table-row>
      </table:table>
      <text:p text:style-name="P185"><text:span text:style-name="Source_20_Text"><text:span text:style-name="T17"/></text:span></text:p>
      <text:p text:style-name="P65">Раздаточный материал:</text:p>
      <text:p text:style-name="P65"/>
      <text:list xml:id="list1466111108" text:style-name="L76">
        <text:list-item>
          <text:p text:style-name="P227">lesson.39.tar.bz2</text:p>
        </text:list-item>
      </text:list>
      <text:p text:style-name="P65"/>
      <text:p text:style-name="P65">Разбор задания tc_sync_reqstate</text:p>
      <text:list xml:id="list2069652918" text:style-name="L77">
        <text:list-header>
          <text:p text:style-name="P228"/>
        </text:list-header>
        <text:list-item>
          <text:p text:style-name="P228">Маша расскажет про свою реализацию</text:p>
        </text:list-item>
        <text:list-item>
          <text:p text:style-name="P228">потом я расскажу о своей, более сложной и абстрактной, реализации</text:p>
        </text:list-item>
        <text:list-item>
          <text:p text:style-name="P228">Решить, кто опубликует скрипты в testutils/ldb_unit_testing.</text:p>
        </text:list-item>
      </text:list>
      <text:list xml:id="list2034708601" text:style-name="L78">
        <text:list-item>
          <text:p text:style-name="P285">Скрипт необходимо снабдить описанием по --help</text:p>
        </text:list-item>
      </text:list>
      <text:p text:style-name="P50"/>
      <text:p text:style-name="P65">Классы: что это и зачем?</text:p>
      <text:p text:style-name="P50"/>
      <text:p text:style-name="P50">Что такое типы данных и чем они характеризуются?</text:p>
      <text:p text:style-name="P50"/>
      <text:p text:style-name="P50"><text:tab/>s = “hello world”</text:p>
      <text:p text:style-name="P50"><text:tab/>a = [“hello”, “world”]</text:p>
      <text:p text:style-name="P50"/>
      <text:p text:style-name="P50">&gt;&gt;&gt; Какова length объектов s и a?</text:p>
      <text:p text:style-name="P50"/>
      <text:p text:style-name="P50"><text:tab/>a = Array.new</text:p>
      <text:p text:style-name="P50"><text:tab/>p = Person.new</text:p>
      <text:p text:style-name="P50"/>
      <text:p text:style-name="P50">&gt;&gt;&gt; Чтобы заработало второе, надо класс определить.</text:p>
      <text:p text:style-name="P50"/>
      <text:p text:style-name="P50">Класс это <text:span text:style-name="T49">модель</text:span> объекта, задающая общие свойства и поведение для группы объектов. То есть, две составляющие класса </text:p>
      <text:list xml:id="list1487440111" text:style-name="L79">
        <text:list-item>
          <text:p text:style-name="P229">структурная (данные и состояние) -- свойства (поля, атрибуты) объекта – напр. Array#length</text:p>
        </text:list-item>
        <text:list-item>
          <text:p text:style-name="P229">поведенческая (способность выполнять какие-то действия) – методы – напр. Array#delete</text:p>
        </text:list-item>
      </text:list>
      <text:p text:style-name="P2"/>
      <text:p text:style-name="P2">В руби все является методами :)</text:p>
      <text:p text:style-name="P2"/>
      <text:p text:style-name="P2">&gt;&gt;&gt; Какие общие свойства и поведения можно было бы придать Person-у?</text:p>
      <text:p text:style-name="P2"/>
      <text:p text:style-name="P50">Альтернативы классу:</text:p>
      <text:list xml:id="list212465783" text:style-name="L80">
        <text:list-item>
          <text:p text:style-name="P230">поведение без состояния -- можно сгруппировать методы в модуле (Module)</text:p>
        </text:list-item>
        <text:list-item>
          <text:p text:style-name="P230">состояние без поведения -- можно сгруппировать данные в структуре (Struct)</text:p>
        </text:list-item>
      </text:list>
      <text:p text:style-name="P2"/>
      <text:p text:style-name="P2">&gt;&gt;&gt; попросить описать типичный адрес (страна, область, город, улица, номер дома, квартиры, почтовый индекс)</text:p>
      <text:p text:style-name="P2"/>
      <text:p text:style-name="P2">Выгоды</text:p>
      <text:list xml:id="list371679469" text:style-name="L81">
        <text:list-item>
          <text:p text:style-name="P231">логическая группировка связанных данных/методов (<text:span text:style-name="T1">абстрагировение</text:span>)</text:p>
        </text:list-item>
        <text:list-item>
          <text:p text:style-name="P231">изоляция данных/функциональности (<text:span text:style-name="T1">инкапсуляция</text:span>)</text:p>
        </text:list-item>
        <text:list-item>
          <text:p text:style-name="P271"><text:span text:style-name="T25">возможность повторного использования (несколько объектов одного класса; </text:span><text:soft-page-break/><text:span text:style-name="T27">наследование</text:span><text:span text:style-name="T25">; библиотеки)</text:span></text:p>
          <text:p text:style-name="P231"/>
        </text:list-item>
      </text:list>
      <text:p text:style-name="P65">Пример класса</text:p>
      <text:p text:style-name="P65"/>
      <text:p text:style-name="P50">см. lesson.39/classes/person_1.rb</text:p>
      <text:p text:style-name="P50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50">Как работать с классами</text:p>
            <text:p text:style-name="P3">определить (описать) класс</text:p>
            <text:p text:style-name="P3">создать объект(ы) этого класса</text:p>
            <text:p text:style-name="P3">использовать созданный объект</text:p>
            <text:p text:style-name="P3">(не надо в руби) удалить объект</text:p>
          </table:table-cell>
          <table:table-cell table:style-name="Таблица18.B1" office:value-type="string">
            <text:p text:style-name="P151"><text:span text:style-name="T1">class</text:span> Person</text:p>
            <text:p text:style-name="P151"/>
            <text:p text:style-name="P151"><text:s text:c="2"/>def initialize(name, sex, age)</text:p>
            <text:p text:style-name="P151"><text:s text:c="4"/>@name = name</text:p>
            <text:p text:style-name="P151"><text:s text:c="4"/>@sex = sex</text:p>
            <text:p text:style-name="P151"><text:s text:c="4"/>@age = age</text:p>
            <text:p text:style-name="P151"><text:s text:c="2"/>end</text:p>
            <text:p text:style-name="P151"/>
            <text:p text:style-name="P151"><text:s text:c="2"/>def introduce_yourself</text:p>
            <text:p text:style-name="P151"><text:s text:c="4"/>puts "Hello, my name is #{@name}, I am a #{@age} years old #{@sex}"</text:p>
            <text:p text:style-name="P151"><text:s text:c="2"/>end</text:p>
            <text:p text:style-name="P174">end</text:p>
            <text:p text:style-name="P151"/>
            <text:p text:style-name="P151">vasya = Person.new("Vasya", :male, 40)</text:p>
            <text:p text:style-name="P151">vasya.introduce_yourself</text:p>
            <text:p text:style-name="P151"/>
            <text:p text:style-name="P151">#puts vasya.age #=&gt; undefined method `age'</text:p>
          </table:table-cell>
        </table:table-row>
        <table:table-row>
          <table:table-cell table:style-name="Таблица18.A2" office:value-type="string">
            <text:p text:style-name="P151"/>
          </table:table-cell>
          <table:table-cell table:style-name="Таблица18.B2" office:value-type="string">
            <text:p text:style-name="P151"/>
          </table:table-cell>
        </table:table-row>
      </table:table>
      <text:p text:style-name="P50"/>
      <text:p text:style-name="P2">имя класса должно начинаться с большой буквы</text:p>
      <text:p text:style-name="P2">метод initialize вызывается при конструировании (Person.new)</text:p>
      <text:p text:style-name="P50">@name – переменные <text:span text:style-name="T49">экземпляра класса. </text:span><text:span text:style-name="T68">Видны в любом методе объекта.</text:span></text:p>
      <text:p text:style-name="P50"/>
      <text:p text:style-name="P50">&gt;&gt;&gt; показать, где поля данных (атрибуты, @name, @sex, @age) и где методы</text:p>
      <text:p text:style-name="P50"/>
      <text:p text:style-name="P54">Задание:</text:p>
      <text:p text:style-name="P54">попробовать: раскоментарить в person_1.rb строку vasya.age</text:p>
      <text:p text:style-name="P54">undefined method age – данные инкапсулированы</text:p>
      <text:p text:style-name="P54"/>
      <text:p text:style-name="P65">Определение доступа к данным</text:p>
      <text:p text:style-name="P50"/>
      <text:p text:style-name="P50">Класс управляет доступом к своим атрибутам (полям).</text:p>
      <text:p text:style-name="P50"/>
      <text:p text:style-name="P50">Способ #1 – создание специальных методов, которые читают и/или устанавливают значения атрибутов (getters/setters)</text:p>
      <text:p text:style-name="P50"/>
      <text:p text:style-name="P50"><text:s text:c="2"/># getter</text:p>
      <text:p text:style-name="P50"><text:s text:c="2"/>def name</text:p>
      <text:p text:style-name="P50"><text:s text:c="4"/>@name</text:p>
      <text:p text:style-name="P50"><text:s text:c="2"/>end</text:p>
      <text:p text:style-name="P50"/>
      <text:p text:style-name="P50"><text:s text:c="2"/># setter</text:p>
      <text:p text:style-name="P50"><text:soft-page-break/><text:s text:c="2"/>def name=(val)</text:p>
      <text:p text:style-name="P50"><text:s text:c="4"/>@name = val</text:p>
      <text:p text:style-name="P50"><text:s text:c="2"/>end</text:p>
      <text:p text:style-name="P50"/>
      <text:p text:style-name="P50">&gt;&gt;&gt; теперь работает</text:p>
      <text:p text:style-name="P50">puts vasya.name</text:p>
      <text:p text:style-name="P50"/>
      <text:p text:style-name="P50">см. lesson.39/classes/person_2.rb</text:p>
      <text:p text:style-name="P50"/>
      <text:p text:style-name="P50">!!! Задание: добавьте атрибут marital_status и напишите cеттеры и геттеры для всех атрибутов</text:p>
      <text:p text:style-name="P50"/>
      <text:p text:style-name="P50">начальный скрипт: lesson.39/classes/person_3_stub.rb</text:p>
      <text:p text:style-name="P50">ответ: lesson.39/classes/person_3.rb</text:p>
      <text:p text:style-name="P65"/>
      <text:p text:style-name="P65">Определение доступа к данным - 2</text:p>
      <text:p text:style-name="P65"/>
      <text:p text:style-name="P50">Более лаконичный способ, используя директивы, которые автоматически создают нужные методы</text:p>
      <text:list xml:id="list550166539" text:style-name="L82">
        <text:list-item>
          <text:p text:style-name="P232">attr_reader – создает геттеры</text:p>
        </text:list-item>
        <text:list-item>
          <text:p text:style-name="P232">attr_writer – создает сеттеры</text:p>
        </text:list-item>
        <text:list-item>
          <text:p text:style-name="P232">attr_accessor – создает геттеры и сеттеры</text:p>
        </text:list-item>
        <text:list-item>
          <text:p text:style-name="P232">attr</text:p>
        </text:list-item>
      </text:list>
      <text:p text:style-name="P50"/>
      <text:p text:style-name="P50">lesson.39/classes/person_4.rb:</text:p>
      <text:p text:style-name="P50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50"/>
          </table:table-cell>
          <table:table-cell table:style-name="Таблица19.B1" office:value-type="string">
            <text:p text:style-name="P152">автоматически создаются</text:p>
          </table:table-cell>
        </table:table-row>
        <table:table-row>
          <table:table-cell table:style-name="Таблица19.A2" office:value-type="string">
            <text:p text:style-name="P50">class Person</text:p>
            <text:p text:style-name="P50"/>
            <text:p text:style-name="P50"><text:s text:c="2"/>attr_reader :age</text:p>
            <text:p text:style-name="P50"><text:s text:c="2"/>attr_accessor :name</text:p>
            <text:p text:style-name="P50"># <text:s/>attr_writer :age</text:p>
            <text:p text:style-name="P50"><text:s text:c="2"/>attr :sex <text:s text:c="25"/># = attr_reader</text:p>
            <text:p text:style-name="P50"><text:s text:c="2"/>attr :marital_status, true # = attr_accessor</text:p>
            <text:p text:style-name="P50"/>
            <text:p text:style-name="P50"><text:s text:c="2"/>def initialize(name, sex, age)</text:p>
            <text:p text:style-name="P50"><text:s text:c="4"/>@name = name</text:p>
            <text:p text:style-name="P50"><text:s text:c="4"/>@sex = sex</text:p>
            <text:p text:style-name="P50"><text:s text:c="4"/>@age = age</text:p>
            <text:p text:style-name="P50"/>
            <text:p text:style-name="P50"><text:s text:c="4"/>@marital_status = "single"</text:p>
            <text:p text:style-name="P50"><text:s text:c="2"/>end</text:p>
            <text:p text:style-name="P50">end</text:p>
          </table:table-cell>
          <table:table-cell table:style-name="Таблица19.B2" office:value-type="string">
            <text:p text:style-name="P151">def age</text:p>
            <text:p text:style-name="P151"><text:s text:c="3"/>@age</text:p>
            <text:p text:style-name="P151">end</text:p>
            <text:p text:style-name="P151"/>
            <text:p text:style-name="P151">#def age=(v) <text:s text:c="3"/>&lt;-- не создается</text:p>
            <text:p text:style-name="P151"># <text:s/>@age = v</text:p>
            <text:p text:style-name="P151">#end</text:p>
            <text:p text:style-name="P151"/>
            <text:p text:style-name="P151">def name</text:p>
            <text:p text:style-name="P151"><text:s text:c="2"/>@name</text:p>
            <text:p text:style-name="P151">end</text:p>
            <text:p text:style-name="P151"/>
            <text:p text:style-name="P151">def name=(n)</text:p>
            <text:p text:style-name="P151"><text:s text:c="2"/>@name = n</text:p>
            <text:p text:style-name="P151">end</text:p>
          </table:table-cell>
        </table:table-row>
      </table:table>
      <text:p text:style-name="P50"/>
      <text:p text:style-name="P50">Имена методов являются символами и задаются списком через запятую</text:p>
      <text:p text:style-name="P50"/>
      <text:p text:style-name="P50"><text:tab/>attr_accessor :name, :age</text:p>
      <text:p text:style-name="P50"/>
      <text:p text:style-name="P50">Использование attr_reader часто сопровождается тем, что сеттер пишется явно (если <text:soft-page-break/>логика установки значения более сложная, чем просто @var = value)</text:p>
      <text:p text:style-name="P50"/>
      <text:p text:style-name="P65">Задание</text:p>
      <text:p text:style-name="P65"/>
      <text:p text:style-name="P50">!!! Задание: упорядочьте доступ к атрибутам объекта: для каких из атрибутов можно использовать стандартные сеттеры/геттеры, а для каких нужна более сложная логика, например, чтобы избежать ситуации</text:p>
      <text:p text:style-name="P50"/>
      <text:p text:style-name="P50"><text:s text:c="4"/>mahmud.age = 300</text:p>
      <text:p text:style-name="P50"><text:s text:c="4"/>mahmud.sex = "with camel"</text:p>
      <text:p text:style-name="P50"/>
      <text:p text:style-name="P50">При попытке установить неправильные значения, класс должен реагировать возбуждением исключения (Exception):</text:p>
      <text:p text:style-name="P50"/>
      <text:p text:style-name="P50"><text:tab/>raise "Invalid value: #{val}"</text:p>
      <text:p text:style-name="P84"/>
      <text:p text:style-name="P50">начальный скрипт: person.4.rb</text:p>
      <text:p text:style-name="P50">ответ: lesson.39/classes/person_5.rb</text:p>
      <text:p text:style-name="P50"/>
      <text:p text:style-name="P50">Допускает ли ваш класс инстанциирование следующим образом?</text:p>
      <text:p text:style-name="P50"/>
      <text:p text:style-name="P50"><text:s text:c="2"/>vasya = Person.new("Vasya", :male, 140)</text:p>
      <text:p text:style-name="P50"/>
      <text:p text:style-name="P118">Управление доступом к методам</text:p>
      <text:p text:style-name="P50"/>
      <text:p text:style-name="P50">В классе могут быть (вспомогательные) методы, вызывать которые извне класса нет необходимости.</text:p>
      <text:p text:style-name="P50"/>
      <text:p text:style-name="P50">Контроль области видимости методов при помощи директив (методы класса Module):</text:p>
      <text:p text:style-name="P50"/>
      <text:list xml:id="list2126874189" text:style-name="L83">
        <text:list-item>
          <text:p text:style-name="P233">public – доступен всем</text:p>
        </text:list-item>
        <text:list-item>
          <text:p text:style-name="P233">private – доступен только самому объекту</text:p>
        </text:list-item>
        <text:list-item>
          <text:p text:style-name="P233">protected – доступен самому объекту, другим объектам этого же класса и объектам подклассов.</text:p>
        </text:list-item>
      </text:list>
      <text:p text:style-name="P2"/>
      <text:p text:style-name="P2"/>
      <text:p text:style-name="P2">Например: если класс Student определен как подкласс класса Person, то объект класса Student может вызвать защищенный метод</text:p>
      <text:list xml:id="list59681161" text:continue-numbering="true" text:style-name="L83">
        <text:list-item>
          <text:p text:style-name="P286">другого объекта класса Student</text:p>
        </text:list-item>
        <text:list-item>
          <text:p text:style-name="P286">объекта класса Person</text:p>
        </text:list-item>
      </text:list>
      <text:p text:style-name="P2">см. lesson.39/classes/test_protected.rb</text:p>
      <text:p text:style-name="P2"/>
      <text:p text:style-name="P2">Обычно защищенные методы применяются для того, чтобы дать объектам одного класса возможность взаимодействовать.</text:p>
      <text:p text:style-name="P2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">class Person</text:p>
            <text:p text:style-name="P2"><text:s text:c="2"/># ...</text:p>
            <text:p text:style-name="P2"/>
            <text:p text:style-name="P2"><text:s text:c="2"/>def age=(v)</text:p>
            <text:p text:style-name="P2"><text:soft-page-break/><text:s text:c="4"/>validate_age(v) # без self</text:p>
            <text:p text:style-name="P2"><text:s text:c="3"/>@age = v</text:p>
            <text:p text:style-name="P2"><text:s text:c="2"/>end</text:p>
            <text:p text:style-name="P2"/>
            <text:p text:style-name="P2"><text:s text:c="2"/>private</text:p>
            <text:p text:style-name="P2"/>
            <text:p text:style-name="P2"><text:s text:c="2"/>def validate_age</text:p>
            <text:p text:style-name="P2"><text:s text:c="2"/>end</text:p>
            <text:p text:style-name="P2"/>
            <text:p text:style-name="P2"><text:s text:c="2"/>def another_method</text:p>
            <text:p text:style-name="P2"><text:s text:c="2"/>end</text:p>
            <text:p text:style-name="P2">end</text:p>
          </table:table-cell>
          <table:table-cell table:style-name="Таблица20.B1" office:value-type="string">
            <text:p text:style-name="P2">class Person</text:p>
            <text:p text:style-name="P2"><text:s text:c="2"/># ...</text:p>
            <text:p text:style-name="P2"/>
            <text:p text:style-name="P2"><text:s text:c="2"/>def validate_age</text:p>
            <text:p text:style-name="P2"><text:soft-page-break/><text:s text:c="2"/>end</text:p>
            <text:p text:style-name="P2"/>
            <text:p text:style-name="P2"><text:s text:c="2"/>def another_method</text:p>
            <text:p text:style-name="P2"><text:s text:c="2"/>end</text:p>
            <text:p text:style-name="P2"/>
            <text:p text:style-name="P2"><text:s text:c="2"/>private :validate_age, :another_method</text:p>
            <text:p text:style-name="P2">end</text:p>
          </table:table-cell>
        </table:table-row>
      </table:table>
      <text:p text:style-name="P2"/>
      <text:p text:style-name="P2">Любой метод по умолчанию является public</text:p>
      <text:p text:style-name="P2"/>
      <text:p text:style-name="P2">private методы вызываются без получателя (self)</text:p>
      <text:p text:style-name="P2"/>
      <text:p text:style-name="P2">!!! Задание: вынесите валидацию допустимых значений в приватные методы. В результате, попытка вызвать приватный метод должна привести к ошибке</text:p>
      <text:p text:style-name="P2"/>
      <text:p text:style-name="P2"><text:tab/>person = Person.new("Vasya", :male, :20)</text:p>
      <text:p text:style-name="P2"><text:tab/>person.validate_age(30) #=&gt; private method `validate_age' called for #&lt;Person</text:p>
      <text:p text:style-name="P2"/>
      <text:p text:style-name="P2">ответ: lesson.39/classes/lesson_6.rb</text:p>
      <text:p text:style-name="P188"><text:span text:style-name="Source_20_Text"><text:span text:style-name="T33"/></text:span></text:p>
      <text:p text:style-name="P188"><text:span text:style-name="Source_20_Text"><text:span text:style-name="T35">Задания: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Добавить метод greet(Person) который реагирует на возраст и приветствует, различая <text:s text:c="2"/>по имени и полу.</text:span></text:span></text:p>
      <text:p text:style-name="P185"><text:span text:style-name="Source_20_Text"><text:span text:style-name="T17">К ребенку (возраст &lt;= 15 лет)</text:span></text:span></text:p>
      <text:p text:style-name="P185"><text:span text:style-name="Source_20_Text"><text:span text:style-name="T17"><text:tab/>Hi, little NAME</text:span></text:span></text:p>
      <text:p text:style-name="P185"><text:span text:style-name="Source_20_Text"><text:span text:style-name="T17">К остальным</text:span></text:span></text:p>
      <text:p text:style-name="P185"><text:span text:style-name="Source_20_Text"><text:span text:style-name="T17"><text:tab/>Hello, Mister/Miss NAME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Добавить возможность хранить список детей. Метод для добавления детей должен проверять возраст :). Если ребенок младше родителя менее чем на 13 лет, то выдать ошибку: 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<text:s text:c="6"/>raise "Can not add #{p.name}/#{p.age} yrs old as a child of #{name}/#{age} yrs old"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Сделайте возможность узнать количество детей следующим образом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<text:tab/>john.children.count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ответ: lesson.39/classes/person_7.rb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Задание: Исследуйте, изменится ли количество детей при таком действии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<text:tab/>john.children &lt;&lt; Person.new('Peter', 'male', '10')</text:span></text:span></text:p>
      <text:p text:style-name="P185"><text:span text:style-name="Source_20_Text"><text:span text:style-name="T17"/></text:span></text:p>
      <text:p text:style-name="P185"><text:soft-page-break/><text:span text:style-name="Source_20_Text"><text:span text:style-name="T17">&gt;&gt;&gt; Это проблема! Объект является mutable. Чтобы решить эту проблему, нельзя предоставлять доступ к массиву @children. Выход такой: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<text:tab/>def children</text:span></text:span></text:p>
      <text:p text:style-name="P185"><text:span text:style-name="Source_20_Text"><text:span text:style-name="T17"><text:tab/><text:tab/>@children.dup</text:span></text:span></text:p>
      <text:p text:style-name="P185"><text:span text:style-name="Source_20_Text"><text:span text:style-name="T17"><text:tab/>end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21">Задание:</text:span></text:span></text:p>
      <text:p text:style-name="P185"><text:span text:style-name="Source_20_Text"><text:span text:style-name="T21"/></text:span></text:p>
      <text:p text:style-name="P185"><text:span text:style-name="Source_20_Text"><text:span text:style-name="T17">Определите класс Cat, с атрибутами name, age (поместите его в cat.rb). Сделайте так, чтобы метод Person#greet приветствовал кота сообщением 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<text:tab/>«Hello, kitty. You are so cute!»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Сохраните прежнее приветствие для других случаев. Напишите демо-скрипт, который бы работал как скрипт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<text:tab/>ответ: lesson.39/classes/john_meets_a_cat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Как отличить человека от кота?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<text:tab/>ri Object#instance_of?</text:span></text:span></text:p>
      <text:p text:style-name="P185"><text:span text:style-name="Source_20_Text"><text:span text:style-name="T17"><text:tab/>ri Object#is_a? Или kind_of?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&gt;&gt;&gt; Разобрать мой скрипт, там есть интересное</text:span></text:span></text:p>
      <text:list xml:id="list924077476" text:style-name="L84">
        <text:list-item>
          <text:p text:style-name="P300"><text:span text:style-name="Source_20_Text"><text:span text:style-name="T17">пероткрытие класса и переопределение метода</text:span></text:span></text:p>
        </text:list-item>
        <text:list-item>
          <text:p text:style-name="P300"><text:span text:style-name="Source_20_Text"><text:span text:style-name="T17">сохранение старого метода при помощи alias</text:span></text:span></text:p>
        </text:list-item>
      </text:list>
      <text:p text:style-name="P185"><text:span text:style-name="Source_20_Text"><text:span text:style-name="T17">&gt;&gt;&gt; разобрать cat.rb</text:span></text:span></text:p>
      <text:list xml:id="list1377513679" text:style-name="L85">
        <text:list-item>
          <text:p text:style-name="P301"><text:span text:style-name="Source_20_Text"><text:span text:style-name="T17">почему age = age не работает</text:span></text:span></text:p>
        </text:list-item>
        <text:list-item>
          <text:p text:style-name="P301"><text:span text:style-name="Source_20_Text"><text:span text:style-name="T17">а надо @age = age или self.age = age</text:span></text:span></text:p>
        </text:list-item>
      </text:list>
      <text:p text:style-name="P185"><text:span text:style-name="Source_20_Text"><text:span text:style-name="T17"/></text:span></text:p>
      <text:p text:style-name="P185"><text:span text:style-name="Source_20_Text"><text:span text:style-name="T17">Как ваш скрипт отреагирует на следующее. Согласны ли вы с таким поведением? Если нет, исправьте его.</text:span></text:span></text:p>
      <text:p text:style-name="P185"><text:span text:style-name="Source_20_Text"><text:span text:style-name="T17"><text:tab/>john.add_child Cat.new('Barsik', 3)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6">Задание</text:span></text:span></text:p>
      <text:p text:style-name="P185"><text:span text:style-name="Source_20_Text"><text:span text:style-name="T16">Добавить метод older_than?(Person)</text:span></text:span></text:p>
      <text:p text:style-name="P185"><text:span text:style-name="Source_20_Text"><text:span text:style-name="T16"/></text:span></text:p>
      <text:p text:style-name="P184"><text:span text:style-name="Source_20_Text"><text:span text:style-name="T22">Дерево в виде хэшей -- оставить на lesson.39+</text:span></text:span></text:p>
      <text:p text:style-name="P185"><text:span text:style-name="Source_20_Text"><text:span text:style-name="T22"/></text:span></text:p>
      <text:p text:style-name="P185"><text:span text:style-name="Source_20_Text"><text:span text:style-name="T16">Показать, как можно представить дерево в виде системы хэшей</text:span></text:span><text:span text:style-name="Source_20_Text"><text:span text:style-name="T16">.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6">Задания:</text:span></text:span></text:p>
      <text:p text:style-name="P185"><text:span text:style-name="Source_20_Text"><text:span text:style-name="T16">1) зачитка скобочной записи в систему хэшей</text:span></text:span></text:p>
      <text:p text:style-name="P185"><text:span text:style-name="Source_20_Text"><text:span text:style-name="T16">2) вывод системы хэшей в скобочную запись.</text:span></text:span></text:p>
      <text:p text:style-name="P185"><text:span text:style-name="Source_20_Text"><text:span text:style-name="T16">3) вывод в том виде, в каком выводит интерлингва.</text:span></text:span><text:span text:style-name="Source_20_Text"><text:span text:style-name="T16"> (хотя это некорректно, так как парсинговое дерево</text:span></text:span></text:p>
      <text:p text:style-name="P185"><text:span text:style-name="Source_20_Text"><text:span text:style-name="T20"/></text:span></text:p>
      <text:p text:style-name="P185"><text:span text:style-name="Source_20_Text"><text:span text:style-name="T16"/></text:span></text:p>
      <text:p text:style-name="P185"><text:span text:style-name="Source_20_Text"><text:span text:style-name="T22">Разработка класса ParseTree</text:span></text:span></text:p>
      <text:p text:style-name="P185"><text:span text:style-name="Source_20_Text"><text:span text:style-name="T22"/></text:span></text:p>
      <text:p text:style-name="P185"><text:span text:style-name="Source_20_Text"><text:span text:style-name="T16">Домашнее задание: дать болванку класса ParseTree и попросить написать для класса методы to_s и to_s_tree. Необходимо учесть, что создается искуственный root, чтобы гарантировать единственный корневой узел. Этот искуственный root не должен выводиться в to_s/to_s_tree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5"/></text:span></text:p>
      <text:p text:style-name="P184"><text:span text:style-name="Source_20_Text"><text:span text:style-name="T15"/></text:span></text:p>
      <text:p text:style-name="P185"><text:span text:style-name="Source_20_Text"><text:span text:style-name="T29"/></text:span></text:p>
      <text:p text:style-name="P185"><text:span text:style-name="Source_20_Text"><text:span text:style-name="T20">Другие задания</text:span></text:span></text:p>
      <text:p text:style-name="P185"><text:span text:style-name="Source_20_Text"><text:span text:style-name="T20"/></text:span></text:p>
      <text:list xml:id="list1229937756" text:continue-list="list17513216531" text:style-name="WWNum72">
        <text:list-item>
          <text:p text:style-name="P302"><text:span text:style-name="Source_20_Text"><text:span text:style-name="T15">power используя прямую рекурсию</text:span></text:span></text:p>
        </text:list-item>
        <text:list-item>
          <text:p text:style-name="P302"><text:span text:style-name="Source_20_Text"><text:span text:style-name="T15">превратить строку в </text:span></text:span><text:span text:style-name="Source_20_Text"><text:span text:style-name="T5">mixedcase</text:span></text:span><text:span text:style-name="Source_20_Text"><text:span text:style-name="T15"> рекурсивно</text:span></text:span></text:p>
        </text:list-item>
        <text:list-item>
          <text:p text:style-name="P302"><text:span text:style-name="Source_20_Text"><text:span text:style-name="T15">[+] зашифровать строку, сдвинув каждый символ на две позиции вправо по алфавиту (шифр юлия цезаря). сделать рекурсивную и нерекурсивную реализации. использовать метод next</text:span></text:span></text:p>
        </text:list-item>
        <text:list-item>
          <text:p text:style-name="P302"><text:span text:style-name="Source_20_Text"><text:span text:style-name="T15">[+] </text:span></text:span><text:span text:style-name="Source_20_Text"><text:span text:style-name="T5">find greatest common devisor (gcd) </text:span></text:span><text:span text:style-name="Source_20_Text"><text:span text:style-name="T15">или что-нибудь другое на взаимную рекурсию. -- p.199 здесь http://cs.stanford.edu/people/eroberts/courses/cs106b/chapters/05-intro-to-recursion.pdf</text:span></text:span></text:p>
        </text:list-item>
        <text:list-item>
          <text:p text:style-name="P302"><text:span text:style-name="Source_20_Text"><text:span text:style-name="T16">Разбить сложное слово</text:span></text:span><text:span text:style-name="Source_20_Text"><text:span text:style-name="T6"> godisnowhere </text:span></text:span><text:bookmark text:name="_GoBack"/><text:span text:style-name="Source_20_Text"><text:span text:style-name="T16">на отдельные слова (дан словарь). Достаточно получить одно разбиение.</text:span></text:span></text:p>
        </text:list-item>
        <text:list-item>
          <text:p text:style-name="P302"><text:span text:style-name="Source_20_Text"><text:span text:style-name="T15">[+] Вывести парсинговое дерево. Дерево можно задать вложенным массивом</text:span></text:span></text:p>
        </text:list-item>
        <text:list-item>
          <text:p text:style-name="P302"><text:span text:style-name="Source_20_Text"><text:span text:style-name="T15">[+] фибоначчи: отсюда http://cs.stanford.edu/people/eroberts/courses/cs106b/chapters/05-intro-to-recursion.pdf</text:span></text:span></text:p>
        </text:list-item>
        <text:list-item>
          <text:p text:style-name="P302"><text:span text:style-name="Source_20_Text"><text:span text:style-name="T15">[+] detecting palindromes: a palindrome is if the 1st letter equal the last letter and 2) the inner part is a palindome as well</text:span></text:span></text:p>
        </text:list-item>
        <text:list-item>
          <text:p text:style-name="P302"><text:span text:style-name="Source_20_Text"><text:span text:style-name="T15">[+] Взаимная рекурсия: как определить, что число четное. см http://cs.stanford.edu/people/eroberts/courses/cs106b/chapters/05-intro-to-recursion.pdf Число четное, если числ перед ним - нечетное. число 0 - четное. нужны две функции, odd? even?</text:span></text:span></text:p>
        </text:list-item>
        <text:list-item>
          <text:p text:style-name="P302"><text:span text:style-name="Source_20_Text"><text:span text:style-name="T16">судоку, рекурсивно перебором</text:span></text:span></text:p>
        </text:list-item>
        <text:list-item>
          <text:p text:style-name="P302"><text:span text:style-name="Source_20_Text"><text:span text:style-name="T16">задача о расстановке 4 ферзей, рекурсивно перебором</text:span></text:span></text:p>
        </text:list-item>
        <text:list-item>
          <text:p text:style-name="P302"><text:span text:style-name="Source_20_Text"><text:span text:style-name="T15">[+] просуммировать цифры заданного неотрицательного целого числа. с числом необходимо обращаться именно как с числом, а не строкой. sum_digits(2014) = 2+0+1+4 = 7</text:span></text:span></text:p>
        </text:list-item>
      </text:list>
      <text:p text:style-name="P185"><text:span text:style-name="Source_20_Text"><text:span text:style-name="T15"/></text:span></text:p>
      <text:p text:style-name="P112"><text:span text:style-name="Source_20_Text"><text:span text:style-name="T21">Вопросы для контроля по теме рекурсия</text:span></text:span></text:p>
      <text:p text:style-name="P112"><text:span text:style-name="Source_20_Text"><text:span text:style-name="T21"/></text:span></text:p>
      <text:p text:style-name="P112"><text:span text:style-name="Source_20_Text"><text:span text:style-name="T17">что такое рекурсия?</text:span></text:span></text:p>
      <text:p text:style-name="P112"><text:span text:style-name="Source_20_Text"><text:span text:style-name="T17">какие виды ее бывают?</text:span></text:span></text:p>
      <text:p text:style-name="P112"><text:span text:style-name="Source_20_Text"><text:span text:style-name="T17">назовите две составляющие рекуррентного определения</text:span></text:span></text:p>
      <text:p text:style-name="P112"><text:span text:style-name="Source_20_Text"><text:span text:style-name="T17">что такое базис рекурсии (base case)?</text:span></text:span></text:p>
      <text:p text:style-name="P112"><text:span text:style-name="Source_20_Text"><text:span text:style-name="T1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80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28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5">???</text:p>
          </table:table-cell>
          <table:table-cell table:style-name="Table24.A1" office:value-type="string">
            <text:p text:style-name="P157">Занятие 24</text:p>
            <text:p text:style-name="P157">(90 минут)</text:p>
          </table:table-cell>
        </table:table-row>
      </table:table>
      <text:p text:style-name="P55"/>
      <text:p text:style-name="P65">Странности в String#[]</text:p>
      <text:p text:style-name="P85"/>
      <text:p text:style-name="P50">см. lesson.24/test_getting_chars</text:p>
      <text:p text:style-name="P50"/>
      <text:p text:style-name="P50">Обращение по одному индексу</text:p>
      <text:p text:style-name="P65"/>
      <text:p text:style-name="P54">TODO: нарисовать и пронумеровать строку слева направо и справа налево.</text:p>
      <text:p text:style-name="P54"/>
      <text:p text:style-name="P50"><text:tab/>puts "a"[0] <text:s text:c="2"/>#=&gt; "a"</text:p>
      <text:p text:style-name="P50"><text:tab/>puts "a"[-1] <text:s text:c="2"/>#=&gt; "a"</text:p>
      <text:p text:style-name="P50"><text:tab/>puts "a"[1] <text:s text:c="2"/>#=&gt; nil <text:s/># see 4.</text:p>
      <text:p text:style-name="P50"><text:tab/>puts "a"[2] <text:s text:c="2"/>#=&gt; nil</text:p>
      <text:p text:style-name="P50"><text:tab/>puts "a"[-2] <text:s text:c="2"/>#=&gt; nil # see 4.</text:p>
      <text:p text:style-name="P50"><text:tab/>puts "a"[-3] <text:s text:c="2"/>#=&gt; nil</text:p>
      <text:p text:style-name="P50"/>
      <text:p text:style-name="P50">Начальная позиция <text:span text:style-name="T1">внутри</text:span> строки - все ок.</text:p>
      <text:p text:style-name="P50"/>
      <text:p text:style-name="P50"><text:tab/>puts "a"[0,1] #=&gt; "a"</text:p>
      <text:p text:style-name="P50"><text:tab/>puts "a"[-1,1] #=&gt; "a"</text:p>
      <text:p text:style-name="P50"/>
      <text:p text:style-name="P50">Начальная позиция <text:span text:style-name="T1">вне</text:span> границ строки</text:p>
      <text:p text:style-name="P50"/>
      <text:p text:style-name="P50"><text:tab/>puts "a"[2,1] #=&gt; nil</text:p>
      <text:p text:style-name="P50"><text:tab/>puts "a"[-3,1] #=&gt; nil</text:p>
      <text:p text:style-name="P50"/>
      <text:p text:style-name="P50">Начальная позиция <text:span text:style-name="T1">примыкает</text:span> к границе строки</text:p>
      <text:p text:style-name="P50"/>
      <text:p text:style-name="P50"><text:tab/>puts "a"[1,1] #=&gt; "" <text:s text:c="4"/># WTF! see 3</text:p>
      <text:p text:style-name="P50"><text:tab/>puts "a"[-2,1] #=&gt; nil <text:s text:c="2"/># see 4. And 3. is not applicable</text:p>
      <text:p text:style-name="P50"/>
      <text:p text:style-name="P54">TODO: добавить случаи с диапазонами “a”[1..2]</text:p>
      <text:p text:style-name="P50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5">Всякое разное шило</text:p>
            <text:p text:style-name="P155"/>
          </table:table-cell>
          <table:table-cell table:style-name="Table20.A1" office:value-type="string">
            <text:p text:style-name="P157">когда-нибудь</text:p>
          </table:table-cell>
        </table:table-row>
      </table:table>
      <text:p text:style-name="P65"/>
      <text:p text:style-name="P50"><text:span text:style-name="T1">презентация lectures/sorting.{odp,pdf</text:span>}</text:p>
      <text:p text:style-name="P50"/>
      <text:p text:style-name="P65">Куча</text:p>
      <text:p text:style-name="P50"/>
      <text:p text:style-name="P50">??? То ли это самое, что и бинарное дерево?</text:p>
      <text:p text:style-name="P50">http://www.eecs.wsu.edu/~ananth/CptS223/Lectures/heaps.pdf</text:p>
      <text:p text:style-name="P50"/>
      <text:p text:style-name="P50">MinHeap / MaxHeap</text:p>
      <text:p text:style-name="P50"/>
      <text:p text:style-name="P50">??? <text:span text:style-name="T1">Где их можно использовать в лингвистических задачах?</text:span></text:p>
      <text:p text:style-name="P55"><text:s text:c="3"/>см здесь олимпиадные задачи: http://codeforces.com/blog/entry/5950</text:p>
      <text:p text:style-name="P50">??? Что такое приоритетные очереди и как их использовать в лингвистических задачах?</text:p>
      <text:p text:style-name="P50"/>
      <text:p text:style-name="P50">Что такое куча (heap)? Структура и основное свойство кучи: value[parent(i)] &gt;= value[i]</text:p>
      <text:p text:style-name="P50"/>
      <text:p text:style-name="P50">В какой структуре данных хранить кучу? как для этого использовать массив</text:p>
      <text:p text:style-name="P50"/>
      <text:p text:style-name="P50">!!! Задание: написать методы parent_idx(i), left_child_idx(i), right_child_idx(i)</text:p>
      <text:p text:style-name="P50"/>
      <text:p text:style-name="P50">Алгоритм исправления неправильного состояния в некотором узле: heapify(heap, i)</text:p>
      <text:p text:style-name="P50">percolateDown?</text:p>
      <text:p text:style-name="P50"/>
      <text:p text:style-name="P50">!!! Задание: реализовать heapify()</text:p>
      <text:p text:style-name="P50"/>
      <text:p text:style-name="P50">&gt;&gt;&gt; я дам свои тесткейсы</text:p>
      <text:p text:style-name="P50"><text:tab/>случай, когда рекурсия попадает в лист</text:p>
      <text:p text:style-name="P50"><text:tab/>случай с длинной рекурсией (с двумя вызовами)</text:p>
      <text:p text:style-name="P50"><text:tab/>случай, когда i это лист</text:p>
      <text:p text:style-name="P50"/>
      <text:p text:style-name="P50">Построение кучи: создание кучи из заданного массива (in-place). Алгоритм и реализация.</text:p>
      <text:p text:style-name="P50"/>
      <text:p text:style-name="P50">Алгоритм сортировки с использованием кучи (heap sort).</text:p>
      <text:p text:style-name="P50"/>
      <text:p text:style-name="P50">!!! Задание: реализовать сортировку кучей.</text:p>
      <text:p text:style-name="P50"/>
      <text:p text:style-name="P50">кучи хороши для построения priority queues. кучи позволяют производить вставку и удаление элемента эффективно.</text:p>
      <text:p text:style-name="P50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0"/>
      <text:p text:style-name="P65">Удаление элементов хэша</text:p>
      <text:p text:style-name="P65"/>
      <text:p text:style-name="P50">Метод Hash#clear удаляет все элементы (пары ключ-значение) хэша</text:p>
      <text:p text:style-name="P50"/>
      <text:p text:style-name="P50"><text:soft-page-break/>Метод Hash#delete позволяет удалить один элемент (изменяется сам объект!)</text:p>
      <text:p text:style-name="P50"/>
      <text:p text:style-name="P50"><text:tab/>months = { "dec" =&gt; "December", <text:s/>"jan" =&gt; "January" }</text:p>
      <text:p text:style-name="P50"><text:tab/>months.delete "dec"</text:p>
      <text:p text:style-name="P50"><text:tab/>puts months <text:s text:c="14"/>#=&gt;{"jan"=&gt;"January"}</text:p>
      <text:p text:style-name="P50"/>
      <text:p text:style-name="P50">!!! Задание: Исследуйте скрипт lesson.21/test_delete.1.rb</text:p>
      <text:p text:style-name="P50"/>
      <text:p text:style-name="P50"><text:tab/>ri Hash#delete</text:p>
      <text:p text:style-name="P50"><text:tab/>ri String#delete</text:p>
      <text:p text:style-name="P50"/>
      <text:p text:style-name="P65">Удаление элементов хэша - 2</text:p>
      <text:p text:style-name="P50"/>
      <text:p text:style-name="P50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0"/>
      <text:p text:style-name="P50">меняют объект</text:p>
      <text:p text:style-name="P50"><text:tab/>delete_if <text:s text:c="3"/></text:p>
      <text:p text:style-name="P50"><text:tab/>reject!</text:p>
      <text:p text:style-name="P50"><text:s/></text:p>
      <text:p text:style-name="P50">не меняют объект, вохвращают измененную копию</text:p>
      <text:p text:style-name="P50"><text:tab/>reject</text:p>
      <text:p text:style-name="P50"/>
      <text:p text:style-name="P50">см. test_delete.2.rb</text:p>
      <text:p text:style-name="P50"/>
      <text:p text:style-name="P50">hash = { "apple" =&gt; "Apfel", <text:s/>"pear" <text:s/>=&gt; "Birne" }</text:p>
      <text:p text:style-name="P50"/>
      <text:p text:style-name="P50">hash.delete_if do |key, val|</text:p>
      <text:p text:style-name="P50"><text:tab/>key =~ /a/ &amp;&amp; val !~ /a/i</text:p>
      <text:p text:style-name="P50">end</text:p>
      <text:p text:style-name="P50"/>
      <text:p text:style-name="P50">puts hash</text:p>
      <text:p text:style-name="P50">#=&gt; {"apple"=&gt;"Apfel"}</text:p>
      <text:p text:style-name="P50"/>
      <text:p text:style-name="P50">&gt;&gt;&gt; Внимание на модификатор i (ignorecase) в регулярном выражении</text:p>
      <text:p text:style-name="P50"/>
      <text:p text:style-name="P50">!!! Вопрос: что останется в хэше, если убрать модификатор i?</text:p>
      <text:p text:style-name="P50">Ответ: ничего, хэш станет пустым</text:p>
      <text:p text:style-name="P50"/>
      <text:p text:style-name="P50">!!! Задание: исследуйте, что делает скрипт test_delete.3.rb</text:p>
      <text:p text:style-name="P50"/>
      <text:p text:style-name="P50">!!! Задание: (lesson.21/test_delete.4_stub.rb) оставьте только те месяцы, в которые температура отрицательная</text:p>
      <text:p text:style-name="P50">lectures/Lectures.odt</text:p>
      <text:p text:style-name="P50">ответ: lesson.21/test_delete.4.rb</text:p>
      <text:p text:style-name="P50"/>
      <text:p text:style-name="P50">!!! Задание: исследуйте, что произойдет, если вместо to_f использовать to_i (test_delete.4.rb)</text:p>
      <text:p text:style-name="P50"/>
      <text:p text:style-name="P50"><text:soft-page-break/>Антоним метода reject:</text:p>
      <text:list xml:id="list1623560103" text:style-name="L86">
        <text:list-item>
          <text:p text:style-name="P272"><text:span text:style-name="T25">select!/keep_if – изменяют и</text:span>сх<text:span text:style-name="T25">одный объ</text:span>ек<text:span text:style-name="T25">т</text:span></text:p>
        </text:list-item>
        <text:list-item>
          <text:p text:style-name="P272"><text:span text:style-name="T25">select в</text:span>о<text:span text:style-name="T25">звращает новый объект</text:span></text:p>
        </text:list-item>
      </text:list>
      <text:p text:style-name="P86"/>
      <text:p text:style-name="P2">в презентации <text:span text:style-name="T1">b</text:span>asic_<text:span text:style-name="T1">ruby</text:span>.odp</text:p>
      <text:p text:style-name="P7"/>
      <text:p text:style-name="P14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0"/>
      <text:p text:style-name="P50"><text:tab/>ri Object#send</text:p>
      <text:p text:style-name="P50"/>
      <text:p text:style-name="P50"><text:tab/>“hello”.length<text:tab/>#=&gt; 5<text:tab/><text:tab/><text:tab/><text:tab/>“hello”.send(:length)</text:p>
      <text:p text:style-name="P50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6"/>
      <text:p text:style-name="P182"/>
      <text:p text:style-name="P94">Арифметические операторы </text:p>
      <text:p text:style-name="P95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50">Оператор</text:p>
            </table:table-cell>
            <table:table-cell table:style-name="Table12.A1" office:value-type="string">
              <text:p text:style-name="P150">Значение</text:p>
            </table:table-cell>
            <table:table-cell table:style-name="Table12.C1" office:value-type="string">
              <text:p text:style-name="P150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7">+</text:p>
          </table:table-cell>
          <table:table-cell table:style-name="Table12.A2" office:value-type="string">
            <text:p text:style-name="P177"/>
          </table:table-cell>
          <table:table-cell table:style-name="Table12.C2" office:value-type="string">
            <text:p text:style-name="P177">a + b</text:p>
          </table:table-cell>
        </table:table-row>
        <table:table-row>
          <table:table-cell table:style-name="Table12.A2" office:value-type="string">
            <text:p text:style-name="P177">-</text:p>
          </table:table-cell>
          <table:table-cell table:style-name="Table12.A2" office:value-type="string">
            <text:p text:style-name="P177"/>
          </table:table-cell>
          <table:table-cell table:style-name="Table12.C2" office:value-type="string">
            <text:p text:style-name="P177">a - 5 #=&gt; -2</text:p>
          </table:table-cell>
        </table:table-row>
        <table:table-row>
          <table:table-cell table:style-name="Table12.A2" office:value-type="string">
            <text:p text:style-name="P177">/</text:p>
          </table:table-cell>
          <table:table-cell table:style-name="Table12.A2" office:value-type="string">
            <text:p text:style-name="P177"/>
          </table:table-cell>
          <table:table-cell table:style-name="Table12.C2" office:value-type="string">
            <text:p text:style-name="P177">10 / 8 # =&gt; 1</text:p>
          </table:table-cell>
        </table:table-row>
        <table:table-row>
          <table:table-cell table:style-name="Table12.A2" office:value-type="string">
            <text:p text:style-name="P177">*</text:p>
          </table:table-cell>
          <table:table-cell table:style-name="Table12.A2" office:value-type="string">
            <text:p text:style-name="P177"/>
          </table:table-cell>
          <table:table-cell table:style-name="Table12.C2" office:value-type="string">
            <text:p text:style-name="P177">2 * 5 * b #=&gt; 20</text:p>
          </table:table-cell>
        </table:table-row>
        <table:table-row>
          <table:table-cell table:style-name="Table12.A2" office:value-type="string">
            <text:p text:style-name="P177">%</text:p>
          </table:table-cell>
          <table:table-cell table:style-name="Table12.A2" office:value-type="string">
            <text:p text:style-name="P177">остаток от деления (remainder; modulo)</text:p>
          </table:table-cell>
          <table:table-cell table:style-name="Table12.C2" office:value-type="string">
            <text:p text:style-name="P177">10 % 3 #=&gt; 1</text:p>
          </table:table-cell>
        </table:table-row>
        <table:table-row table:style-name="Table12.7">
          <table:table-cell table:style-name="Table12.A2" office:value-type="string">
            <text:p text:style-name="P177">**</text:p>
          </table:table-cell>
          <table:table-cell table:style-name="Table12.A2" office:value-type="string">
            <text:p text:style-name="P177">экспоненциация (возведение в степень)</text:p>
          </table:table-cell>
          <table:table-cell table:style-name="Table12.C2" office:value-type="string">
            <text:p text:style-name="P177">b**8 #=&gt; 256</text:p>
          </table:table-cell>
        </table:table-row>
        <table:table-row table:style-name="Table12.7">
          <table:table-cell table:style-name="Table12.A2" office:value-type="string">
            <text:p text:style-name="P177"/>
          </table:table-cell>
          <table:table-cell table:style-name="Table12.A2" office:value-type="string">
            <text:p text:style-name="P177"/>
          </table:table-cell>
          <table:table-cell table:style-name="Table12.C2" office:value-type="string">
            <text:p text:style-name="P177"/>
          </table:table-cell>
        </table:table-row>
      </table:table>
      <text:p text:style-name="P95"/>
      <text:list xml:id="list1163885420" text:style-name="L87">
        <text:list-item>
          <text:p text:style-name="P273">унарная оператор – оператор, принимающий один аргумент (операнд)</text:p>
        </text:list-item>
        <text:list-item>
          <text:p text:style-name="P273">бинарная оператор – принимает два операнда</text:p>
        </text:list-item>
      </text:list>
      <text:p text:style-name="P95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7">-</text:p>
          </table:table-cell>
          <table:table-cell table:style-name="Table13.A1" office:value-type="string">
            <text:p text:style-name="P177">унарный минус</text:p>
          </table:table-cell>
          <table:table-cell table:style-name="Table13.C1" office:value-type="string">
            <text:p text:style-name="P177">-5 <text:s/>-a</text:p>
          </table:table-cell>
        </table:table-row>
        <table:table-row>
          <table:table-cell table:style-name="Table13.A2" office:value-type="string">
            <text:p text:style-name="P177">+</text:p>
          </table:table-cell>
          <table:table-cell table:style-name="Table13.A2" office:value-type="string">
            <text:p text:style-name="P177">унарный плюс</text:p>
          </table:table-cell>
          <table:table-cell table:style-name="Table13.C2" office:value-type="string">
            <text:p text:style-name="P177">+</text:p>
          </table:table-cell>
        </table:table-row>
      </table:table>
      <text:p text:style-name="P95"/>
      <text:p text:style-name="P95">есть битовые операции</text:p>
      <text:list xml:id="list863200838" text:style-name="L88">
        <text:list-item>
          <text:p text:style-name="P274">двоичное смещение вправо: 10 &gt;&gt; 1 #=&gt; 5 равноценно делению на 2</text:p>
        </text:list-item>
        <text:list-item>
          <text:p text:style-name="P274">двоичное смещение влево: 10 &lt;&lt; 2 #= &gt; 40 равноценно умножению на 4</text:p>
          <text:p text:style-name="P275"/>
        </text:list-item>
      </text:list>
      <text:p text:style-name="P94">Приоритеты операций (operator precedence)</text:p>
      <text:p text:style-name="P95"/>
      <text:p text:style-name="P50">2 + 2 – 5 # =&gt; -1</text:p>
      <text:p text:style-name="P50">2 + 2 * 2 #=&gt;6 <text:s text:c="3"/>#= 2 + (2 * 2)</text:p>
      <text:p text:style-name="P50">(2 + 2) * 2 #=&gt; 8</text:p>
      <text:p text:style-name="P50">2 * 2 / 4 #=&gt; 2</text:p>
      <text:p text:style-name="P50">2**3*4 <text:s/>#=&gt; 32</text:p>
      <text:p text:style-name="P50">2**(3*4) #=&gt; 2 ** 12 = 4096</text:p>
      <text:p text:style-name="P50">-2*2 - 2 #=&gt; -6</text:p>
      <text:p text:style-name="P6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1">Оператор</text:p>
          </table:table-cell>
          <table:table-cell table:style-name="Table15.B1" office:value-type="string">
            <text:p text:style-name="P151">Описание</text:p>
          </table:table-cell>
        </table:table-row>
        <table:table-row>
          <table:table-cell table:style-name="Table15.A2" office:value-type="string">
            <text:p text:style-name="P151">**</text:p>
          </table:table-cell>
          <table:table-cell table:style-name="Table15.B2" office:value-type="string">
            <text:p text:style-name="P151">возведение в степень</text:p>
          </table:table-cell>
        </table:table-row>
        <table:table-row>
          <table:table-cell table:style-name="Table15.A2" office:value-type="string">
            <text:p text:style-name="P96"><text:span text:style-name="Source_20_Text"><text:span text:style-name="T42">!+-</text:span></text:span></text:p>
          </table:table-cell>
          <table:table-cell table:style-name="Table15.B2" office:value-type="string">
            <text:p text:style-name="P151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1">* / %</text:p>
          </table:table-cell>
          <table:table-cell table:style-name="Table15.B2" office:value-type="string">
            <text:p text:style-name="P151"/>
          </table:table-cell>
        </table:table-row>
        <table:table-row>
          <table:table-cell table:style-name="Table15.A2" office:value-type="string">
            <text:p text:style-name="P151">+ -</text:p>
          </table:table-cell>
          <table:table-cell table:style-name="Table15.B2" office:value-type="string">
            <text:p text:style-name="P151"/>
          </table:table-cell>
        </table:table-row>
        <table:table-row>
          <table:table-cell table:style-name="Table15.A2" office:value-type="string">
            <text:p text:style-name="P151">&lt; &gt; &lt;= &gt;=</text:p>
          </table:table-cell>
          <table:table-cell table:style-name="Table15.B2" office:value-type="string">
            <text:p text:style-name="P151">операторы сравнения</text:p>
          </table:table-cell>
        </table:table-row>
        <table:table-row>
          <table:table-cell table:style-name="Table15.A2" office:value-type="string">
            <text:p text:style-name="P106"><text:span text:style-name="Source_20_Text"><text:span text:style-name="T42">&lt;=&gt; == === != =~ !~</text:span></text:span></text:p>
          </table:table-cell>
          <table:table-cell table:style-name="Table15.B2" office:value-type="string">
            <text:p text:style-name="P151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1">&amp;&amp;</text:p>
          </table:table-cell>
          <table:table-cell table:style-name="Table15.B2" office:value-type="string">
            <text:p text:style-name="P151">логическое И</text:p>
          </table:table-cell>
        </table:table-row>
        <text:soft-page-break/>
        <table:table-row>
          <table:table-cell table:style-name="Table15.A2" office:value-type="string">
            <text:p text:style-name="P151">||</text:p>
          </table:table-cell>
          <table:table-cell table:style-name="Table15.B2" office:value-type="string">
            <text:p text:style-name="P151">логическое ИЛИ</text:p>
          </table:table-cell>
        </table:table-row>
        <table:table-row table:style-name="Table15.10">
          <table:table-cell table:style-name="Table15.A2" office:value-type="string">
            <text:p text:style-name="P97"><text:span text:style-name="Source_20_Text"><text:span text:style-name="T41">= %= /= -= += *= ||= **=</text:span></text:span></text:p>
          </table:table-cell>
          <table:table-cell table:style-name="Table15.B2" office:value-type="string">
            <text:p text:style-name="P151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1">not</text:p>
          </table:table-cell>
          <table:table-cell table:style-name="Table15.B2" office:value-type="string">
            <text:p text:style-name="P151">логическое от124%рицание</text:p>
          </table:table-cell>
        </table:table-row>
        <table:table-row table:style-name="Table15.10">
          <table:table-cell table:style-name="Table15.A2" office:value-type="string">
            <text:p text:style-name="P151">and or</text:p>
          </table:table-cell>
          <table:table-cell table:style-name="Table15.B2" office:value-type="string">
            <text:p text:style-name="P151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1"/>
          </table:table-cell>
          <table:table-cell table:style-name="Table15.B2" office:value-type="string">
            <text:p text:style-name="P151"/>
          </table:table-cell>
        </table:table-row>
      </table:table>
      <text:p text:style-name="P65"/>
      <text:p text:style-name="P50">NB: and or имеют одинаковые приоритет, что неверно</text:p>
      <text:p text:style-name="P65"/>
      <text:p text:style-name="P50">!!! Задание: вычислить формулу из первой лекции</text:p>
      <text:p text:style-name="P97"><text:span text:style-name="Source_20_Text"><text:span text:style-name="T47"/></text:span></text:p>
      <text:p text:style-name="P65">More on assignment operators</text:p>
      <text:p text:style-name="P70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0">y = y + 1 </text:p>
          </table:table-cell>
          <table:table-cell table:style-name="Table14.A1" office:value-type="string">
            <text:p text:style-name="P151">y += 1</text:p>
          </table:table-cell>
          <table:table-cell table:style-name="Table14.C1" office:value-type="string">
            <text:p text:style-name="P151">нету: <text:s/>y++</text:p>
          </table:table-cell>
        </table:table-row>
        <table:table-row>
          <table:table-cell table:style-name="Table14.A2" office:value-type="string">
            <text:p text:style-name="P151">y = y - 2</text:p>
          </table:table-cell>
          <table:table-cell table:style-name="Table14.A2" office:value-type="string">
            <text:p text:style-name="P151">y -= 2</text:p>
          </table:table-cell>
          <table:table-cell table:style-name="Table14.C2" office:value-type="string">
            <text:p text:style-name="P151">нету: y--</text:p>
          </table:table-cell>
        </table:table-row>
        <table:table-row>
          <table:table-cell table:style-name="Table14.A2" office:value-type="string">
            <text:p text:style-name="P151">y = y * 2</text:p>
          </table:table-cell>
          <table:table-cell table:style-name="Table14.A2" office:value-type="string">
            <text:p text:style-name="P151">y *=2</text:p>
          </table:table-cell>
          <table:table-cell table:style-name="Table14.C2" office:value-type="string">
            <text:p text:style-name="P151"/>
          </table:table-cell>
        </table:table-row>
        <table:table-row>
          <table:table-cell table:style-name="Table14.A2" office:value-type="string">
            <text:p text:style-name="P151"/>
          </table:table-cell>
          <table:table-cell table:style-name="Table14.A2" office:value-type="string">
            <text:p text:style-name="P151">y %= 2</text:p>
          </table:table-cell>
          <table:table-cell table:style-name="Table14.C2" office:value-type="string">
            <text:p text:style-name="P151"/>
          </table:table-cell>
        </table:table-row>
        <table:table-row>
          <table:table-cell table:style-name="Table14.A2" office:value-type="string">
            <text:p text:style-name="P151"/>
          </table:table-cell>
          <table:table-cell table:style-name="Table14.A2" office:value-type="string">
            <text:p text:style-name="P151">y /= 2</text:p>
          </table:table-cell>
          <table:table-cell table:style-name="Table14.C2" office:value-type="string">
            <text:p text:style-name="P151"/>
          </table:table-cell>
        </table:table-row>
        <table:table-row>
          <table:table-cell table:style-name="Table14.A2" office:value-type="string">
            <text:p text:style-name="P151"/>
          </table:table-cell>
          <table:table-cell table:style-name="Table14.A2" office:value-type="string">
            <text:p text:style-name="P151">y *= 2</text:p>
          </table:table-cell>
          <table:table-cell table:style-name="Table14.C2" office:value-type="string">
            <text:p text:style-name="P151"/>
          </table:table-cell>
        </table:table-row>
        <table:table-row>
          <table:table-cell table:style-name="Table14.A2" office:value-type="string">
            <text:p text:style-name="P151">y = y ** 3</text:p>
          </table:table-cell>
          <table:table-cell table:style-name="Table14.A2" office:value-type="string">
            <text:p text:style-name="P151">y **= 2</text:p>
          </table:table-cell>
          <table:table-cell table:style-name="Table14.C2" office:value-type="string">
            <text:p text:style-name="P151"/>
          </table:table-cell>
        </table:table-row>
        <table:table-row>
          <table:table-cell table:style-name="Table14.A2" office:value-type="string">
            <text:p text:style-name="P151">y = 3 если y неопределено</text:p>
          </table:table-cell>
          <table:table-cell table:style-name="Table14.A2" office:value-type="string">
            <text:p text:style-name="P151">y ||= 3</text:p>
          </table:table-cell>
          <table:table-cell table:style-name="Table14.C2" office:value-type="string">
            <text:p text:style-name="P151"/>
          </table:table-cell>
        </table:table-row>
      </table:table>
      <text:p text:style-name="P70"/>
      <text:p text:style-name="P70">Вопрос: почему нельзя писать 5 += 1</text:p>
      <text:p text:style-name="P70"/>
      <text:p text:style-name="P97"><text:span text:style-name="Source_20_Text"><text:span text:style-name="T41">!!! задание: попробовать в irb. Измениться ли значение переменной a ?</text:span></text:span></text:p>
      <text:p text:style-name="P97"><text:span text:style-name="Source_20_Text"><text:span text:style-name="T41"/></text:span></text:p>
      <text:p text:style-name="P146"><text:span text:style-name="Source_20_Text"><text:span text:style-name="T41">a ||= 2</text:span></text:span></text:p>
      <text:p text:style-name="P137"><text:span text:style-name="Source_20_Text"><text:span text:style-name="T26">a ||= 3</text:span></text:span></text:p>
      <text:p text:style-name="P29"/>
      <text:p text:style-name="P40">Вкусные штуки</text:p>
      <text:p text:style-name="P40"/>
      <text:p text:style-name="P29">( array[idx] ||= [] ) &lt;&lt; value</text:p>
      <text:p text:style-name="P29"/>
      <text:p text:style-name="P29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  <style:text-properties style:use-window-font-color="true" style:font-name="Liberation Serif1" fo:font-size="12pt" style:font-name-asian="Liberation Serif1" style:font-size-asian="12pt" style:font-name-complex="Liberation Serif1" style:font-size-complex="12pt"/>
    </style:style>
    <style:style style:name="Table_20_Contents" style:display-name="Table Contents" style:family="paragraph" style:class="extra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="100%" fo:margin-left="1.764cm" fo:margin-right="0cm" fo:margin-top="0cm" fo:margin-bottom="0cm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text-autospace="none"/>
      <style:text-properties style:font-name="Droid Sans" fo:font-size="10pt" style:font-name-asian="Droid Sans" style:font-size-asian="10pt" style:font-name-complex="Droid Sans" style:font-size-complex="10pt"/>
    </style:style>
    <style:style style:name="liberation_20_sans" style:display-name="liberation sans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_3f__3f__3f__3f__3f__3f__3f__3f__3f_123456789101112" style:display-name="WW-?????????123456789101112" style:family="paragraph" style:parent-style-name="_3f__3f__3f__3f__3f__3f__3f_">
      <style:paragraph-properties fo:margin-top="0.42cm" fo:margin-bottom="0.21cm"/>
    </style:style>
    <style:style style:name="WW-_3f__3f__3f__3f__3f__3f__3f__3f__3f__20_1123456789101112" style:display-name="WW-????????? 1123456789101112" style:family="paragraph" style:parent-style-name="_3f__3f__3f__3f__3f__3f__3f_">
      <style:paragraph-properties fo:margin-top="0.42cm" fo:margin-bottom="0.21cm"/>
    </style:style>
    <style:style style:name="WW-_3f__3f__3f__3f__3f__3f__3f__3f__3f__20_2123456789101112" style:display-name="WW-????????? 2123456789101112" style:family="paragraph" style:parent-style-name="_3f__3f__3f__3f__3f__3f__3f_">
      <style:paragraph-properties fo:margin-top="0.42cm" fo:margin-bottom="0.21cm"/>
    </style:style>
    <style:style style:name="WW-_3f__3f__3f__3f__3f__3f__3f__3f__3f_12345678910111213" style:display-name="WW-?????????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111213" style:display-name="WW-????????? 11234567891011121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111213" style:display-name="WW-????????? 212345678910111213" style:family="paragraph" style:parent-style-name="WW-_3f__3f__3f__3f__3f__3f__3f__3f__3f__20_11234567891011121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caption" style:family="paragraph">
      <style:paragraph-properties fo:margin-top="0.374cm" fo:margin-bottom="0.374cm" style:text-autospace="none"/>
      <style:text-properties style:use-window-font-color="true" style:font-name="Liberation Serif1" fo:font-size="12pt" fo:font-style="italic" style:font-name-asian="Liberation Serif1" style:font-size-asian="12pt" style:font-style-asian="italic" style:font-name-complex="Liberation Serif1" style:font-size-complex="12pt" style:font-style-complex="italic"/>
    </style:style>
    <style:style style:name="Liberation_20_Mono" style:display-name="Liberation Mono" style:family="paragraph" style:parent-style-name="_3f__3f__3f__3f__3f__3f__3f_">
      <style:paragraph-properties fo:background-color="transparent">
        <style:background-image/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 LibreOffice_project/350m1$Build-2</meta:generator>
    <dc:date>2014-06-27T08:54:40</dc:date>
    <meta:editing-duration>P16DT1H31M29S</meta:editing-duration>
    <meta:editing-cycles>1924</meta:editing-cycles>
    <dc:creator>Nikolai Krot</dc:creator>
    <meta:document-statistic meta:table-count="67" meta:image-count="0" meta:object-count="0" meta:page-count="150" meta:paragraph-count="4146" meta:word-count="22948" meta:character-count="147460" meta:non-whitespace-character-count="137269"/>
  </office:meta>
</office:document-meta>
</file>